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58.242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494cm"/>
    </style:style>
    <style:style style:name="Tabela1.B" style:family="table-column">
      <style:table-column-properties style:column-width="8.8cm"/>
    </style:style>
    <style:style style:name="Tabela1.C" style:family="table-column">
      <style:table-column-properties style:column-width="9.033cm"/>
    </style:style>
    <style:style style:name="Tabela1.D" style:family="table-column">
      <style:table-column-properties style:column-width="13.344cm"/>
    </style:style>
    <style:style style:name="Tabela1.E" style:family="table-column">
      <style:table-column-properties style:column-width="1.602cm"/>
    </style:style>
    <style:style style:name="Tabela1.F" style:family="table-column">
      <style:table-column-properties style:column-width="2.323cm"/>
    </style:style>
    <style:style style:name="Tabela1.G" style:family="table-column">
      <style:table-column-properties style:column-width="2.191cm"/>
    </style:style>
    <style:style style:name="Tabela1.H" style:family="table-column">
      <style:table-column-properties style:column-width="1.427cm"/>
    </style:style>
    <style:style style:name="Tabela1.I" style:family="table-column">
      <style:table-column-properties style:column-width="1.787cm"/>
    </style:style>
    <style:style style:name="Tabela1.J" style:family="table-column">
      <style:table-column-properties style:column-width="1.685cm"/>
    </style:style>
    <style:style style:name="Tabela1.K" style:family="table-column">
      <style:table-column-properties style:column-width="1.607cm"/>
    </style:style>
    <style:style style:name="Tabela1.L" style:family="table-column">
      <style:table-column-properties style:column-width="1.556cm"/>
    </style:style>
    <style:style style:name="Tabela1.M" style:family="table-column">
      <style:table-column-properties style:column-width="1.549cm"/>
    </style:style>
    <style:style style:name="Tabela1.N" style:family="table-column">
      <style:table-column-properties style:column-width="1.683cm"/>
    </style:style>
    <style:style style:name="Tabela1.O" style:family="table-column">
      <style:table-column-properties style:column-width="1.584cm"/>
    </style:style>
    <style:style style:name="Tabela1.P" style:family="table-column">
      <style:table-column-properties style:column-width="1.655cm"/>
    </style:style>
    <style:style style:name="Tabela1.Q" style:family="table-column">
      <style:table-column-properties style:column-width="1.404cm"/>
    </style:style>
    <style:style style:name="Tabela1.R" style:family="table-column">
      <style:table-column-properties style:column-width="1.506cm"/>
    </style:style>
    <style:style style:name="Tabela1.1" style:family="table-row">
      <style:table-row-properties style:row-height="0.686cm" fo:keep-together="auto"/>
    </style:style>
    <style:style style:name="Tabela1.A1" style:family="table-cell">
      <style:table-cell-properties style:vertical-align="middle" fo:padding-left="0.071cm" fo:padding-right="0cm" fo:padding-top="0cm" fo:padding-bottom="0cm" fo:border="none"/>
    </style:style>
    <style:style style:name="Tabela1.2" style:family="table-row">
      <style:table-row-properties style:row-height="0.457cm" fo:keep-together="auto"/>
    </style:style>
    <style:style style:name="Tabela1.A2" style:family="table-cell">
      <style:table-cell-properties style:vertical-align="middle" fo:padding-left="0.071cm" fo:padding-right="0cm" fo:padding-top="0cm" fo:padding-bottom="0cm" fo:border="0.5pt solid #000000"/>
    </style:style>
    <style:style style:name="Tabela1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/>
    </style:style>
    <style:style style:name="Tabela1.E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none"/>
    </style:style>
    <style:style style:name="Tabela1.3" style:family="table-row">
      <style:table-row-properties style:row-height="0.406cm" fo:keep-together="auto"/>
    </style:style>
    <style:style style:name="Tabela1.4" style:family="table-row">
      <style:table-row-properties style:row-height="1.143cm" fo:keep-together="auto"/>
    </style:style>
    <style:style style:name="Tabela1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/>
    </style:style>
    <style:style style:name="Tabela1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/>
    </style:style>
    <style:style style:name="Tabela1.E5" style:family="table-cell">
      <style:table-cell-properties style:vertical-align="middle" fo:padding-left="0.071cm" fo:padding-right="0.071cm" fo:padding-top="0cm" fo:padding-bottom="0cm" fo:border-left="none" fo:border-right="0.5pt solid #000000" fo:border-top="none" fo:border-bottom="0.5pt solid #000000"/>
    </style:style>
    <style:style style:name="Tabela1.E43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/>
    </style:style>
    <style:style style:name="Tabela1.931" style:family="table-row">
      <style:table-row-properties style:row-height="0.762cm" fo:keep-together="auto"/>
    </style:style>
    <style:style style:name="Tabela1.A931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931" style:family="table-cell">
      <style:table-cell-properties style:vertical-align="middle" fo:padding="0cm" fo:border-left="none" fo:border-right="0.5pt solid #000000" fo:border-top="none" fo:border-bottom="0.5pt solid #000000"/>
    </style:style>
    <style:style style:name="Tabela1.932" style:family="table-row">
      <style:table-row-properties style:row-height="0.508cm" fo:keep-together="auto"/>
    </style:style>
    <style:style style:name="Tabela1.A932" style:family="table-cell">
      <style:table-cell-properties fo:padding="0cm" fo:border="none"/>
    </style:style>
    <style:style style:name="Tabela1.B932" style:family="table-cell">
      <style:table-cell-properties fo:padding="0cm" fo:border="none"/>
    </style:style>
    <style:style style:name="Tabela1.933" style:family="table-row">
      <style:table-row-properties style:row-height="4.75cm" fo:keep-together="auto"/>
    </style:style>
    <style:style style:name="Tabela1.A933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 style:writing-mode="lr-tb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T1" style:family="text">
      <style:text-properties style:font-name="Arial" fo:font-size="7pt" fo:font-weight="bold" style:font-size-asian="7pt" style:font-weight-asian="bold" style:font-size-complex="7pt"/>
    </style:style>
    <style:style style:name="T2" style:family="text">
      <style:text-properties style:font-name="Arial" fo:font-size="6pt" fo:font-weight="bold" style:font-size-asian="6pt" style:font-weight-asian="bold" style:font-size-complex="6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row table:style-name="Tabela1.1">
          <table:table-cell table:style-name="Tabela1.A1" office:value-type="string">
            <text:p text:style-name="P1"><text:bookmark text:name="JR_PAGE_ANCHOR_0_1"/><text:span text:style-name="T1">Mês/Ano de Referencia:</text:span></text:p>
          </table:table-cell>
          <table:table-cell table:style-name="Tabela1.A1" table:number-columns-spanned="17" office:value-type="string">
            <text:p text:style-name="P1"><text:span text:style-name="T1">Out/20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3" office:value-type="string">
            <text:p text:style-name="P3"><text:span text:style-name="T2">Matrícula</text:span></text:p>
          </table:table-cell>
          <table:table-cell table:style-name="Tabela1.B2" table:number-rows-spanned="3" office:value-type="string">
            <text:p text:style-name="P3"><text:span text:style-name="T2">Nome</text:span></text:p>
          </table:table-cell>
          <table:table-cell table:style-name="Tabela1.B2" table:number-rows-spanned="3" office:value-type="string">
            <text:p text:style-name="P3"><text:span text:style-name="T2">Cargo</text:span></text:p>
          </table:table-cell>
          <table:table-cell table:style-name="Tabela1.B2" table:number-rows-spanned="3" office:value-type="string">
            <text:p text:style-name="P3"><text:span text:style-name="T2">Lotação</text:span></text:p>
          </table:table-cell>
          <table:table-cell table:style-name="Tabela1.E2" table:number-columns-spanned="9" office:value-type="string">
            <text:p text:style-name="P3"><text:span text:style-name="T2">Rendimen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2" table:number-columns-spanned="4" office:value-type="string">
            <text:p text:style-name="P3"><text:span text:style-name="T2">Descontos</text:span></text:p>
          </table:table-cell>
          <table:covered-table-cell/>
          <table:covered-table-cell/>
          <table:covered-table-cell/>
          <table:table-cell table:style-name="Tabela1.B2" table:number-rows-spanned="3" office:value-type="string">
            <text:p text:style-name="P3"><text:span text:style-name="T2">Rendimento Líquido Total (14)</text:span></text:p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table-cell table:style-name="Tabela1.E2" table:number-columns-spanned="2" office:value-type="string">
            <text:p text:style-name="P3"><text:span text:style-name="T2">Remuneração Básica</text:span></text:p>
          </table:table-cell>
          <table:covered-table-cell/>
          <table:table-cell table:style-name="Tabela1.E2" table:number-columns-spanned="4" office:value-type="string">
            <text:p text:style-name="P3"><text:span text:style-name="T2">Remuneração Eventual ou Temporária</text:span></text:p>
          </table:table-cell>
          <table:covered-table-cell/>
          <table:covered-table-cell/>
          <table:covered-table-cell/>
          <table:table-cell table:style-name="Tabela1.B2" table:number-rows-spanned="2" office:value-type="string">
            <text:p text:style-name="P3"><text:span text:style-name="T2">Outras Remunerações Temporárias(7)</text:span></text:p>
          </table:table-cell>
          <table:table-cell table:style-name="Tabela1.B2" table:number-rows-spanned="2" office:value-type="string">
            <text:p text:style-name="P3"><text:span text:style-name="T2">Verbas Indenizatórias(8)</text:span></text:p>
          </table:table-cell>
          <table:table-cell table:style-name="Tabela1.B2" table:number-rows-spanned="2" office:value-type="string">
            <text:p text:style-name="P3"><text:span text:style-name="T2">Total de Rendimentos Brutos(9)</text:span></text:p>
          </table:table-cell>
          <table:table-cell table:style-name="Tabela1.E2" table:number-columns-spanned="3" office:value-type="string">
            <text:p text:style-name="P3"><text:span text:style-name="T2">Obrigatórios/Legais</text:span></text:p>
          </table:table-cell>
          <table:covered-table-cell/>
          <table:covered-table-cell/>
          <table:table-cell table:style-name="Tabela1.B2" table:number-rows-spanned="2" office:value-type="string">
            <text:p text:style-name="P3"><text:span text:style-name="T2">Total de Descontos(13)</text:span></text:p>
          </table:table-cell>
          <table:covered-table-cell/>
        </table:table-row>
        <table:table-row table:style-name="Tabela1.4">
          <table:covered-table-cell/>
          <table:covered-table-cell/>
          <table:covered-table-cell/>
          <table:covered-table-cell/>
          <table:table-cell table:style-name="Tabela1.B2" office:value-type="string">
            <text:p text:style-name="P3"><text:span text:style-name="T2">Remuneração do Cargo Efetivo(1)</text:span></text:p>
          </table:table-cell>
          <table:table-cell table:style-name="Tabela1.B2" office:value-type="string">
            <text:p text:style-name="P3"><text:span text:style-name="T2">Outras Verbas Remuneratórias, Legais ou Judiciais(2)</text:span></text:p>
          </table:table-cell>
          <table:table-cell table:style-name="Tabela1.B2" office:value-type="string">
            <text:p text:style-name="P3"><text:span text:style-name="T2">Função de Confiança ou Cargo em Comissão(3)</text:span></text:p>
          </table:table-cell>
          <table:table-cell table:style-name="Tabela1.B2" office:value-type="string">
            <text:p text:style-name="P3"><text:span text:style-name="T2">Gratificação Natalina(4)</text:span></text:p>
          </table:table-cell>
          <table:table-cell table:style-name="Tabela1.B2" office:value-type="string">
            <text:p text:style-name="P3"><text:span text:style-name="T2">Férias (1/3 constitucional) (5)</text:span></text:p>
          </table:table-cell>
          <table:table-cell table:style-name="Tabela1.B2" office:value-type="string">
            <text:p text:style-name="P3"><text:span text:style-name="T2">Abono de Permanência(6)</text:span></text:p>
          </table:table-cell>
          <table:covered-table-cell/>
          <table:covered-table-cell/>
          <table:covered-table-cell/>
          <table:table-cell table:style-name="Tabela1.B2" office:value-type="string">
            <text:p text:style-name="P3"><text:span text:style-name="T2">Contribuição Previdenciária(10)</text:span></text:p>
          </table:table-cell>
          <table:table-cell table:style-name="Tabela1.B2" office:value-type="string">
            <text:p text:style-name="P3"><text:span text:style-name="T2">Imposto de Renda(11)</text:span></text:p>
          </table:table-cell>
          <table:table-cell table:style-name="Tabela1.B2" office:value-type="string">
            <text:p text:style-name="P3"><text:span text:style-name="T2">Retenção por Teto Constitucional(12)</text:span></text:p>
          </table:table-cell>
          <table:covered-table-cell/>
          <table:covered-table-cell/>
        </table:table-row>
        <table:table-row table:style-name="Tabela1.2">
          <table:table-cell table:style-name="Tabela1.A5" office:value-type="string">
            <text:p text:style-name="P3"><text:span text:style-name="T3">1741</text:span></text:p>
          </table:table-cell>
          <table:table-cell table:style-name="Tabela1.B5" office:value-type="string">
            <text:p text:style-name="P3"><text:span text:style-name="T3">ADEILDO JOSE DA SILVA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5" office:value-type="string">
            <text:p text:style-name="P4"><text:span text:style-name="T3">5.214,11</text:span></text:p>
          </table:table-cell>
          <table:table-cell table:style-name="Tabela1.E5" office:value-type="string">
            <text:p text:style-name="P4"><text:span text:style-name="T3">2.085,6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33,2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24,00</text:span></text:p>
          </table:table-cell>
          <table:table-cell table:style-name="Tabela1.E5" office:value-type="string">
            <text:p text:style-name="P4"><text:span text:style-name="T3">12.457,00</text:span></text:p>
          </table:table-cell>
          <table:table-cell table:style-name="Tabela1.E5" office:value-type="string">
            <text:p text:style-name="P4"><text:span text:style-name="T3">1.021,97</text:span></text:p>
          </table:table-cell>
          <table:table-cell table:style-name="Tabela1.E5" office:value-type="string">
            <text:p text:style-name="P4"><text:span text:style-name="T3">752,7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774,73</text:span></text:p>
          </table:table-cell>
          <table:table-cell table:style-name="Tabela1.E5" office:value-type="string">
            <text:p text:style-name="P4"><text:span text:style-name="T3">10.682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6</text:span></text:p>
          </table:table-cell>
          <table:table-cell table:style-name="Tabela1.B5" office:value-type="string">
            <text:p text:style-name="P3"><text:span text:style-name="T3">ADEILTON CARLOS DOS SANTOS</text:span></text:p>
          </table:table-cell>
          <table:table-cell table:style-name="Tabela1.B5" office:value-type="string">
            <text:p text:style-name="P3"><text:span text:style-name="T3">AUXILIAR DE SERVIÇOS GERAIS - requisitad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3.440,44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3.36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5</text:span></text:p>
          </table:table-cell>
          <table:table-cell table:style-name="Tabela1.B5" office:value-type="string">
            <text:p text:style-name="P3"><text:span text:style-name="T3">ADEILTON DE OLIVEIRA FIEL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24,00</text:span></text:p>
          </table:table-cell>
          <table:table-cell table:style-name="Tabela1.E5" office:value-type="string">
            <text:p text:style-name="P4"><text:span text:style-name="T3">4.947,1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,7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,72</text:span></text:p>
          </table:table-cell>
          <table:table-cell table:style-name="Tabela1.E5" office:value-type="string">
            <text:p text:style-name="P4"><text:span text:style-name="T3">4.937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</text:span></text:p>
          </table:table-cell>
          <table:table-cell table:style-name="Tabela1.B5" office:value-type="string">
            <text:p text:style-name="P3"><text:span text:style-name="T3">ADELIA MOREIRA PESSO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1</text:span></text:p>
          </table:table-cell>
          <table:table-cell table:style-name="Tabela1.B5" office:value-type="string">
            <text:p text:style-name="P3"><text:span text:style-name="T3">ADEMILTON DE OLIVEIR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13.308,00</text:span></text:p>
          </table:table-cell>
          <table:table-cell table:style-name="Tabela1.E5" office:value-type="string">
            <text:p text:style-name="P4"><text:span text:style-name="T3">56.766,96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9.784,8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4.501,30</text:span></text:p>
          </table:table-cell>
          <table:table-cell table:style-name="Tabela1.E5" office:value-type="string">
            <text:p text:style-name="P4"><text:span text:style-name="T3">42.26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6</text:span></text:p>
          </table:table-cell>
          <table:table-cell table:style-name="Tabela1.B5" office:value-type="string">
            <text:p text:style-name="P3"><text:span text:style-name="T3">ADERBAL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5</text:span></text:p>
          </table:table-cell>
          <table:table-cell table:style-name="Tabela1.B5" office:value-type="string">
            <text:p text:style-name="P3"><text:span text:style-name="T3">ADIEL FEITOSA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5" office:value-type="string">
            <text:p text:style-name="P4"><text:span text:style-name="T3">4.558,03</text:span></text:p>
          </table:table-cell>
          <table:table-cell table:style-name="Tabela1.E5" office:value-type="string">
            <text:p text:style-name="P4"><text:span text:style-name="T3">479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559,21</text:span></text:p>
          </table:table-cell>
          <table:table-cell table:style-name="Tabela1.E5" office:value-type="string">
            <text:p text:style-name="P4"><text:span text:style-name="T3">8.596,74</text:span></text:p>
          </table:table-cell>
          <table:table-cell table:style-name="Tabela1.E5" office:value-type="string">
            <text:p text:style-name="P4"><text:span text:style-name="T3">705,25</text:span></text:p>
          </table:table-cell>
          <table:table-cell table:style-name="Tabela1.E5" office:value-type="string">
            <text:p text:style-name="P4"><text:span text:style-name="T3">193,2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98,45</text:span></text:p>
          </table:table-cell>
          <table:table-cell table:style-name="Tabela1.E5" office:value-type="string">
            <text:p text:style-name="P4"><text:span text:style-name="T3">7.698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2</text:span></text:p>
          </table:table-cell>
          <table:table-cell table:style-name="Tabela1.B5" office:value-type="string">
            <text:p text:style-name="P3"><text:span text:style-name="T3">ADLER DE OLIVEIRA SANTO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ROD. DE SOFTWARE/DTI</text:span></text:p>
          </table:table-cell>
          <table:table-cell table:style-name="Tabela1.E5" office:value-type="string">
            <text:p text:style-name="P4"><text:span text:style-name="T3">7.840,10</text:span></text:p>
          </table:table-cell>
          <table:table-cell table:style-name="Tabela1.E5" office:value-type="string">
            <text:p text:style-name="P4"><text:span text:style-name="T3">824,7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0.842,88</text:span></text:p>
          </table:table-cell>
          <table:table-cell table:style-name="Tabela1.E5" office:value-type="string">
            <text:p text:style-name="P4"><text:span text:style-name="T3">1.213,08</text:span></text:p>
          </table:table-cell>
          <table:table-cell table:style-name="Tabela1.E5" office:value-type="string">
            <text:p text:style-name="P4"><text:span text:style-name="T3">1.179,8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92,97</text:span></text:p>
          </table:table-cell>
          <table:table-cell table:style-name="Tabela1.E5" office:value-type="string">
            <text:p text:style-name="P4"><text:span text:style-name="T3">8.44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9</text:span></text:p>
          </table:table-cell>
          <table:table-cell table:style-name="Tabela1.B5" office:value-type="string">
            <text:p text:style-name="P3"><text:span text:style-name="T3">ADNA CRISTINA DE CARVALHO VILANO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TURMA RECURSAL</text:span></text:p>
          </table:table-cell>
          <table:table-cell table:style-name="Tabela1.E5" office:value-type="string">
            <text:p text:style-name="P4"><text:span text:style-name="T3">10.491,83</text:span></text:p>
          </table:table-cell>
          <table:table-cell table:style-name="Tabela1.E5" office:value-type="string">
            <text:p text:style-name="P4"><text:span text:style-name="T3">2.098,3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4.768,20</text:span></text:p>
          </table:table-cell>
          <table:table-cell table:style-name="Tabela1.E5" office:value-type="string">
            <text:p text:style-name="P4"><text:span text:style-name="T3">1.762,63</text:span></text:p>
          </table:table-cell>
          <table:table-cell table:style-name="Tabela1.E5" office:value-type="string">
            <text:p text:style-name="P4"><text:span text:style-name="T3">2.108,2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870,85</text:span></text:p>
          </table:table-cell>
          <table:table-cell table:style-name="Tabela1.E5" office:value-type="string">
            <text:p text:style-name="P4"><text:span text:style-name="T3">10.89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7</text:span></text:p>
          </table:table-cell>
          <table:table-cell table:style-name="Tabela1.B5" office:value-type="string">
            <text:p text:style-name="P3"><text:span text:style-name="T3">ADRIANA DOS SANTOS OLIVEI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3.440,44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3.36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5</text:span></text:p>
          </table:table-cell>
          <table:table-cell table:style-name="Tabela1.B5" office:value-type="string">
            <text:p text:style-name="P3"><text:span text:style-name="T3">ADRIANA FREIRE DE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7.396,32</text:span></text:p>
          </table:table-cell>
          <table:table-cell table:style-name="Tabela1.E5" office:value-type="string">
            <text:p text:style-name="P4"><text:span text:style-name="T3">1.479,2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1.356,58</text:span></text:p>
          </table:table-cell>
          <table:table-cell table:style-name="Tabela1.E5" office:value-type="string">
            <text:p text:style-name="P4"><text:span text:style-name="T3">1.242,58</text:span></text:p>
          </table:table-cell>
          <table:table-cell table:style-name="Tabela1.E5" office:value-type="string">
            <text:p text:style-name="P4"><text:span text:style-name="T3">1.177,5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20,16</text:span></text:p>
          </table:table-cell>
          <table:table-cell table:style-name="Tabela1.E5" office:value-type="string">
            <text:p text:style-name="P4"><text:span text:style-name="T3">8.936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0</text:span></text:p>
          </table:table-cell>
          <table:table-cell table:style-name="Tabela1.B5" office:value-type="string">
            <text:p text:style-name="P3"><text:span text:style-name="T3">ADRIANA NUNE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5" office:value-type="string">
            <text:p text:style-name="P4"><text:span text:style-name="T3">4.300,03</text:span></text:p>
          </table:table-cell>
          <table:table-cell table:style-name="Tabela1.E5" office:value-type="string">
            <text:p text:style-name="P4"><text:span text:style-name="T3">339,27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37,3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70,87</text:span></text:p>
          </table:table-cell>
          <table:table-cell table:style-name="Tabela1.E5" office:value-type="string">
            <text:p text:style-name="P4"><text:span text:style-name="T3">10.620,15</text:span></text:p>
          </table:table-cell>
          <table:table-cell table:style-name="Tabela1.E5" office:value-type="string">
            <text:p text:style-name="P4"><text:span text:style-name="T3">649,50</text:span></text:p>
          </table:table-cell>
          <table:table-cell table:style-name="Tabela1.E5" office:value-type="string">
            <text:p text:style-name="P4"><text:span text:style-name="T3">1.083,0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732,58</text:span></text:p>
          </table:table-cell>
          <table:table-cell table:style-name="Tabela1.E5" office:value-type="string">
            <text:p text:style-name="P4"><text:span text:style-name="T3">8.887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3</text:span></text:p>
          </table:table-cell>
          <table:table-cell table:style-name="Tabela1.B5" office:value-type="string">
            <text:p text:style-name="P3"><text:span text:style-name="T3">ADRIANA RIBEIRO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ÇA AUXILIAR DE ARACAJU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12.481,00</text:span></text:p>
          </table:table-cell>
          <table:table-cell table:style-name="Tabela1.E5" office:value-type="string">
            <text:p text:style-name="P4"><text:span text:style-name="T3">51.223,48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8.487,7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204,27</text:span></text:p>
          </table:table-cell>
          <table:table-cell table:style-name="Tabela1.E5" office:value-type="string">
            <text:p text:style-name="P4"><text:span text:style-name="T3">38.019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1</text:span></text:p>
          </table:table-cell>
          <table:table-cell table:style-name="Tabela1.B5" office:value-type="string">
            <text:p text:style-name="P3"><text:span text:style-name="T3">ADRIANA SICUPIRA PEREGRINO BRAGA SA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NSELHO NACIONAL DO MINISTÉRIO PÚBLICO</text:span></text:p>
          </table:table-cell>
          <table:table-cell table:style-name="Tabela1.E5" office:value-type="string">
            <text:p text:style-name="P4"><text:span text:style-name="T3">5.428,68</text:span></text:p>
          </table:table-cell>
          <table:table-cell table:style-name="Tabela1.E5" office:value-type="string">
            <text:p text:style-name="P4"><text:span text:style-name="T3">1.357,1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9.266,85</text:span></text:p>
          </table:table-cell>
          <table:table-cell table:style-name="Tabela1.E5" office:value-type="string">
            <text:p text:style-name="P4"><text:span text:style-name="T3">950,02</text:span></text:p>
          </table:table-cell>
          <table:table-cell table:style-name="Tabela1.E5" office:value-type="string">
            <text:p text:style-name="P4"><text:span text:style-name="T3">735,4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685,51</text:span></text:p>
          </table:table-cell>
          <table:table-cell table:style-name="Tabela1.E5" office:value-type="string">
            <text:p text:style-name="P4"><text:span text:style-name="T3">7.581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0</text:span></text:p>
          </table:table-cell>
          <table:table-cell table:style-name="Tabela1.B5" office:value-type="string">
            <text:p text:style-name="P3"><text:span text:style-name="T3">ADRIANO CARVALHO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1.867,54</text:span></text:p>
          </table:table-cell>
          <table:table-cell table:style-name="Tabela1.E5" office:value-type="string">
            <text:p text:style-name="P4"><text:span text:style-name="T3">10.993,8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24.680,04</text:span></text:p>
          </table:table-cell>
          <table:table-cell table:style-name="Tabela1.E5" office:value-type="string">
            <text:p text:style-name="P4"><text:span text:style-name="T3">1.568,73</text:span></text:p>
          </table:table-cell>
          <table:table-cell table:style-name="Tabela1.E5" office:value-type="string">
            <text:p text:style-name="P4"><text:span text:style-name="T3">4.699,7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.268,43</text:span></text:p>
          </table:table-cell>
          <table:table-cell table:style-name="Tabela1.E5" office:value-type="string">
            <text:p text:style-name="P4"><text:span text:style-name="T3">18.411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9</text:span></text:p>
          </table:table-cell>
          <table:table-cell table:style-name="Tabela1.B5" office:value-type="string">
            <text:p text:style-name="P3"><text:span text:style-name="T3">ADRIANO SANTOS DE OLIVEI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742,7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.183,17</text:span></text:p>
          </table:table-cell>
          <table:table-cell table:style-name="Tabela1.E5" office:value-type="string">
            <text:p text:style-name="P4"><text:span text:style-name="T3">68,1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8,16</text:span></text:p>
          </table:table-cell>
          <table:table-cell table:style-name="Tabela1.E5" office:value-type="string">
            <text:p text:style-name="P4"><text:span text:style-name="T3">4.115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7</text:span></text:p>
          </table:table-cell>
          <table:table-cell table:style-name="Tabela1.B5" office:value-type="string">
            <text:p text:style-name="P3"><text:span text:style-name="T3">ADRIANO ULISSES DEDA CHAGAS DE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3.213,24</text:span></text:p>
          </table:table-cell>
          <table:table-cell table:style-name="Tabela1.E5" office:value-type="string">
            <text:p text:style-name="P4"><text:span text:style-name="T3">481,99</text:span></text:p>
          </table:table-cell>
          <table:table-cell table:style-name="Tabela1.E5" office:value-type="string">
            <text:p text:style-name="P4"><text:span text:style-name="T3">5.80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1.674,79</text:span></text:p>
          </table:table-cell>
          <table:table-cell table:style-name="Tabela1.E5" office:value-type="string">
            <text:p text:style-name="P4"><text:span text:style-name="T3">517,33</text:span></text:p>
          </table:table-cell>
          <table:table-cell table:style-name="Tabela1.E5" office:value-type="string">
            <text:p text:style-name="P4"><text:span text:style-name="T3">1.547,8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065,18</text:span></text:p>
          </table:table-cell>
          <table:table-cell table:style-name="Tabela1.E5" office:value-type="string">
            <text:p text:style-name="P4"><text:span text:style-name="T3">9.609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2</text:span></text:p>
          </table:table-cell>
          <table:table-cell table:style-name="Tabela1.B5" office:value-type="string">
            <text:p text:style-name="P3"><text:span text:style-name="T3">ADSON ALBERTO CARDOSO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12.481,00</text:span></text:p>
          </table:table-cell>
          <table:table-cell table:style-name="Tabela1.E5" office:value-type="string">
            <text:p text:style-name="P4"><text:span text:style-name="T3">51.223,48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607,8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324,31</text:span></text:p>
          </table:table-cell>
          <table:table-cell table:style-name="Tabela1.E5" office:value-type="string">
            <text:p text:style-name="P4"><text:span text:style-name="T3">38.899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1</text:span></text:p>
          </table:table-cell>
          <table:table-cell table:style-name="Tabela1.B5" office:value-type="string">
            <text:p text:style-name="P3"><text:span text:style-name="T3">AGMARIO FABIANO SANTOS CONCEICA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3</text:span></text:p>
          </table:table-cell>
          <table:table-cell table:style-name="Tabela1.B5" office:value-type="string">
            <text:p text:style-name="P3"><text:span text:style-name="T3">AGNALDO SILVA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3</text:span></text:p>
          </table:table-cell>
          <table:table-cell table:style-name="Tabela1.B5" office:value-type="string">
            <text:p text:style-name="P3"><text:span text:style-name="T3">AILA BATISTA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685,1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4.863,17</text:span></text:p>
          </table:table-cell>
          <table:table-cell table:style-name="Tabela1.E5" office:value-type="string">
            <text:p text:style-name="P4"><text:span text:style-name="T3">828,39</text:span></text:p>
          </table:table-cell>
          <table:table-cell table:style-name="Tabela1.E5" office:value-type="string">
            <text:p text:style-name="P4"><text:span text:style-name="T3">2.339,1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67,51</text:span></text:p>
          </table:table-cell>
          <table:table-cell table:style-name="Tabela1.E5" office:value-type="string">
            <text:p text:style-name="P4"><text:span text:style-name="T3">11.69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49</text:span></text:p>
          </table:table-cell>
          <table:table-cell table:style-name="Tabela1.B5" office:value-type="string">
            <text:p text:style-name="P3"><text:span text:style-name="T3">ALAN FERREIRA HO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19,8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3.760,25</text:span></text:p>
          </table:table-cell>
          <table:table-cell table:style-name="Tabela1.E5" office:value-type="string">
            <text:p text:style-name="P4"><text:span text:style-name="T3">96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6,95</text:span></text:p>
          </table:table-cell>
          <table:table-cell table:style-name="Tabela1.E5" office:value-type="string">
            <text:p text:style-name="P4"><text:span text:style-name="T3">3.663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8</text:span></text:p>
          </table:table-cell>
          <table:table-cell table:style-name="Tabela1.B5" office:value-type="string">
            <text:p text:style-name="P3"><text:span text:style-name="T3">ALAN VICTOR BATISTA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4.614,4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9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9,93</text:span></text:p>
          </table:table-cell>
          <table:table-cell table:style-name="Tabela1.E5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0</text:span></text:p>
          </table:table-cell>
          <table:table-cell table:style-name="Tabela1.B5" office:value-type="string">
            <text:p text:style-name="P3"><text:span text:style-name="T3">ALANNA CORREIA SILVA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5" office:value-type="string">
            <text:p text:style-name="P4"><text:span text:style-name="T3">8.310,51</text:span></text:p>
          </table:table-cell>
          <table:table-cell table:style-name="Tabela1.E5" office:value-type="string">
            <text:p text:style-name="P4"><text:span text:style-name="T3">874,2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48,50</text:span></text:p>
          </table:table-cell>
          <table:table-cell table:style-name="Tabela1.E5" office:value-type="string">
            <text:p text:style-name="P4"><text:span text:style-name="T3">11.633,27</text:span></text:p>
          </table:table-cell>
          <table:table-cell table:style-name="Tabela1.E5" office:value-type="string">
            <text:p text:style-name="P4"><text:span text:style-name="T3">1.285,87</text:span></text:p>
          </table:table-cell>
          <table:table-cell table:style-name="Tabela1.E5" office:value-type="string">
            <text:p text:style-name="P4"><text:span text:style-name="T3">1.302,8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88,71</text:span></text:p>
          </table:table-cell>
          <table:table-cell table:style-name="Tabela1.E5" office:value-type="string">
            <text:p text:style-name="P4"><text:span text:style-name="T3">9.044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3</text:span></text:p>
          </table:table-cell>
          <table:table-cell table:style-name="Tabela1.B5" office:value-type="string">
            <text:p text:style-name="P3"><text:span text:style-name="T3">ALBERTO BATISTA SANTO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5</text:span></text:p>
          </table:table-cell>
          <table:table-cell table:style-name="Tabela1.B5" office:value-type="string">
            <text:p text:style-name="P3"><text:span text:style-name="T3">ALBERTO RODRIGUES CARDOSO DA SILVA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ÃO DE AUDITORIA INTERNA - DAI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1.867,5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3.686,23</text:span></text:p>
          </table:table-cell>
          <table:table-cell table:style-name="Tabela1.E5" office:value-type="string">
            <text:p text:style-name="P4"><text:span text:style-name="T3">1.568,73</text:span></text:p>
          </table:table-cell>
          <table:table-cell table:style-name="Tabela1.E5" office:value-type="string">
            <text:p text:style-name="P4"><text:span text:style-name="T3">1.780,6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49,41</text:span></text:p>
          </table:table-cell>
          <table:table-cell table:style-name="Tabela1.E5" office:value-type="string">
            <text:p text:style-name="P4"><text:span text:style-name="T3">10.336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</text:span></text:p>
          </table:table-cell>
          <table:table-cell table:style-name="Tabela1.B5" office:value-type="string">
            <text:p text:style-name="P3"><text:span text:style-name="T3">ALBERTO VINICIUS DE MELO SANTOS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5" office:value-type="string">
            <text:p text:style-name="P4"><text:span text:style-name="T3">5.428,68</text:span></text:p>
          </table:table-cell>
          <table:table-cell table:style-name="Tabela1.E5" office:value-type="string">
            <text:p text:style-name="P4"><text:span text:style-name="T3">4.783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08,00</text:span></text:p>
          </table:table-cell>
          <table:table-cell table:style-name="Tabela1.E5" office:value-type="string">
            <text:p text:style-name="P4"><text:span text:style-name="T3">13.520,37</text:span></text:p>
          </table:table-cell>
          <table:table-cell table:style-name="Tabela1.E5" office:value-type="string">
            <text:p text:style-name="P4"><text:span text:style-name="T3">1.429,73</text:span></text:p>
          </table:table-cell>
          <table:table-cell table:style-name="Tabela1.E5" office:value-type="string">
            <text:p text:style-name="P4"><text:span text:style-name="T3">1.092,8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22,57</text:span></text:p>
          </table:table-cell>
          <table:table-cell table:style-name="Tabela1.E5" office:value-type="string">
            <text:p text:style-name="P4"><text:span text:style-name="T3">10.99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1</text:span></text:p>
          </table:table-cell>
          <table:table-cell table:style-name="Tabela1.B5" office:value-type="string">
            <text:p text:style-name="P3"><text:span text:style-name="T3">ALDELEINE MELHOR BARBOS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5" office:value-type="string">
            <text:p text:style-name="P4"><text:span text:style-name="T3">32.004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.001,17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2.486,82</text:span></text:p>
          </table:table-cell>
          <table:table-cell table:style-name="Tabela1.E5" office:value-type="string">
            <text:p text:style-name="P4"><text:span text:style-name="T3">4.480,65</text:span></text:p>
          </table:table-cell>
          <table:table-cell table:style-name="Tabela1.E5" office:value-type="string">
            <text:p text:style-name="P4"><text:span text:style-name="T3">8.651,99</text:span></text:p>
          </table:table-cell>
          <table:table-cell table:style-name="Tabela1.E5" office:value-type="string">
            <text:p text:style-name="P4"><text:span text:style-name="T3">712,50</text:span></text:p>
          </table:table-cell>
          <table:table-cell table:style-name="Tabela1.E5" office:value-type="string">
            <text:p text:style-name="P4"><text:span text:style-name="T3">13.845,14</text:span></text:p>
          </table:table-cell>
          <table:table-cell table:style-name="Tabela1.E5" office:value-type="string">
            <text:p text:style-name="P4"><text:span text:style-name="T3">28.64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</text:span></text:p>
          </table:table-cell>
          <table:table-cell table:style-name="Tabela1.B5" office:value-type="string">
            <text:p text:style-name="P3"><text:span text:style-name="T3">ALDO SOUZA ARAG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13.308,00</text:span></text:p>
          </table:table-cell>
          <table:table-cell table:style-name="Tabela1.E5" office:value-type="string">
            <text:p text:style-name="P4"><text:span text:style-name="T3">52.050,48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8.487,7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204,27</text:span></text:p>
          </table:table-cell>
          <table:table-cell table:style-name="Tabela1.E5" office:value-type="string">
            <text:p text:style-name="P4"><text:span text:style-name="T3">38.84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7</text:span></text:p>
          </table:table-cell>
          <table:table-cell table:style-name="Tabela1.B5" office:value-type="string">
            <text:p text:style-name="P3"><text:span text:style-name="T3">ALESSANDRA ALVES DE OLIVEIRA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5" office:value-type="string">
            <text:p text:style-name="P4"><text:span text:style-name="T3">8.809,14</text:span></text:p>
          </table:table-cell>
          <table:table-cell table:style-name="Tabela1.E5" office:value-type="string">
            <text:p text:style-name="P4"><text:span text:style-name="T3">3.083,2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964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73,87</text:span></text:p>
          </table:table-cell>
          <table:table-cell table:style-name="Tabela1.E5" office:value-type="string">
            <text:p text:style-name="P4"><text:span text:style-name="T3">19.030,32</text:span></text:p>
          </table:table-cell>
          <table:table-cell table:style-name="Tabela1.E5" office:value-type="string">
            <text:p text:style-name="P4"><text:span text:style-name="T3">1.664,93</text:span></text:p>
          </table:table-cell>
          <table:table-cell table:style-name="Tabela1.E5" office:value-type="string">
            <text:p text:style-name="P4"><text:span text:style-name="T3">2.929,0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593,96</text:span></text:p>
          </table:table-cell>
          <table:table-cell table:style-name="Tabela1.E5" office:value-type="string">
            <text:p text:style-name="P4"><text:span text:style-name="T3">14.436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6</text:span></text:p>
          </table:table-cell>
          <table:table-cell table:style-name="Tabela1.B5" office:value-type="string">
            <text:p text:style-name="P3"><text:span text:style-name="T3">ALESSANDRA PEDRAL DE SANTANA SUZART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1.223,48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8.435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152,13</text:span></text:p>
          </table:table-cell>
          <table:table-cell table:style-name="Tabela1.E5" office:value-type="string">
            <text:p text:style-name="P4"><text:span text:style-name="T3">2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1</text:span></text:p>
          </table:table-cell>
          <table:table-cell table:style-name="Tabela1.B5" office:value-type="string">
            <text:p text:style-name="P3"><text:span text:style-name="T3">ALESSANDRA SOUZA DE SANTAN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1.400,65</text:span></text:p>
          </table:table-cell>
          <table:table-cell table:style-name="Tabela1.E5" office:value-type="string">
            <text:p text:style-name="P4"><text:span text:style-name="T3">5.80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9.020,90</text:span></text:p>
          </table:table-cell>
          <table:table-cell table:style-name="Tabela1.E5" office:value-type="string">
            <text:p text:style-name="P4"><text:span text:style-name="T3">1.503,37</text:span></text:p>
          </table:table-cell>
          <table:table-cell table:style-name="Tabela1.E5" office:value-type="string">
            <text:p text:style-name="P4"><text:span text:style-name="T3">3.265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769,06</text:span></text:p>
          </table:table-cell>
          <table:table-cell table:style-name="Tabela1.E5" office:value-type="string">
            <text:p text:style-name="P4"><text:span text:style-name="T3">14.251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6</text:span></text:p>
          </table:table-cell>
          <table:table-cell table:style-name="Tabela1.B5" office:value-type="string">
            <text:p text:style-name="P3"><text:span text:style-name="T3">ALEX ESTEVAM DE SOUZA LEI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10.491,83</text:span></text:p>
          </table:table-cell>
          <table:table-cell table:style-name="Tabela1.E5" office:value-type="string">
            <text:p text:style-name="P4"><text:span text:style-name="T3">2.098,3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5.071,20</text:span></text:p>
          </table:table-cell>
          <table:table-cell table:style-name="Tabela1.E5" office:value-type="string">
            <text:p text:style-name="P4"><text:span text:style-name="T3">1.762,63</text:span></text:p>
          </table:table-cell>
          <table:table-cell table:style-name="Tabela1.E5" office:value-type="string">
            <text:p text:style-name="P4"><text:span text:style-name="T3">2.003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766,58</text:span></text:p>
          </table:table-cell>
          <table:table-cell table:style-name="Tabela1.E5" office:value-type="string">
            <text:p text:style-name="P4"><text:span text:style-name="T3">11.304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6</text:span></text:p>
          </table:table-cell>
          <table:table-cell table:style-name="Tabela1.B5" office:value-type="string">
            <text:p text:style-name="P3"><text:span text:style-name="T3">ALEX MAIA ESMERALDO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8.272,2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59.495,69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8.435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152,13</text:span></text:p>
          </table:table-cell>
          <table:table-cell table:style-name="Tabela1.E5" office:value-type="string">
            <text:p text:style-name="P4"><text:span text:style-name="T3">46.343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7</text:span></text:p>
          </table:table-cell>
          <table:table-cell table:style-name="Tabela1.B5" office:value-type="string">
            <text:p text:style-name="P3"><text:span text:style-name="T3">ALEX SANTOS DO CARM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21,2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684,9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4</text:span></text:p>
          </table:table-cell>
          <table:table-cell table:style-name="Tabela1.B5" office:value-type="string">
            <text:p text:style-name="P3"><text:span text:style-name="T3">ALEXANDER REZENDE LIM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5" office:value-type="string">
            <text:p text:style-name="P4"><text:span text:style-name="T3">4.056,63</text:span></text:p>
          </table:table-cell>
          <table:table-cell table:style-name="Tabela1.E5" office:value-type="string">
            <text:p text:style-name="P4"><text:span text:style-name="T3">202,8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6.740,46</text:span></text:p>
          </table:table-cell>
          <table:table-cell table:style-name="Tabela1.E5" office:value-type="string">
            <text:p text:style-name="P4"><text:span text:style-name="T3">596,32</text:span></text:p>
          </table:table-cell>
          <table:table-cell table:style-name="Tabela1.E5" office:value-type="string">
            <text:p text:style-name="P4"><text:span text:style-name="T3">137,7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34,11</text:span></text:p>
          </table:table-cell>
          <table:table-cell table:style-name="Tabela1.E5" office:value-type="string">
            <text:p text:style-name="P4"><text:span text:style-name="T3">6.006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5</text:span></text:p>
          </table:table-cell>
          <table:table-cell table:style-name="Tabela1.B5" office:value-type="string">
            <text:p text:style-name="P3"><text:span text:style-name="T3">ALEXANDRE ALBAGLI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.422,28</text:span></text:p>
          </table:table-cell>
          <table:table-cell table:style-name="Tabela1.E5" office:value-type="string">
            <text:p text:style-name="P4"><text:span text:style-name="T3">3.554,95</text:span></text:p>
          </table:table-cell>
          <table:table-cell table:style-name="Tabela1.E5" office:value-type="string">
            <text:p text:style-name="P4"><text:span text:style-name="T3">45.666,34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8.535,00</text:span></text:p>
          </table:table-cell>
          <table:table-cell table:style-name="Tabela1.E5" office:value-type="string">
            <text:p text:style-name="P4"><text:span text:style-name="T3">2.818,07</text:span></text:p>
          </table:table-cell>
          <table:table-cell table:style-name="Tabela1.E5" office:value-type="string">
            <text:p text:style-name="P4"><text:span text:style-name="T3">16.069,55</text:span></text:p>
          </table:table-cell>
          <table:table-cell table:style-name="Tabela1.E5" office:value-type="string">
            <text:p text:style-name="P4"><text:span text:style-name="T3">29.596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</text:span></text:p>
          </table:table-cell>
          <table:table-cell table:style-name="Tabela1.B5" office:value-type="string">
            <text:p text:style-name="P3"><text:span text:style-name="T3">ALEXANDRE ANDRADE DE SOUZA</text:span></text:p>
          </table:table-cell>
          <table:table-cell table:style-name="Tabela1.B5" office:value-type="string">
            <text:p text:style-name="P3"><text:span text:style-name="T3">ANALISTA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5" office:value-type="string">
            <text:p text:style-name="P4"><text:span text:style-name="T3">10.491,83</text:span></text:p>
          </table:table-cell>
          <table:table-cell table:style-name="Tabela1.E5" office:value-type="string">
            <text:p text:style-name="P4"><text:span text:style-name="T3">17.218,5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24,00</text:span></text:p>
          </table:table-cell>
          <table:table-cell table:style-name="Tabela1.E5" office:value-type="string">
            <text:p text:style-name="P4"><text:span text:style-name="T3">30.434,40</text:span></text:p>
          </table:table-cell>
          <table:table-cell table:style-name="Tabela1.E5" office:value-type="string">
            <text:p text:style-name="P4"><text:span text:style-name="T3">3.879,46</text:span></text:p>
          </table:table-cell>
          <table:table-cell table:style-name="Tabela1.E5" office:value-type="string">
            <text:p text:style-name="P4"><text:span text:style-name="T3">5.632,0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.511,47</text:span></text:p>
          </table:table-cell>
          <table:table-cell table:style-name="Tabela1.E5" office:value-type="string">
            <text:p text:style-name="P4"><text:span text:style-name="T3">20.922,93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"/><text:span text:style-name="T3">1568</text:span></text:p>
          </table:table-cell>
          <table:table-cell table:style-name="Tabela1.B5" office:value-type="string">
            <text:p text:style-name="P3"><text:span text:style-name="T3">ALEXANDRE FRANCO BARR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PROTECAO AO RIO SAO FRANCISCO E AS NASCENTES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449,4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934,62</text:span></text:p>
          </table:table-cell>
          <table:table-cell table:style-name="Tabela1.E43" office:value-type="string">
            <text:p text:style-name="P4"><text:span text:style-name="T3">879,33</text:span></text:p>
          </table:table-cell>
          <table:table-cell table:style-name="Tabela1.E43" office:value-type="string">
            <text:p text:style-name="P4"><text:span text:style-name="T3">938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17,90</text:span></text:p>
          </table:table-cell>
          <table:table-cell table:style-name="Tabela1.E43" office:value-type="string">
            <text:p text:style-name="P4"><text:span text:style-name="T3">8.116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4</text:span></text:p>
          </table:table-cell>
          <table:table-cell table:style-name="Tabela1.B5" office:value-type="string">
            <text:p text:style-name="P3"><text:span text:style-name="T3">ALEXANDRE GONCALVE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960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13.133,84</text:span></text:p>
          </table:table-cell>
          <table:table-cell table:style-name="Tabela1.E43" office:value-type="string">
            <text:p text:style-name="P4"><text:span text:style-name="T3">1.372,02</text:span></text:p>
          </table:table-cell>
          <table:table-cell table:style-name="Tabela1.E43" office:value-type="string">
            <text:p text:style-name="P4"><text:span text:style-name="T3">1.55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0,39</text:span></text:p>
          </table:table-cell>
          <table:table-cell table:style-name="Tabela1.E43" office:value-type="string">
            <text:p text:style-name="P4"><text:span text:style-name="T3">10.203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9</text:span></text:p>
          </table:table-cell>
          <table:table-cell table:style-name="Tabela1.B5" office:value-type="string">
            <text:p text:style-name="P3"><text:span text:style-name="T3">ALEXANDRE JOSE ANDRADE DE ARAUJO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0</text:span></text:p>
          </table:table-cell>
          <table:table-cell table:style-name="Tabela1.B5" office:value-type="string">
            <text:p text:style-name="P3"><text:span text:style-name="T3">ALEXANDRE MENDONC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1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9</text:span></text:p>
          </table:table-cell>
          <table:table-cell table:style-name="Tabela1.E43" office:value-type="string">
            <text:p text:style-name="P4"><text:span text:style-name="T3">9.794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3</text:span></text:p>
          </table:table-cell>
          <table:table-cell table:style-name="Tabela1.B5" office:value-type="string">
            <text:p text:style-name="P3"><text:span text:style-name="T3">ALEXANDRE SOARES FREIRE DA COSTA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60</text:span></text:p>
          </table:table-cell>
          <table:table-cell table:style-name="Tabela1.B5" office:value-type="string">
            <text:p text:style-name="P3"><text:span text:style-name="T3">ALEXANDRO SAMPAIO SANT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49.53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49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09,78</text:span></text:p>
          </table:table-cell>
          <table:table-cell table:style-name="Tabela1.E43" office:value-type="string">
            <text:p text:style-name="P4"><text:span text:style-name="T3">37.329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8</text:span></text:p>
          </table:table-cell>
          <table:table-cell table:style-name="Tabela1.B5" office:value-type="string">
            <text:p text:style-name="P3"><text:span text:style-name="T3">ALEXSANDRO AZEVEDO GUIMAR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7.200,45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259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40,89</text:span></text:p>
          </table:table-cell>
          <table:table-cell table:style-name="Tabela1.E43" office:value-type="string">
            <text:p text:style-name="P4"><text:span text:style-name="T3">6.35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1</text:span></text:p>
          </table:table-cell>
          <table:table-cell table:style-name="Tabela1.B5" office:value-type="string">
            <text:p text:style-name="P3"><text:span text:style-name="T3">ALEXSANDRO CARLOS DE JESU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43,14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976,53</text:span></text:p>
          </table:table-cell>
          <table:table-cell table:style-name="Tabela1.E43" office:value-type="string">
            <text:p text:style-name="P4"><text:span text:style-name="T3">367,97</text:span></text:p>
          </table:table-cell>
          <table:table-cell table:style-name="Tabela1.E43" office:value-type="string">
            <text:p text:style-name="P4"><text:span text:style-name="T3">57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5,59</text:span></text:p>
          </table:table-cell>
          <table:table-cell table:style-name="Tabela1.E43" office:value-type="string">
            <text:p text:style-name="P4"><text:span text:style-name="T3">5.550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9</text:span></text:p>
          </table:table-cell>
          <table:table-cell table:style-name="Tabela1.B5" office:value-type="string">
            <text:p text:style-name="P3"><text:span text:style-name="T3">ALEXSANDRO DE ARAUJO TRIND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6,14</text:span></text:p>
          </table:table-cell>
          <table:table-cell table:style-name="Tabela1.E43" office:value-type="string">
            <text:p text:style-name="P4"><text:span text:style-name="T3">1.636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6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2</text:span></text:p>
          </table:table-cell>
          <table:table-cell table:style-name="Tabela1.B5" office:value-type="string">
            <text:p text:style-name="P3"><text:span text:style-name="T3">ALFRAN PEREIRA JUNIOR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913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381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44,05</text:span></text:p>
          </table:table-cell>
          <table:table-cell table:style-name="Tabela1.E43" office:value-type="string">
            <text:p text:style-name="P4"><text:span text:style-name="T3">9.169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2</text:span></text:p>
          </table:table-cell>
          <table:table-cell table:style-name="Tabela1.B5" office:value-type="string">
            <text:p text:style-name="P3"><text:span text:style-name="T3">ALICE REGINA LOUREDO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930,3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83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8,79</text:span></text:p>
          </table:table-cell>
          <table:table-cell table:style-name="Tabela1.E43" office:value-type="string">
            <text:p text:style-name="P4"><text:span text:style-name="T3">5.981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3</text:span></text:p>
          </table:table-cell>
          <table:table-cell table:style-name="Tabela1.B5" office:value-type="string">
            <text:p text:style-name="P3"><text:span text:style-name="T3">ALINE BARBOZA ALCANTARA DE CARVALHO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796,98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2.26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8,75</text:span></text:p>
          </table:table-cell>
          <table:table-cell table:style-name="Tabela1.E43" office:value-type="string">
            <text:p text:style-name="P4"><text:span text:style-name="T3">11.618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3</text:span></text:p>
          </table:table-cell>
          <table:table-cell table:style-name="Tabela1.B5" office:value-type="string">
            <text:p text:style-name="P3"><text:span text:style-name="T3">ALINE MARIA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7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97,71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731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6,90</text:span></text:p>
          </table:table-cell>
          <table:table-cell table:style-name="Tabela1.E43" office:value-type="string">
            <text:p text:style-name="P4"><text:span text:style-name="T3">7.760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0</text:span></text:p>
          </table:table-cell>
          <table:table-cell table:style-name="Tabela1.B5" office:value-type="string">
            <text:p text:style-name="P3"><text:span text:style-name="T3">ALINE NUNES VASCONCEL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15.038,7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03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66,58</text:span></text:p>
          </table:table-cell>
          <table:table-cell table:style-name="Tabela1.E43" office:value-type="string">
            <text:p text:style-name="P4"><text:span text:style-name="T3">11.272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9</text:span></text:p>
          </table:table-cell>
          <table:table-cell table:style-name="Tabela1.B5" office:value-type="string">
            <text:p text:style-name="P3"><text:span text:style-name="T3">ALINE RIBEIRO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186,30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722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90,98</text:span></text:p>
          </table:table-cell>
          <table:table-cell table:style-name="Tabela1.E43" office:value-type="string">
            <text:p text:style-name="P4"><text:span text:style-name="T3">12.895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4</text:span></text:p>
          </table:table-cell>
          <table:table-cell table:style-name="Tabela1.B5" office:value-type="string">
            <text:p text:style-name="P3"><text:span text:style-name="T3">ALINE WILTSHIRE CARVALHO RODRIGUES MACHA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9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9.267,93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3.21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72,82</text:span></text:p>
          </table:table-cell>
          <table:table-cell table:style-name="Tabela1.E43" office:value-type="string">
            <text:p text:style-name="P4"><text:span text:style-name="T3">14.295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7</text:span></text:p>
          </table:table-cell>
          <table:table-cell table:style-name="Tabela1.B5" office:value-type="string">
            <text:p text:style-name="P3"><text:span text:style-name="T3">ALISSON SANTANA DOS SANTO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73</text:span></text:p>
          </table:table-cell>
          <table:table-cell table:style-name="Tabela1.B5" office:value-type="string">
            <text:p text:style-name="P3"><text:span text:style-name="T3">ALLAN DAVIS CARVALHO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7.690,2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7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1,99</text:span></text:p>
          </table:table-cell>
          <table:table-cell table:style-name="Tabela1.E43" office:value-type="string">
            <text:p text:style-name="P4"><text:span text:style-name="T3">6.578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7</text:span></text:p>
          </table:table-cell>
          <table:table-cell table:style-name="Tabela1.B5" office:value-type="string">
            <text:p text:style-name="P3"><text:span text:style-name="T3">ALLAN SILVEIRA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RQUIVO CENTRAL DO MINISTERIO PUBLICO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23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3,14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751,68</text:span></text:p>
          </table:table-cell>
          <table:table-cell table:style-name="Tabela1.E43" office:value-type="string">
            <text:p text:style-name="P4"><text:span text:style-name="T3">457,88</text:span></text:p>
          </table:table-cell>
          <table:table-cell table:style-name="Tabela1.E43" office:value-type="string">
            <text:p text:style-name="P4"><text:span text:style-name="T3">112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0,45</text:span></text:p>
          </table:table-cell>
          <table:table-cell table:style-name="Tabela1.E43" office:value-type="string">
            <text:p text:style-name="P4"><text:span text:style-name="T3">5.181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0</text:span></text:p>
          </table:table-cell>
          <table:table-cell table:style-name="Tabela1.B5" office:value-type="string">
            <text:p text:style-name="P3"><text:span text:style-name="T3">ALLANA BRUNA ANDRA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11.898,59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262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75,47</text:span></text:p>
          </table:table-cell>
          <table:table-cell table:style-name="Tabela1.E43" office:value-type="string">
            <text:p text:style-name="P4"><text:span text:style-name="T3">9.423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1</text:span></text:p>
          </table:table-cell>
          <table:table-cell table:style-name="Tabela1.B5" office:value-type="string">
            <text:p text:style-name="P3"><text:span text:style-name="T3">ALLANA RACHEL MONTEIRO BATISTA SOARES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38.019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2</text:span></text:p>
          </table:table-cell>
          <table:table-cell table:style-name="Tabela1.B5" office:value-type="string">
            <text:p text:style-name="P3"><text:span text:style-name="T3">ALLIUSKA CAROLINE DA SILVA OLIVEIRA SOBRAL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537,31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38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6,27</text:span></text:p>
          </table:table-cell>
          <table:table-cell table:style-name="Tabela1.E43" office:value-type="string">
            <text:p text:style-name="P4"><text:span text:style-name="T3">9.321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1</text:span></text:p>
          </table:table-cell>
          <table:table-cell table:style-name="Tabela1.B5" office:value-type="string">
            <text:p text:style-name="P3"><text:span text:style-name="T3">ALONSO GOMES CAMPO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0</text:span></text:p>
          </table:table-cell>
          <table:table-cell table:style-name="Tabela1.B5" office:value-type="string">
            <text:p text:style-name="P3"><text:span text:style-name="T3">ALVINO AQUINO SANTOS JUNIOR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4</text:span></text:p>
          </table:table-cell>
          <table:table-cell table:style-name="Tabela1.B5" office:value-type="string">
            <text:p text:style-name="P3"><text:span text:style-name="T3">AMANDA CARVALHO PAIVA DE ALMEIDA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3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953,16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10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49</text:span></text:p>
          </table:table-cell>
          <table:table-cell table:style-name="Tabela1.E43" office:value-type="string">
            <text:p text:style-name="P4"><text:span text:style-name="T3">7.352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7</text:span></text:p>
          </table:table-cell>
          <table:table-cell table:style-name="Tabela1.B5" office:value-type="string">
            <text:p text:style-name="P3"><text:span text:style-name="T3">AMILTON NEVES BRITO FI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0.699,57</text:span></text:p>
          </table:table-cell>
          <table:table-cell table:style-name="Tabela1.E43" office:value-type="string">
            <text:p text:style-name="P4"><text:span text:style-name="T3">47.504,92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6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48,45</text:span></text:p>
          </table:table-cell>
          <table:table-cell table:style-name="Tabela1.E43" office:value-type="string">
            <text:p text:style-name="P4"><text:span text:style-name="T3">35.056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9</text:span></text:p>
          </table:table-cell>
          <table:table-cell table:style-name="Tabela1.B5" office:value-type="string">
            <text:p text:style-name="P3"><text:span text:style-name="T3">ANA CARLA MORAIS DE SOUZA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173,68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51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41,79</text:span></text:p>
          </table:table-cell>
          <table:table-cell table:style-name="Tabela1.E43" office:value-type="string">
            <text:p text:style-name="P4"><text:span text:style-name="T3">9.831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0</text:span></text:p>
          </table:table-cell>
          <table:table-cell table:style-name="Tabela1.B5" office:value-type="string">
            <text:p text:style-name="P3"><text:span text:style-name="T3">ANA CAROLINA OLIVEIRA D AVI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794,12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375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8,07</text:span></text:p>
          </table:table-cell>
          <table:table-cell table:style-name="Tabela1.E43" office:value-type="string">
            <text:p text:style-name="P4"><text:span text:style-name="T3">9.156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0</text:span></text:p>
          </table:table-cell>
          <table:table-cell table:style-name="Tabela1.B5" office:value-type="string">
            <text:p text:style-name="P3"><text:span text:style-name="T3">ANA CELIA BARBOSA MATIA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0,0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103,71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923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46,36</text:span></text:p>
          </table:table-cell>
          <table:table-cell table:style-name="Tabela1.E43" office:value-type="string">
            <text:p text:style-name="P4"><text:span text:style-name="T3">8.45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3</text:span></text:p>
          </table:table-cell>
          <table:table-cell table:style-name="Tabela1.B5" office:value-type="string">
            <text:p text:style-name="P3"><text:span text:style-name="T3">ANA CELIA GUIMARAES PRADO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383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03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</text:span></text:p>
          </table:table-cell>
          <table:table-cell table:style-name="Tabela1.B5" office:value-type="string">
            <text:p text:style-name="P3"><text:span text:style-name="T3">ANA CHRISTINA SOUZA BRANDI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3.546,22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57.281,15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85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822,67</text:span></text:p>
          </table:table-cell>
          <table:table-cell table:style-name="Tabela1.E43" office:value-type="string">
            <text:p text:style-name="P4"><text:span text:style-name="T3">42.458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6</text:span></text:p>
          </table:table-cell>
          <table:table-cell table:style-name="Tabela1.B5" office:value-type="string">
            <text:p text:style-name="P3"><text:span text:style-name="T3">ANA CLAUDIA MACHADO COSTA MOR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262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8</text:span></text:p>
          </table:table-cell>
          <table:table-cell table:style-name="Tabela1.B5" office:value-type="string">
            <text:p text:style-name="P3"><text:span text:style-name="T3">ANA CONCEICAO LIMA ALMEID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</text:span></text:p>
          </table:table-cell>
          <table:table-cell table:style-name="Tabela1.B5" office:value-type="string">
            <text:p text:style-name="P3"><text:span text:style-name="T3">ANA CRISTINA ARAGAO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6.766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32.26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9</text:span></text:p>
          </table:table-cell>
          <table:table-cell table:style-name="Tabela1.B5" office:value-type="string">
            <text:p text:style-name="P3"><text:span text:style-name="T3">ANA CRISTINA CARVALHO BARROS</text:span></text:p>
          </table:table-cell>
          <table:table-cell table:style-name="Tabela1.B5" office:value-type="string">
            <text:p text:style-name="P3"><text:span text:style-name="T3">ENFERMEIRA - requisitad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3.762,75</text:span></text:p>
          </table:table-cell>
          <table:table-cell table:style-name="Tabela1.E43" office:value-type="string">
            <text:p text:style-name="P4"><text:span text:style-name="T3">1.318,51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74,81</text:span></text:p>
          </table:table-cell>
          <table:table-cell table:style-name="Tabela1.E43" office:value-type="string">
            <text:p text:style-name="P4"><text:span text:style-name="T3">534,45</text:span></text:p>
          </table:table-cell>
          <table:table-cell table:style-name="Tabela1.E43" office:value-type="string">
            <text:p text:style-name="P4"><text:span text:style-name="T3">449,93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2.357,68</text:span></text:p>
          </table:table-cell>
          <table:table-cell table:style-name="Tabela1.E43" office:value-type="string">
            <text:p text:style-name="P4"><text:span text:style-name="T3">534,45</text:span></text:p>
          </table:table-cell>
          <table:table-cell table:style-name="Tabela1.E43" office:value-type="string">
            <text:p text:style-name="P4"><text:span text:style-name="T3">1.632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7,38</text:span></text:p>
          </table:table-cell>
          <table:table-cell table:style-name="Tabela1.E43" office:value-type="string">
            <text:p text:style-name="P4"><text:span text:style-name="T3">10.190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7</text:span></text:p>
          </table:table-cell>
          <table:table-cell table:style-name="Tabela1.B5" office:value-type="string">
            <text:p text:style-name="P3"><text:span text:style-name="T3">ANA GALGANE P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760,84</text:span></text:p>
          </table:table-cell>
          <table:table-cell table:style-name="Tabela1.E43" office:value-type="string">
            <text:p text:style-name="P4"><text:span text:style-name="T3">11.203,00</text:span></text:p>
          </table:table-cell>
          <table:table-cell table:style-name="Tabela1.E43" office:value-type="string">
            <text:p text:style-name="P4"><text:span text:style-name="T3">55.369,4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56,63</text:span></text:p>
          </table:table-cell>
          <table:table-cell table:style-name="Tabela1.E43" office:value-type="string">
            <text:p text:style-name="P4"><text:span text:style-name="T3">14.809,41</text:span></text:p>
          </table:table-cell>
          <table:table-cell table:style-name="Tabela1.E43" office:value-type="string">
            <text:p text:style-name="P4"><text:span text:style-name="T3">40.560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2</text:span></text:p>
          </table:table-cell>
          <table:table-cell table:style-name="Tabela1.B5" office:value-type="string">
            <text:p text:style-name="P3"><text:span text:style-name="T3">ANA KARLA LIMA SANTOS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624,09</text:span></text:p>
          </table:table-cell>
          <table:table-cell table:style-name="Tabela1.E43" office:value-type="string">
            <text:p text:style-name="P4"><text:span text:style-name="T3">286,17</text:span></text:p>
          </table:table-cell>
          <table:table-cell table:style-name="Tabela1.E43" office:value-type="string">
            <text:p text:style-name="P4"><text:span text:style-name="T3">7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9,91</text:span></text:p>
          </table:table-cell>
          <table:table-cell table:style-name="Tabela1.E43" office:value-type="string">
            <text:p text:style-name="P4"><text:span text:style-name="T3">5.264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8</text:span></text:p>
          </table:table-cell>
          <table:table-cell table:style-name="Tabela1.B5" office:value-type="string">
            <text:p text:style-name="P3"><text:span text:style-name="T3">ANA LEILA COSTA GARCEZ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38.314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8</text:span></text:p>
          </table:table-cell>
          <table:table-cell table:style-name="Tabela1.B5" office:value-type="string">
            <text:p text:style-name="P3"><text:span text:style-name="T3">ANA LUIZA OLIVEIRA SOBRAL</text:span></text:p>
          </table:table-cell>
          <table:table-cell table:style-name="Tabela1.B5" office:value-type="string">
            <text:p text:style-name="P3"><text:span text:style-name="T3">PSICOLOGO-requisitad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643,30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40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9,91</text:span></text:p>
          </table:table-cell>
          <table:table-cell table:style-name="Tabela1.E43" office:value-type="string">
            <text:p text:style-name="P4"><text:span text:style-name="T3">9.413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3</text:span></text:p>
          </table:table-cell>
          <table:table-cell table:style-name="Tabela1.B5" office:value-type="string">
            <text:p text:style-name="P3"><text:span text:style-name="T3">ANA MARIA MENEZES SANTOS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87</text:span></text:p>
          </table:table-cell>
          <table:table-cell table:style-name="Tabela1.E43" office:value-type="string">
            <text:p text:style-name="P4"><text:span text:style-name="T3">8.643,51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5,34</text:span></text:p>
          </table:table-cell>
          <table:table-cell table:style-name="Tabela1.E43" office:value-type="string">
            <text:p text:style-name="P4"><text:span text:style-name="T3">7.498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0</text:span></text:p>
          </table:table-cell>
          <table:table-cell table:style-name="Tabela1.B5" office:value-type="string">
            <text:p text:style-name="P3"><text:span text:style-name="T3">ANA MARIA MENEZES TAPIO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193,64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424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9,96</text:span></text:p>
          </table:table-cell>
          <table:table-cell table:style-name="Tabela1.E43" office:value-type="string">
            <text:p text:style-name="P4"><text:span text:style-name="T3">7.003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1</text:span></text:p>
          </table:table-cell>
          <table:table-cell table:style-name="Tabela1.B5" office:value-type="string">
            <text:p text:style-name="P3"><text:span text:style-name="T3">ANA PATRICIA FONTES DA SILVA VILLACOR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26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2.337,33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8.466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3</text:span></text:p>
          </table:table-cell>
          <table:table-cell table:style-name="Tabela1.B5" office:value-type="string">
            <text:p text:style-name="P3"><text:span text:style-name="T3">ANA PAULA DE JESUS PASSOS LU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1,50</text:span></text:p>
          </table:table-cell>
          <table:table-cell table:style-name="Tabela1.E43" office:value-type="string">
            <text:p text:style-name="P4"><text:span text:style-name="T3">15.123,94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8,86</text:span></text:p>
          </table:table-cell>
          <table:table-cell table:style-name="Tabela1.E43" office:value-type="string">
            <text:p text:style-name="P4"><text:span text:style-name="T3">11.335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</text:span></text:p>
          </table:table-cell>
          <table:table-cell table:style-name="Tabela1.B5" office:value-type="string">
            <text:p text:style-name="P3"><text:span text:style-name="T3">ANA PAULA MACHADO COSTA MENES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262,2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3"/><text:span text:style-name="T3">1705</text:span></text:p>
          </table:table-cell>
          <table:table-cell table:style-name="Tabela1.B5" office:value-type="string">
            <text:p text:style-name="P3"><text:span text:style-name="T3">ANA PAULA PEREIR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926,18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41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7,35</text:span></text:p>
          </table:table-cell>
          <table:table-cell table:style-name="Tabela1.E43" office:value-type="string">
            <text:p text:style-name="P4"><text:span text:style-name="T3">6.928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7</text:span></text:p>
          </table:table-cell>
          <table:table-cell table:style-name="Tabela1.B5" office:value-type="string">
            <text:p text:style-name="P3"><text:span text:style-name="T3">ANA PAULA SOUZA VI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3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2</text:span></text:p>
          </table:table-cell>
          <table:table-cell table:style-name="Tabela1.B5" office:value-type="string">
            <text:p text:style-name="P3"><text:span text:style-name="T3">ANA SOARES DE SOUZA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9</text:span></text:p>
          </table:table-cell>
          <table:table-cell table:style-name="Tabela1.B5" office:value-type="string">
            <text:p text:style-name="P3"><text:span text:style-name="T3">ANDERSON BARRETO DE JESUS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.160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5.134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3</text:span></text:p>
          </table:table-cell>
          <table:table-cell table:style-name="Tabela1.B5" office:value-type="string">
            <text:p text:style-name="P3"><text:span text:style-name="T3">ANDERSON ESTEVAM DE SOUZA LEI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479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053,58</text:span></text:p>
          </table:table-cell>
          <table:table-cell table:style-name="Tabela1.E43" office:value-type="string">
            <text:p text:style-name="P4"><text:span text:style-name="T3">1.242,58</text:span></text:p>
          </table:table-cell>
          <table:table-cell table:style-name="Tabela1.E43" office:value-type="string">
            <text:p text:style-name="P4"><text:span text:style-name="T3">1.12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68,02</text:span></text:p>
          </table:table-cell>
          <table:table-cell table:style-name="Tabela1.E43" office:value-type="string">
            <text:p text:style-name="P4"><text:span text:style-name="T3">8.685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34</text:span></text:p>
          </table:table-cell>
          <table:table-cell table:style-name="Tabela1.B5" office:value-type="string">
            <text:p text:style-name="P3"><text:span text:style-name="T3">ANDERSON NASCIMENTO</text:span></text:p>
          </table:table-cell>
          <table:table-cell table:style-name="Tabela1.B5" office:value-type="string">
            <text:p text:style-name="P3"><text:span text:style-name="T3">ASSISTENTE DE ADMINISTRAÇÃO - requisitad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.440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372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9</text:span></text:p>
          </table:table-cell>
          <table:table-cell table:style-name="Tabela1.B5" office:value-type="string">
            <text:p text:style-name="P3"><text:span text:style-name="T3">ANDERSON OLIVEIRA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3</text:span></text:p>
          </table:table-cell>
          <table:table-cell table:style-name="Tabela1.B5" office:value-type="string">
            <text:p text:style-name="P3"><text:span text:style-name="T3">ANDERSON VIANA SOUZ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38.019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8</text:span></text:p>
          </table:table-cell>
          <table:table-cell table:style-name="Tabela1.B5" office:value-type="string">
            <text:p text:style-name="P3"><text:span text:style-name="T3">ANDRE ARAGAO DA FONSECA</text:span></text:p>
          </table:table-cell>
          <table:table-cell table:style-name="Tabela1.B5" office:value-type="string">
            <text:p text:style-name="P3"><text:span text:style-name="T3">Assessor da Diretoria de Gestão Estratégica e Orçamentária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418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41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1,51</text:span></text:p>
          </table:table-cell>
          <table:table-cell table:style-name="Tabela1.E43" office:value-type="string">
            <text:p text:style-name="P4"><text:span text:style-name="T3">8.226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15</text:span></text:p>
          </table:table-cell>
          <table:table-cell table:style-name="Tabela1.B5" office:value-type="string">
            <text:p text:style-name="P3"><text:span text:style-name="T3">ANDRE DOS SANTOS SOUZA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DIVISAO DE GESTAO DE PESSOAS - INSTITUCION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624,09</text:span></text:p>
          </table:table-cell>
          <table:table-cell table:style-name="Tabela1.E43" office:value-type="string">
            <text:p text:style-name="P4"><text:span text:style-name="T3">286,17</text:span></text:p>
          </table:table-cell>
          <table:table-cell table:style-name="Tabela1.E43" office:value-type="string">
            <text:p text:style-name="P4"><text:span text:style-name="T3">57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3,42</text:span></text:p>
          </table:table-cell>
          <table:table-cell table:style-name="Tabela1.E43" office:value-type="string">
            <text:p text:style-name="P4"><text:span text:style-name="T3">5.280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5</text:span></text:p>
          </table:table-cell>
          <table:table-cell table:style-name="Tabela1.B5" office:value-type="string">
            <text:p text:style-name="P3"><text:span text:style-name="T3">ANDRE FABIANO DO NASCIMENT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1</text:span></text:p>
          </table:table-cell>
          <table:table-cell table:style-name="Tabela1.B5" office:value-type="string">
            <text:p text:style-name="P3"><text:span text:style-name="T3">ANDRE LIMA FEITO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4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8</text:span></text:p>
          </table:table-cell>
          <table:table-cell table:style-name="Tabela1.B5" office:value-type="string">
            <text:p text:style-name="P3"><text:span text:style-name="T3">ANDRE LUCAS ALMADA MARINHO PONT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8.169,39</text:span></text:p>
          </table:table-cell>
          <table:table-cell table:style-name="Tabela1.E43" office:value-type="string">
            <text:p text:style-name="P4"><text:span text:style-name="T3">64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1.984,83</text:span></text:p>
          </table:table-cell>
          <table:table-cell table:style-name="Tabela1.E43" office:value-type="string">
            <text:p text:style-name="P4"><text:span text:style-name="T3">1.233,95</text:span></text:p>
          </table:table-cell>
          <table:table-cell table:style-name="Tabela1.E43" office:value-type="string">
            <text:p text:style-name="P4"><text:span text:style-name="T3">1.297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31,59</text:span></text:p>
          </table:table-cell>
          <table:table-cell table:style-name="Tabela1.E43" office:value-type="string">
            <text:p text:style-name="P4"><text:span text:style-name="T3">9.453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8</text:span></text:p>
          </table:table-cell>
          <table:table-cell table:style-name="Tabela1.B5" office:value-type="string">
            <text:p text:style-name="P3"><text:span text:style-name="T3">ANDRE LUIZ BARBOSA SANTO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9</text:span></text:p>
          </table:table-cell>
          <table:table-cell table:style-name="Tabela1.B5" office:value-type="string">
            <text:p text:style-name="P3"><text:span text:style-name="T3">ANDRE LUIZ MENEZES GUIMARAES</text:span></text:p>
          </table:table-cell>
          <table:table-cell table:style-name="Tabela1.B5" office:value-type="string">
            <text:p text:style-name="P3"><text:span text:style-name="T3">Chefe do Núcleo de Empenh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918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16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4,23</text:span></text:p>
          </table:table-cell>
          <table:table-cell table:style-name="Tabela1.E43" office:value-type="string">
            <text:p text:style-name="P4"><text:span text:style-name="T3">6.244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7</text:span></text:p>
          </table:table-cell>
          <table:table-cell table:style-name="Tabela1.B5" office:value-type="string">
            <text:p text:style-name="P3"><text:span text:style-name="T3">ANDRE ROLLEMBERG MENDONCA</text:span></text:p>
          </table:table-cell>
          <table:table-cell table:style-name="Tabela1.B5" office:value-type="string">
            <text:p text:style-name="P3"><text:span text:style-name="T3">COORDENADOR DA CENTRAL DE DILIGÊNCIAS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347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0,96</text:span></text:p>
          </table:table-cell>
          <table:table-cell table:style-name="Tabela1.E43" office:value-type="string">
            <text:p text:style-name="P4"><text:span text:style-name="T3">8.054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3</text:span></text:p>
          </table:table-cell>
          <table:table-cell table:style-name="Tabela1.B5" office:value-type="string">
            <text:p text:style-name="P3"><text:span text:style-name="T3">ANDREA DOS ANJOS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358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3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2,54</text:span></text:p>
          </table:table-cell>
          <table:table-cell table:style-name="Tabela1.E43" office:value-type="string">
            <text:p text:style-name="P4"><text:span text:style-name="T3">10.75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3</text:span></text:p>
          </table:table-cell>
          <table:table-cell table:style-name="Tabela1.B5" office:value-type="string">
            <text:p text:style-name="P3"><text:span text:style-name="T3">ANDREA LEITE TORR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11.633,27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302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8,71</text:span></text:p>
          </table:table-cell>
          <table:table-cell table:style-name="Tabela1.E43" office:value-type="string">
            <text:p text:style-name="P4"><text:span text:style-name="T3">9.044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96</text:span></text:p>
          </table:table-cell>
          <table:table-cell table:style-name="Tabela1.B5" office:value-type="string">
            <text:p text:style-name="P3"><text:span text:style-name="T3">ANDREA MARIA PRATA MARTIN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3.888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0.668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7</text:span></text:p>
          </table:table-cell>
          <table:table-cell table:style-name="Tabela1.B5" office:value-type="string">
            <text:p text:style-name="P3"><text:span text:style-name="T3">ANDRESSA PEDRAL DE SANTANA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975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50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3,51</text:span></text:p>
          </table:table-cell>
          <table:table-cell table:style-name="Tabela1.E43" office:value-type="string">
            <text:p text:style-name="P4"><text:span text:style-name="T3">6.662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5</text:span></text:p>
          </table:table-cell>
          <table:table-cell table:style-name="Tabela1.B5" office:value-type="string">
            <text:p text:style-name="P3"><text:span text:style-name="T3">ANGELO MARCIO ARAGAO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1,50</text:span></text:p>
          </table:table-cell>
          <table:table-cell table:style-name="Tabela1.E43" office:value-type="string">
            <text:p text:style-name="P4"><text:span text:style-name="T3">13.762,93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1.468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10,16</text:span></text:p>
          </table:table-cell>
          <table:table-cell table:style-name="Tabela1.E43" office:value-type="string">
            <text:p text:style-name="P4"><text:span text:style-name="T3">10.752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4</text:span></text:p>
          </table:table-cell>
          <table:table-cell table:style-name="Tabela1.B5" office:value-type="string">
            <text:p text:style-name="P3"><text:span text:style-name="T3">ANISIO ANDRADE AMARAL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4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8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3</text:span></text:p>
          </table:table-cell>
          <table:table-cell table:style-name="Tabela1.B5" office:value-type="string">
            <text:p text:style-name="P3"><text:span text:style-name="T3">ANNA CARLA ANDRADE DA SILVA</text:span></text:p>
          </table:table-cell>
          <table:table-cell table:style-name="Tabela1.B5" office:value-type="string">
            <text:p text:style-name="P3"><text:span text:style-name="T3">ASSESSOR DE GESTAO OPERACIONAL II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59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6,89</text:span></text:p>
          </table:table-cell>
          <table:table-cell table:style-name="Tabela1.E43" office:value-type="string">
            <text:p text:style-name="P4"><text:span text:style-name="T3">5.898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3</text:span></text:p>
          </table:table-cell>
          <table:table-cell table:style-name="Tabela1.B5" office:value-type="string">
            <text:p text:style-name="P3"><text:span text:style-name="T3">ANNA CAROLINA SANTOS NUN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6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912,41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217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62,31</text:span></text:p>
          </table:table-cell>
          <table:table-cell table:style-name="Tabela1.E43" office:value-type="string">
            <text:p text:style-name="P4"><text:span text:style-name="T3">8.55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4</text:span></text:p>
          </table:table-cell>
          <table:table-cell table:style-name="Tabela1.B5" office:value-type="string">
            <text:p text:style-name="P3"><text:span text:style-name="T3">ANNA KARINA ROLIM CARTAX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7.772,73</text:span></text:p>
          </table:table-cell>
          <table:table-cell table:style-name="Tabela1.E43" office:value-type="string">
            <text:p text:style-name="P4"><text:span text:style-name="T3">58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6,71</text:span></text:p>
          </table:table-cell>
          <table:table-cell table:style-name="Tabela1.E43" office:value-type="string">
            <text:p text:style-name="P4"><text:span text:style-name="T3">11.593,01</text:span></text:p>
          </table:table-cell>
          <table:table-cell table:style-name="Tabela1.E43" office:value-type="string">
            <text:p text:style-name="P4"><text:span text:style-name="T3">1.169,88</text:span></text:p>
          </table:table-cell>
          <table:table-cell table:style-name="Tabela1.E43" office:value-type="string">
            <text:p text:style-name="P4"><text:span text:style-name="T3">1.106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76,79</text:span></text:p>
          </table:table-cell>
          <table:table-cell table:style-name="Tabela1.E43" office:value-type="string">
            <text:p text:style-name="P4"><text:span text:style-name="T3">9.316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5</text:span></text:p>
          </table:table-cell>
          <table:table-cell table:style-name="Tabela1.B5" office:value-type="string">
            <text:p text:style-name="P3"><text:span text:style-name="T3">ANNE CAROLYNE OLIVEIRA SANTOS</text:span></text:p>
          </table:table-cell>
          <table:table-cell table:style-name="Tabela1.B5" office:value-type="string">
            <text:p text:style-name="P3"><text:span text:style-name="T3">ASSESSOR INSTITUCIONAL OPERACIONAL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33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8</text:span></text:p>
          </table:table-cell>
          <table:table-cell table:style-name="Tabela1.B5" office:value-type="string">
            <text:p text:style-name="P3"><text:span text:style-name="T3">ANTONIO ALMEIDA SANTAN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2.313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2</text:span></text:p>
          </table:table-cell>
          <table:table-cell table:style-name="Tabela1.B5" office:value-type="string">
            <text:p text:style-name="P3"><text:span text:style-name="T3">ANTONIO AUTRAN SANTOS ALVE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70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4.694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3</text:span></text:p>
          </table:table-cell>
          <table:table-cell table:style-name="Tabela1.B5" office:value-type="string">
            <text:p text:style-name="P3"><text:span text:style-name="T3">ANTONIO CARLOS ANDRADE DE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7.200,8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83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8,79</text:span></text:p>
          </table:table-cell>
          <table:table-cell table:style-name="Tabela1.E43" office:value-type="string">
            <text:p text:style-name="P4"><text:span text:style-name="T3">6.252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</text:span></text:p>
          </table:table-cell>
          <table:table-cell table:style-name="Tabela1.B5" office:value-type="string">
            <text:p text:style-name="P3"><text:span text:style-name="T3">ANTONIO CARLOS NASCIMENTO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56.766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4.608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325,12</text:span></text:p>
          </table:table-cell>
          <table:table-cell table:style-name="Tabela1.E43" office:value-type="string">
            <text:p text:style-name="P4"><text:span text:style-name="T3">47.441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5</text:span></text:p>
          </table:table-cell>
          <table:table-cell table:style-name="Tabela1.B5" office:value-type="string">
            <text:p text:style-name="P3"><text:span text:style-name="T3">ANTONIO CARLOS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2.313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7</text:span></text:p>
          </table:table-cell>
          <table:table-cell table:style-name="Tabela1.B5" office:value-type="string">
            <text:p text:style-name="P3"><text:span text:style-name="T3">ANTONIO CESAR LEITE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05</text:span></text:p>
          </table:table-cell>
          <table:table-cell table:style-name="Tabela1.B5" office:value-type="string">
            <text:p text:style-name="P3"><text:span text:style-name="T3">ANTONIO DIEGO CARDOSO VIANA</text:span></text:p>
          </table:table-cell>
          <table:table-cell table:style-name="Tabela1.B5" office:value-type="string">
            <text:p text:style-name="P3"><text:span text:style-name="T3">Coordenador da Div. de C. e G. de Estagiários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0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5,79</text:span></text:p>
          </table:table-cell>
          <table:table-cell table:style-name="Tabela1.E43" office:value-type="string">
            <text:p text:style-name="P4"><text:span text:style-name="T3">7.496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3</text:span></text:p>
          </table:table-cell>
          <table:table-cell table:style-name="Tabela1.B5" office:value-type="string">
            <text:p text:style-name="P3"><text:span text:style-name="T3">ANTONIO FERNANDES DA SILVA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49.529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81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92,03</text:span></text:p>
          </table:table-cell>
          <table:table-cell table:style-name="Tabela1.E43" office:value-type="string">
            <text:p text:style-name="P4"><text:span text:style-name="T3">37.237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4</text:span></text:p>
          </table:table-cell>
          <table:table-cell table:style-name="Tabela1.B5" office:value-type="string">
            <text:p text:style-name="P3"><text:span text:style-name="T3">ANTONIO FERNANDES LIMA BRAZ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2.313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</text:span></text:p>
          </table:table-cell>
          <table:table-cell table:style-name="Tabela1.B5" office:value-type="string">
            <text:p text:style-name="P3"><text:span text:style-name="T3">ANTONIO RESENDE NETO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3.123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9,39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2.815,82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1.576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73,96</text:span></text:p>
          </table:table-cell>
          <table:table-cell table:style-name="Tabela1.E43" office:value-type="string">
            <text:p text:style-name="P4"><text:span text:style-name="T3">10.041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3</text:span></text:p>
          </table:table-cell>
          <table:table-cell table:style-name="Tabela1.B5" office:value-type="string">
            <text:p text:style-name="P3"><text:span text:style-name="T3">ANTONIO RICARDO MENDONCA DE ALMEID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4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1</text:span></text:p>
          </table:table-cell>
          <table:table-cell table:style-name="Tabela1.B5" office:value-type="string">
            <text:p text:style-name="P3"><text:span text:style-name="T3">ANTONIO SERGIO CARVALHO SOUZA FI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735,09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39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88</text:span></text:p>
          </table:table-cell>
          <table:table-cell table:style-name="Tabela1.E43" office:value-type="string">
            <text:p text:style-name="P4"><text:span text:style-name="T3">9.00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6</text:span></text:p>
          </table:table-cell>
          <table:table-cell table:style-name="Tabela1.B5" office:value-type="string">
            <text:p text:style-name="P3"><text:span text:style-name="T3">ANTONIO TELES LEITE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13.664,22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87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5,50</text:span></text:p>
          </table:table-cell>
          <table:table-cell table:style-name="Tabela1.E43" office:value-type="string">
            <text:p text:style-name="P4"><text:span text:style-name="T3">10.658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</text:span></text:p>
          </table:table-cell>
          <table:table-cell table:style-name="Tabela1.B5" office:value-type="string">
            <text:p text:style-name="P3"><text:span text:style-name="T3">ANTONIO VIAN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6</text:span></text:p>
          </table:table-cell>
          <table:table-cell table:style-name="Tabela1.B5" office:value-type="string">
            <text:p text:style-name="P3"><text:span text:style-name="T3">ARACELE GUIMARAES DOS SANTOS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0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93</text:span></text:p>
          </table:table-cell>
          <table:table-cell table:style-name="Tabela1.E43" office:value-type="string">
            <text:p text:style-name="P4"><text:span text:style-name="T3">5.908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4</text:span></text:p>
          </table:table-cell>
          <table:table-cell table:style-name="Tabela1.B5" office:value-type="string">
            <text:p text:style-name="P3"><text:span text:style-name="T3">ARANDA GOMES 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151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0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23</text:span></text:p>
          </table:table-cell>
          <table:table-cell table:style-name="Tabela1.E43" office:value-type="string">
            <text:p text:style-name="P4"><text:span text:style-name="T3">7.199,14</text:span></text:p>
          </table:table-cell>
          <table:table-cell table:style-name="Tabela1.E43" office:value-type="string">
            <text:p text:style-name="P4"><text:span text:style-name="T3">445,61</text:span></text:p>
          </table:table-cell>
          <table:table-cell table:style-name="Tabela1.E43" office:value-type="string">
            <text:p text:style-name="P4"><text:span text:style-name="T3">21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4,10</text:span></text:p>
          </table:table-cell>
          <table:table-cell table:style-name="Tabela1.E43" office:value-type="string">
            <text:p text:style-name="P4"><text:span text:style-name="T3">6.535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4</text:span></text:p>
          </table:table-cell>
          <table:table-cell table:style-name="Tabela1.B5" office:value-type="string">
            <text:p text:style-name="P3"><text:span text:style-name="T3">ARIELE ROCHA FELICIO CAVALCANTI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352,41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063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08,31</text:span></text:p>
          </table:table-cell>
          <table:table-cell table:style-name="Tabela1.E43" office:value-type="string">
            <text:p text:style-name="P4"><text:span text:style-name="T3">8.144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6</text:span></text:p>
          </table:table-cell>
          <table:table-cell table:style-name="Tabela1.B5" office:value-type="string">
            <text:p text:style-name="P3"><text:span text:style-name="T3">ARILMA VIANA DA FONSECA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3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69,3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2.936,77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4.175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907,50</text:span></text:p>
          </table:table-cell>
          <table:table-cell table:style-name="Tabela1.E43" office:value-type="string">
            <text:p text:style-name="P4"><text:span text:style-name="T3">17.029,27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4"/><text:span text:style-name="T3">1213</text:span></text:p>
          </table:table-cell>
          <table:table-cell table:style-name="Tabela1.B5" office:value-type="string">
            <text:p text:style-name="P3"><text:span text:style-name="T3">ARNALDO BARRETTO N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811,3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13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0.778,16</text:span></text:p>
          </table:table-cell>
          <table:table-cell table:style-name="Tabela1.E43" office:value-type="string">
            <text:p text:style-name="P4"><text:span text:style-name="T3">681,51</text:span></text:p>
          </table:table-cell>
          <table:table-cell table:style-name="Tabela1.E43" office:value-type="string">
            <text:p text:style-name="P4"><text:span text:style-name="T3">1.15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39,63</text:span></text:p>
          </table:table-cell>
          <table:table-cell table:style-name="Tabela1.E43" office:value-type="string">
            <text:p text:style-name="P4"><text:span text:style-name="T3">8.938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</text:span></text:p>
          </table:table-cell>
          <table:table-cell table:style-name="Tabela1.B5" office:value-type="string">
            <text:p text:style-name="P3"><text:span text:style-name="T3">ARNALDO FIGUEIREDO SOBR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56.766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42.26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9</text:span></text:p>
          </table:table-cell>
          <table:table-cell table:style-name="Tabela1.B5" office:value-type="string">
            <text:p text:style-name="P3"><text:span text:style-name="T3">ARNALDO JOSE DE SANTAN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3</text:span></text:p>
          </table:table-cell>
          <table:table-cell table:style-name="Tabela1.B5" office:value-type="string">
            <text:p text:style-name="P3"><text:span text:style-name="T3">AROLDINA ARAGAO SOUZA DUAR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</text:span></text:p>
          </table:table-cell>
          <table:table-cell table:style-name="Tabela1.B5" office:value-type="string">
            <text:p text:style-name="P3"><text:span text:style-name="T3">AROLDO LUIZ NOGUEIRA SOARES JUNIOR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5.612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23.765,41</text:span></text:p>
          </table:table-cell>
          <table:table-cell table:style-name="Tabela1.E43" office:value-type="string">
            <text:p text:style-name="P4"><text:span text:style-name="T3">2.945,80</text:span></text:p>
          </table:table-cell>
          <table:table-cell table:style-name="Tabela1.E43" office:value-type="string">
            <text:p text:style-name="P4"><text:span text:style-name="T3">4.05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00,60</text:span></text:p>
          </table:table-cell>
          <table:table-cell table:style-name="Tabela1.E43" office:value-type="string">
            <text:p text:style-name="P4"><text:span text:style-name="T3">16.764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7</text:span></text:p>
          </table:table-cell>
          <table:table-cell table:style-name="Tabela1.B5" office:value-type="string">
            <text:p text:style-name="P3"><text:span text:style-name="T3">AROLDO VIEIRA FREITAS</text:span></text:p>
          </table:table-cell>
          <table:table-cell table:style-name="Tabela1.B5" office:value-type="string">
            <text:p text:style-name="P3"><text:span text:style-name="T3">CAB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5</text:span></text:p>
          </table:table-cell>
          <table:table-cell table:style-name="Tabela1.B5" office:value-type="string">
            <text:p text:style-name="P3"><text:span text:style-name="T3">ARTUR LEANDRO DA COSTA OLIVEIR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73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98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8.234,23</text:span></text:p>
          </table:table-cell>
          <table:table-cell table:style-name="Tabela1.E43" office:value-type="string">
            <text:p text:style-name="P4"><text:span text:style-name="T3">1.410,42</text:span></text:p>
          </table:table-cell>
          <table:table-cell table:style-name="Tabela1.E43" office:value-type="string">
            <text:p text:style-name="P4"><text:span text:style-name="T3">1.513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3,66</text:span></text:p>
          </table:table-cell>
          <table:table-cell table:style-name="Tabela1.E43" office:value-type="string">
            <text:p text:style-name="P4"><text:span text:style-name="T3">15.310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3</text:span></text:p>
          </table:table-cell>
          <table:table-cell table:style-name="Tabela1.B5" office:value-type="string">
            <text:p text:style-name="P3"><text:span text:style-name="T3">ARTUR OSCAR NABUCO DAVIL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9</text:span></text:p>
          </table:table-cell>
          <table:table-cell table:style-name="Tabela1.B5" office:value-type="string">
            <text:p text:style-name="P3"><text:span text:style-name="T3">ARTUR PEREIRA DOS REIS BARB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253,52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447,83</text:span></text:p>
          </table:table-cell>
          <table:table-cell table:style-name="Tabela1.E43" office:value-type="string">
            <text:p text:style-name="P4"><text:span text:style-name="T3">485,35</text:span></text:p>
          </table:table-cell>
          <table:table-cell table:style-name="Tabela1.E43" office:value-type="string">
            <text:p text:style-name="P4"><text:span text:style-name="T3">996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1,72</text:span></text:p>
          </table:table-cell>
          <table:table-cell table:style-name="Tabela1.E43" office:value-type="string">
            <text:p text:style-name="P4"><text:span text:style-name="T3">7.966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8</text:span></text:p>
          </table:table-cell>
          <table:table-cell table:style-name="Tabela1.B5" office:value-type="string">
            <text:p text:style-name="P3"><text:span text:style-name="T3">ATHOS BRITO DO AM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3.441,84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10.331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8</text:span></text:p>
          </table:table-cell>
          <table:table-cell table:style-name="Tabela1.B5" office:value-type="string">
            <text:p text:style-name="P3"><text:span text:style-name="T3">AUGUSTO CESAR LEITE DE RESEND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4.592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87,13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121,68</text:span></text:p>
          </table:table-cell>
          <table:table-cell table:style-name="Tabela1.E43" office:value-type="string">
            <text:p text:style-name="P4"><text:span text:style-name="T3">28.470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5</text:span></text:p>
          </table:table-cell>
          <table:table-cell table:style-name="Tabela1.B5" office:value-type="string">
            <text:p text:style-name="P3"><text:span text:style-name="T3">AUGUSTO CESAR LOBAO MOR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0,66</text:span></text:p>
          </table:table-cell>
          <table:table-cell table:style-name="Tabela1.E43" office:value-type="string">
            <text:p text:style-name="P4"><text:span text:style-name="T3">28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0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7</text:span></text:p>
          </table:table-cell>
          <table:table-cell table:style-name="Tabela1.B5" office:value-type="string">
            <text:p text:style-name="P3"><text:span text:style-name="T3">AYMIR RALIN PIRES DE ATHAY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686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336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1</text:span></text:p>
          </table:table-cell>
          <table:table-cell table:style-name="Tabela1.B5" office:value-type="string">
            <text:p text:style-name="P3"><text:span text:style-name="T3">AYRE ROCHA MESSIA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8</text:span></text:p>
          </table:table-cell>
          <table:table-cell table:style-name="Tabela1.B5" office:value-type="string">
            <text:p text:style-name="P3"><text:span text:style-name="T3">BARBARA FERREIRA DOS REI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1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14.694,86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2.144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0,64</text:span></text:p>
          </table:table-cell>
          <table:table-cell table:style-name="Tabela1.E43" office:value-type="string">
            <text:p text:style-name="P4"><text:span text:style-name="T3">11.264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9</text:span></text:p>
          </table:table-cell>
          <table:table-cell table:style-name="Tabela1.B5" office:value-type="string">
            <text:p text:style-name="P3"><text:span text:style-name="T3">BARBARA LIMA DE ARAUJ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051,85</text:span></text:p>
          </table:table-cell>
          <table:table-cell table:style-name="Tabela1.E43" office:value-type="string">
            <text:p text:style-name="P4"><text:span text:style-name="T3">253,86</text:span></text:p>
          </table:table-cell>
          <table:table-cell table:style-name="Tabela1.E43" office:value-type="string">
            <text:p text:style-name="P4"><text:span text:style-name="T3">5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7,56</text:span></text:p>
          </table:table-cell>
          <table:table-cell table:style-name="Tabela1.E43" office:value-type="string">
            <text:p text:style-name="P4"><text:span text:style-name="T3">4.744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8</text:span></text:p>
          </table:table-cell>
          <table:table-cell table:style-name="Tabela1.B5" office:value-type="string">
            <text:p text:style-name="P3"><text:span text:style-name="T3">BELARMINO ALVES DOS ANJO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43.314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639,27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173,82</text:span></text:p>
          </table:table-cell>
          <table:table-cell table:style-name="Tabela1.E43" office:value-type="string">
            <text:p text:style-name="P4"><text:span text:style-name="T3">27.140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4</text:span></text:p>
          </table:table-cell>
          <table:table-cell table:style-name="Tabela1.B5" office:value-type="string">
            <text:p text:style-name="P3"><text:span text:style-name="T3">BERENICE ANDRADE DE MEL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5</text:span></text:p>
          </table:table-cell>
          <table:table-cell table:style-name="Tabela1.B5" office:value-type="string">
            <text:p text:style-name="P3"><text:span text:style-name="T3">BIANCA MACEDO DANTA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4</text:span></text:p>
          </table:table-cell>
          <table:table-cell table:style-name="Tabela1.B5" office:value-type="string">
            <text:p text:style-name="P3"><text:span text:style-name="T3">BILLY CARDOSO SOARES</text:span></text:p>
          </table:table-cell>
          <table:table-cell table:style-name="Tabela1.B5" office:value-type="string">
            <text:p text:style-name="P3"><text:span text:style-name="T3">ASSISTENTE TECNICO-ADMINISTRATIVO requisitado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426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26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3</text:span></text:p>
          </table:table-cell>
          <table:table-cell table:style-name="Tabela1.B5" office:value-type="string">
            <text:p text:style-name="P3"><text:span text:style-name="T3">BRENO AMORIM DE BRI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9.301,35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585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1,11</text:span></text:p>
          </table:table-cell>
          <table:table-cell table:style-name="Tabela1.E43" office:value-type="string">
            <text:p text:style-name="P4"><text:span text:style-name="T3">8.010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0</text:span></text:p>
          </table:table-cell>
          <table:table-cell table:style-name="Tabela1.B5" office:value-type="string">
            <text:p text:style-name="P3"><text:span text:style-name="T3">BRUNA BARRETO NUNES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0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306,96</text:span></text:p>
          </table:table-cell>
          <table:table-cell table:style-name="Tabela1.E43" office:value-type="string">
            <text:p text:style-name="P4"><text:span text:style-name="T3">578,05</text:span></text:p>
          </table:table-cell>
          <table:table-cell table:style-name="Tabela1.E43" office:value-type="string">
            <text:p text:style-name="P4"><text:span text:style-name="T3">17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5,89</text:span></text:p>
          </table:table-cell>
          <table:table-cell table:style-name="Tabela1.E43" office:value-type="string">
            <text:p text:style-name="P4"><text:span text:style-name="T3">5.551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6</text:span></text:p>
          </table:table-cell>
          <table:table-cell table:style-name="Tabela1.B5" office:value-type="string">
            <text:p text:style-name="P3"><text:span text:style-name="T3">BRUNA KAROLINE ALVES RIB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11.708,12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228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73,31</text:span></text:p>
          </table:table-cell>
          <table:table-cell table:style-name="Tabela1.E43" office:value-type="string">
            <text:p text:style-name="P4"><text:span text:style-name="T3">9.334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1</text:span></text:p>
          </table:table-cell>
          <table:table-cell table:style-name="Tabela1.B5" office:value-type="string">
            <text:p text:style-name="P3"><text:span text:style-name="T3">BRUNA TAYNARA DA SILVA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7.971,24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6.927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4</text:span></text:p>
          </table:table-cell>
          <table:table-cell table:style-name="Tabela1.B5" office:value-type="string">
            <text:p text:style-name="P3"><text:span text:style-name="T3">BRUNO CARVALHO DE ALENCA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7.068,72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130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81</text:span></text:p>
          </table:table-cell>
          <table:table-cell table:style-name="Tabela1.E43" office:value-type="string">
            <text:p text:style-name="P4"><text:span text:style-name="T3">6.410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6</text:span></text:p>
          </table:table-cell>
          <table:table-cell table:style-name="Tabela1.B5" office:value-type="string">
            <text:p text:style-name="P3"><text:span text:style-name="T3">BRUNO GARCIA CRUZ DE HOLANDA CAVALCAN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804,73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147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9,93</text:span></text:p>
          </table:table-cell>
          <table:table-cell table:style-name="Tabela1.E43" office:value-type="string">
            <text:p text:style-name="P4"><text:span text:style-name="T3">8.744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5</text:span></text:p>
          </table:table-cell>
          <table:table-cell table:style-name="Tabela1.B5" office:value-type="string">
            <text:p text:style-name="P3"><text:span text:style-name="T3">BRUNO GOMES FERR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8</text:span></text:p>
          </table:table-cell>
          <table:table-cell table:style-name="Tabela1.B5" office:value-type="string">
            <text:p text:style-name="P3"><text:span text:style-name="T3">BRUNO LEMO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1.316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0,00</text:span></text:p>
          </table:table-cell>
          <table:table-cell table:style-name="Tabela1.E43" office:value-type="string">
            <text:p text:style-name="P4"><text:span text:style-name="T3">2.955,23</text:span></text:p>
          </table:table-cell>
          <table:table-cell table:style-name="Tabela1.E43" office:value-type="string">
            <text:p text:style-name="P4"><text:span text:style-name="T3">12.374,47</text:span></text:p>
          </table:table-cell>
          <table:table-cell table:style-name="Tabela1.E43" office:value-type="string">
            <text:p text:style-name="P4"><text:span text:style-name="T3">1.105,89</text:span></text:p>
          </table:table-cell>
          <table:table-cell table:style-name="Tabela1.E43" office:value-type="string">
            <text:p text:style-name="P4"><text:span text:style-name="T3">898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4,65</text:span></text:p>
          </table:table-cell>
          <table:table-cell table:style-name="Tabela1.E43" office:value-type="string">
            <text:p text:style-name="P4"><text:span text:style-name="T3">10.369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8</text:span></text:p>
          </table:table-cell>
          <table:table-cell table:style-name="Tabela1.B5" office:value-type="string">
            <text:p text:style-name="P3"><text:span text:style-name="T3">BRUNO MELO MOU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56,85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49.342,5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83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63,89</text:span></text:p>
          </table:table-cell>
          <table:table-cell table:style-name="Tabela1.E43" office:value-type="string">
            <text:p text:style-name="P4"><text:span text:style-name="T3">36.878,6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330</text:span></text:p>
          </table:table-cell>
          <table:table-cell table:style-name="Tabela1.B5" office:value-type="string">
            <text:p text:style-name="P3"><text:span text:style-name="T3">BRUNO OLIVEIRA FALC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4.159,91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3.144,42</text:span></text:p>
          </table:table-cell>
          <table:table-cell table:style-name="Tabela1.E43" office:value-type="string">
            <text:p text:style-name="P4"><text:span text:style-name="T3">1.745,86</text:span></text:p>
          </table:table-cell>
          <table:table-cell table:style-name="Tabela1.E43" office:value-type="string">
            <text:p text:style-name="P4"><text:span text:style-name="T3">4.36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10,02</text:span></text:p>
          </table:table-cell>
          <table:table-cell table:style-name="Tabela1.E43" office:value-type="string">
            <text:p text:style-name="P4"><text:span text:style-name="T3">17.034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8</text:span></text:p>
          </table:table-cell>
          <table:table-cell table:style-name="Tabela1.B5" office:value-type="string">
            <text:p text:style-name="P3"><text:span text:style-name="T3">BRUNO RAMOS ELOY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4.855,69</text:span></text:p>
          </table:table-cell>
          <table:table-cell table:style-name="Tabela1.E43" office:value-type="string">
            <text:p text:style-name="P4"><text:span text:style-name="T3">10.156,88</text:span></text:p>
          </table:table-cell>
          <table:table-cell table:style-name="Tabela1.E43" office:value-type="string">
            <text:p text:style-name="P4"><text:span text:style-name="T3">4.14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1.633,63</text:span></text:p>
          </table:table-cell>
          <table:table-cell table:style-name="Tabela1.E43" office:value-type="string">
            <text:p text:style-name="P4"><text:span text:style-name="T3">1.924,84</text:span></text:p>
          </table:table-cell>
          <table:table-cell table:style-name="Tabela1.E43" office:value-type="string">
            <text:p text:style-name="P4"><text:span text:style-name="T3">3.868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93,12</text:span></text:p>
          </table:table-cell>
          <table:table-cell table:style-name="Tabela1.E43" office:value-type="string">
            <text:p text:style-name="P4"><text:span text:style-name="T3">15.840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9</text:span></text:p>
          </table:table-cell>
          <table:table-cell table:style-name="Tabela1.B5" office:value-type="string">
            <text:p text:style-name="P3"><text:span text:style-name="T3">CAIO NABUCO D AVILA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 MEIO AMBIENTE, URBANISMO, PATRIMONIO SOCIAL E CULTURAL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357,17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136,51</text:span></text:p>
          </table:table-cell>
          <table:table-cell table:style-name="Tabela1.E43" office:value-type="string">
            <text:p text:style-name="P4"><text:span text:style-name="T3">950,02</text:span></text:p>
          </table:table-cell>
          <table:table-cell table:style-name="Tabela1.E43" office:value-type="string">
            <text:p text:style-name="P4"><text:span text:style-name="T3">1.057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7,99</text:span></text:p>
          </table:table-cell>
          <table:table-cell table:style-name="Tabela1.E43" office:value-type="string">
            <text:p text:style-name="P4"><text:span text:style-name="T3">8.128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2</text:span></text:p>
          </table:table-cell>
          <table:table-cell table:style-name="Tabela1.B5" office:value-type="string">
            <text:p text:style-name="P3"><text:span text:style-name="T3">CAIQUE RABELO ALONSO GONZALEZ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1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0,29</text:span></text:p>
          </table:table-cell>
          <table:table-cell table:style-name="Tabela1.E43" office:value-type="string">
            <text:p text:style-name="P4"><text:span text:style-name="T3">3.653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3</text:span></text:p>
          </table:table-cell>
          <table:table-cell table:style-name="Tabela1.B5" office:value-type="string">
            <text:p text:style-name="P3"><text:span text:style-name="T3">CAMILA MEDEIROS DE SOUZA MELO VILA NO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027,47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748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6,06</text:span></text:p>
          </table:table-cell>
          <table:table-cell table:style-name="Tabela1.E43" office:value-type="string">
            <text:p text:style-name="P4"><text:span text:style-name="T3">7.501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7</text:span></text:p>
          </table:table-cell>
          <table:table-cell table:style-name="Tabela1.B5" office:value-type="string">
            <text:p text:style-name="P3"><text:span text:style-name="T3">CAMILA NUNES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0.89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4</text:span></text:p>
          </table:table-cell>
          <table:table-cell table:style-name="Tabela1.B5" office:value-type="string">
            <text:p text:style-name="P3"><text:span text:style-name="T3">CAMILLA CANUTO ALVE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1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0,29</text:span></text:p>
          </table:table-cell>
          <table:table-cell table:style-name="Tabela1.E43" office:value-type="string">
            <text:p text:style-name="P4"><text:span text:style-name="T3">3.653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4</text:span></text:p>
          </table:table-cell>
          <table:table-cell table:style-name="Tabela1.B5" office:value-type="string">
            <text:p text:style-name="P3"><text:span text:style-name="T3">CARINA ALVES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142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2,23</text:span></text:p>
          </table:table-cell>
          <table:table-cell table:style-name="Tabela1.E43" office:value-type="string">
            <text:p text:style-name="P4"><text:span text:style-name="T3">5.654,99</text:span></text:p>
          </table:table-cell>
          <table:table-cell table:style-name="Tabela1.E43" office:value-type="string">
            <text:p text:style-name="P4"><text:span text:style-name="T3">420,39</text:span></text:p>
          </table:table-cell>
          <table:table-cell table:style-name="Tabela1.E43" office:value-type="string">
            <text:p text:style-name="P4"><text:span text:style-name="T3">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1,27</text:span></text:p>
          </table:table-cell>
          <table:table-cell table:style-name="Tabela1.E43" office:value-type="string">
            <text:p text:style-name="P4"><text:span text:style-name="T3">5.183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4</text:span></text:p>
          </table:table-cell>
          <table:table-cell table:style-name="Tabela1.B5" office:value-type="string">
            <text:p text:style-name="P3"><text:span text:style-name="T3">CARLA ROCHA BARRETO HORA DE LIM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8.951,23</text:span></text:p>
          </table:table-cell>
          <table:table-cell table:style-name="Tabela1.E43" office:value-type="string">
            <text:p text:style-name="P4"><text:span text:style-name="T3">66.009,25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86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84,63</text:span></text:p>
          </table:table-cell>
          <table:table-cell table:style-name="Tabela1.E43" office:value-type="string">
            <text:p text:style-name="P4"><text:span text:style-name="T3">53.424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</text:span></text:p>
          </table:table-cell>
          <table:table-cell table:style-name="Tabela1.B5" office:value-type="string">
            <text:p text:style-name="P3"><text:span text:style-name="T3">CARLOS AUGUSTO ALCANTARA MACHAD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30.771,70</text:span></text:p>
          </table:table-cell>
          <table:table-cell table:style-name="Tabela1.E43" office:value-type="string">
            <text:p text:style-name="P4"><text:span text:style-name="T3">77.713,42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2.536,88</text:span></text:p>
          </table:table-cell>
          <table:table-cell table:style-name="Tabela1.E43" office:value-type="string">
            <text:p text:style-name="P4"><text:span text:style-name="T3">17.584,70</text:span></text:p>
          </table:table-cell>
          <table:table-cell table:style-name="Tabela1.E43" office:value-type="string">
            <text:p text:style-name="P4"><text:span text:style-name="T3">60.128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9</text:span></text:p>
          </table:table-cell>
          <table:table-cell table:style-name="Tabela1.B5" office:value-type="string">
            <text:p text:style-name="P3"><text:span text:style-name="T3">CARLOS AUGUSTO DOS SANTOS RAM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29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6</text:span></text:p>
          </table:table-cell>
          <table:table-cell table:style-name="Tabela1.B5" office:value-type="string">
            <text:p text:style-name="P3"><text:span text:style-name="T3">CARLOS CEZAR SOUZA SOAR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5</text:span></text:p>
          </table:table-cell>
          <table:table-cell table:style-name="Tabela1.B5" office:value-type="string">
            <text:p text:style-name="P3"><text:span text:style-name="T3">CARLOS FERNANDO AQUINO MOT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5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706,19</text:span></text:p>
          </table:table-cell>
          <table:table-cell table:style-name="Tabela1.E43" office:value-type="string">
            <text:p text:style-name="P4"><text:span text:style-name="T3">1.053,95</text:span></text:p>
          </table:table-cell>
          <table:table-cell table:style-name="Tabela1.E43" office:value-type="string">
            <text:p text:style-name="P4"><text:span text:style-name="T3">858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12,87</text:span></text:p>
          </table:table-cell>
          <table:table-cell table:style-name="Tabela1.E43" office:value-type="string">
            <text:p text:style-name="P4"><text:span text:style-name="T3">7.793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8</text:span></text:p>
          </table:table-cell>
          <table:table-cell table:style-name="Tabela1.B5" office:value-type="string">
            <text:p text:style-name="P3"><text:span text:style-name="T3">CARLOS HENRIQUE DE MELO CONCEICAO</text:span></text:p>
          </table:table-cell>
          <table:table-cell table:style-name="Tabela1.B5" office:value-type="string">
            <text:p text:style-name="P3"><text:span text:style-name="T3">COORDENADOR DE ACOMP. DE ATIV. JUDICIAIS</text:span></text:p>
          </table:table-cell>
          <table:table-cell table:style-name="Tabela1.B5" office:value-type="string">
            <text:p text:style-name="P3"><text:span text:style-name="T3">CORREGEDORIA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642,9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5"/><text:span text:style-name="T3">589</text:span></text:p>
          </table:table-cell>
          <table:table-cell table:style-name="Tabela1.B5" office:value-type="string">
            <text:p text:style-name="P3"><text:span text:style-name="T3">CARLOS HENRIQUE SIQUEIRA RIBEIR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402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48,8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69.921,1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3.113,57</text:span></text:p>
          </table:table-cell>
          <table:table-cell table:style-name="Tabela1.E43" office:value-type="string">
            <text:p text:style-name="P4"><text:span text:style-name="T3">16.365,05</text:span></text:p>
          </table:table-cell>
          <table:table-cell table:style-name="Tabela1.E43" office:value-type="string">
            <text:p text:style-name="P4"><text:span text:style-name="T3">53.556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7</text:span></text:p>
          </table:table-cell>
          <table:table-cell table:style-name="Tabela1.B5" office:value-type="string">
            <text:p text:style-name="P3"><text:span text:style-name="T3">CARLOS ISSAC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22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1,95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6.961,74</text:span></text:p>
          </table:table-cell>
          <table:table-cell table:style-name="Tabela1.E43" office:value-type="string">
            <text:p text:style-name="P4"><text:span text:style-name="T3">431,96</text:span></text:p>
          </table:table-cell>
          <table:table-cell table:style-name="Tabela1.E43" office:value-type="string">
            <text:p text:style-name="P4"><text:span text:style-name="T3">42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4,19</text:span></text:p>
          </table:table-cell>
          <table:table-cell table:style-name="Tabela1.E43" office:value-type="string">
            <text:p text:style-name="P4"><text:span text:style-name="T3">6.487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9</text:span></text:p>
          </table:table-cell>
          <table:table-cell table:style-name="Tabela1.B5" office:value-type="string">
            <text:p text:style-name="P3"><text:span text:style-name="T3">CARLOS KLEBER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3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4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3.380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0</text:span></text:p>
          </table:table-cell>
          <table:table-cell table:style-name="Tabela1.B5" office:value-type="string">
            <text:p text:style-name="P3"><text:span text:style-name="T3">CARLOS RONALD DE JESU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</text:span></text:p>
          </table:table-cell>
          <table:table-cell table:style-name="Tabela1.B5" office:value-type="string">
            <text:p text:style-name="P3"><text:span text:style-name="T3">CARMEN LUCIA BUARQUE DE GUSM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7.962,42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497,81</text:span></text:p>
          </table:table-cell>
          <table:table-cell table:style-name="Tabela1.E43" office:value-type="string">
            <text:p text:style-name="P4"><text:span text:style-name="T3">15.245,27</text:span></text:p>
          </table:table-cell>
          <table:table-cell table:style-name="Tabela1.E43" office:value-type="string">
            <text:p text:style-name="P4"><text:span text:style-name="T3">32.717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5</text:span></text:p>
          </table:table-cell>
          <table:table-cell table:style-name="Tabela1.B5" office:value-type="string">
            <text:p text:style-name="P3"><text:span text:style-name="T3">CAROLINE BUENOS AIRES MONT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10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3,00</text:span></text:p>
          </table:table-cell>
          <table:table-cell table:style-name="Tabela1.E43" office:value-type="string">
            <text:p text:style-name="P4"><text:span text:style-name="T3">11.658,77</text:span></text:p>
          </table:table-cell>
          <table:table-cell table:style-name="Tabela1.E43" office:value-type="string">
            <text:p text:style-name="P4"><text:span text:style-name="T3">1.190,81</text:span></text:p>
          </table:table-cell>
          <table:table-cell table:style-name="Tabela1.E43" office:value-type="string">
            <text:p text:style-name="P4"><text:span text:style-name="T3">1.090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0,93</text:span></text:p>
          </table:table-cell>
          <table:table-cell table:style-name="Tabela1.E43" office:value-type="string">
            <text:p text:style-name="P4"><text:span text:style-name="T3">9.377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8</text:span></text:p>
          </table:table-cell>
          <table:table-cell table:style-name="Tabela1.B5" office:value-type="string">
            <text:p text:style-name="P3"><text:span text:style-name="T3">CAROLINE LEAO NOGUEIRA MEL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4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6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48,45</text:span></text:p>
          </table:table-cell>
          <table:table-cell table:style-name="Tabela1.E43" office:value-type="string">
            <text:p text:style-name="P4"><text:span text:style-name="T3">36.83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1</text:span></text:p>
          </table:table-cell>
          <table:table-cell table:style-name="Tabela1.B5" office:value-type="string">
            <text:p text:style-name="P3"><text:span text:style-name="T3">CAROLINE OLIVEIRA RIB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858,89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051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19,75</text:span></text:p>
          </table:table-cell>
          <table:table-cell table:style-name="Tabela1.E43" office:value-type="string">
            <text:p text:style-name="P4"><text:span text:style-name="T3">11.239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1</text:span></text:p>
          </table:table-cell>
          <table:table-cell table:style-name="Tabela1.B5" office:value-type="string">
            <text:p text:style-name="P3"><text:span text:style-name="T3">CATIANE DOS SANTO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037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4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2,56</text:span></text:p>
          </table:table-cell>
          <table:table-cell table:style-name="Tabela1.E43" office:value-type="string">
            <text:p text:style-name="P4"><text:span text:style-name="T3">6.814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9</text:span></text:p>
          </table:table-cell>
          <table:table-cell table:style-name="Tabela1.B5" office:value-type="string">
            <text:p text:style-name="P3"><text:span text:style-name="T3">CAYO RUBENS CASTILHANO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020,46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1.60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0,31</text:span></text:p>
          </table:table-cell>
          <table:table-cell table:style-name="Tabela1.E43" office:value-type="string">
            <text:p text:style-name="P4"><text:span text:style-name="T3">9.570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8</text:span></text:p>
          </table:table-cell>
          <table:table-cell table:style-name="Tabela1.B5" office:value-type="string">
            <text:p text:style-name="P3"><text:span text:style-name="T3">CECILIA NOGUEIRA GUIMARAES BARR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4.592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87,13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121,68</text:span></text:p>
          </table:table-cell>
          <table:table-cell table:style-name="Tabela1.E43" office:value-type="string">
            <text:p text:style-name="P4"><text:span text:style-name="T3">38.470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1</text:span></text:p>
          </table:table-cell>
          <table:table-cell table:style-name="Tabela1.B5" office:value-type="string">
            <text:p text:style-name="P3"><text:span text:style-name="T3">CELENE SOCORRO DE MORAES OLI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77</text:span></text:p>
          </table:table-cell>
          <table:table-cell table:style-name="Tabela1.B5" office:value-type="string">
            <text:p text:style-name="P3"><text:span text:style-name="T3">CELIA REGINA SANTOS ANDRADE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2.094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</text:span></text:p>
          </table:table-cell>
          <table:table-cell table:style-name="Tabela1.B5" office:value-type="string">
            <text:p text:style-name="P3"><text:span text:style-name="T3">CELSO LUIS DORIA LE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60.249,72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2.536,88</text:span></text:p>
          </table:table-cell>
          <table:table-cell table:style-name="Tabela1.E43" office:value-type="string">
            <text:p text:style-name="P4"><text:span text:style-name="T3">17.584,70</text:span></text:p>
          </table:table-cell>
          <table:table-cell table:style-name="Tabela1.E43" office:value-type="string">
            <text:p text:style-name="P4"><text:span text:style-name="T3">4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7</text:span></text:p>
          </table:table-cell>
          <table:table-cell table:style-name="Tabela1.B5" office:value-type="string">
            <text:p text:style-name="P3"><text:span text:style-name="T3">CIBELLE MACHADO DE SOUZA ENOMO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055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3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2,54</text:span></text:p>
          </table:table-cell>
          <table:table-cell table:style-name="Tabela1.E43" office:value-type="string">
            <text:p text:style-name="P4"><text:span text:style-name="T3">10.453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8</text:span></text:p>
          </table:table-cell>
          <table:table-cell table:style-name="Tabela1.B5" office:value-type="string">
            <text:p text:style-name="P3"><text:span text:style-name="T3">CICERO SANTOS DA SILVA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9</text:span></text:p>
          </table:table-cell>
          <table:table-cell table:style-name="Tabela1.B5" office:value-type="string">
            <text:p text:style-name="P3"><text:span text:style-name="T3">CINTHIA CARDOZO ROZA DE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4.902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991,16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1.03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4,66</text:span></text:p>
          </table:table-cell>
          <table:table-cell table:style-name="Tabela1.E43" office:value-type="string">
            <text:p text:style-name="P4"><text:span text:style-name="T3">13.266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8</text:span></text:p>
          </table:table-cell>
          <table:table-cell table:style-name="Tabela1.B5" office:value-type="string">
            <text:p text:style-name="P3"><text:span text:style-name="T3">CINTHIA MAGNO SANTOS LEA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358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3.176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0</text:span></text:p>
          </table:table-cell>
          <table:table-cell table:style-name="Tabela1.B5" office:value-type="string">
            <text:p text:style-name="P3"><text:span text:style-name="T3">CLAUDIA DANIELA DE FREITAS SILVEIRA FRANC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6</text:span></text:p>
          </table:table-cell>
          <table:table-cell table:style-name="Tabela1.B5" office:value-type="string">
            <text:p text:style-name="P3"><text:span text:style-name="T3">CLAUDIA DE OLIVEIRA MENDONCA BARROS</text:span></text:p>
          </table:table-cell>
          <table:table-cell table:style-name="Tabela1.B5" office:value-type="string">
            <text:p text:style-name="P3"><text:span text:style-name="T3">CAPITÃ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91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4.891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4</text:span></text:p>
          </table:table-cell>
          <table:table-cell table:style-name="Tabela1.B5" office:value-type="string">
            <text:p text:style-name="P3"><text:span text:style-name="T3">CLAUDIA DO AMARAL CALMON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38.123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1</text:span></text:p>
          </table:table-cell>
          <table:table-cell table:style-name="Tabela1.B5" office:value-type="string">
            <text:p text:style-name="P3"><text:span text:style-name="T3">CLAUDIA ERNESTA DOS SANTOS</text:span></text:p>
          </table:table-cell>
          <table:table-cell table:style-name="Tabela1.B5" office:value-type="string">
            <text:p text:style-name="P3"><text:span text:style-name="T3">EXEC. DE SERV. BÁSICOS - requisitado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1.041,86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443,04</text:span></text:p>
          </table:table-cell>
          <table:table-cell table:style-name="Tabela1.E43" office:value-type="string">
            <text:p text:style-name="P4"><text:span text:style-name="T3">145,86</text:span></text:p>
          </table:table-cell>
          <table:table-cell table:style-name="Tabela1.E43" office:value-type="string">
            <text:p text:style-name="P4"><text:span text:style-name="T3">113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8,94</text:span></text:p>
          </table:table-cell>
          <table:table-cell table:style-name="Tabela1.E43" office:value-type="string">
            <text:p text:style-name="P4"><text:span text:style-name="T3">5.184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5</text:span></text:p>
          </table:table-cell>
          <table:table-cell table:style-name="Tabela1.B5" office:value-type="string">
            <text:p text:style-name="P3"><text:span text:style-name="T3">CLAUDIA REGINA SANTOS LIMA GETIR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2.697,90</text:span></text:p>
          </table:table-cell>
          <table:table-cell table:style-name="Tabela1.E43" office:value-type="string">
            <text:p text:style-name="P4"><text:span text:style-name="T3">674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853,38</text:span></text:p>
          </table:table-cell>
          <table:table-cell table:style-name="Tabela1.E43" office:value-type="string">
            <text:p text:style-name="P4"><text:span text:style-name="T3">472,13</text:span></text:p>
          </table:table-cell>
          <table:table-cell table:style-name="Tabela1.E43" office:value-type="string">
            <text:p text:style-name="P4"><text:span text:style-name="T3">8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2,37</text:span></text:p>
          </table:table-cell>
          <table:table-cell table:style-name="Tabela1.E43" office:value-type="string">
            <text:p text:style-name="P4"><text:span text:style-name="T3">5.30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3</text:span></text:p>
          </table:table-cell>
          <table:table-cell table:style-name="Tabela1.B5" office:value-type="string">
            <text:p text:style-name="P3"><text:span text:style-name="T3">CLAUDIA VIRGINIA OLIVER DE 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019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4</text:span></text:p>
          </table:table-cell>
          <table:table-cell table:style-name="Tabela1.B5" office:value-type="string">
            <text:p text:style-name="P3"><text:span text:style-name="T3">CLAUDIO ROBERTO ALFREDO DE SOU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49.53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7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8,91</text:span></text:p>
          </table:table-cell>
          <table:table-cell table:style-name="Tabela1.E43" office:value-type="string">
            <text:p text:style-name="P4"><text:span text:style-name="T3">36.850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1</text:span></text:p>
          </table:table-cell>
          <table:table-cell table:style-name="Tabela1.B5" office:value-type="string">
            <text:p text:style-name="P3"><text:span text:style-name="T3">CLEANE OLIVEIRA CAVALCAN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3</text:span></text:p>
          </table:table-cell>
          <table:table-cell table:style-name="Tabela1.B5" office:value-type="string">
            <text:p text:style-name="P3"><text:span text:style-name="T3">CLEIDINALDO TAVA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50</text:span></text:p>
          </table:table-cell>
          <table:table-cell table:style-name="Tabela1.E43" office:value-type="string">
            <text:p text:style-name="P4"><text:span text:style-name="T3">8.464,14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5,34</text:span></text:p>
          </table:table-cell>
          <table:table-cell table:style-name="Tabela1.E43" office:value-type="string">
            <text:p text:style-name="P4"><text:span text:style-name="T3">7.318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5</text:span></text:p>
          </table:table-cell>
          <table:table-cell table:style-name="Tabela1.B5" office:value-type="string">
            <text:p text:style-name="P3"><text:span text:style-name="T3">CLELIO MAIA SANTOS</text:span></text:p>
          </table:table-cell>
          <table:table-cell table:style-name="Tabela1.B5" office:value-type="string">
            <text:p text:style-name="P3"><text:span text:style-name="T3">ASSESSOR DE GESTAO DE PESSOAS II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918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12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5,73</text:span></text:p>
          </table:table-cell>
          <table:table-cell table:style-name="Tabela1.E43" office:value-type="string">
            <text:p text:style-name="P4"><text:span text:style-name="T3">6.332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4</text:span></text:p>
          </table:table-cell>
          <table:table-cell table:style-name="Tabela1.B5" office:value-type="string">
            <text:p text:style-name="P3"><text:span text:style-name="T3">CLESIA MARIA OLIVEIRA CAVALCAN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4</text:span></text:p>
          </table:table-cell>
          <table:table-cell table:style-name="Tabela1.B5" office:value-type="string">
            <text:p text:style-name="P3"><text:span text:style-name="T3">CONCEICAO FONTES FELIX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5.90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7.992,39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90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8,41</text:span></text:p>
          </table:table-cell>
          <table:table-cell table:style-name="Tabela1.E43" office:value-type="string">
            <text:p text:style-name="P4"><text:span text:style-name="T3">15.723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3</text:span></text:p>
          </table:table-cell>
          <table:table-cell table:style-name="Tabela1.B5" office:value-type="string">
            <text:p text:style-name="P3"><text:span text:style-name="T3">CRISTIANE BARRETO PAIVA</text:span></text:p>
          </table:table-cell>
          <table:table-cell table:style-name="Tabela1.B5" office:value-type="string">
            <text:p text:style-name="P3"><text:span text:style-name="T3">COORDENADOR DA DIVISÃO DE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59,37</text:span></text:p>
          </table:table-cell>
          <table:table-cell table:style-name="Tabela1.E43" office:value-type="string">
            <text:p text:style-name="P4"><text:span text:style-name="T3">2.559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59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1</text:span></text:p>
          </table:table-cell>
          <table:table-cell table:style-name="Tabela1.B5" office:value-type="string">
            <text:p text:style-name="P3"><text:span text:style-name="T3">CRISTIANNE DELGADO CARVALHO PESSOA 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321,6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1.36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3,11</text:span></text:p>
          </table:table-cell>
          <table:table-cell table:style-name="Tabela1.E43" office:value-type="string">
            <text:p text:style-name="P4"><text:span text:style-name="T3">9.24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5</text:span></text:p>
          </table:table-cell>
          <table:table-cell table:style-name="Tabela1.B5" office:value-type="string">
            <text:p text:style-name="P3"><text:span text:style-name="T3">DAIANE SILVA SAMPAIO LOB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071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03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66,58</text:span></text:p>
          </table:table-cell>
          <table:table-cell table:style-name="Tabela1.E43" office:value-type="string">
            <text:p text:style-name="P4"><text:span text:style-name="T3">11.304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7</text:span></text:p>
          </table:table-cell>
          <table:table-cell table:style-name="Tabela1.B5" office:value-type="string">
            <text:p text:style-name="P3"><text:span text:style-name="T3">DANIEL ARAUJO RAM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9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9.783,66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748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4,77</text:span></text:p>
          </table:table-cell>
          <table:table-cell table:style-name="Tabela1.E43" office:value-type="string">
            <text:p text:style-name="P4"><text:span text:style-name="T3">8.438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7</text:span></text:p>
          </table:table-cell>
          <table:table-cell table:style-name="Tabela1.B5" office:value-type="string">
            <text:p text:style-name="P3"><text:span text:style-name="T3">DANIEL CARNEIRO DUARTE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3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6</text:span></text:p>
          </table:table-cell>
          <table:table-cell table:style-name="Tabela1.B5" office:value-type="string">
            <text:p text:style-name="P3"><text:span text:style-name="T3">DANIEL DE BARROS BRANCO CAJUEIR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6,9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354,03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79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3,65</text:span></text:p>
          </table:table-cell>
          <table:table-cell table:style-name="Tabela1.E43" office:value-type="string">
            <text:p text:style-name="P4"><text:span text:style-name="T3">7.930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2</text:span></text:p>
          </table:table-cell>
          <table:table-cell table:style-name="Tabela1.B5" office:value-type="string">
            <text:p text:style-name="P3"><text:span text:style-name="T3">DANIEL DIAS SANTA ROS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48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9.638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4</text:span></text:p>
          </table:table-cell>
          <table:table-cell table:style-name="Tabela1.B5" office:value-type="string">
            <text:p text:style-name="P3"><text:span text:style-name="T3">DANIEL FAGUNDES SILV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2</text:span></text:p>
          </table:table-cell>
          <table:table-cell table:style-name="Tabela1.B5" office:value-type="string">
            <text:p text:style-name="P3"><text:span text:style-name="T3">DANIEL RIBEIRO DA SIL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394</text:span></text:p>
          </table:table-cell>
          <table:table-cell table:style-name="Tabela1.B5" office:value-type="string">
            <text:p text:style-name="P3"><text:span text:style-name="T3">DANIELLE COSTA MENDONC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853,44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8,86</text:span></text:p>
          </table:table-cell>
          <table:table-cell table:style-name="Tabela1.E43" office:value-type="string">
            <text:p text:style-name="P4"><text:span text:style-name="T3">11.064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7</text:span></text:p>
          </table:table-cell>
          <table:table-cell table:style-name="Tabela1.B5" office:value-type="string">
            <text:p text:style-name="P3"><text:span text:style-name="T3">DANIELLE TAVARES DA SILVA DRAPA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5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18,71</text:span></text:p>
          </table:table-cell>
          <table:table-cell table:style-name="Tabela1.E43" office:value-type="string">
            <text:p text:style-name="P4"><text:span text:style-name="T3">10.94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6</text:span></text:p>
          </table:table-cell>
          <table:table-cell table:style-name="Tabela1.B5" office:value-type="string">
            <text:p text:style-name="P3"><text:span text:style-name="T3">DANILO BUARQUE COU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7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522,99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537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02,82</text:span></text:p>
          </table:table-cell>
          <table:table-cell table:style-name="Tabela1.E43" office:value-type="string">
            <text:p text:style-name="P4"><text:span text:style-name="T3">11.220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3</text:span></text:p>
          </table:table-cell>
          <table:table-cell table:style-name="Tabela1.B5" office:value-type="string">
            <text:p text:style-name="P3"><text:span text:style-name="T3">DANILO JOSE AMARAL GOULART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36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8.373,94</text:span></text:p>
          </table:table-cell>
          <table:table-cell table:style-name="Tabela1.E43" office:value-type="string">
            <text:p text:style-name="P4"><text:span text:style-name="T3">829,56</text:span></text:p>
          </table:table-cell>
          <table:table-cell table:style-name="Tabela1.E43" office:value-type="string">
            <text:p text:style-name="P4"><text:span text:style-name="T3">53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1,57</text:span></text:p>
          </table:table-cell>
          <table:table-cell table:style-name="Tabela1.E43" office:value-type="string">
            <text:p text:style-name="P4"><text:span text:style-name="T3">7.012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</text:span></text:p>
          </table:table-cell>
          <table:table-cell table:style-name="Tabela1.B5" office:value-type="string">
            <text:p text:style-name="P3"><text:span text:style-name="T3">DARCILO MELO COS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6"/><text:span text:style-name="T3">1647</text:span></text:p>
          </table:table-cell>
          <table:table-cell table:style-name="Tabela1.B5" office:value-type="string">
            <text:p text:style-name="P3"><text:span text:style-name="T3">DARLY GIULIA SANTOS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765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7.040,91</text:span></text:p>
          </table:table-cell>
          <table:table-cell table:style-name="Tabela1.E43" office:value-type="string">
            <text:p text:style-name="P4"><text:span text:style-name="T3">642,94</text:span></text:p>
          </table:table-cell>
          <table:table-cell table:style-name="Tabela1.E43" office:value-type="string">
            <text:p text:style-name="P4"><text:span text:style-name="T3">20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52,78</text:span></text:p>
          </table:table-cell>
          <table:table-cell table:style-name="Tabela1.E43" office:value-type="string">
            <text:p text:style-name="P4"><text:span text:style-name="T3">6.188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6</text:span></text:p>
          </table:table-cell>
          <table:table-cell table:style-name="Tabela1.B5" office:value-type="string">
            <text:p text:style-name="P3"><text:span text:style-name="T3">DAVID ALBERTO FONTES GONZALEZ CASTANED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60,96</text:span></text:p>
          </table:table-cell>
          <table:table-cell table:style-name="Tabela1.E43" office:value-type="string">
            <text:p text:style-name="P4"><text:span text:style-name="T3">4.760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60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8</text:span></text:p>
          </table:table-cell>
          <table:table-cell table:style-name="Tabela1.B5" office:value-type="string">
            <text:p text:style-name="P3"><text:span text:style-name="T3">DAVID RIBEIRO DE JESU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5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79,00</text:span></text:p>
          </table:table-cell>
          <table:table-cell table:style-name="Tabela1.E43" office:value-type="string">
            <text:p text:style-name="P4"><text:span text:style-name="T3">5.529,45</text:span></text:p>
          </table:table-cell>
          <table:table-cell table:style-name="Tabela1.E43" office:value-type="string">
            <text:p text:style-name="P4"><text:span text:style-name="T3">148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8,36</text:span></text:p>
          </table:table-cell>
          <table:table-cell table:style-name="Tabela1.E43" office:value-type="string">
            <text:p text:style-name="P4"><text:span text:style-name="T3">5.381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2</text:span></text:p>
          </table:table-cell>
          <table:table-cell table:style-name="Tabela1.B5" office:value-type="string">
            <text:p text:style-name="P3"><text:span text:style-name="T3">DAYSE MORAE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87</text:span></text:p>
          </table:table-cell>
          <table:table-cell table:style-name="Tabela1.E43" office:value-type="string">
            <text:p text:style-name="P4"><text:span text:style-name="T3">10.023,3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800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78,20</text:span></text:p>
          </table:table-cell>
          <table:table-cell table:style-name="Tabela1.E43" office:value-type="string">
            <text:p text:style-name="P4"><text:span text:style-name="T3">8.445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6</text:span></text:p>
          </table:table-cell>
          <table:table-cell table:style-name="Tabela1.B5" office:value-type="string">
            <text:p text:style-name="P3"><text:span text:style-name="T3">DEBORA CARDOSO CAVALHER REZEN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6.120,38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2.35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5,86</text:span></text:p>
          </table:table-cell>
          <table:table-cell table:style-name="Tabela1.E43" office:value-type="string">
            <text:p text:style-name="P4"><text:span text:style-name="T3">11.854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6</text:span></text:p>
          </table:table-cell>
          <table:table-cell table:style-name="Tabela1.B5" office:value-type="string">
            <text:p text:style-name="P3"><text:span text:style-name="T3">DEBORAH NATALIE FREITAS DE S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</text:span></text:p>
          </table:table-cell>
          <table:table-cell table:style-name="Tabela1.B5" office:value-type="string">
            <text:p text:style-name="P3"><text:span text:style-name="T3">DEIJANIRO JONA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31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69.782,1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56.682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6</text:span></text:p>
          </table:table-cell>
          <table:table-cell table:style-name="Tabela1.B5" office:value-type="string">
            <text:p text:style-name="P3"><text:span text:style-name="T3">DEJAIR DA COSTA TAVARE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1.083,12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74,58</text:span></text:p>
          </table:table-cell>
          <table:table-cell table:style-name="Tabela1.E43" office:value-type="string">
            <text:p text:style-name="P4"><text:span text:style-name="T3">657,09</text:span></text:p>
          </table:table-cell>
          <table:table-cell table:style-name="Tabela1.E43" office:value-type="string">
            <text:p text:style-name="P4"><text:span text:style-name="T3">1.28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3,59</text:span></text:p>
          </table:table-cell>
          <table:table-cell table:style-name="Tabela1.E43" office:value-type="string">
            <text:p text:style-name="P4"><text:span text:style-name="T3">8.730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7</text:span></text:p>
          </table:table-cell>
          <table:table-cell table:style-name="Tabela1.B5" office:value-type="string">
            <text:p text:style-name="P3"><text:span text:style-name="T3">DENISE COELHO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168,08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993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5,80</text:span></text:p>
          </table:table-cell>
          <table:table-cell table:style-name="Tabela1.E43" office:value-type="string">
            <text:p text:style-name="P4"><text:span text:style-name="T3">8.262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6</text:span></text:p>
          </table:table-cell>
          <table:table-cell table:style-name="Tabela1.B5" office:value-type="string">
            <text:p text:style-name="P3"><text:span text:style-name="T3">DENISE DOS SANTOS COST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7</text:span></text:p>
          </table:table-cell>
          <table:table-cell table:style-name="Tabela1.B5" office:value-type="string">
            <text:p text:style-name="P3"><text:span text:style-name="T3">DENISE DOS SANTOS COSTA</text:span></text:p>
          </table:table-cell>
          <table:table-cell table:style-name="Tabela1.B5" office:value-type="string">
            <text:p text:style-name="P3"><text:span text:style-name="T3">Coordenador da Div. Ad. do Gab. do Proc. Ger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4.301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2.198,70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10.666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7</text:span></text:p>
          </table:table-cell>
          <table:table-cell table:style-name="Tabela1.B5" office:value-type="string">
            <text:p text:style-name="P3"><text:span text:style-name="T3">DENISE OLIVEIRA DE SANTAN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9</text:span></text:p>
          </table:table-cell>
          <table:table-cell table:style-name="Tabela1.B5" office:value-type="string">
            <text:p text:style-name="P3"><text:span text:style-name="T3">DENISSON SANTANA DOS SANTO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066,80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2.176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99,87</text:span></text:p>
          </table:table-cell>
          <table:table-cell table:style-name="Tabela1.E43" office:value-type="string">
            <text:p text:style-name="P4"><text:span text:style-name="T3">11.266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9</text:span></text:p>
          </table:table-cell>
          <table:table-cell table:style-name="Tabela1.B5" office:value-type="string">
            <text:p text:style-name="P3"><text:span text:style-name="T3">DENISSON SOARES BEZ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ÃO DE AUDITORIA INTERNA - DAI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496,34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90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66,97</text:span></text:p>
          </table:table-cell>
          <table:table-cell table:style-name="Tabela1.E43" office:value-type="string">
            <text:p text:style-name="P4"><text:span text:style-name="T3">7.729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2</text:span></text:p>
          </table:table-cell>
          <table:table-cell table:style-name="Tabela1.B5" office:value-type="string">
            <text:p text:style-name="P3"><text:span text:style-name="T3">DENIVAL ANDRA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75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62,21</text:span></text:p>
          </table:table-cell>
          <table:table-cell table:style-name="Tabela1.E43" office:value-type="string">
            <text:p text:style-name="P4"><text:span text:style-name="T3">23.076,34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1.949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48,84</text:span></text:p>
          </table:table-cell>
          <table:table-cell table:style-name="Tabela1.E43" office:value-type="string">
            <text:p text:style-name="P4"><text:span text:style-name="T3">19.427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0</text:span></text:p>
          </table:table-cell>
          <table:table-cell table:style-name="Tabela1.B5" office:value-type="string">
            <text:p text:style-name="P3"><text:span text:style-name="T3">DENIVAN RODRIGUES FREIRE</text:span></text:p>
          </table:table-cell>
          <table:table-cell table:style-name="Tabela1.B5" office:value-type="string">
            <text:p text:style-name="P3"><text:span text:style-name="T3">Assessor do Coord. da D. Adm. do Gab. do Proc. Ger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418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5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7,92</text:span></text:p>
          </table:table-cell>
          <table:table-cell table:style-name="Tabela1.E43" office:value-type="string">
            <text:p text:style-name="P4"><text:span text:style-name="T3">7.990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7</text:span></text:p>
          </table:table-cell>
          <table:table-cell table:style-name="Tabela1.B5" office:value-type="string">
            <text:p text:style-name="P3"><text:span text:style-name="T3">DENNIS CHRISTIAN NUNES DE FREI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586,12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35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72,80</text:span></text:p>
          </table:table-cell>
          <table:table-cell table:style-name="Tabela1.E43" office:value-type="string">
            <text:p text:style-name="P4"><text:span text:style-name="T3">8.913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6</text:span></text:p>
          </table:table-cell>
          <table:table-cell table:style-name="Tabela1.B5" office:value-type="string">
            <text:p text:style-name="P3"><text:span text:style-name="T3">DHIOGO LIMA VELOZ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8.641,45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.395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61,12</text:span></text:p>
          </table:table-cell>
          <table:table-cell table:style-name="Tabela1.E43" office:value-type="string">
            <text:p text:style-name="P4"><text:span text:style-name="T3">14.480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7</text:span></text:p>
          </table:table-cell>
          <table:table-cell table:style-name="Tabela1.B5" office:value-type="string">
            <text:p text:style-name="P3"><text:span text:style-name="T3">DIANA NATHALIE MELO PEREIRA DE OLIV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4</text:span></text:p>
          </table:table-cell>
          <table:table-cell table:style-name="Tabela1.B5" office:value-type="string">
            <text:p text:style-name="P3"><text:span text:style-name="T3">DIEGO GARCIA CRUZ CARVALH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2,6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888,47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2.58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0,70</text:span></text:p>
          </table:table-cell>
          <table:table-cell table:style-name="Tabela1.E43" office:value-type="string">
            <text:p text:style-name="P4"><text:span text:style-name="T3">12.527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2</text:span></text:p>
          </table:table-cell>
          <table:table-cell table:style-name="Tabela1.B5" office:value-type="string">
            <text:p text:style-name="P3"><text:span text:style-name="T3">DIEGO GOUVEIA PESSOA DE LIM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4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1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96,31</text:span></text:p>
          </table:table-cell>
          <table:table-cell table:style-name="Tabela1.E43" office:value-type="string">
            <text:p text:style-name="P4"><text:span text:style-name="T3">36.890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6</text:span></text:p>
          </table:table-cell>
          <table:table-cell table:style-name="Tabela1.B5" office:value-type="string">
            <text:p text:style-name="P3"><text:span text:style-name="T3">DIEGO SOARES RIBEIRO</text:span></text:p>
          </table:table-cell>
          <table:table-cell table:style-name="Tabela1.B5" office:value-type="string">
            <text:p text:style-name="P3"><text:span text:style-name="T3">COORDENADOR DA DIVISÃO FINANCEIRA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22,9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295,01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685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3,40</text:span></text:p>
          </table:table-cell>
          <table:table-cell table:style-name="Tabela1.E43" office:value-type="string">
            <text:p text:style-name="P4"><text:span text:style-name="T3">9.781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5</text:span></text:p>
          </table:table-cell>
          <table:table-cell table:style-name="Tabela1.B5" office:value-type="string">
            <text:p text:style-name="P3"><text:span text:style-name="T3">DIOGO HENRIQUE PEREIRA MONTALV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5.526,96</text:span></text:p>
          </table:table-cell>
          <table:table-cell table:style-name="Tabela1.E43" office:value-type="string">
            <text:p text:style-name="P4"><text:span text:style-name="T3">1.658,0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0.659,86</text:span></text:p>
          </table:table-cell>
          <table:table-cell table:style-name="Tabela1.E43" office:value-type="string">
            <text:p text:style-name="P4"><text:span text:style-name="T3">1.005,91</text:span></text:p>
          </table:table-cell>
          <table:table-cell table:style-name="Tabela1.E43" office:value-type="string">
            <text:p text:style-name="P4"><text:span text:style-name="T3">3.74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54,84</text:span></text:p>
          </table:table-cell>
          <table:table-cell table:style-name="Tabela1.E43" office:value-type="string">
            <text:p text:style-name="P4"><text:span text:style-name="T3">15.90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8</text:span></text:p>
          </table:table-cell>
          <table:table-cell table:style-name="Tabela1.B5" office:value-type="string">
            <text:p text:style-name="P3"><text:span text:style-name="T3">DJHONE DO NASCIMENTO SIQUEIR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2</text:span></text:p>
          </table:table-cell>
          <table:table-cell table:style-name="Tabela1.B5" office:value-type="string">
            <text:p text:style-name="P3"><text:span text:style-name="T3">DORVALINA TELES DAN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3.95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6.338,13</text:span></text:p>
          </table:table-cell>
          <table:table-cell table:style-name="Tabela1.E43" office:value-type="string">
            <text:p text:style-name="P4"><text:span text:style-name="T3">1.940,00</text:span></text:p>
          </table:table-cell>
          <table:table-cell table:style-name="Tabela1.E43" office:value-type="string">
            <text:p text:style-name="P4"><text:span text:style-name="T3">2.303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43,58</text:span></text:p>
          </table:table-cell>
          <table:table-cell table:style-name="Tabela1.E43" office:value-type="string">
            <text:p text:style-name="P4"><text:span text:style-name="T3">12.094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8</text:span></text:p>
          </table:table-cell>
          <table:table-cell table:style-name="Tabela1.B5" office:value-type="string">
            <text:p text:style-name="P3"><text:span text:style-name="T3">DOUGLAS SOARES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7.455,65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19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0,49</text:span></text:p>
          </table:table-cell>
          <table:table-cell table:style-name="Tabela1.E43" office:value-type="string">
            <text:p text:style-name="P4"><text:span text:style-name="T3">6.765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02</text:span></text:p>
          </table:table-cell>
          <table:table-cell table:style-name="Tabela1.B5" office:value-type="string">
            <text:p text:style-name="P3"><text:span text:style-name="T3">EDILENILZA DA SILVA SOUZA MACEDO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0</text:span></text:p>
          </table:table-cell>
          <table:table-cell table:style-name="Tabela1.B5" office:value-type="string">
            <text:p text:style-name="P3"><text:span text:style-name="T3">EDINALDO BARBOSA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29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8</text:span></text:p>
          </table:table-cell>
          <table:table-cell table:style-name="Tabela1.B5" office:value-type="string">
            <text:p text:style-name="P3"><text:span text:style-name="T3">EDJILDA RESENDE DE LIMA GUER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6.182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31.68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1</text:span></text:p>
          </table:table-cell>
          <table:table-cell table:style-name="Tabela1.B5" office:value-type="string">
            <text:p text:style-name="P3"><text:span text:style-name="T3">EDMILSON ARAUJO DO CARMO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2.313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0</text:span></text:p>
          </table:table-cell>
          <table:table-cell table:style-name="Tabela1.B5" office:value-type="string">
            <text:p text:style-name="P3"><text:span text:style-name="T3">EDMILSON DE SOUZA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8</text:span></text:p>
          </table:table-cell>
          <table:table-cell table:style-name="Tabela1.B5" office:value-type="string">
            <text:p text:style-name="P3"><text:span text:style-name="T3">EDMILSON PEREIRA DA SILV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7</text:span></text:p>
          </table:table-cell>
          <table:table-cell table:style-name="Tabela1.B5" office:value-type="string">
            <text:p text:style-name="P3"><text:span text:style-name="T3">EDNALDO SANTO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5</text:span></text:p>
          </table:table-cell>
          <table:table-cell table:style-name="Tabela1.B5" office:value-type="string">
            <text:p text:style-name="P3"><text:span text:style-name="T3">EDSON DOS SANTOS</text:span></text:p>
          </table:table-cell>
          <table:table-cell table:style-name="Tabela1.B5" office:value-type="string">
            <text:p text:style-name="P3"><text:span text:style-name="T3">Assessor do Núcleo de C. e D. Proc. do C. Superior</text:span></text:p>
          </table:table-cell>
          <table:table-cell table:style-name="Tabela1.B5" office:value-type="string">
            <text:p text:style-name="P3"><text:span text:style-name="T3">CONSELHO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2.319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564,40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123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5,02</text:span></text:p>
          </table:table-cell>
          <table:table-cell table:style-name="Tabela1.E43" office:value-type="string">
            <text:p text:style-name="P4"><text:span text:style-name="T3">8.109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3</text:span></text:p>
          </table:table-cell>
          <table:table-cell table:style-name="Tabela1.B5" office:value-type="string">
            <text:p text:style-name="P3"><text:span text:style-name="T3">EDUARDO ALBERTO FREIRE DE ALMEIDA SEAB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058,05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823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46,40</text:span></text:p>
          </table:table-cell>
          <table:table-cell table:style-name="Tabela1.E43" office:value-type="string">
            <text:p text:style-name="P4"><text:span text:style-name="T3">7.511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4</text:span></text:p>
          </table:table-cell>
          <table:table-cell table:style-name="Tabela1.B5" office:value-type="string">
            <text:p text:style-name="P3"><text:span text:style-name="T3">EDUARDO ANTONIO SEAB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</text:span></text:p>
          </table:table-cell>
          <table:table-cell table:style-name="Tabela1.B5" office:value-type="string">
            <text:p text:style-name="P3"><text:span text:style-name="T3">EDUARDO BARRETO DAVILA FONTES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7.816,91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62.747,3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5.034,46</text:span></text:p>
          </table:table-cell>
          <table:table-cell table:style-name="Tabela1.E43" office:value-type="string">
            <text:p text:style-name="P4"><text:span text:style-name="T3">20.082,28</text:span></text:p>
          </table:table-cell>
          <table:table-cell table:style-name="Tabela1.E43" office:value-type="string">
            <text:p text:style-name="P4"><text:span text:style-name="T3">4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20</text:span></text:p>
          </table:table-cell>
          <table:table-cell table:style-name="Tabela1.B5" office:value-type="string">
            <text:p text:style-name="P3"><text:span text:style-name="T3">EDUARDO DE CABRAL MENEZES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3</text:span></text:p>
          </table:table-cell>
          <table:table-cell table:style-name="Tabela1.B5" office:value-type="string">
            <text:p text:style-name="P3"><text:span text:style-name="T3">EDUARDO DE SOUSA CARVALHO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992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753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5,82</text:span></text:p>
          </table:table-cell>
          <table:table-cell table:style-name="Tabela1.E43" office:value-type="string">
            <text:p text:style-name="P4"><text:span text:style-name="T3">7.326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2</text:span></text:p>
          </table:table-cell>
          <table:table-cell table:style-name="Tabela1.B5" office:value-type="string">
            <text:p text:style-name="P3"><text:span text:style-name="T3">EDUARDO FARIA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658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70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32,90</text:span></text:p>
          </table:table-cell>
          <table:table-cell table:style-name="Tabela1.E43" office:value-type="string">
            <text:p text:style-name="P4"><text:span text:style-name="T3">11.025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6</text:span></text:p>
          </table:table-cell>
          <table:table-cell table:style-name="Tabela1.B5" office:value-type="string">
            <text:p text:style-name="P3"><text:span text:style-name="T3">EDUARDO FRANKLIN MIRANDA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5</text:span></text:p>
          </table:table-cell>
          <table:table-cell table:style-name="Tabela1.B5" office:value-type="string">
            <text:p text:style-name="P3"><text:span text:style-name="T3">EDUARDO LIMA DE MA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5.439,75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7.764,8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884,19</text:span></text:p>
          </table:table-cell>
          <table:table-cell table:style-name="Tabela1.E43" office:value-type="string">
            <text:p text:style-name="P4"><text:span text:style-name="T3">15.683,78</text:span></text:p>
          </table:table-cell>
          <table:table-cell table:style-name="Tabela1.E43" office:value-type="string">
            <text:p text:style-name="P4"><text:span text:style-name="T3">42.081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8</text:span></text:p>
          </table:table-cell>
          <table:table-cell table:style-name="Tabela1.B5" office:value-type="string">
            <text:p text:style-name="P3"><text:span text:style-name="T3">EDUARDO VIEIRA DOS SANTOS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2.655,64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46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3,71</text:span></text:p>
          </table:table-cell>
          <table:table-cell table:style-name="Tabela1.E43" office:value-type="string">
            <text:p text:style-name="P4"><text:span text:style-name="T3">9.901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6</text:span></text:p>
          </table:table-cell>
          <table:table-cell table:style-name="Tabela1.B5" office:value-type="string">
            <text:p text:style-name="P3"><text:span text:style-name="T3">EDVALDO BEZER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2.734,7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7"/><text:span text:style-name="T3">15</text:span></text:p>
          </table:table-cell>
          <table:table-cell table:style-name="Tabela1.B5" office:value-type="string">
            <text:p text:style-name="P3"><text:span text:style-name="T3">EDVALDO VIEIRA MESS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4</text:span></text:p>
          </table:table-cell>
          <table:table-cell table:style-name="Tabela1.B5" office:value-type="string">
            <text:p text:style-name="P3"><text:span text:style-name="T3">EDYLENO ITALO SANTOS SODR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27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95,72</text:span></text:p>
          </table:table-cell>
          <table:table-cell table:style-name="Tabela1.E43" office:value-type="string">
            <text:p text:style-name="P4"><text:span text:style-name="T3">38.470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5</text:span></text:p>
          </table:table-cell>
          <table:table-cell table:style-name="Tabela1.B5" office:value-type="string">
            <text:p text:style-name="P3"><text:span text:style-name="T3">ELAINE PESSO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180,52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3.39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11.290,26</text:span></text:p>
          </table:table-cell>
          <table:table-cell table:style-name="Tabela1.E43" office:value-type="string">
            <text:p text:style-name="P4"><text:span text:style-name="T3">530,73</text:span></text:p>
          </table:table-cell>
          <table:table-cell table:style-name="Tabela1.E43" office:value-type="string">
            <text:p text:style-name="P4"><text:span text:style-name="T3">36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1,99</text:span></text:p>
          </table:table-cell>
          <table:table-cell table:style-name="Tabela1.E43" office:value-type="string">
            <text:p text:style-name="P4"><text:span text:style-name="T3">10.398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2</text:span></text:p>
          </table:table-cell>
          <table:table-cell table:style-name="Tabela1.B5" office:value-type="string">
            <text:p text:style-name="P3"><text:span text:style-name="T3">ELBER GONCALVES DOS ANJ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722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238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2,61</text:span></text:p>
          </table:table-cell>
          <table:table-cell table:style-name="Tabela1.E43" office:value-type="string">
            <text:p text:style-name="P4"><text:span text:style-name="T3">6.750,1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902</text:span></text:p>
          </table:table-cell>
          <table:table-cell table:style-name="Tabela1.B5" office:value-type="string">
            <text:p text:style-name="P3"><text:span text:style-name="T3">ELDA MARIA GONCALVES MENEZES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48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9.638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9</text:span></text:p>
          </table:table-cell>
          <table:table-cell table:style-name="Tabela1.B5" office:value-type="string">
            <text:p text:style-name="P3"><text:span text:style-name="T3">ELEN ROSE SOUZA SANTO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5</text:span></text:p>
          </table:table-cell>
          <table:table-cell table:style-name="Tabela1.B5" office:value-type="string">
            <text:p text:style-name="P3"><text:span text:style-name="T3">ELENICE PIRES DAMACEN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9.818,80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3,32</text:span></text:p>
          </table:table-cell>
          <table:table-cell table:style-name="Tabela1.E43" office:value-type="string">
            <text:p text:style-name="P4"><text:span text:style-name="T3">8.235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8</text:span></text:p>
          </table:table-cell>
          <table:table-cell table:style-name="Tabela1.B5" office:value-type="string">
            <text:p text:style-name="P3"><text:span text:style-name="T3">ELIANE CARNEIRO FRANCO</text:span></text:p>
          </table:table-cell>
          <table:table-cell table:style-name="Tabela1.B5" office:value-type="string">
            <text:p text:style-name="P3"><text:span text:style-name="T3">AUX.ADMINISTRATIVO - requisitad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</text:span></text:p>
          </table:table-cell>
          <table:table-cell table:style-name="Tabela1.B5" office:value-type="string">
            <text:p text:style-name="P3"><text:span text:style-name="T3">ELIANE GOES DA SILVA MONTE ALEGRE</text:span></text:p>
          </table:table-cell>
          <table:table-cell table:style-name="Tabela1.B5" office:value-type="string">
            <text:p text:style-name="P3"><text:span text:style-name="T3">* ADVOGAD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0</text:span></text:p>
          </table:table-cell>
          <table:table-cell table:style-name="Tabela1.B5" office:value-type="string">
            <text:p text:style-name="P3"><text:span text:style-name="T3">ELISGARDENIA RODRIGUES MACEN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965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29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6,67</text:span></text:p>
          </table:table-cell>
          <table:table-cell table:style-name="Tabela1.E43" office:value-type="string">
            <text:p text:style-name="P4"><text:span text:style-name="T3">6.939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4</text:span></text:p>
          </table:table-cell>
          <table:table-cell table:style-name="Tabela1.B5" office:value-type="string">
            <text:p text:style-name="P3"><text:span text:style-name="T3">ELIZALDO DIAS DOS SANTO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2</text:span></text:p>
          </table:table-cell>
          <table:table-cell table:style-name="Tabela1.B5" office:value-type="string">
            <text:p text:style-name="P3"><text:span text:style-name="T3">ELLEN SUSAN DOS SANTOS CORREI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49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826,87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645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9</text:span></text:p>
          </table:table-cell>
          <table:table-cell table:style-name="Tabela1.B5" office:value-type="string">
            <text:p text:style-name="P3"><text:span text:style-name="T3">ELOANDERSON DANTAS BATI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292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83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8,32</text:span></text:p>
          </table:table-cell>
          <table:table-cell table:style-name="Tabela1.E43" office:value-type="string">
            <text:p text:style-name="P4"><text:span text:style-name="T3">7.544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5</text:span></text:p>
          </table:table-cell>
          <table:table-cell table:style-name="Tabela1.B5" office:value-type="string">
            <text:p text:style-name="P3"><text:span text:style-name="T3">ELZA CESPEDES RAMOS SIQUEIR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9</text:span></text:p>
          </table:table-cell>
          <table:table-cell table:style-name="Tabela1.B5" office:value-type="string">
            <text:p text:style-name="P3"><text:span text:style-name="T3">ELZA LORENZA QUARANTA LEITE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388,19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644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9,75</text:span></text:p>
          </table:table-cell>
          <table:table-cell table:style-name="Tabela1.E43" office:value-type="string">
            <text:p text:style-name="P4"><text:span text:style-name="T3">7.038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5</text:span></text:p>
          </table:table-cell>
          <table:table-cell table:style-name="Tabela1.B5" office:value-type="string">
            <text:p text:style-name="P3"><text:span text:style-name="T3">EMILLY VARJAO RIBEIR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4.076,85</text:span></text:p>
          </table:table-cell>
          <table:table-cell table:style-name="Tabela1.E43" office:value-type="string">
            <text:p text:style-name="P4"><text:span text:style-name="T3">253,86</text:span></text:p>
          </table:table-cell>
          <table:table-cell table:style-name="Tabela1.E43" office:value-type="string">
            <text:p text:style-name="P4"><text:span text:style-name="T3">5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7,56</text:span></text:p>
          </table:table-cell>
          <table:table-cell table:style-name="Tabela1.E43" office:value-type="string">
            <text:p text:style-name="P4"><text:span text:style-name="T3">3.76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4</text:span></text:p>
          </table:table-cell>
          <table:table-cell table:style-name="Tabela1.B5" office:value-type="string">
            <text:p text:style-name="P3"><text:span text:style-name="T3">EMILSON CHAGA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</text:span></text:p>
          </table:table-cell>
          <table:table-cell table:style-name="Tabela1.B5" office:value-type="string">
            <text:p text:style-name="P3"><text:span text:style-name="T3">ENID SANTOS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6</text:span></text:p>
          </table:table-cell>
          <table:table-cell table:style-name="Tabela1.B5" office:value-type="string">
            <text:p text:style-name="P3"><text:span text:style-name="T3">ENIO PEREIRA ANDRADE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0</text:span></text:p>
          </table:table-cell>
          <table:table-cell table:style-name="Tabela1.B5" office:value-type="string">
            <text:p text:style-name="P3"><text:span text:style-name="T3">ERIC VINICIUS MOURA DANTAS</text:span></text:p>
          </table:table-cell>
          <table:table-cell table:style-name="Tabela1.B5" office:value-type="string">
            <text:p text:style-name="P3"><text:span text:style-name="T3">CHEFE DO SETOR DE ALMOXARIFADO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2.666,43</text:span></text:p>
          </table:table-cell>
          <table:table-cell table:style-name="Tabela1.E43" office:value-type="string">
            <text:p text:style-name="P4"><text:span text:style-name="T3">1.290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2,05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007,86</text:span></text:p>
          </table:table-cell>
          <table:table-cell table:style-name="Tabela1.E43" office:value-type="string">
            <text:p text:style-name="P4"><text:span text:style-name="T3">559,06</text:span></text:p>
          </table:table-cell>
          <table:table-cell table:style-name="Tabela1.E43" office:value-type="string">
            <text:p text:style-name="P4"><text:span text:style-name="T3">11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2,85</text:span></text:p>
          </table:table-cell>
          <table:table-cell table:style-name="Tabela1.E43" office:value-type="string">
            <text:p text:style-name="P4"><text:span text:style-name="T3">9.335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6</text:span></text:p>
          </table:table-cell>
          <table:table-cell table:style-name="Tabela1.B5" office:value-type="string">
            <text:p text:style-name="P3"><text:span text:style-name="T3">ERICA LUIZE LIM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48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57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8,48</text:span></text:p>
          </table:table-cell>
          <table:table-cell table:style-name="Tabela1.E43" office:value-type="string">
            <text:p text:style-name="P4"><text:span text:style-name="T3">9.6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6</text:span></text:p>
          </table:table-cell>
          <table:table-cell table:style-name="Tabela1.B5" office:value-type="string">
            <text:p text:style-name="P3"><text:span text:style-name="T3">ERIKA VALERIA CABRAL TAVARES REZEN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38,44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2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5,74</text:span></text:p>
          </table:table-cell>
          <table:table-cell table:style-name="Tabela1.E43" office:value-type="string">
            <text:p text:style-name="P4"><text:span text:style-name="T3">8.592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1</text:span></text:p>
          </table:table-cell>
          <table:table-cell table:style-name="Tabela1.B5" office:value-type="string">
            <text:p text:style-name="P3"><text:span text:style-name="T3">ERLON LEAL MARTIN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7,38</text:span></text:p>
          </table:table-cell>
          <table:table-cell table:style-name="Tabela1.E43" office:value-type="string">
            <text:p text:style-name="P4"><text:span text:style-name="T3">15.746,38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1.845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44,56</text:span></text:p>
          </table:table-cell>
          <table:table-cell table:style-name="Tabela1.E43" office:value-type="string">
            <text:p text:style-name="P4"><text:span text:style-name="T3">12.201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</text:span></text:p>
          </table:table-cell>
          <table:table-cell table:style-name="Tabela1.B5" office:value-type="string">
            <text:p text:style-name="P3"><text:span text:style-name="T3">ERNESTO ANIZIO AZEVEDO MEL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10.638,66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64.373,59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6.807,56</text:span></text:p>
          </table:table-cell>
          <table:table-cell table:style-name="Tabela1.E43" office:value-type="string">
            <text:p text:style-name="P4"><text:span text:style-name="T3">21.708,57</text:span></text:p>
          </table:table-cell>
          <table:table-cell table:style-name="Tabela1.E43" office:value-type="string">
            <text:p text:style-name="P4"><text:span text:style-name="T3">4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1</text:span></text:p>
          </table:table-cell>
          <table:table-cell table:style-name="Tabela1.B5" office:value-type="string">
            <text:p text:style-name="P3"><text:span text:style-name="T3">ESTACIO MOREIRA DE ARIMATE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409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553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2,30</text:span></text:p>
          </table:table-cell>
          <table:table-cell table:style-name="Tabela1.E43" office:value-type="string">
            <text:p text:style-name="P4"><text:span text:style-name="T3">13.026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0</text:span></text:p>
          </table:table-cell>
          <table:table-cell table:style-name="Tabela1.B5" office:value-type="string">
            <text:p text:style-name="P3"><text:span text:style-name="T3">ESTER ALVES RAMO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7</text:span></text:p>
          </table:table-cell>
          <table:table-cell table:style-name="Tabela1.B5" office:value-type="string">
            <text:p text:style-name="P3"><text:span text:style-name="T3">ETELIO DE CARVALHO PRADO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83,29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953,4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179,08</text:span></text:p>
          </table:table-cell>
          <table:table-cell table:style-name="Tabela1.E43" office:value-type="string">
            <text:p text:style-name="P4"><text:span text:style-name="T3">13.430,56</text:span></text:p>
          </table:table-cell>
          <table:table-cell table:style-name="Tabela1.E43" office:value-type="string">
            <text:p text:style-name="P4"><text:span text:style-name="T3">38.522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9</text:span></text:p>
          </table:table-cell>
          <table:table-cell table:style-name="Tabela1.B5" office:value-type="string">
            <text:p text:style-name="P3"><text:span text:style-name="T3">EUCLIDES OLEGARIO NETO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3</text:span></text:p>
          </table:table-cell>
          <table:table-cell table:style-name="Tabela1.B5" office:value-type="string">
            <text:p text:style-name="P3"><text:span text:style-name="T3">EUVALDO MENESES ALV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</text:span></text:p>
          </table:table-cell>
          <table:table-cell table:style-name="Tabela1.B5" office:value-type="string">
            <text:p text:style-name="P3"><text:span text:style-name="T3">EUZA MARIA GENTIL MISSANO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3.039,45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8.526,58</text:span></text:p>
          </table:table-cell>
          <table:table-cell table:style-name="Tabela1.E43" office:value-type="string">
            <text:p text:style-name="P4"><text:span text:style-name="T3">1.022,13</text:span></text:p>
          </table:table-cell>
          <table:table-cell table:style-name="Tabela1.E43" office:value-type="string">
            <text:p text:style-name="P4"><text:span text:style-name="T3">14.485,40</text:span></text:p>
          </table:table-cell>
          <table:table-cell table:style-name="Tabela1.E43" office:value-type="string">
            <text:p text:style-name="P4"><text:span text:style-name="T3">38.554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0</text:span></text:p>
          </table:table-cell>
          <table:table-cell table:style-name="Tabela1.B5" office:value-type="string">
            <text:p text:style-name="P3"><text:span text:style-name="T3">EVA CECILIA TRINDADE SIQU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692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3,32</text:span></text:p>
          </table:table-cell>
          <table:table-cell table:style-name="Tabela1.E43" office:value-type="string">
            <text:p text:style-name="P4"><text:span text:style-name="T3">7.109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8</text:span></text:p>
          </table:table-cell>
          <table:table-cell table:style-name="Tabela1.B5" office:value-type="string">
            <text:p text:style-name="P3"><text:span text:style-name="T3">EVERALDO DA SILVA CERQUEIRA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9.26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6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9.469,43</text:span></text:p>
          </table:table-cell>
          <table:table-cell table:style-name="Tabela1.E43" office:value-type="string">
            <text:p text:style-name="P4"><text:span text:style-name="T3">2.056,46</text:span></text:p>
          </table:table-cell>
          <table:table-cell table:style-name="Tabela1.E43" office:value-type="string">
            <text:p text:style-name="P4"><text:span text:style-name="T3">3.117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74,43</text:span></text:p>
          </table:table-cell>
          <table:table-cell table:style-name="Tabela1.E43" office:value-type="string">
            <text:p text:style-name="P4"><text:span text:style-name="T3">14.29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6</text:span></text:p>
          </table:table-cell>
          <table:table-cell table:style-name="Tabela1.B5" office:value-type="string">
            <text:p text:style-name="P3"><text:span text:style-name="T3">EVERTON OLIVEIRA ANGELO DA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6.510,04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10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7,24</text:span></text:p>
          </table:table-cell>
          <table:table-cell table:style-name="Tabela1.E43" office:value-type="string">
            <text:p text:style-name="P4"><text:span text:style-name="T3">5.902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4</text:span></text:p>
          </table:table-cell>
          <table:table-cell table:style-name="Tabela1.B5" office:value-type="string">
            <text:p text:style-name="P3"><text:span text:style-name="T3">EVERTON REGO GO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7.200,8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83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8,79</text:span></text:p>
          </table:table-cell>
          <table:table-cell table:style-name="Tabela1.E43" office:value-type="string">
            <text:p text:style-name="P4"><text:span text:style-name="T3">6.252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7</text:span></text:p>
          </table:table-cell>
          <table:table-cell table:style-name="Tabela1.B5" office:value-type="string">
            <text:p text:style-name="P3"><text:span text:style-name="T3">EVERTON SOUZ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2.0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8</text:span></text:p>
          </table:table-cell>
          <table:table-cell table:style-name="Tabela1.B5" office:value-type="string">
            <text:p text:style-name="P3"><text:span text:style-name="T3">EVILIN OLIVEIRA SANTOS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2,23</text:span></text:p>
          </table:table-cell>
          <table:table-cell table:style-name="Tabela1.E43" office:value-type="string">
            <text:p text:style-name="P4"><text:span text:style-name="T3">15.395,02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2.266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4,95</text:span></text:p>
          </table:table-cell>
          <table:table-cell table:style-name="Tabela1.E43" office:value-type="string">
            <text:p text:style-name="P4"><text:span text:style-name="T3">11.790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91</text:span></text:p>
          </table:table-cell>
          <table:table-cell table:style-name="Tabela1.B5" office:value-type="string">
            <text:p text:style-name="P3"><text:span text:style-name="T3">EWERTON FARIAS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70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4.694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0</text:span></text:p>
          </table:table-cell>
          <table:table-cell table:style-name="Tabela1.B5" office:value-type="string">
            <text:p text:style-name="P3"><text:span text:style-name="T3">FABIA PRISCILLA DE ARAUJO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14.138,94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78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5</text:span></text:p>
          </table:table-cell>
          <table:table-cell table:style-name="Tabela1.B5" office:value-type="string">
            <text:p text:style-name="P3"><text:span text:style-name="T3">FABIANA CARVALHO VIANA FRANC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38.262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0</text:span></text:p>
          </table:table-cell>
          <table:table-cell table:style-name="Tabela1.B5" office:value-type="string">
            <text:p text:style-name="P3"><text:span text:style-name="T3">FABIANA LIMA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44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6,71</text:span></text:p>
          </table:table-cell>
          <table:table-cell table:style-name="Tabela1.E43" office:value-type="string">
            <text:p text:style-name="P4"><text:span text:style-name="T3">9.517,67</text:span></text:p>
          </table:table-cell>
          <table:table-cell table:style-name="Tabela1.E43" office:value-type="string">
            <text:p text:style-name="P4"><text:span text:style-name="T3">879,33</text:span></text:p>
          </table:table-cell>
          <table:table-cell table:style-name="Tabela1.E43" office:value-type="string">
            <text:p text:style-name="P4"><text:span text:style-name="T3">616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5,42</text:span></text:p>
          </table:table-cell>
          <table:table-cell table:style-name="Tabela1.E43" office:value-type="string">
            <text:p text:style-name="P4"><text:span text:style-name="T3">8.022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1</text:span></text:p>
          </table:table-cell>
          <table:table-cell table:style-name="Tabela1.B5" office:value-type="string">
            <text:p text:style-name="P3"><text:span text:style-name="T3">FABIO ANTONIO LEITE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572,04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805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7,01</text:span></text:p>
          </table:table-cell>
          <table:table-cell table:style-name="Tabela1.E43" office:value-type="string">
            <text:p text:style-name="P4"><text:span text:style-name="T3">7.955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9</text:span></text:p>
          </table:table-cell>
          <table:table-cell table:style-name="Tabela1.B5" office:value-type="string">
            <text:p text:style-name="P3"><text:span text:style-name="T3">FABIO AUGUSTO MENEZES SANTOS</text:span></text:p>
          </table:table-cell>
          <table:table-cell table:style-name="Tabela1.B5" office:value-type="string">
            <text:p text:style-name="P3"><text:span text:style-name="T3">Chefe do Setor de Estat. da Ouvidoria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3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175,03</text:span></text:p>
          </table:table-cell>
          <table:table-cell table:style-name="Tabela1.E43" office:value-type="string">
            <text:p text:style-name="P4"><text:span text:style-name="T3">493,34</text:span></text:p>
          </table:table-cell>
          <table:table-cell table:style-name="Tabela1.E43" office:value-type="string">
            <text:p text:style-name="P4"><text:span text:style-name="T3">39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2,75</text:span></text:p>
          </table:table-cell>
          <table:table-cell table:style-name="Tabela1.E43" office:value-type="string">
            <text:p text:style-name="P4"><text:span text:style-name="T3">6.642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8</text:span></text:p>
          </table:table-cell>
          <table:table-cell table:style-name="Tabela1.B5" office:value-type="string">
            <text:p text:style-name="P3"><text:span text:style-name="T3">FABIO COSTA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142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180,76</text:span></text:p>
          </table:table-cell>
          <table:table-cell table:style-name="Tabela1.E43" office:value-type="string">
            <text:p text:style-name="P4"><text:span text:style-name="T3">420,39</text:span></text:p>
          </table:table-cell>
          <table:table-cell table:style-name="Tabela1.E43" office:value-type="string">
            <text:p text:style-name="P4"><text:span text:style-name="T3">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1,27</text:span></text:p>
          </table:table-cell>
          <table:table-cell table:style-name="Tabela1.E43" office:value-type="string">
            <text:p text:style-name="P4"><text:span text:style-name="T3">4.70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3</text:span></text:p>
          </table:table-cell>
          <table:table-cell table:style-name="Tabela1.B5" office:value-type="string">
            <text:p text:style-name="P3"><text:span text:style-name="T3">FABIO ERIK MONTE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071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1.200,35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8"/><text:span text:style-name="T3">1351</text:span></text:p>
          </table:table-cell>
          <table:table-cell table:style-name="Tabela1.B5" office:value-type="string">
            <text:p text:style-name="P3"><text:span text:style-name="T3">FABIO OLIVEIRA UCHOA</text:span></text:p>
          </table:table-cell>
          <table:table-cell table:style-name="Tabela1.B5" office:value-type="string">
            <text:p text:style-name="P3"><text:span text:style-name="T3">OFICIAL ADMINISTRATIVO - requisitado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1.667,14</text:span></text:p>
          </table:table-cell>
          <table:table-cell table:style-name="Tabela1.E43" office:value-type="string">
            <text:p text:style-name="P4"><text:span text:style-name="T3">5.362,29</text:span></text:p>
          </table:table-cell>
          <table:table-cell table:style-name="Tabela1.E43" office:value-type="string">
            <text:p text:style-name="P4"><text:span text:style-name="T3">6.895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6.648,69</text:span></text:p>
          </table:table-cell>
          <table:table-cell table:style-name="Tabela1.E43" office:value-type="string">
            <text:p text:style-name="P4"><text:span text:style-name="T3">807,20</text:span></text:p>
          </table:table-cell>
          <table:table-cell table:style-name="Tabela1.E43" office:value-type="string">
            <text:p text:style-name="P4"><text:span text:style-name="T3">2.40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0,23</text:span></text:p>
          </table:table-cell>
          <table:table-cell table:style-name="Tabela1.E43" office:value-type="string">
            <text:p text:style-name="P4"><text:span text:style-name="T3">13.438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6</text:span></text:p>
          </table:table-cell>
          <table:table-cell table:style-name="Tabela1.B5" office:value-type="string">
            <text:p text:style-name="P3"><text:span text:style-name="T3">FABIO PINHEIRO SILVA DE MENEZ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9.699,88</text:span></text:p>
          </table:table-cell>
          <table:table-cell table:style-name="Tabela1.E43" office:value-type="string">
            <text:p text:style-name="P4"><text:span text:style-name="T3">71.356,5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616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333,18</text:span></text:p>
          </table:table-cell>
          <table:table-cell table:style-name="Tabela1.E43" office:value-type="string">
            <text:p text:style-name="P4"><text:span text:style-name="T3">57.023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6</text:span></text:p>
          </table:table-cell>
          <table:table-cell table:style-name="Tabela1.B5" office:value-type="string">
            <text:p text:style-name="P3"><text:span text:style-name="T3">FABIO PUTUMUJU DE OLIV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4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6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48,45</text:span></text:p>
          </table:table-cell>
          <table:table-cell table:style-name="Tabela1.E43" office:value-type="string">
            <text:p text:style-name="P4"><text:span text:style-name="T3">36.83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5</text:span></text:p>
          </table:table-cell>
          <table:table-cell table:style-name="Tabela1.B5" office:value-type="string">
            <text:p text:style-name="P3"><text:span text:style-name="T3">FABIO SILVA TORRES</text:span></text:p>
          </table:table-cell>
          <table:table-cell table:style-name="Tabela1.B5" office:value-type="string">
            <text:p text:style-name="P3"><text:span text:style-name="T3">ASSESSOR DO DIRETOR ADMINISTRATIV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5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7,92</text:span></text:p>
          </table:table-cell>
          <table:table-cell table:style-name="Tabela1.E43" office:value-type="string">
            <text:p text:style-name="P4"><text:span text:style-name="T3">7.747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0</text:span></text:p>
          </table:table-cell>
          <table:table-cell table:style-name="Tabela1.B5" office:value-type="string">
            <text:p text:style-name="P3"><text:span text:style-name="T3">FABIO VIEGAS MENDONCA DE ARAUJ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373,63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4.835,39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494,62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175,98</text:span></text:p>
          </table:table-cell>
          <table:table-cell table:style-name="Tabela1.E43" office:value-type="string">
            <text:p text:style-name="P4"><text:span text:style-name="T3">38.659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1</text:span></text:p>
          </table:table-cell>
          <table:table-cell table:style-name="Tabela1.B5" office:value-type="string">
            <text:p text:style-name="P3"><text:span text:style-name="T3">FABRICIO EMMANUEL LIM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2,23</text:span></text:p>
          </table:table-cell>
          <table:table-cell table:style-name="Tabela1.E43" office:value-type="string">
            <text:p text:style-name="P4"><text:span text:style-name="T3">8.201,59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48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0,95</text:span></text:p>
          </table:table-cell>
          <table:table-cell table:style-name="Tabela1.E43" office:value-type="string">
            <text:p text:style-name="P4"><text:span text:style-name="T3">7.100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1</text:span></text:p>
          </table:table-cell>
          <table:table-cell table:style-name="Tabela1.B5" office:value-type="string">
            <text:p text:style-name="P3"><text:span text:style-name="T3">FELIPE AUGUSTO RIBEIRO VIA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11.617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2.963,32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4.087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31,61</text:span></text:p>
          </table:table-cell>
          <table:table-cell table:style-name="Tabela1.E43" office:value-type="string">
            <text:p text:style-name="P4"><text:span text:style-name="T3">27.731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0</text:span></text:p>
          </table:table-cell>
          <table:table-cell table:style-name="Tabela1.B5" office:value-type="string">
            <text:p text:style-name="P3"><text:span text:style-name="T3">FELIPE LEANDRO PODEROSO BISPO DA MO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5,00</text:span></text:p>
          </table:table-cell>
          <table:table-cell table:style-name="Tabela1.E43" office:value-type="string">
            <text:p text:style-name="P4"><text:span text:style-name="T3">6.012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4.968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5</text:span></text:p>
          </table:table-cell>
          <table:table-cell table:style-name="Tabela1.B5" office:value-type="string">
            <text:p text:style-name="P3"><text:span text:style-name="T3">FELIPE RIBEIRO ALMICO FRAG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1,41</text:span></text:p>
          </table:table-cell>
          <table:table-cell table:style-name="Tabela1.E43" office:value-type="string">
            <text:p text:style-name="P4"><text:span text:style-name="T3">2.401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1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3</text:span></text:p>
          </table:table-cell>
          <table:table-cell table:style-name="Tabela1.B5" office:value-type="string">
            <text:p text:style-name="P3"><text:span text:style-name="T3">FELIX CARBALLAL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.307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79,6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0.857,3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250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66,85</text:span></text:p>
          </table:table-cell>
          <table:table-cell table:style-name="Tabela1.E43" office:value-type="string">
            <text:p text:style-name="P4"><text:span text:style-name="T3">47.890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8</text:span></text:p>
          </table:table-cell>
          <table:table-cell table:style-name="Tabela1.B5" office:value-type="string">
            <text:p text:style-name="P3"><text:span text:style-name="T3">FELLIPE BARROS CAVALCAN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65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9.311,89</text:span></text:p>
          </table:table-cell>
          <table:table-cell table:style-name="Tabela1.E43" office:value-type="string">
            <text:p text:style-name="P4"><text:span text:style-name="T3">960,87</text:span></text:p>
          </table:table-cell>
          <table:table-cell table:style-name="Tabela1.E43" office:value-type="string">
            <text:p text:style-name="P4"><text:span text:style-name="T3">64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0,43</text:span></text:p>
          </table:table-cell>
          <table:table-cell table:style-name="Tabela1.E43" office:value-type="string">
            <text:p text:style-name="P4"><text:span text:style-name="T3">7.701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1</text:span></text:p>
          </table:table-cell>
          <table:table-cell table:style-name="Tabela1.B5" office:value-type="string">
            <text:p text:style-name="P3"><text:span text:style-name="T3">FERNANDA CAMPO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734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4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2,56</text:span></text:p>
          </table:table-cell>
          <table:table-cell table:style-name="Tabela1.E43" office:value-type="string">
            <text:p text:style-name="P4"><text:span text:style-name="T3">6.51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9</text:span></text:p>
          </table:table-cell>
          <table:table-cell table:style-name="Tabela1.B5" office:value-type="string">
            <text:p text:style-name="P3"><text:span text:style-name="T3">FERNANDA RAMOS ARAUJO SOBRAL DE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66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150,61</text:span></text:p>
          </table:table-cell>
          <table:table-cell table:style-name="Tabela1.E43" office:value-type="string">
            <text:p text:style-name="P4"><text:span text:style-name="T3">1.396,17</text:span></text:p>
          </table:table-cell>
          <table:table-cell table:style-name="Tabela1.E43" office:value-type="string">
            <text:p text:style-name="P4"><text:span text:style-name="T3">1.384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06</text:span></text:p>
          </table:table-cell>
          <table:table-cell table:style-name="Tabela1.E43" office:value-type="string">
            <text:p text:style-name="P4"><text:span text:style-name="T3">9.369,55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137</text:span></text:p>
          </table:table-cell>
          <table:table-cell table:style-name="Tabela1.B5" office:value-type="string">
            <text:p text:style-name="P3"><text:span text:style-name="T3">FERNANDA SANTOS SOUS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4.588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9</text:span></text:p>
          </table:table-cell>
          <table:table-cell table:style-name="Tabela1.B5" office:value-type="string">
            <text:p text:style-name="P3"><text:span text:style-name="T3">FERNANDA SILVA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719,4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71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19,47</text:span></text:p>
          </table:table-cell>
          <table:table-cell table:style-name="Tabela1.E43" office:value-type="string">
            <text:p text:style-name="P4"><text:span text:style-name="T3">12.499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7</text:span></text:p>
          </table:table-cell>
          <table:table-cell table:style-name="Tabela1.B5" office:value-type="string">
            <text:p text:style-name="P3"><text:span text:style-name="T3">FERNANDA TAGEANNE CORREIA GAM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773,11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2.009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43,56</text:span></text:p>
          </table:table-cell>
          <table:table-cell table:style-name="Tabela1.E43" office:value-type="string">
            <text:p text:style-name="P4"><text:span text:style-name="T3">11.129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0</text:span></text:p>
          </table:table-cell>
          <table:table-cell table:style-name="Tabela1.B5" office:value-type="string">
            <text:p text:style-name="P3"><text:span text:style-name="T3">FERNANDO HENRIQUE VIEIRA TRINDADE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11.438,17</text:span></text:p>
          </table:table-cell>
          <table:table-cell table:style-name="Tabela1.E43" office:value-type="string">
            <text:p text:style-name="P4"><text:span text:style-name="T3">73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352,91</text:span></text:p>
          </table:table-cell>
          <table:table-cell table:style-name="Tabela1.E43" office:value-type="string">
            <text:p text:style-name="P4"><text:span text:style-name="T3">1.704,49</text:span></text:p>
          </table:table-cell>
          <table:table-cell table:style-name="Tabela1.E43" office:value-type="string">
            <text:p text:style-name="P4"><text:span text:style-name="T3">2.01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14,50</text:span></text:p>
          </table:table-cell>
          <table:table-cell table:style-name="Tabela1.E43" office:value-type="string">
            <text:p text:style-name="P4"><text:span text:style-name="T3">10.638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</text:span></text:p>
          </table:table-cell>
          <table:table-cell table:style-name="Tabela1.B5" office:value-type="string">
            <text:p text:style-name="P3"><text:span text:style-name="T3">FLAMARION D AVILA FONT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8</text:span></text:p>
          </table:table-cell>
          <table:table-cell table:style-name="Tabela1.B5" office:value-type="string">
            <text:p text:style-name="P3"><text:span text:style-name="T3">FLAVIA ARAUJO BARRET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722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813,47</text:span></text:p>
          </table:table-cell>
          <table:table-cell table:style-name="Tabela1.E43" office:value-type="string">
            <text:p text:style-name="P4"><text:span text:style-name="T3">606,55</text:span></text:p>
          </table:table-cell>
          <table:table-cell table:style-name="Tabela1.E43" office:value-type="string">
            <text:p text:style-name="P4"><text:span text:style-name="T3">20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0,64</text:span></text:p>
          </table:table-cell>
          <table:table-cell table:style-name="Tabela1.E43" office:value-type="string">
            <text:p text:style-name="P4"><text:span text:style-name="T3">6.002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9</text:span></text:p>
          </table:table-cell>
          <table:table-cell table:style-name="Tabela1.B5" office:value-type="string">
            <text:p text:style-name="P3"><text:span text:style-name="T3">FLAVIA FRANCO DO PRADO CARVA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178,00</text:span></text:p>
          </table:table-cell>
          <table:table-cell table:style-name="Tabela1.E43" office:value-type="string">
            <text:p text:style-name="P4"><text:span text:style-name="T3">48.983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01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00,58</text:span></text:p>
          </table:table-cell>
          <table:table-cell table:style-name="Tabela1.E43" office:value-type="string">
            <text:p text:style-name="P4"><text:span text:style-name="T3">36.482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6</text:span></text:p>
          </table:table-cell>
          <table:table-cell table:style-name="Tabela1.B5" office:value-type="string">
            <text:p text:style-name="P3"><text:span text:style-name="T3">FLAVIA PATRICIA SANTOS BARR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0,0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888,70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873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5,40</text:span></text:p>
          </table:table-cell>
          <table:table-cell table:style-name="Tabela1.E43" office:value-type="string">
            <text:p text:style-name="P4"><text:span text:style-name="T3">8.323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0</text:span></text:p>
          </table:table-cell>
          <table:table-cell table:style-name="Tabela1.B5" office:value-type="string">
            <text:p text:style-name="P3"><text:span text:style-name="T3">FLAVIANO ALMEID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8.951,23</text:span></text:p>
          </table:table-cell>
          <table:table-cell table:style-name="Tabela1.E43" office:value-type="string">
            <text:p text:style-name="P4"><text:span text:style-name="T3">66.009,25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53.268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0</text:span></text:p>
          </table:table-cell>
          <table:table-cell table:style-name="Tabela1.B5" office:value-type="string">
            <text:p text:style-name="P3"><text:span text:style-name="T3">FLAVIO FONSEC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357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87</text:span></text:p>
          </table:table-cell>
          <table:table-cell table:style-name="Tabela1.E43" office:value-type="string">
            <text:p text:style-name="P4"><text:span text:style-name="T3">9.959,72</text:span></text:p>
          </table:table-cell>
          <table:table-cell table:style-name="Tabela1.E43" office:value-type="string">
            <text:p text:style-name="P4"><text:span text:style-name="T3">950,02</text:span></text:p>
          </table:table-cell>
          <table:table-cell table:style-name="Tabela1.E43" office:value-type="string">
            <text:p text:style-name="P4"><text:span text:style-name="T3">735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5,51</text:span></text:p>
          </table:table-cell>
          <table:table-cell table:style-name="Tabela1.E43" office:value-type="string">
            <text:p text:style-name="P4"><text:span text:style-name="T3">8.274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2</text:span></text:p>
          </table:table-cell>
          <table:table-cell table:style-name="Tabela1.B5" office:value-type="string">
            <text:p text:style-name="P3"><text:span text:style-name="T3">FLAVIO FONSECA SILVA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1,50</text:span></text:p>
          </table:table-cell>
          <table:table-cell table:style-name="Tabela1.E43" office:value-type="string">
            <text:p text:style-name="P4"><text:span text:style-name="T3">8.897,1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3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92,35</text:span></text:p>
          </table:table-cell>
          <table:table-cell table:style-name="Tabela1.E43" office:value-type="string">
            <text:p text:style-name="P4"><text:span text:style-name="T3">7.504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9</text:span></text:p>
          </table:table-cell>
          <table:table-cell table:style-name="Tabela1.B5" office:value-type="string">
            <text:p text:style-name="P3"><text:span text:style-name="T3">FLAVIO PRADO FONSEC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14.899,95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1.76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2,10</text:span></text:p>
          </table:table-cell>
          <table:table-cell table:style-name="Tabela1.E43" office:value-type="string">
            <text:p text:style-name="P4"><text:span text:style-name="T3">11.507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4</text:span></text:p>
          </table:table-cell>
          <table:table-cell table:style-name="Tabela1.B5" office:value-type="string">
            <text:p text:style-name="P3"><text:span text:style-name="T3">FLAVIO SILVA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7.997,09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361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9,57</text:span></text:p>
          </table:table-cell>
          <table:table-cell table:style-name="Tabela1.E43" office:value-type="string">
            <text:p text:style-name="P4"><text:span text:style-name="T3">7.007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8</text:span></text:p>
          </table:table-cell>
          <table:table-cell table:style-name="Tabela1.B5" office:value-type="string">
            <text:p text:style-name="P3"><text:span text:style-name="T3">FLAVIO WALLACE SANTOS FREIRE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3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9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97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2</text:span></text:p>
          </table:table-cell>
          <table:table-cell table:style-name="Tabela1.B5" office:value-type="string">
            <text:p text:style-name="P3"><text:span text:style-name="T3">FRANCIS CARDOSO ARAGAO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7</text:span></text:p>
          </table:table-cell>
          <table:table-cell table:style-name="Tabela1.B5" office:value-type="string">
            <text:p text:style-name="P3"><text:span text:style-name="T3">FRANCISCO FERREIRA DE LIMA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4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01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00,58</text:span></text:p>
          </table:table-cell>
          <table:table-cell table:style-name="Tabela1.E43" office:value-type="string">
            <text:p text:style-name="P4"><text:span text:style-name="T3">36.785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2</text:span></text:p>
          </table:table-cell>
          <table:table-cell table:style-name="Tabela1.B5" office:value-type="string">
            <text:p text:style-name="P3"><text:span text:style-name="T3">FRANCISCO JOSE DE OLIVEIRA GO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37,83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3.15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87,13</text:span></text:p>
          </table:table-cell>
          <table:table-cell table:style-name="Tabela1.E43" office:value-type="string">
            <text:p text:style-name="P4"><text:span text:style-name="T3">1.133,62</text:span></text:p>
          </table:table-cell>
          <table:table-cell table:style-name="Tabela1.E43" office:value-type="string">
            <text:p text:style-name="P4"><text:span text:style-name="T3">14.437,23</text:span></text:p>
          </table:table-cell>
          <table:table-cell table:style-name="Tabela1.E43" office:value-type="string">
            <text:p text:style-name="P4"><text:span text:style-name="T3">38.713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6</text:span></text:p>
          </table:table-cell>
          <table:table-cell table:style-name="Tabela1.B5" office:value-type="string">
            <text:p text:style-name="P3"><text:span text:style-name="T3">FRANCISCO MODESTO DOS PASSOS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22.197,89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3.15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63,03</text:span></text:p>
          </table:table-cell>
          <table:table-cell table:style-name="Tabela1.E43" office:value-type="string">
            <text:p text:style-name="P4"><text:span text:style-name="T3">17.134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1</text:span></text:p>
          </table:table-cell>
          <table:table-cell table:style-name="Tabela1.B5" office:value-type="string">
            <text:p text:style-name="P3"><text:span text:style-name="T3">FRANCISCO OLIVEIR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3</text:span></text:p>
          </table:table-cell>
          <table:table-cell table:style-name="Tabela1.B5" office:value-type="string">
            <text:p text:style-name="P3"><text:span text:style-name="T3">FRANCISLENE FISCINA GARCEZ</text:span></text:p>
          </table:table-cell>
          <table:table-cell table:style-name="Tabela1.B5" office:value-type="string">
            <text:p text:style-name="P3"><text:span text:style-name="T3">FISCAL DE TRIBUTOS - requisitad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137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069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7</text:span></text:p>
          </table:table-cell>
          <table:table-cell table:style-name="Tabela1.B5" office:value-type="string">
            <text:p text:style-name="P3"><text:span text:style-name="T3">GABRIELA ANDRADE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33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59,21</text:span></text:p>
          </table:table-cell>
          <table:table-cell table:style-name="Tabela1.E43" office:value-type="string">
            <text:p text:style-name="P4"><text:span text:style-name="T3">11.316,60</text:span></text:p>
          </table:table-cell>
          <table:table-cell table:style-name="Tabela1.E43" office:value-type="string">
            <text:p text:style-name="P4"><text:span text:style-name="T3">649,50</text:span></text:p>
          </table:table-cell>
          <table:table-cell table:style-name="Tabela1.E43" office:value-type="string">
            <text:p text:style-name="P4"><text:span text:style-name="T3">261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1,08</text:span></text:p>
          </table:table-cell>
          <table:table-cell table:style-name="Tabela1.E43" office:value-type="string">
            <text:p text:style-name="P4"><text:span text:style-name="T3">10.405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3</text:span></text:p>
          </table:table-cell>
          <table:table-cell table:style-name="Tabela1.B5" office:value-type="string">
            <text:p text:style-name="P3"><text:span text:style-name="T3">GENIVALDO DE MENEZE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9</text:span></text:p>
          </table:table-cell>
          <table:table-cell table:style-name="Tabela1.B5" office:value-type="string">
            <text:p text:style-name="P3"><text:span text:style-name="T3">GEORGE VICTOR FREIRE DUAR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559,21</text:span></text:p>
          </table:table-cell>
          <table:table-cell table:style-name="Tabela1.E43" office:value-type="string">
            <text:p text:style-name="P4"><text:span text:style-name="T3">12.617,90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296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0,34</text:span></text:p>
          </table:table-cell>
          <table:table-cell table:style-name="Tabela1.E43" office:value-type="string">
            <text:p text:style-name="P4"><text:span text:style-name="T3">10.137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4</text:span></text:p>
          </table:table-cell>
          <table:table-cell table:style-name="Tabela1.B5" office:value-type="string">
            <text:p text:style-name="P3"><text:span text:style-name="T3">GERALDO CEZAR BARROS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49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829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33,13</text:span></text:p>
          </table:table-cell>
          <table:table-cell table:style-name="Tabela1.E43" office:value-type="string">
            <text:p text:style-name="P4"><text:span text:style-name="T3">10.163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5</text:span></text:p>
          </table:table-cell>
          <table:table-cell table:style-name="Tabela1.B5" office:value-type="string">
            <text:p text:style-name="P3"><text:span text:style-name="T3">GERALDO MELO DE OLIVEIRA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652,23</text:span></text:p>
          </table:table-cell>
          <table:table-cell table:style-name="Tabela1.E43" office:value-type="string">
            <text:p text:style-name="P4"><text:span text:style-name="T3">8.493,96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535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9,15</text:span></text:p>
          </table:table-cell>
          <table:table-cell table:style-name="Tabela1.E43" office:value-type="string">
            <text:p text:style-name="P4"><text:span text:style-name="T3">7.224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2</text:span></text:p>
          </table:table-cell>
          <table:table-cell table:style-name="Tabela1.B5" office:value-type="string">
            <text:p text:style-name="P3"><text:span text:style-name="T3">GERINALDO DOS SANTOS BARBOS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8</text:span></text:p>
          </table:table-cell>
          <table:table-cell table:style-name="Tabela1.B5" office:value-type="string">
            <text:p text:style-name="P3"><text:span text:style-name="T3">GERSICA DAYANE SOUZA SANTOS</text:span></text:p>
          </table:table-cell>
          <table:table-cell table:style-name="Tabela1.B5" office:value-type="string">
            <text:p text:style-name="P3"><text:span text:style-name="T3">ASSESSOR DO NUCLEO DE LIQUIDAÇAO E PAGAMENT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4</text:span></text:p>
          </table:table-cell>
          <table:table-cell table:style-name="Tabela1.E43" office:value-type="string">
            <text:p text:style-name="P4"><text:span text:style-name="T3">1.171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873,81</text:span></text:p>
          </table:table-cell>
          <table:table-cell table:style-name="Tabela1.E43" office:value-type="string">
            <text:p text:style-name="P4"><text:span text:style-name="T3">119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9,02</text:span></text:p>
          </table:table-cell>
          <table:table-cell table:style-name="Tabela1.E43" office:value-type="string">
            <text:p text:style-name="P4"><text:span text:style-name="T3">4.754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2</text:span></text:p>
          </table:table-cell>
          <table:table-cell table:style-name="Tabela1.B5" office:value-type="string">
            <text:p text:style-name="P3"><text:span text:style-name="T3">GESSICA SANTOS SOUZA CABRAL</text:span></text:p>
          </table:table-cell>
          <table:table-cell table:style-name="Tabela1.B5" office:value-type="string">
            <text:p text:style-name="P3"><text:span text:style-name="T3">Chefe do Núcleo de Comunicação</text:span></text:p>
          </table:table-cell>
          <table:table-cell table:style-name="Tabela1.B5" office:value-type="string">
            <text:p text:style-name="P3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59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6,89</text:span></text:p>
          </table:table-cell>
          <table:table-cell table:style-name="Tabela1.E43" office:value-type="string">
            <text:p text:style-name="P4"><text:span text:style-name="T3">5.898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6</text:span></text:p>
          </table:table-cell>
          <table:table-cell table:style-name="Tabela1.B5" office:value-type="string">
            <text:p text:style-name="P3"><text:span text:style-name="T3">GICELE MARA CAVALCANTE DAVILA FONT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6.182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41.68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07</text:span></text:p>
          </table:table-cell>
          <table:table-cell table:style-name="Tabela1.B5" office:value-type="string">
            <text:p text:style-name="P3"><text:span text:style-name="T3">GILBERTO DORIA DANTAS JUNIOR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.352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44,79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21.449,65</text:span></text:p>
          </table:table-cell>
          <table:table-cell table:style-name="Tabela1.E43" office:value-type="string">
            <text:p text:style-name="P4"><text:span text:style-name="T3">1.929,32</text:span></text:p>
          </table:table-cell>
          <table:table-cell table:style-name="Tabela1.E43" office:value-type="string">
            <text:p text:style-name="P4"><text:span text:style-name="T3">3.032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1,38</text:span></text:p>
          </table:table-cell>
          <table:table-cell table:style-name="Tabela1.E43" office:value-type="string">
            <text:p text:style-name="P4"><text:span text:style-name="T3">16.488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14</text:span></text:p>
          </table:table-cell>
          <table:table-cell table:style-name="Tabela1.B5" office:value-type="string">
            <text:p text:style-name="P3"><text:span text:style-name="T3">GILDETE XAVIER ALMEID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2.171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4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1.388,17</text:span></text:p>
          </table:table-cell>
          <table:table-cell table:style-name="Tabela1.E43" office:value-type="string">
            <text:p text:style-name="P4"><text:span text:style-name="T3">1.064,02</text:span></text:p>
          </table:table-cell>
          <table:table-cell table:style-name="Tabela1.E43" office:value-type="string">
            <text:p text:style-name="P4"><text:span text:style-name="T3">1.22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4,70</text:span></text:p>
          </table:table-cell>
          <table:table-cell table:style-name="Tabela1.E43" office:value-type="string">
            <text:p text:style-name="P4"><text:span text:style-name="T3">9.103,47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9"/><text:span text:style-name="T3">1920</text:span></text:p>
          </table:table-cell>
          <table:table-cell table:style-name="Tabela1.B5" office:value-type="string">
            <text:p text:style-name="P3"><text:span text:style-name="T3">GILENO ALVE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</text:span></text:p>
          </table:table-cell>
          <table:table-cell table:style-name="Tabela1.B5" office:value-type="string">
            <text:p text:style-name="P3"><text:span text:style-name="T3">GILTON FEITOSA CONCEIC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56.766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42.26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86</text:span></text:p>
          </table:table-cell>
          <table:table-cell table:style-name="Tabela1.B5" office:value-type="string">
            <text:p text:style-name="P3"><text:span text:style-name="T3">GILVAN DE OLIVEIRA FIEL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729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,60</text:span></text:p>
          </table:table-cell>
          <table:table-cell table:style-name="Tabela1.E43" office:value-type="string">
            <text:p text:style-name="P4"><text:span text:style-name="T3">5.653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7</text:span></text:p>
          </table:table-cell>
          <table:table-cell table:style-name="Tabela1.B5" office:value-type="string">
            <text:p text:style-name="P3"><text:span text:style-name="T3">GILVAN OLIVEIRA DE REZENDE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41,26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3.126,91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495,58</text:span></text:p>
          </table:table-cell>
          <table:table-cell table:style-name="Tabela1.E43" office:value-type="string">
            <text:p text:style-name="P4"><text:span text:style-name="T3">1.352,59</text:span></text:p>
          </table:table-cell>
          <table:table-cell table:style-name="Tabela1.E43" office:value-type="string">
            <text:p text:style-name="P4"><text:span text:style-name="T3">14.328,82</text:span></text:p>
          </table:table-cell>
          <table:table-cell table:style-name="Tabela1.E43" office:value-type="string">
            <text:p text:style-name="P4"><text:span text:style-name="T3">28.798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59</text:span></text:p>
          </table:table-cell>
          <table:table-cell table:style-name="Tabela1.B5" office:value-type="string">
            <text:p text:style-name="P3"><text:span text:style-name="T3">GILVANIA ANDRADE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65</text:span></text:p>
          </table:table-cell>
          <table:table-cell table:style-name="Tabela1.B5" office:value-type="string">
            <text:p text:style-name="P3"><text:span text:style-name="T3">GILZA ALMEIDA ROSARIO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2.724,32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81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052,90</text:span></text:p>
          </table:table-cell>
          <table:table-cell table:style-name="Tabela1.E43" office:value-type="string">
            <text:p text:style-name="P4"><text:span text:style-name="T3">381,40</text:span></text:p>
          </table:table-cell>
          <table:table-cell table:style-name="Tabela1.E43" office:value-type="string">
            <text:p text:style-name="P4"><text:span text:style-name="T3">439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0,47</text:span></text:p>
          </table:table-cell>
          <table:table-cell table:style-name="Tabela1.E43" office:value-type="string">
            <text:p text:style-name="P4"><text:span text:style-name="T3">7.232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3</text:span></text:p>
          </table:table-cell>
          <table:table-cell table:style-name="Tabela1.B5" office:value-type="string">
            <text:p text:style-name="P3"><text:span text:style-name="T3">GISELLE IMBASSAHY MESSIA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479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751,50</text:span></text:p>
          </table:table-cell>
          <table:table-cell table:style-name="Tabela1.E43" office:value-type="string">
            <text:p text:style-name="P4"><text:span text:style-name="T3">12.227,08</text:span></text:p>
          </table:table-cell>
          <table:table-cell table:style-name="Tabela1.E43" office:value-type="string">
            <text:p text:style-name="P4"><text:span text:style-name="T3">1.242,58</text:span></text:p>
          </table:table-cell>
          <table:table-cell table:style-name="Tabela1.E43" office:value-type="string">
            <text:p text:style-name="P4"><text:span text:style-name="T3">1.394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7,30</text:span></text:p>
          </table:table-cell>
          <table:table-cell table:style-name="Tabela1.E43" office:value-type="string">
            <text:p text:style-name="P4"><text:span text:style-name="T3">9.589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2</text:span></text:p>
          </table:table-cell>
          <table:table-cell table:style-name="Tabela1.B5" office:value-type="string">
            <text:p text:style-name="P3"><text:span text:style-name="T3">GISLAINE FELIX DE CARVALHO CASTRO</text:span></text:p>
          </table:table-cell>
          <table:table-cell table:style-name="Tabela1.B5" office:value-type="string">
            <text:p text:style-name="P3"><text:span text:style-name="T3">ASSESSOR DE GESTAO OPERACIONAL III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001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9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6,58</text:span></text:p>
          </table:table-cell>
          <table:table-cell table:style-name="Tabela1.E43" office:value-type="string">
            <text:p text:style-name="P4"><text:span text:style-name="T3">5.57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5</text:span></text:p>
          </table:table-cell>
          <table:table-cell table:style-name="Tabela1.B5" office:value-type="string">
            <text:p text:style-name="P3"><text:span text:style-name="T3">GIULLIANO LEMOS ALVES DOS REI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071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1.200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5</text:span></text:p>
          </table:table-cell>
          <table:table-cell table:style-name="Tabela1.B5" office:value-type="string">
            <text:p text:style-name="P3"><text:span text:style-name="T3">GIVANILSON SANTOS DE JESUS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ACOMPANHAMENTO ORCAMENTARIO E ANALISE ECONOM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4.287,50</text:span></text:p>
          </table:table-cell>
          <table:table-cell table:style-name="Tabela1.E43" office:value-type="string">
            <text:p text:style-name="P4"><text:span text:style-name="T3">7.552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4.218,71</text:span></text:p>
          </table:table-cell>
          <table:table-cell table:style-name="Tabela1.E43" office:value-type="string">
            <text:p text:style-name="P4"><text:span text:style-name="T3">1.985,96</text:span></text:p>
          </table:table-cell>
          <table:table-cell table:style-name="Tabela1.E43" office:value-type="string">
            <text:p text:style-name="P4"><text:span text:style-name="T3">4.562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48,33</text:span></text:p>
          </table:table-cell>
          <table:table-cell table:style-name="Tabela1.E43" office:value-type="string">
            <text:p text:style-name="P4"><text:span text:style-name="T3">17.670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7</text:span></text:p>
          </table:table-cell>
          <table:table-cell table:style-name="Tabela1.B5" office:value-type="string">
            <text:p text:style-name="P3"><text:span text:style-name="T3">GLADEMIR GONCALVES DE FRANCA FI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889,71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95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4,10</text:span></text:p>
          </table:table-cell>
          <table:table-cell table:style-name="Tabela1.E43" office:value-type="string">
            <text:p text:style-name="P4"><text:span text:style-name="T3">7.855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6</text:span></text:p>
          </table:table-cell>
          <table:table-cell table:style-name="Tabela1.B5" office:value-type="string">
            <text:p text:style-name="P3"><text:span text:style-name="T3">GLAU MARCEL DE MENEZES ROCH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6</text:span></text:p>
          </table:table-cell>
          <table:table-cell table:style-name="Tabela1.B5" office:value-type="string">
            <text:p text:style-name="P3"><text:span text:style-name="T3">GLAUCIA DE ALBUQUERQUE GARCI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28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9.394,56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3.554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2,45</text:span></text:p>
          </table:table-cell>
          <table:table-cell table:style-name="Tabela1.E43" office:value-type="string">
            <text:p text:style-name="P4"><text:span text:style-name="T3">15.012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</text:span></text:p>
          </table:table-cell>
          <table:table-cell table:style-name="Tabela1.B5" office:value-type="string">
            <text:p text:style-name="P3"><text:span text:style-name="T3">GLAUCIA QUEIROZ DE MORA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5</text:span></text:p>
          </table:table-cell>
          <table:table-cell table:style-name="Tabela1.B5" office:value-type="string">
            <text:p text:style-name="P3"><text:span text:style-name="T3">GLAUCIA QUEIROZ DE MORA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7</text:span></text:p>
          </table:table-cell>
          <table:table-cell table:style-name="Tabela1.B5" office:value-type="string">
            <text:p text:style-name="P3"><text:span text:style-name="T3">GLAUCIA TELES DE SOUSA</text:span></text:p>
          </table:table-cell>
          <table:table-cell table:style-name="Tabela1.B5" office:value-type="string">
            <text:p text:style-name="P3"><text:span text:style-name="T3">RECEPCIONISTA-requisitad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137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065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6</text:span></text:p>
          </table:table-cell>
          <table:table-cell table:style-name="Tabela1.B5" office:value-type="string">
            <text:p text:style-name="P3"><text:span text:style-name="T3">GLAUCIO RICARDO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6</text:span></text:p>
          </table:table-cell>
          <table:table-cell table:style-name="Tabela1.B5" office:value-type="string">
            <text:p text:style-name="P3"><text:span text:style-name="T3">GLAUCO LUIZ REZENDE DE CARVA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9.595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7.474,70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2.26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90,11</text:span></text:p>
          </table:table-cell>
          <table:table-cell table:style-name="Tabela1.E43" office:value-type="string">
            <text:p text:style-name="P4"><text:span text:style-name="T3">23.584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1</text:span></text:p>
          </table:table-cell>
          <table:table-cell table:style-name="Tabela1.B5" office:value-type="string">
            <text:p text:style-name="P3"><text:span text:style-name="T3">GLEBERTON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66,40</text:span></text:p>
          </table:table-cell>
          <table:table-cell table:style-name="Tabela1.E43" office:value-type="string">
            <text:p text:style-name="P4"><text:span text:style-name="T3">1.823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037,25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925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91,34</text:span></text:p>
          </table:table-cell>
          <table:table-cell table:style-name="Tabela1.E43" office:value-type="string">
            <text:p text:style-name="P4"><text:span text:style-name="T3">11.34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6</text:span></text:p>
          </table:table-cell>
          <table:table-cell table:style-name="Tabela1.B5" office:value-type="string">
            <text:p text:style-name="P3"><text:span text:style-name="T3">GLEIDE PAULA DE ANDRADE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6</text:span></text:p>
          </table:table-cell>
          <table:table-cell table:style-name="Tabela1.B5" office:value-type="string">
            <text:p text:style-name="P3"><text:span text:style-name="T3">GLEISE CHRISTINE NUNES DE FREITAS</text:span></text:p>
          </table:table-cell>
          <table:table-cell table:style-name="Tabela1.B5" office:value-type="string">
            <text:p text:style-name="P3"><text:span text:style-name="T3">ANALISTA DO MP - ADMINISTRADOR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80,91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301,73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297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15,77</text:span></text:p>
          </table:table-cell>
          <table:table-cell table:style-name="Tabela1.E43" office:value-type="string">
            <text:p text:style-name="P4"><text:span text:style-name="T3">11.585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3</text:span></text:p>
          </table:table-cell>
          <table:table-cell table:style-name="Tabela1.B5" office:value-type="string">
            <text:p text:style-name="P3"><text:span text:style-name="T3">GONCALO RIBEIRO DE MELO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762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4.10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66,20</text:span></text:p>
          </table:table-cell>
          <table:table-cell table:style-name="Tabela1.E43" office:value-type="string">
            <text:p text:style-name="P4"><text:span text:style-name="T3">19.895,8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619</text:span></text:p>
          </table:table-cell>
          <table:table-cell table:style-name="Tabela1.B5" office:value-type="string">
            <text:p text:style-name="P3"><text:span text:style-name="T3">GRACE DE OLIVEIRA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PROMOTORIAS DE JUSTICA DO TRIBUNAL DO JURI DE ARACAJU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972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748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0,32</text:span></text:p>
          </table:table-cell>
          <table:table-cell table:style-name="Tabela1.E43" office:value-type="string">
            <text:p text:style-name="P4"><text:span text:style-name="T3">7.312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6</text:span></text:p>
          </table:table-cell>
          <table:table-cell table:style-name="Tabela1.B5" office:value-type="string">
            <text:p text:style-name="P3"><text:span text:style-name="T3">GRASIELE ROSARIO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OS DIREITOS A SAUDE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9.363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1</text:span></text:p>
          </table:table-cell>
          <table:table-cell table:style-name="Tabela1.B5" office:value-type="string">
            <text:p text:style-name="P3"><text:span text:style-name="T3">GREYCE MENDONCA BELEM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186,30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722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90,98</text:span></text:p>
          </table:table-cell>
          <table:table-cell table:style-name="Tabela1.E43" office:value-type="string">
            <text:p text:style-name="P4"><text:span text:style-name="T3">12.895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9</text:span></text:p>
          </table:table-cell>
          <table:table-cell table:style-name="Tabela1.B5" office:value-type="string">
            <text:p text:style-name="P3"><text:span text:style-name="T3">GREZIELE LIM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8.508,4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487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2,27</text:span></text:p>
          </table:table-cell>
          <table:table-cell table:style-name="Tabela1.E43" office:value-type="string">
            <text:p text:style-name="P4"><text:span text:style-name="T3">7.316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4</text:span></text:p>
          </table:table-cell>
          <table:table-cell table:style-name="Tabela1.B5" office:value-type="string">
            <text:p text:style-name="P3"><text:span text:style-name="T3">GUSTAVO MENDONCA RODRIGU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87</text:span></text:p>
          </table:table-cell>
          <table:table-cell table:style-name="Tabela1.E43" office:value-type="string">
            <text:p text:style-name="P4"><text:span text:style-name="T3">15.764,07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1.628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1,29</text:span></text:p>
          </table:table-cell>
          <table:table-cell table:style-name="Tabela1.E43" office:value-type="string">
            <text:p text:style-name="P4"><text:span text:style-name="T3">12.372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2</text:span></text:p>
          </table:table-cell>
          <table:table-cell table:style-name="Tabela1.B5" office:value-type="string">
            <text:p text:style-name="P3"><text:span text:style-name="T3">HEBERT DA SILVA FERR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2.697,90</text:span></text:p>
          </table:table-cell>
          <table:table-cell table:style-name="Tabela1.E43" office:value-type="string">
            <text:p text:style-name="P4"><text:span text:style-name="T3">539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718,48</text:span></text:p>
          </table:table-cell>
          <table:table-cell table:style-name="Tabela1.E43" office:value-type="string">
            <text:p text:style-name="P4"><text:span text:style-name="T3">453,25</text:span></text:p>
          </table:table-cell>
          <table:table-cell table:style-name="Tabela1.E43" office:value-type="string">
            <text:p text:style-name="P4"><text:span text:style-name="T3">5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5,05</text:span></text:p>
          </table:table-cell>
          <table:table-cell table:style-name="Tabela1.E43" office:value-type="string">
            <text:p text:style-name="P4"><text:span text:style-name="T3">5.213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4</text:span></text:p>
          </table:table-cell>
          <table:table-cell table:style-name="Tabela1.B5" office:value-type="string">
            <text:p text:style-name="P3"><text:span text:style-name="T3">HELEN MARTHA DIAS SALVIAN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292,79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180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16,22</text:span></text:p>
          </table:table-cell>
          <table:table-cell table:style-name="Tabela1.E43" office:value-type="string">
            <text:p text:style-name="P4"><text:span text:style-name="T3">11.276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8</text:span></text:p>
          </table:table-cell>
          <table:table-cell table:style-name="Tabela1.B5" office:value-type="string">
            <text:p text:style-name="P3"><text:span text:style-name="T3">HELENA CHRISTINA DE ALMEIDA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50</text:span></text:p>
          </table:table-cell>
          <table:table-cell table:style-name="Tabela1.E43" office:value-type="string">
            <text:p text:style-name="P4"><text:span text:style-name="T3">15.584,7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1.713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9</text:span></text:p>
          </table:table-cell>
          <table:table-cell table:style-name="Tabela1.B5" office:value-type="string">
            <text:p text:style-name="P3"><text:span text:style-name="T3">HELENO AVILA DOS SANTOS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0</text:span></text:p>
          </table:table-cell>
          <table:table-cell table:style-name="Tabela1.B5" office:value-type="string">
            <text:p text:style-name="P3"><text:span text:style-name="T3">HELIO LIMA FEITOSA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789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1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1,46</text:span></text:p>
          </table:table-cell>
          <table:table-cell table:style-name="Tabela1.E43" office:value-type="string">
            <text:p text:style-name="P4"><text:span text:style-name="T3">8.767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1</text:span></text:p>
          </table:table-cell>
          <table:table-cell table:style-name="Tabela1.B5" office:value-type="string">
            <text:p text:style-name="P3"><text:span text:style-name="T3">HELIO SANTOS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2.313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2</text:span></text:p>
          </table:table-cell>
          <table:table-cell table:style-name="Tabela1.B5" office:value-type="string">
            <text:p text:style-name="P3"><text:span text:style-name="T3">HELOISA GAMA DE SAL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559,21</text:span></text:p>
          </table:table-cell>
          <table:table-cell table:style-name="Tabela1.E43" office:value-type="string">
            <text:p text:style-name="P4"><text:span text:style-name="T3">13.175,33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427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0,21</text:span></text:p>
          </table:table-cell>
          <table:table-cell table:style-name="Tabela1.E43" office:value-type="string">
            <text:p text:style-name="P4"><text:span text:style-name="T3">10.485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1</text:span></text:p>
          </table:table-cell>
          <table:table-cell table:style-name="Tabela1.B5" office:value-type="string">
            <text:p text:style-name="P3"><text:span text:style-name="T3">HENRIQUE RIBEIRO CARDOS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545,25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5.958,3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533,85</text:span></text:p>
          </table:table-cell>
          <table:table-cell table:style-name="Tabela1.E43" office:value-type="string">
            <text:p text:style-name="P4"><text:span text:style-name="T3">3.941,04</text:span></text:p>
          </table:table-cell>
          <table:table-cell table:style-name="Tabela1.E43" office:value-type="string">
            <text:p text:style-name="P4"><text:span text:style-name="T3">15.191,37</text:span></text:p>
          </table:table-cell>
          <table:table-cell table:style-name="Tabela1.E43" office:value-type="string">
            <text:p text:style-name="P4"><text:span text:style-name="T3">40.766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7</text:span></text:p>
          </table:table-cell>
          <table:table-cell table:style-name="Tabela1.B5" office:value-type="string">
            <text:p text:style-name="P3"><text:span text:style-name="T3">HERCULES MATHEUS SANTOS SILV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TRIAGEM TECNICA DAS 1ª E 2ª PROMOTORIAS DE JUSTIÇA DE NOSSA SENHORA DA GLO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9</text:span></text:p>
          </table:table-cell>
          <table:table-cell table:style-name="Tabela1.B5" office:value-type="string">
            <text:p text:style-name="P3"><text:span text:style-name="T3">HONORINA JAMILLY ALMEIDA NOV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022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452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6,65</text:span></text:p>
          </table:table-cell>
          <table:table-cell table:style-name="Tabela1.E43" office:value-type="string">
            <text:p text:style-name="P4"><text:span text:style-name="T3">6.83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1</text:span></text:p>
          </table:table-cell>
          <table:table-cell table:style-name="Tabela1.B5" office:value-type="string">
            <text:p text:style-name="P3"><text:span text:style-name="T3">HUDSON DE JESUS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31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6.221,13</text:span></text:p>
          </table:table-cell>
          <table:table-cell table:style-name="Tabela1.E43" office:value-type="string">
            <text:p text:style-name="P4"><text:span text:style-name="T3">469,04</text:span></text:p>
          </table:table-cell>
          <table:table-cell table:style-name="Tabela1.E43" office:value-type="string">
            <text:p text:style-name="P4"><text:span text:style-name="T3">77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6,42</text:span></text:p>
          </table:table-cell>
          <table:table-cell table:style-name="Tabela1.E43" office:value-type="string">
            <text:p text:style-name="P4"><text:span text:style-name="T3">5.674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0</text:span></text:p>
          </table:table-cell>
          <table:table-cell table:style-name="Tabela1.B5" office:value-type="string">
            <text:p text:style-name="P3"><text:span text:style-name="T3">HUGO SILVINO DOS SANTOS NASCIMENT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8</text:span></text:p>
          </table:table-cell>
          <table:table-cell table:style-name="Tabela1.B5" office:value-type="string">
            <text:p text:style-name="P3"><text:span text:style-name="T3">IAN EMILIO SCHLINGMANN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8</text:span></text:p>
          </table:table-cell>
          <table:table-cell table:style-name="Tabela1.B5" office:value-type="string">
            <text:p text:style-name="P3"><text:span text:style-name="T3">IANNY CAROLINY ALMEIDA SIL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7.100,48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90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2,97</text:span></text:p>
          </table:table-cell>
          <table:table-cell table:style-name="Tabela1.E43" office:value-type="string">
            <text:p text:style-name="P4"><text:span text:style-name="T3">6.317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5</text:span></text:p>
          </table:table-cell>
          <table:table-cell table:style-name="Tabela1.B5" office:value-type="string">
            <text:p text:style-name="P3"><text:span text:style-name="T3">IARA PINHEIRO DE JESU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3</text:span></text:p>
          </table:table-cell>
          <table:table-cell table:style-name="Tabela1.B5" office:value-type="string">
            <text:p text:style-name="P3"><text:span text:style-name="T3">ICARO PRADO NOVAE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02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2,79</text:span></text:p>
          </table:table-cell>
          <table:table-cell table:style-name="Tabela1.E43" office:value-type="string">
            <text:p text:style-name="P4"><text:span text:style-name="T3">3.661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5</text:span></text:p>
          </table:table-cell>
          <table:table-cell table:style-name="Tabela1.B5" office:value-type="string">
            <text:p text:style-name="P3"><text:span text:style-name="T3">IGOR PEREIRA TE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2,8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235,29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82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2,61</text:span></text:p>
          </table:table-cell>
          <table:table-cell table:style-name="Tabela1.E43" office:value-type="string">
            <text:p text:style-name="P4"><text:span text:style-name="T3">7.502,6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0"/><text:span text:style-name="T3">1611</text:span></text:p>
          </table:table-cell>
          <table:table-cell table:style-name="Tabela1.B5" office:value-type="string">
            <text:p text:style-name="P3"><text:span text:style-name="T3">ILANA CHAGAS FERRO COELHO DA PAZ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850,11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89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5,19</text:span></text:p>
          </table:table-cell>
          <table:table-cell table:style-name="Tabela1.E43" office:value-type="string">
            <text:p text:style-name="P4"><text:span text:style-name="T3">10.32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8</text:span></text:p>
          </table:table-cell>
          <table:table-cell table:style-name="Tabela1.B5" office:value-type="string">
            <text:p text:style-name="P3"><text:span text:style-name="T3">IOLANDO VIEIRA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3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4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3.366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0</text:span></text:p>
          </table:table-cell>
          <table:table-cell table:style-name="Tabela1.B5" office:value-type="string">
            <text:p text:style-name="P3"><text:span text:style-name="T3">IRINALDO JOSE DOS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8</text:span></text:p>
          </table:table-cell>
          <table:table-cell table:style-name="Tabela1.B5" office:value-type="string">
            <text:p text:style-name="P3"><text:span text:style-name="T3">ISABEL CHRISTINA PRAZERES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571,1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10.476,82</text:span></text:p>
          </table:table-cell>
          <table:table-cell table:style-name="Tabela1.E43" office:value-type="string">
            <text:p text:style-name="P4"><text:span text:style-name="T3">839,97</text:span></text:p>
          </table:table-cell>
          <table:table-cell table:style-name="Tabela1.E43" office:value-type="string">
            <text:p text:style-name="P4"><text:span text:style-name="T3">872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2,04</text:span></text:p>
          </table:table-cell>
          <table:table-cell table:style-name="Tabela1.E43" office:value-type="string">
            <text:p text:style-name="P4"><text:span text:style-name="T3">8.764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1</text:span></text:p>
          </table:table-cell>
          <table:table-cell table:style-name="Tabela1.B5" office:value-type="string">
            <text:p text:style-name="P3"><text:span text:style-name="T3">ISABELA DE ARAGAO DOR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946,71</text:span></text:p>
          </table:table-cell>
          <table:table-cell table:style-name="Tabela1.E43" office:value-type="string">
            <text:p text:style-name="P4"><text:span text:style-name="T3">25.484,13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3.02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91,62</text:span></text:p>
          </table:table-cell>
          <table:table-cell table:style-name="Tabela1.E43" office:value-type="string">
            <text:p text:style-name="P4"><text:span text:style-name="T3">21.092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6</text:span></text:p>
          </table:table-cell>
          <table:table-cell table:style-name="Tabela1.B5" office:value-type="string">
            <text:p text:style-name="P3"><text:span text:style-name="T3">ISABELLE CRISTINE DA SILVA FRAZ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2,23</text:span></text:p>
          </table:table-cell>
          <table:table-cell table:style-name="Tabela1.E43" office:value-type="string">
            <text:p text:style-name="P4"><text:span text:style-name="T3">10.363,94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95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4,10</text:span></text:p>
          </table:table-cell>
          <table:table-cell table:style-name="Tabela1.E43" office:value-type="string">
            <text:p text:style-name="P4"><text:span text:style-name="T3">8.329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6</text:span></text:p>
          </table:table-cell>
          <table:table-cell table:style-name="Tabela1.B5" office:value-type="string">
            <text:p text:style-name="P3"><text:span text:style-name="T3">ITALO PEREIRA TELE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576,64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2.918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42,22</text:span></text:p>
          </table:table-cell>
          <table:table-cell table:style-name="Tabela1.E43" office:value-type="string">
            <text:p text:style-name="P4"><text:span text:style-name="T3">13.034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5</text:span></text:p>
          </table:table-cell>
          <table:table-cell table:style-name="Tabela1.B5" office:value-type="string">
            <text:p text:style-name="P3"><text:span text:style-name="T3">IURI MARCEL MENEZES BORG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4.137,6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987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703,53</text:span></text:p>
          </table:table-cell>
          <table:table-cell table:style-name="Tabela1.E43" office:value-type="string">
            <text:p text:style-name="P4"><text:span text:style-name="T3">37.434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1</text:span></text:p>
          </table:table-cell>
          <table:table-cell table:style-name="Tabela1.B5" office:value-type="string">
            <text:p text:style-name="P3"><text:span text:style-name="T3">IVALDO VENANCIO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2.313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0</text:span></text:p>
          </table:table-cell>
          <table:table-cell table:style-name="Tabela1.B5" office:value-type="string">
            <text:p text:style-name="P3"><text:span text:style-name="T3">IVAN FERNANDES LEAL DE MEL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4.832,23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5.146,92</text:span></text:p>
          </table:table-cell>
          <table:table-cell table:style-name="Tabela1.E43" office:value-type="string">
            <text:p text:style-name="P4"><text:span text:style-name="T3">1.983,79</text:span></text:p>
          </table:table-cell>
          <table:table-cell table:style-name="Tabela1.E43" office:value-type="string">
            <text:p text:style-name="P4"><text:span text:style-name="T3">4.766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49,88</text:span></text:p>
          </table:table-cell>
          <table:table-cell table:style-name="Tabela1.E43" office:value-type="string">
            <text:p text:style-name="P4"><text:span text:style-name="T3">18.39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9</text:span></text:p>
          </table:table-cell>
          <table:table-cell table:style-name="Tabela1.B5" office:value-type="string">
            <text:p text:style-name="P3"><text:span text:style-name="T3">IVAN JOSE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2</text:span></text:p>
          </table:table-cell>
          <table:table-cell table:style-name="Tabela1.B5" office:value-type="string">
            <text:p text:style-name="P3"><text:span text:style-name="T3">IVAN VIEIRA DE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9.016,55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8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4,49</text:span></text:p>
          </table:table-cell>
          <table:table-cell table:style-name="Tabela1.E43" office:value-type="string">
            <text:p text:style-name="P4"><text:span text:style-name="T3">7.572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7</text:span></text:p>
          </table:table-cell>
          <table:table-cell table:style-name="Tabela1.B5" office:value-type="string">
            <text:p text:style-name="P3"><text:span text:style-name="T3">IVANDILSON DE MOURA F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.148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6,71</text:span></text:p>
          </table:table-cell>
          <table:table-cell table:style-name="Tabela1.E43" office:value-type="string">
            <text:p text:style-name="P4"><text:span text:style-name="T3">8.211,82</text:span></text:p>
          </table:table-cell>
          <table:table-cell table:style-name="Tabela1.E43" office:value-type="string">
            <text:p text:style-name="P4"><text:span text:style-name="T3">696,52</text:span></text:p>
          </table:table-cell>
          <table:table-cell table:style-name="Tabela1.E43" office:value-type="string">
            <text:p text:style-name="P4"><text:span text:style-name="T3">283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0,42</text:span></text:p>
          </table:table-cell>
          <table:table-cell table:style-name="Tabela1.E43" office:value-type="string">
            <text:p text:style-name="P4"><text:span text:style-name="T3">7.231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7</text:span></text:p>
          </table:table-cell>
          <table:table-cell table:style-name="Tabela1.B5" office:value-type="string">
            <text:p text:style-name="P3"><text:span text:style-name="T3">IVES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3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5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904,93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30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9,02</text:span></text:p>
          </table:table-cell>
          <table:table-cell table:style-name="Tabela1.E43" office:value-type="string">
            <text:p text:style-name="P4"><text:span text:style-name="T3">8.78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7</text:span></text:p>
          </table:table-cell>
          <table:table-cell table:style-name="Tabela1.B5" office:value-type="string">
            <text:p text:style-name="P3"><text:span text:style-name="T3">IVONALDO MATIAS DOS SANTOS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3</text:span></text:p>
          </table:table-cell>
          <table:table-cell table:style-name="Tabela1.B5" office:value-type="string">
            <text:p text:style-name="P3"><text:span text:style-name="T3">IZABELA ROSA VI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0.569,76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3.703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66,28</text:span></text:p>
          </table:table-cell>
          <table:table-cell table:style-name="Tabela1.E43" office:value-type="string">
            <text:p text:style-name="P4"><text:span text:style-name="T3">15.103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4</text:span></text:p>
          </table:table-cell>
          <table:table-cell table:style-name="Tabela1.B5" office:value-type="string">
            <text:p text:style-name="P3"><text:span text:style-name="T3">IZAC SILVA DE JESU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12.064,62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427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0,21</text:span></text:p>
          </table:table-cell>
          <table:table-cell table:style-name="Tabela1.E43" office:value-type="string">
            <text:p text:style-name="P4"><text:span text:style-name="T3">9.374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7</text:span></text:p>
          </table:table-cell>
          <table:table-cell table:style-name="Tabela1.B5" office:value-type="string">
            <text:p text:style-name="P3"><text:span text:style-name="T3">JACQUELINE ALMEI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6.193,05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8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998,63</text:span></text:p>
          </table:table-cell>
          <table:table-cell table:style-name="Tabela1.E43" office:value-type="string">
            <text:p text:style-name="P4"><text:span text:style-name="T3">1.019,03</text:span></text:p>
          </table:table-cell>
          <table:table-cell table:style-name="Tabela1.E43" office:value-type="string">
            <text:p text:style-name="P4"><text:span text:style-name="T3">865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84,65</text:span></text:p>
          </table:table-cell>
          <table:table-cell table:style-name="Tabela1.E43" office:value-type="string">
            <text:p text:style-name="P4"><text:span text:style-name="T3">8.113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7</text:span></text:p>
          </table:table-cell>
          <table:table-cell table:style-name="Tabela1.B5" office:value-type="string">
            <text:p text:style-name="P3"><text:span text:style-name="T3">JACQUELINE CARVALHO NABUCO D AVILA CESPEDES</text:span></text:p>
          </table:table-cell>
          <table:table-cell table:style-name="Tabela1.B5" office:value-type="string">
            <text:p text:style-name="P3"><text:span text:style-name="T3">PEDAGOG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8</text:span></text:p>
          </table:table-cell>
          <table:table-cell table:style-name="Tabela1.B5" office:value-type="string">
            <text:p text:style-name="P3"><text:span text:style-name="T3">JACQUELINE DE LIM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1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3,35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656,7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2.875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6,08</text:span></text:p>
          </table:table-cell>
          <table:table-cell table:style-name="Tabela1.E43" office:value-type="string">
            <text:p text:style-name="P4"><text:span text:style-name="T3">12.920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7</text:span></text:p>
          </table:table-cell>
          <table:table-cell table:style-name="Tabela1.B5" office:value-type="string">
            <text:p text:style-name="P3"><text:span text:style-name="T3">JACQUELINE MONTE DE HOLLAN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5.59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6.933,60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276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7,35</text:span></text:p>
          </table:table-cell>
          <table:table-cell table:style-name="Tabela1.E43" office:value-type="string">
            <text:p text:style-name="P4"><text:span text:style-name="T3">14.796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</text:span></text:p>
          </table:table-cell>
          <table:table-cell table:style-name="Tabela1.B5" office:value-type="string">
            <text:p text:style-name="P3"><text:span text:style-name="T3">JAMISSON CARLOS DE JESUS FERREIRA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7</text:span></text:p>
          </table:table-cell>
          <table:table-cell table:style-name="Tabela1.B5" office:value-type="string">
            <text:p text:style-name="P3"><text:span text:style-name="T3">JAMISSON RODRIGUES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2</text:span></text:p>
          </table:table-cell>
          <table:table-cell table:style-name="Tabela1.B5" office:value-type="string">
            <text:p text:style-name="P3"><text:span text:style-name="T3">JANETE LARISSA SILVA BATIST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2,23</text:span></text:p>
          </table:table-cell>
          <table:table-cell table:style-name="Tabela1.E43" office:value-type="string">
            <text:p text:style-name="P4"><text:span text:style-name="T3">1.112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2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5</text:span></text:p>
          </table:table-cell>
          <table:table-cell table:style-name="Tabela1.B5" office:value-type="string">
            <text:p text:style-name="P3"><text:span text:style-name="T3">JANIO DA SILVA CRUZ</text:span></text:p>
          </table:table-cell>
          <table:table-cell table:style-name="Tabela1.B5" office:value-type="string">
            <text:p text:style-name="P3"><text:span text:style-name="T3">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7</text:span></text:p>
          </table:table-cell>
          <table:table-cell table:style-name="Tabela1.B5" office:value-type="string">
            <text:p text:style-name="P3"><text:span text:style-name="T3">JAQUELINE BAPTISTA DE ALMEIDA</text:span></text:p>
          </table:table-cell>
          <table:table-cell table:style-name="Tabela1.B5" office:value-type="string">
            <text:p text:style-name="P3"><text:span text:style-name="T3">Assessor do C. Adm. e Pedagógico da E.S.MP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.244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9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6,58</text:span></text:p>
          </table:table-cell>
          <table:table-cell table:style-name="Tabela1.E43" office:value-type="string">
            <text:p text:style-name="P4"><text:span text:style-name="T3">5.817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1</text:span></text:p>
          </table:table-cell>
          <table:table-cell table:style-name="Tabela1.B5" office:value-type="string">
            <text:p text:style-name="P3"><text:span text:style-name="T3">JARBAS ADELINO SANTOS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38.366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9</text:span></text:p>
          </table:table-cell>
          <table:table-cell table:style-name="Tabela1.B5" office:value-type="string">
            <text:p text:style-name="P3"><text:span text:style-name="T3">JEAN CARLOS DE ANDRADE TINTILIAN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26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2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175,44</text:span></text:p>
          </table:table-cell>
          <table:table-cell table:style-name="Tabela1.E43" office:value-type="string">
            <text:p text:style-name="P4"><text:span text:style-name="T3">514,47</text:span></text:p>
          </table:table-cell>
          <table:table-cell table:style-name="Tabela1.E43" office:value-type="string">
            <text:p text:style-name="P4"><text:span text:style-name="T3">9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5,28</text:span></text:p>
          </table:table-cell>
          <table:table-cell table:style-name="Tabela1.E43" office:value-type="string">
            <text:p text:style-name="P4"><text:span text:style-name="T3">7.570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9</text:span></text:p>
          </table:table-cell>
          <table:table-cell table:style-name="Tabela1.B5" office:value-type="string">
            <text:p text:style-name="P3"><text:span text:style-name="T3">JEANE SANTOS NASCIMENT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4.986,79</text:span></text:p>
          </table:table-cell>
          <table:table-cell table:style-name="Tabela1.E43" office:value-type="string">
            <text:p text:style-name="P4"><text:span text:style-name="T3">17.49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4.959,15</text:span></text:p>
          </table:table-cell>
          <table:table-cell table:style-name="Tabela1.E43" office:value-type="string">
            <text:p text:style-name="P4"><text:span text:style-name="T3">2.928,13</text:span></text:p>
          </table:table-cell>
          <table:table-cell table:style-name="Tabela1.E43" office:value-type="string">
            <text:p text:style-name="P4"><text:span text:style-name="T3">4.506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435,03</text:span></text:p>
          </table:table-cell>
          <table:table-cell table:style-name="Tabela1.E43" office:value-type="string">
            <text:p text:style-name="P4"><text:span text:style-name="T3">17.524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7</text:span></text:p>
          </table:table-cell>
          <table:table-cell table:style-name="Tabela1.B5" office:value-type="string">
            <text:p text:style-name="P3"><text:span text:style-name="T3">JESSICA MATOS CORRE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8.526,91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513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1,11</text:span></text:p>
          </table:table-cell>
          <table:table-cell table:style-name="Tabela1.E43" office:value-type="string">
            <text:p text:style-name="P4"><text:span text:style-name="T3">7.38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5</text:span></text:p>
          </table:table-cell>
          <table:table-cell table:style-name="Tabela1.B5" office:value-type="string">
            <text:p text:style-name="P3"><text:span text:style-name="T3">JESSICA TAVARES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28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073,25</text:span></text:p>
          </table:table-cell>
          <table:table-cell table:style-name="Tabela1.E43" office:value-type="string">
            <text:p text:style-name="P4"><text:span text:style-name="T3">545,34</text:span></text:p>
          </table:table-cell>
          <table:table-cell table:style-name="Tabela1.E43" office:value-type="string">
            <text:p text:style-name="P4"><text:span text:style-name="T3">14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3,03</text:span></text:p>
          </table:table-cell>
          <table:table-cell table:style-name="Tabela1.E43" office:value-type="string">
            <text:p text:style-name="P4"><text:span text:style-name="T3">5.380,2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230</text:span></text:p>
          </table:table-cell>
          <table:table-cell table:style-name="Tabela1.B5" office:value-type="string">
            <text:p text:style-name="P3"><text:span text:style-name="T3">JESSYCA KAROLINE SOUZA ALVE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9</text:span></text:p>
          </table:table-cell>
          <table:table-cell table:style-name="Tabela1.B5" office:value-type="string">
            <text:p text:style-name="P3"><text:span text:style-name="T3">JOANA ADNA DOS SANTOS CORREI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3</text:span></text:p>
          </table:table-cell>
          <table:table-cell table:style-name="Tabela1.B5" office:value-type="string">
            <text:p text:style-name="P3"><text:span text:style-name="T3">JOANA ANGELICA CARREGOS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607,38</text:span></text:p>
          </table:table-cell>
          <table:table-cell table:style-name="Tabela1.E43" office:value-type="string">
            <text:p text:style-name="P4"><text:span text:style-name="T3">13.392,15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46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3,71</text:span></text:p>
          </table:table-cell>
          <table:table-cell table:style-name="Tabela1.E43" office:value-type="string">
            <text:p text:style-name="P4"><text:span text:style-name="T3">10.638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5</text:span></text:p>
          </table:table-cell>
          <table:table-cell table:style-name="Tabela1.B5" office:value-type="string">
            <text:p text:style-name="P3"><text:span text:style-name="T3">JOANA WIRTI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292,79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180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16,22</text:span></text:p>
          </table:table-cell>
          <table:table-cell table:style-name="Tabela1.E43" office:value-type="string">
            <text:p text:style-name="P4"><text:span text:style-name="T3">11.276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3</text:span></text:p>
          </table:table-cell>
          <table:table-cell table:style-name="Tabela1.B5" office:value-type="string">
            <text:p text:style-name="P3"><text:span text:style-name="T3">JOAO ALBERTO LEONARDO CLEMENT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12.320,50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62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5,21</text:span></text:p>
          </table:table-cell>
          <table:table-cell table:style-name="Tabela1.E43" office:value-type="string">
            <text:p text:style-name="P4"><text:span text:style-name="T3">9.795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0</text:span></text:p>
          </table:table-cell>
          <table:table-cell table:style-name="Tabela1.B5" office:value-type="string">
            <text:p text:style-name="P3"><text:span text:style-name="T3">JOAO CARLOS NOGUEIRA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595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607,38</text:span></text:p>
          </table:table-cell>
          <table:table-cell table:style-name="Tabela1.E43" office:value-type="string">
            <text:p text:style-name="P4"><text:span text:style-name="T3">10.360,72</text:span></text:p>
          </table:table-cell>
          <table:table-cell table:style-name="Tabela1.E43" office:value-type="string">
            <text:p text:style-name="P4"><text:span text:style-name="T3">861,47</text:span></text:p>
          </table:table-cell>
          <table:table-cell table:style-name="Tabela1.E43" office:value-type="string">
            <text:p text:style-name="P4"><text:span text:style-name="T3">75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37</text:span></text:p>
          </table:table-cell>
          <table:table-cell table:style-name="Tabela1.E43" office:value-type="string">
            <text:p text:style-name="P4"><text:span text:style-name="T3">8.748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92</text:span></text:p>
          </table:table-cell>
          <table:table-cell table:style-name="Tabela1.B5" office:value-type="string">
            <text:p text:style-name="P3"><text:span text:style-name="T3">JOAO COSTA DOS SANTOS</text:span></text:p>
          </table:table-cell>
          <table:table-cell table:style-name="Tabela1.B5" office:value-type="string">
            <text:p text:style-name="P3"><text:span text:style-name="T3">GARÇON - requisitado</text:span></text:p>
          </table:table-cell>
          <table:table-cell table:style-name="Tabela1.B5" office:value-type="string">
            <text:p text:style-name="P3"><text:span text:style-name="T3">COPA 4º ANDAR/DAA/DA</text:span></text:p>
          </table:table-cell>
          <table:table-cell table:style-name="Tabela1.E43" office:value-type="string">
            <text:p text:style-name="P4"><text:span text:style-name="T3">1.877,11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671,09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286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9,24</text:span></text:p>
          </table:table-cell>
          <table:table-cell table:style-name="Tabela1.E43" office:value-type="string">
            <text:p text:style-name="P4"><text:span text:style-name="T3">7.121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6</text:span></text:p>
          </table:table-cell>
          <table:table-cell table:style-name="Tabela1.B5" office:value-type="string">
            <text:p text:style-name="P3"><text:span text:style-name="T3">JOAO CRUZ LEANDRO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29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5</text:span></text:p>
          </table:table-cell>
          <table:table-cell table:style-name="Tabela1.B5" office:value-type="string">
            <text:p text:style-name="P3"><text:span text:style-name="T3">JOAO FRANCISCO GAGNO CAMPAGNA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11.633,27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83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7,09</text:span></text:p>
          </table:table-cell>
          <table:table-cell table:style-name="Tabela1.E43" office:value-type="string">
            <text:p text:style-name="P4"><text:span text:style-name="T3">9.516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7</text:span></text:p>
          </table:table-cell>
          <table:table-cell table:style-name="Tabela1.B5" office:value-type="string">
            <text:p text:style-name="P3"><text:span text:style-name="T3">JOAO HENRIQUE DE MELO ELI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236,71</text:span></text:p>
          </table:table-cell>
          <table:table-cell table:style-name="Tabela1.E43" office:value-type="string">
            <text:p text:style-name="P4"><text:span text:style-name="T3">13.393,80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555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3,88</text:span></text:p>
          </table:table-cell>
          <table:table-cell table:style-name="Tabela1.E43" office:value-type="string">
            <text:p text:style-name="P4"><text:span text:style-name="T3">10.499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7</text:span></text:p>
          </table:table-cell>
          <table:table-cell table:style-name="Tabela1.B5" office:value-type="string">
            <text:p text:style-name="P3"><text:span text:style-name="T3">JOAO LEOPOLDO DE ALBUQUERQUE MISSIA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137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065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7</text:span></text:p>
          </table:table-cell>
          <table:table-cell table:style-name="Tabela1.B5" office:value-type="string">
            <text:p text:style-name="P3"><text:span text:style-name="T3">JOAO PAULO SANTOS BISP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642,65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8.119,71</text:span></text:p>
          </table:table-cell>
          <table:table-cell table:style-name="Tabela1.E43" office:value-type="string">
            <text:p text:style-name="P4"><text:span text:style-name="T3">539,82</text:span></text:p>
          </table:table-cell>
          <table:table-cell table:style-name="Tabela1.E43" office:value-type="string">
            <text:p text:style-name="P4"><text:span text:style-name="T3">325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5,68</text:span></text:p>
          </table:table-cell>
          <table:table-cell table:style-name="Tabela1.E43" office:value-type="string">
            <text:p text:style-name="P4"><text:span text:style-name="T3">7.254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8</text:span></text:p>
          </table:table-cell>
          <table:table-cell table:style-name="Tabela1.B5" office:value-type="string">
            <text:p text:style-name="P3"><text:span text:style-name="T3">JOAO RAIMUNDO MOREIRA GUIMAR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1"/><text:span text:style-name="T3">2079</text:span></text:p>
          </table:table-cell>
          <table:table-cell table:style-name="Tabela1.B5" office:value-type="string">
            <text:p text:style-name="P3"><text:span text:style-name="T3">JOAO RIBEIRO DE ALMEIDA NET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73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252,43</text:span></text:p>
          </table:table-cell>
          <table:table-cell table:style-name="Tabela1.E43" office:value-type="string">
            <text:p text:style-name="P4"><text:span text:style-name="T3">1.410,42</text:span></text:p>
          </table:table-cell>
          <table:table-cell table:style-name="Tabela1.E43" office:value-type="string">
            <text:p text:style-name="P4"><text:span text:style-name="T3">1.513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3,66</text:span></text:p>
          </table:table-cell>
          <table:table-cell table:style-name="Tabela1.E43" office:value-type="string">
            <text:p text:style-name="P4"><text:span text:style-name="T3">9.328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8</text:span></text:p>
          </table:table-cell>
          <table:table-cell table:style-name="Tabela1.B5" office:value-type="string">
            <text:p text:style-name="P3"><text:span text:style-name="T3">JOAO RICARDO ANDRADE COR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1.88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836,49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89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6,43</text:span></text:p>
          </table:table-cell>
          <table:table-cell table:style-name="Tabela1.E43" office:value-type="string">
            <text:p text:style-name="P4"><text:span text:style-name="T3">8.180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7</text:span></text:p>
          </table:table-cell>
          <table:table-cell table:style-name="Tabela1.B5" office:value-type="string">
            <text:p text:style-name="P3"><text:span text:style-name="T3">JOAO RICARDO CORREA DE OLIVEIRA E SILVA</text:span></text:p>
          </table:table-cell>
          <table:table-cell table:style-name="Tabela1.B5" office:value-type="string">
            <text:p text:style-name="P3"><text:span text:style-name="T3">Coordenador da Divisão de Gestão Orçamentária 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418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5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7,92</text:span></text:p>
          </table:table-cell>
          <table:table-cell table:style-name="Tabela1.E43" office:value-type="string">
            <text:p text:style-name="P4"><text:span text:style-name="T3">7.990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0</text:span></text:p>
          </table:table-cell>
          <table:table-cell table:style-name="Tabela1.B5" office:value-type="string">
            <text:p text:style-name="P3"><text:span text:style-name="T3">JOAO RODRIGUES DOS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4</text:span></text:p>
          </table:table-cell>
          <table:table-cell table:style-name="Tabela1.B5" office:value-type="string">
            <text:p text:style-name="P3"><text:span text:style-name="T3">JOAO RODRIGUE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4.835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069,55</text:span></text:p>
          </table:table-cell>
          <table:table-cell table:style-name="Tabela1.E43" office:value-type="string">
            <text:p text:style-name="P4"><text:span text:style-name="T3">38.765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0</text:span></text:p>
          </table:table-cell>
          <table:table-cell table:style-name="Tabela1.B5" office:value-type="string">
            <text:p text:style-name="P3"><text:span text:style-name="T3">JOAQUIM DANTAS CARDOSO NET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7</text:span></text:p>
          </table:table-cell>
          <table:table-cell table:style-name="Tabela1.B5" office:value-type="string">
            <text:p text:style-name="P3"><text:span text:style-name="T3">JOELMA LOPES CUSTODIO CRUZ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964,38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19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2,79</text:span></text:p>
          </table:table-cell>
          <table:table-cell table:style-name="Tabela1.E43" office:value-type="string">
            <text:p text:style-name="P4"><text:span text:style-name="T3">6.141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4</text:span></text:p>
          </table:table-cell>
          <table:table-cell table:style-name="Tabela1.B5" office:value-type="string">
            <text:p text:style-name="P3"><text:span text:style-name="T3">JOELMA SOARES MACEDO DE SANT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467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947,93</text:span></text:p>
          </table:table-cell>
          <table:table-cell table:style-name="Tabela1.E43" office:value-type="string">
            <text:p text:style-name="P4"><text:span text:style-name="T3">28.338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4</text:span></text:p>
          </table:table-cell>
          <table:table-cell table:style-name="Tabela1.B5" office:value-type="string">
            <text:p text:style-name="P3"><text:span text:style-name="T3">JOLIVIO ALVES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3.296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</text:span></text:p>
          </table:table-cell>
          <table:table-cell table:style-name="Tabela1.B5" office:value-type="string">
            <text:p text:style-name="P3"><text:span text:style-name="T3">JORGE MURILO SEIXAS DE SANTAN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7.816,90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62.163,29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5.034,45</text:span></text:p>
          </table:table-cell>
          <table:table-cell table:style-name="Tabela1.E43" office:value-type="string">
            <text:p text:style-name="P4"><text:span text:style-name="T3">20.030,14</text:span></text:p>
          </table:table-cell>
          <table:table-cell table:style-name="Tabela1.E43" office:value-type="string">
            <text:p text:style-name="P4"><text:span text:style-name="T3">42.133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1</text:span></text:p>
          </table:table-cell>
          <table:table-cell table:style-name="Tabela1.B5" office:value-type="string">
            <text:p text:style-name="P3"><text:span text:style-name="T3">JORGIVALDO SILVA FEITOS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29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2</text:span></text:p>
          </table:table-cell>
          <table:table-cell table:style-name="Tabela1.B5" office:value-type="string">
            <text:p text:style-name="P3"><text:span text:style-name="T3">JOSE AGNALDO DOS SANTOS</text:span></text:p>
          </table:table-cell>
          <table:table-cell table:style-name="Tabela1.B5" office:value-type="string">
            <text:p text:style-name="P3"><text:span text:style-name="T3">AGENTE DE APOIO OPERACIONAL - requisitad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611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4</text:span></text:p>
          </table:table-cell>
          <table:table-cell table:style-name="Tabela1.B5" office:value-type="string">
            <text:p text:style-name="P3"><text:span text:style-name="T3">JOSE AILTON NUNES 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1.032,61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1.04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4,19</text:span></text:p>
          </table:table-cell>
          <table:table-cell table:style-name="Tabela1.E43" office:value-type="string">
            <text:p text:style-name="P4"><text:span text:style-name="T3">9.408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1</text:span></text:p>
          </table:table-cell>
          <table:table-cell table:style-name="Tabela1.B5" office:value-type="string">
            <text:p text:style-name="P3"><text:span text:style-name="T3">JOSE ANCELMO DOS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6</text:span></text:p>
          </table:table-cell>
          <table:table-cell table:style-name="Tabela1.B5" office:value-type="string">
            <text:p text:style-name="P3"><text:span text:style-name="T3">JOSE ANCELMO OLIVEIR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5.08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2,8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3.777,05</text:span></text:p>
          </table:table-cell>
          <table:table-cell table:style-name="Tabela1.E43" office:value-type="string">
            <text:p text:style-name="P4"><text:span text:style-name="T3">1.471,43</text:span></text:p>
          </table:table-cell>
          <table:table-cell table:style-name="Tabela1.E43" office:value-type="string">
            <text:p text:style-name="P4"><text:span text:style-name="T3">1.765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7,02</text:span></text:p>
          </table:table-cell>
          <table:table-cell table:style-name="Tabela1.E43" office:value-type="string">
            <text:p text:style-name="P4"><text:span text:style-name="T3">10.540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8</text:span></text:p>
          </table:table-cell>
          <table:table-cell table:style-name="Tabela1.B5" office:value-type="string">
            <text:p text:style-name="P3"><text:span text:style-name="T3">JOSE ANDRADE JUNIOR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4.165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22.318,00</text:span></text:p>
          </table:table-cell>
          <table:table-cell table:style-name="Tabela1.E43" office:value-type="string">
            <text:p text:style-name="P4"><text:span text:style-name="T3">2.743,16</text:span></text:p>
          </table:table-cell>
          <table:table-cell table:style-name="Tabela1.E43" office:value-type="string">
            <text:p text:style-name="P4"><text:span text:style-name="T3">3.66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03,51</text:span></text:p>
          </table:table-cell>
          <table:table-cell table:style-name="Tabela1.E43" office:value-type="string">
            <text:p text:style-name="P4"><text:span text:style-name="T3">15.914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9</text:span></text:p>
          </table:table-cell>
          <table:table-cell table:style-name="Tabela1.B5" office:value-type="string">
            <text:p text:style-name="P3"><text:span text:style-name="T3">JOSE APARECID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7</text:span></text:p>
          </table:table-cell>
          <table:table-cell table:style-name="Tabela1.B5" office:value-type="string">
            <text:p text:style-name="P3"><text:span text:style-name="T3">JOSE AUGUST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3</text:span></text:p>
          </table:table-cell>
          <table:table-cell table:style-name="Tabela1.B5" office:value-type="string">
            <text:p text:style-name="P3"><text:span text:style-name="T3">JOSE AUGUSTO RAMOS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29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1</text:span></text:p>
          </table:table-cell>
          <table:table-cell table:style-name="Tabela1.B5" office:value-type="string">
            <text:p text:style-name="P3"><text:span text:style-name="T3">JOSE BIZERRA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8</text:span></text:p>
          </table:table-cell>
          <table:table-cell table:style-name="Tabela1.B5" office:value-type="string">
            <text:p text:style-name="P3"><text:span text:style-name="T3">JOSE BONIFACIO DA SILVA JUNIOR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10.548,61</text:span></text:p>
          </table:table-cell>
          <table:table-cell table:style-name="Tabela1.E43" office:value-type="string">
            <text:p text:style-name="P4"><text:span text:style-name="T3">982,33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002,17</text:span></text:p>
          </table:table-cell>
          <table:table-cell table:style-name="Tabela1.E43" office:value-type="string">
            <text:p text:style-name="P4"><text:span text:style-name="T3">1.614,33</text:span></text:p>
          </table:table-cell>
          <table:table-cell table:style-name="Tabela1.E43" office:value-type="string">
            <text:p text:style-name="P4"><text:span text:style-name="T3">2.213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27,68</text:span></text:p>
          </table:table-cell>
          <table:table-cell table:style-name="Tabela1.E43" office:value-type="string">
            <text:p text:style-name="P4"><text:span text:style-name="T3">11.174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9</text:span></text:p>
          </table:table-cell>
          <table:table-cell table:style-name="Tabela1.B5" office:value-type="string">
            <text:p text:style-name="P3"><text:span text:style-name="T3">JOSE CARLOS ALVES SANTOS</text:span></text:p>
          </table:table-cell>
          <table:table-cell table:style-name="Tabela1.B5" office:value-type="string">
            <text:p text:style-name="P3"><text:span text:style-name="T3">SUBTENENTE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3.282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</text:span></text:p>
          </table:table-cell>
          <table:table-cell table:style-name="Tabela1.B5" office:value-type="string">
            <text:p text:style-name="P3"><text:span text:style-name="T3">JOSE CARLOS DE OLIVEIRA FILH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107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8.304,55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66.683,05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8.580,67</text:span></text:p>
          </table:table-cell>
          <table:table-cell table:style-name="Tabela1.E43" office:value-type="string">
            <text:p text:style-name="P4"><text:span text:style-name="T3">24.018,03</text:span></text:p>
          </table:table-cell>
          <table:table-cell table:style-name="Tabela1.E43" office:value-type="string">
            <text:p text:style-name="P4"><text:span text:style-name="T3">4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1</text:span></text:p>
          </table:table-cell>
          <table:table-cell table:style-name="Tabela1.B5" office:value-type="string">
            <text:p text:style-name="P3"><text:span text:style-name="T3">JOSE CARLOS DOS SANTO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1.877,11</text:span></text:p>
          </table:table-cell>
          <table:table-cell table:style-name="Tabela1.E43" office:value-type="string">
            <text:p text:style-name="P4"><text:span text:style-name="T3">1.745,6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8.220,47</text:span></text:p>
          </table:table-cell>
          <table:table-cell table:style-name="Tabela1.E43" office:value-type="string">
            <text:p text:style-name="P4"><text:span text:style-name="T3">330,26</text:span></text:p>
          </table:table-cell>
          <table:table-cell table:style-name="Tabela1.E43" office:value-type="string">
            <text:p text:style-name="P4"><text:span text:style-name="T3">352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2,47</text:span></text:p>
          </table:table-cell>
          <table:table-cell table:style-name="Tabela1.E43" office:value-type="string">
            <text:p text:style-name="P4"><text:span text:style-name="T3">7.538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8</text:span></text:p>
          </table:table-cell>
          <table:table-cell table:style-name="Tabela1.B5" office:value-type="string">
            <text:p text:style-name="P3"><text:span text:style-name="T3">JOSE CARLOS MELO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941,44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2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5,74</text:span></text:p>
          </table:table-cell>
          <table:table-cell table:style-name="Tabela1.E43" office:value-type="string">
            <text:p text:style-name="P4"><text:span text:style-name="T3">8.895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6</text:span></text:p>
          </table:table-cell>
          <table:table-cell table:style-name="Tabela1.B5" office:value-type="string">
            <text:p text:style-name="P3"><text:span text:style-name="T3">JOSE CESAR NOBREGA CAVALCANTE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98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236,71</text:span></text:p>
          </table:table-cell>
          <table:table-cell table:style-name="Tabela1.E43" office:value-type="string">
            <text:p text:style-name="P4"><text:span text:style-name="T3">11.406,82</text:span></text:p>
          </table:table-cell>
          <table:table-cell table:style-name="Tabela1.E43" office:value-type="string">
            <text:p text:style-name="P4"><text:span text:style-name="T3">1.059,82</text:span></text:p>
          </table:table-cell>
          <table:table-cell table:style-name="Tabela1.E43" office:value-type="string">
            <text:p text:style-name="P4"><text:span text:style-name="T3">1.033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3,65</text:span></text:p>
          </table:table-cell>
          <table:table-cell table:style-name="Tabela1.E43" office:value-type="string">
            <text:p text:style-name="P4"><text:span text:style-name="T3">9.313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4</text:span></text:p>
          </table:table-cell>
          <table:table-cell table:style-name="Tabela1.B5" office:value-type="string">
            <text:p text:style-name="P3"><text:span text:style-name="T3">JOSE CLAUDINO DA ROCHA SALE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1.787,71</text:span></text:p>
          </table:table-cell>
          <table:table-cell table:style-name="Tabela1.E43" office:value-type="string">
            <text:p text:style-name="P4"><text:span text:style-name="T3">2.027,69</text:span></text:p>
          </table:table-cell>
          <table:table-cell table:style-name="Tabela1.E43" office:value-type="string">
            <text:p text:style-name="P4"><text:span text:style-name="T3">22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343,61</text:span></text:p>
          </table:table-cell>
          <table:table-cell table:style-name="Tabela1.E43" office:value-type="string">
            <text:p text:style-name="P4"><text:span text:style-name="T3">357,23</text:span></text:p>
          </table:table-cell>
          <table:table-cell table:style-name="Tabela1.E43" office:value-type="string">
            <text:p text:style-name="P4"><text:span text:style-name="T3">196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4,19</text:span></text:p>
          </table:table-cell>
          <table:table-cell table:style-name="Tabela1.E43" office:value-type="string">
            <text:p text:style-name="P4"><text:span text:style-name="T3">6.789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2</text:span></text:p>
          </table:table-cell>
          <table:table-cell table:style-name="Tabela1.B5" office:value-type="string">
            <text:p text:style-name="P3"><text:span text:style-name="T3">JOSE CLAUDIO CARDOSO DOS SANTO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1.970,96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5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778,07</text:span></text:p>
          </table:table-cell>
          <table:table-cell table:style-name="Tabela1.E43" office:value-type="string">
            <text:p text:style-name="P4"><text:span text:style-name="T3">275,93</text:span></text:p>
          </table:table-cell>
          <table:table-cell table:style-name="Tabela1.E43" office:value-type="string">
            <text:p text:style-name="P4"><text:span text:style-name="T3">30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3,48</text:span></text:p>
          </table:table-cell>
          <table:table-cell table:style-name="Tabela1.E43" office:value-type="string">
            <text:p text:style-name="P4"><text:span text:style-name="T3">7.194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9</text:span></text:p>
          </table:table-cell>
          <table:table-cell table:style-name="Tabela1.B5" office:value-type="string">
            <text:p text:style-name="P3"><text:span text:style-name="T3">JOSE CLAUDIO DE MATOS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59,21</text:span></text:p>
          </table:table-cell>
          <table:table-cell table:style-name="Tabela1.E43" office:value-type="string">
            <text:p text:style-name="P4"><text:span text:style-name="T3">9.028,85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2,68</text:span></text:p>
          </table:table-cell>
          <table:table-cell table:style-name="Tabela1.E43" office:value-type="string">
            <text:p text:style-name="P4"><text:span text:style-name="T3">7.926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9</text:span></text:p>
          </table:table-cell>
          <table:table-cell table:style-name="Tabela1.B5" office:value-type="string">
            <text:p text:style-name="P3"><text:span text:style-name="T3">JOSE COSTA CAVALCANTE JUNIOR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0.89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9.046,71</text:span></text:p>
          </table:table-cell>
          <table:table-cell table:style-name="Tabela1.E43" office:value-type="string">
            <text:p text:style-name="P4"><text:span text:style-name="T3">2.285,18</text:span></text:p>
          </table:table-cell>
          <table:table-cell table:style-name="Tabela1.E43" office:value-type="string">
            <text:p text:style-name="P4"><text:span text:style-name="T3">2.53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20,47</text:span></text:p>
          </table:table-cell>
          <table:table-cell table:style-name="Tabela1.E43" office:value-type="string">
            <text:p text:style-name="P4"><text:span text:style-name="T3">14.226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1</text:span></text:p>
          </table:table-cell>
          <table:table-cell table:style-name="Tabela1.B5" office:value-type="string">
            <text:p text:style-name="P3"><text:span text:style-name="T3">JOSE DE FARO MENEZES NETO</text:span></text:p>
          </table:table-cell>
          <table:table-cell table:style-name="Tabela1.B5" office:value-type="string">
            <text:p text:style-name="P3"><text:span text:style-name="T3">ADMINISTRADOR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9.631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2.846,84</text:span></text:p>
          </table:table-cell>
          <table:table-cell table:style-name="Tabela1.E43" office:value-type="string">
            <text:p text:style-name="P4"><text:span text:style-name="T3">4.217,20</text:span></text:p>
          </table:table-cell>
          <table:table-cell table:style-name="Tabela1.E43" office:value-type="string">
            <text:p text:style-name="P4"><text:span text:style-name="T3">6.202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419,75</text:span></text:p>
          </table:table-cell>
          <table:table-cell table:style-name="Tabela1.E43" office:value-type="string">
            <text:p text:style-name="P4"><text:span text:style-name="T3">22.427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6</text:span></text:p>
          </table:table-cell>
          <table:table-cell table:style-name="Tabela1.B5" office:value-type="string">
            <text:p text:style-name="P3"><text:span text:style-name="T3">JOSE DE OLIVEIRA FREITA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36</text:span></text:p>
          </table:table-cell>
          <table:table-cell table:style-name="Tabela1.B5" office:value-type="string">
            <text:p text:style-name="P3"><text:span text:style-name="T3">JOSE DE OLIVEIRA FREITAS JUNIOR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3.136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054,96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16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4,23</text:span></text:p>
          </table:table-cell>
          <table:table-cell table:style-name="Tabela1.E43" office:value-type="string">
            <text:p text:style-name="P4"><text:span text:style-name="T3">9.380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7</text:span></text:p>
          </table:table-cell>
          <table:table-cell table:style-name="Tabela1.B5" office:value-type="string">
            <text:p text:style-name="P3"><text:span text:style-name="T3">JOSE DENILTON NASCIMENTO DE JESUS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947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,94</text:span></text:p>
          </table:table-cell>
          <table:table-cell table:style-name="Tabela1.E43" office:value-type="string">
            <text:p text:style-name="P4"><text:span text:style-name="T3">4.923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4</text:span></text:p>
          </table:table-cell>
          <table:table-cell table:style-name="Tabela1.B5" office:value-type="string">
            <text:p text:style-name="P3"><text:span text:style-name="T3">JOSE DERNIVAL DA SILVA SANTOS FILHO</text:span></text:p>
          </table:table-cell>
          <table:table-cell table:style-name="Tabela1.B5" office:value-type="string">
            <text:p text:style-name="P3"><text:span text:style-name="T3">ASSESSOR DO COORDENADOR DA DIVISAO DE PATRIMONI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5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241,04</text:span></text:p>
          </table:table-cell>
          <table:table-cell table:style-name="Tabela1.E43" office:value-type="string">
            <text:p text:style-name="P4"><text:span text:style-name="T3">468,56</text:span></text:p>
          </table:table-cell>
          <table:table-cell table:style-name="Tabela1.E43" office:value-type="string">
            <text:p text:style-name="P4"><text:span text:style-name="T3">232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68</text:span></text:p>
          </table:table-cell>
          <table:table-cell table:style-name="Tabela1.E43" office:value-type="string">
            <text:p text:style-name="P4"><text:span text:style-name="T3">6.540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2</text:span></text:p>
          </table:table-cell>
          <table:table-cell table:style-name="Tabela1.B5" office:value-type="string">
            <text:p text:style-name="P3"><text:span text:style-name="T3">JOSE EDSON CARDOS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9</text:span></text:p>
          </table:table-cell>
          <table:table-cell table:style-name="Tabela1.B5" office:value-type="string">
            <text:p text:style-name="P3"><text:span text:style-name="T3">JOSE ELIAS PINHO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7</text:span></text:p>
          </table:table-cell>
          <table:table-cell table:style-name="Tabela1.B5" office:value-type="string">
            <text:p text:style-name="P3"><text:span text:style-name="T3">JOSE ELIAS PINHO DE OLIVEIR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ABINETE DO SUBPROCURADOR-GERAL DE JUSTIÇ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5.591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4.890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7</text:span></text:p>
          </table:table-cell>
          <table:table-cell table:style-name="Tabela1.B5" office:value-type="string">
            <text:p text:style-name="P3"><text:span text:style-name="T3">JOSE FERNANDO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2.083,31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38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6,27</text:span></text:p>
          </table:table-cell>
          <table:table-cell table:style-name="Tabela1.E43" office:value-type="string">
            <text:p text:style-name="P4"><text:span text:style-name="T3">9.86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5</text:span></text:p>
          </table:table-cell>
          <table:table-cell table:style-name="Tabela1.B5" office:value-type="string">
            <text:p text:style-name="P3"><text:span text:style-name="T3">JOSE ISAU DE LIMA FRANCA</text:span></text:p>
          </table:table-cell>
          <table:table-cell table:style-name="Tabela1.B5" office:value-type="string">
            <text:p text:style-name="P3"><text:span text:style-name="T3">COORDENADOR DA DIVISÃO DE ENG. E MANUTENÇÃO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418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885,9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986</text:span></text:p>
          </table:table-cell>
          <table:table-cell table:style-name="Tabela1.B5" office:value-type="string">
            <text:p text:style-name="P3"><text:span text:style-name="T3">JOSE LUCAS CARVALHO RIBEIRO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1.877,11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671,09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243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6,58</text:span></text:p>
          </table:table-cell>
          <table:table-cell table:style-name="Tabela1.E43" office:value-type="string">
            <text:p text:style-name="P4"><text:span text:style-name="T3">7.164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6</text:span></text:p>
          </table:table-cell>
          <table:table-cell table:style-name="Tabela1.B5" office:value-type="string">
            <text:p text:style-name="P3"><text:span text:style-name="T3">JOSE LUCAS DA SILVA GO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38.019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7</text:span></text:p>
          </table:table-cell>
          <table:table-cell table:style-name="Tabela1.B5" office:value-type="string">
            <text:p text:style-name="P3"><text:span text:style-name="T3">JOSE LUCAS SANTOS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982,3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8.475,27</text:span></text:p>
          </table:table-cell>
          <table:table-cell table:style-name="Tabela1.E43" office:value-type="string">
            <text:p text:style-name="P4"><text:span text:style-name="T3">4.707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9.484,06</text:span></text:p>
          </table:table-cell>
          <table:table-cell table:style-name="Tabela1.E43" office:value-type="string">
            <text:p text:style-name="P4"><text:span text:style-name="T3">1.444,80</text:span></text:p>
          </table:table-cell>
          <table:table-cell table:style-name="Tabela1.E43" office:value-type="string">
            <text:p text:style-name="P4"><text:span text:style-name="T3">3.807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52,31</text:span></text:p>
          </table:table-cell>
          <table:table-cell table:style-name="Tabela1.E43" office:value-type="string">
            <text:p text:style-name="P4"><text:span text:style-name="T3">24.231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2</text:span></text:p>
          </table:table-cell>
          <table:table-cell table:style-name="Tabela1.B5" office:value-type="string">
            <text:p text:style-name="P3"><text:span text:style-name="T3">JOSE MAGALHAES DE SANT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2"/><text:span text:style-name="T3">2122</text:span></text:p>
          </table:table-cell>
          <table:table-cell table:style-name="Tabela1.B5" office:value-type="string">
            <text:p text:style-name="P3"><text:span text:style-name="T3">JOSE MARCOS SANTOS CHAG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29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8</text:span></text:p>
          </table:table-cell>
          <table:table-cell table:style-name="Tabela1.B5" office:value-type="string">
            <text:p text:style-name="P3"><text:span text:style-name="T3">JOSE MARIO DA CRUZ COST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841,16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2.43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4,73</text:span></text:p>
          </table:table-cell>
          <table:table-cell table:style-name="Tabela1.E43" office:value-type="string">
            <text:p text:style-name="P4"><text:span text:style-name="T3">12.066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2</text:span></text:p>
          </table:table-cell>
          <table:table-cell table:style-name="Tabela1.B5" office:value-type="string">
            <text:p text:style-name="P3"><text:span text:style-name="T3">JOSE MARLUCIO MONTEIRO FERREIRA</text:span></text:p>
          </table:table-cell>
          <table:table-cell table:style-name="Tabela1.B5" office:value-type="string">
            <text:p text:style-name="P3"><text:span text:style-name="T3">Coordenador da Div. Perícia Contábil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0.00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8.46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0</text:span></text:p>
          </table:table-cell>
          <table:table-cell table:style-name="Tabela1.B5" office:value-type="string">
            <text:p text:style-name="P3"><text:span text:style-name="T3">JOSE MICAEL BISPO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7.533,99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62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4,53</text:span></text:p>
          </table:table-cell>
          <table:table-cell table:style-name="Tabela1.E43" office:value-type="string">
            <text:p text:style-name="P4"><text:span text:style-name="T3">6.779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9</text:span></text:p>
          </table:table-cell>
          <table:table-cell table:style-name="Tabela1.B5" office:value-type="string">
            <text:p text:style-name="P3"><text:span text:style-name="T3">JOSE NUNES SANTOS</text:span></text:p>
          </table:table-cell>
          <table:table-cell table:style-name="Tabela1.B5" office:value-type="string">
            <text:p text:style-name="P3"><text:span text:style-name="T3">SOLDADO - requis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</text:span></text:p>
          </table:table-cell>
          <table:table-cell table:style-name="Tabela1.B5" office:value-type="string">
            <text:p text:style-name="P3"><text:span text:style-name="T3">JOSE RENATO LIMA SAMPAI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4</text:span></text:p>
          </table:table-cell>
          <table:table-cell table:style-name="Tabela1.B5" office:value-type="string">
            <text:p text:style-name="P3"><text:span text:style-name="T3">JOSE RICARDO ALVES DE JESU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4</text:span></text:p>
          </table:table-cell>
          <table:table-cell table:style-name="Tabela1.B5" office:value-type="string">
            <text:p text:style-name="P3"><text:span text:style-name="T3">JOSE ROBERTO NASCIMENT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29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0</text:span></text:p>
          </table:table-cell>
          <table:table-cell table:style-name="Tabela1.B5" office:value-type="string">
            <text:p text:style-name="P3"><text:span text:style-name="T3">JOSE RONALDO DE JESU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8.340,51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5,34</text:span></text:p>
          </table:table-cell>
          <table:table-cell table:style-name="Tabela1.E43" office:value-type="string">
            <text:p text:style-name="P4"><text:span text:style-name="T3">7.195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</text:span></text:p>
          </table:table-cell>
          <table:table-cell table:style-name="Tabela1.B5" office:value-type="string">
            <text:p text:style-name="P3"><text:span text:style-name="T3">JOSE RONY SILVA ALMEID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46.75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4</text:span></text:p>
          </table:table-cell>
          <table:table-cell table:style-name="Tabela1.B5" office:value-type="string">
            <text:p text:style-name="P3"><text:span text:style-name="T3">JOSE SACRAMENTO DOS SANTO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7</text:span></text:p>
          </table:table-cell>
          <table:table-cell table:style-name="Tabela1.B5" office:value-type="string">
            <text:p text:style-name="P3"><text:span text:style-name="T3">JOSE VICTOR SOARES ROCHA DOS SANTO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0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19,70</text:span></text:p>
          </table:table-cell>
          <table:table-cell table:style-name="Tabela1.E43" office:value-type="string">
            <text:p text:style-name="P4"><text:span text:style-name="T3">6.440,24</text:span></text:p>
          </table:table-cell>
          <table:table-cell table:style-name="Tabela1.E43" office:value-type="string">
            <text:p text:style-name="P4"><text:span text:style-name="T3">181,66</text:span></text:p>
          </table:table-cell>
          <table:table-cell table:style-name="Tabela1.E43" office:value-type="string">
            <text:p text:style-name="P4"><text:span text:style-name="T3">10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1,78</text:span></text:p>
          </table:table-cell>
          <table:table-cell table:style-name="Tabela1.E43" office:value-type="string">
            <text:p text:style-name="P4"><text:span text:style-name="T3">6.248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</text:span></text:p>
          </table:table-cell>
          <table:table-cell table:style-name="Tabela1.B5" office:value-type="string">
            <text:p text:style-name="P3"><text:span text:style-name="T3">JOSENIAS FRANCA DO NASCIMENT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4.46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83.518,44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89,24</text:span></text:p>
          </table:table-cell>
          <table:table-cell table:style-name="Tabela1.E43" office:value-type="string">
            <text:p text:style-name="P4"><text:span text:style-name="T3">67.129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5</text:span></text:p>
          </table:table-cell>
          <table:table-cell table:style-name="Tabela1.B5" office:value-type="string">
            <text:p text:style-name="P3"><text:span text:style-name="T3">JOUBERTO UCHOA DE MENDONCA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ORREGEDORIA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10,84</text:span></text:p>
          </table:table-cell>
          <table:table-cell table:style-name="Tabela1.E43" office:value-type="string">
            <text:p text:style-name="P4"><text:span text:style-name="T3">6.51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10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6</text:span></text:p>
          </table:table-cell>
          <table:table-cell table:style-name="Tabela1.B5" office:value-type="string">
            <text:p text:style-name="P3"><text:span text:style-name="T3">JUCIARA REI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142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5.936,47</text:span></text:p>
          </table:table-cell>
          <table:table-cell table:style-name="Tabela1.E43" office:value-type="string">
            <text:p text:style-name="P4"><text:span text:style-name="T3">420,39</text:span></text:p>
          </table:table-cell>
          <table:table-cell table:style-name="Tabela1.E43" office:value-type="string">
            <text:p text:style-name="P4"><text:span text:style-name="T3">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1,27</text:span></text:p>
          </table:table-cell>
          <table:table-cell table:style-name="Tabela1.E43" office:value-type="string">
            <text:p text:style-name="P4"><text:span text:style-name="T3">5.465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2</text:span></text:p>
          </table:table-cell>
          <table:table-cell table:style-name="Tabela1.B5" office:value-type="string">
            <text:p text:style-name="P3"><text:span text:style-name="T3">JULIANA CHECCUCCI CARBALL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1</text:span></text:p>
          </table:table-cell>
          <table:table-cell table:style-name="Tabela1.B5" office:value-type="string">
            <text:p text:style-name="P3"><text:span text:style-name="T3">JULIANA COUTO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3.778,16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9.876,56</text:span></text:p>
          </table:table-cell>
          <table:table-cell table:style-name="Tabela1.E43" office:value-type="string">
            <text:p text:style-name="P4"><text:span text:style-name="T3">1.245,94</text:span></text:p>
          </table:table-cell>
          <table:table-cell table:style-name="Tabela1.E43" office:value-type="string">
            <text:p text:style-name="P4"><text:span text:style-name="T3">3.467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3,45</text:span></text:p>
          </table:table-cell>
          <table:table-cell table:style-name="Tabela1.E43" office:value-type="string">
            <text:p text:style-name="P4"><text:span text:style-name="T3">15.163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7</text:span></text:p>
          </table:table-cell>
          <table:table-cell table:style-name="Tabela1.B5" office:value-type="string">
            <text:p text:style-name="P3"><text:span text:style-name="T3">JULIANA DA COSTA MACIEL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02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588,20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63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50,39</text:span></text:p>
          </table:table-cell>
          <table:table-cell table:style-name="Tabela1.E43" office:value-type="string">
            <text:p text:style-name="P4"><text:span text:style-name="T3">10.037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9</text:span></text:p>
          </table:table-cell>
          <table:table-cell table:style-name="Tabela1.B5" office:value-type="string">
            <text:p text:style-name="P3"><text:span text:style-name="T3">JULIANA DAYSE FREITAS DO SACRAMENTO AQUIN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1.075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553,04</text:span></text:p>
          </table:table-cell>
          <table:table-cell table:style-name="Tabela1.E43" office:value-type="string">
            <text:p text:style-name="P4"><text:span text:style-name="T3">752,51</text:span></text:p>
          </table:table-cell>
          <table:table-cell table:style-name="Tabela1.E43" office:value-type="string">
            <text:p text:style-name="P4"><text:span text:style-name="T3">403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56,45</text:span></text:p>
          </table:table-cell>
          <table:table-cell table:style-name="Tabela1.E43" office:value-type="string">
            <text:p text:style-name="P4"><text:span text:style-name="T3">6.396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9</text:span></text:p>
          </table:table-cell>
          <table:table-cell table:style-name="Tabela1.B5" office:value-type="string">
            <text:p text:style-name="P3"><text:span text:style-name="T3">JULIANA DE BRITTO AMORI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3.464,11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8.969,62</text:span></text:p>
          </table:table-cell>
          <table:table-cell table:style-name="Tabela1.E43" office:value-type="string">
            <text:p text:style-name="P4"><text:span text:style-name="T3">1.161,39</text:span></text:p>
          </table:table-cell>
          <table:table-cell table:style-name="Tabela1.E43" office:value-type="string">
            <text:p text:style-name="P4"><text:span text:style-name="T3">3.376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38,21</text:span></text:p>
          </table:table-cell>
          <table:table-cell table:style-name="Tabela1.E43" office:value-type="string">
            <text:p text:style-name="P4"><text:span text:style-name="T3">14.431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8</text:span></text:p>
          </table:table-cell>
          <table:table-cell table:style-name="Tabela1.B5" office:value-type="string">
            <text:p text:style-name="P3"><text:span text:style-name="T3">JULIANA GOMES REZENDE DORI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6.438,70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1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0,13</text:span></text:p>
          </table:table-cell>
          <table:table-cell table:style-name="Tabela1.E43" office:value-type="string">
            <text:p text:style-name="P4"><text:span text:style-name="T3">5.748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1</text:span></text:p>
          </table:table-cell>
          <table:table-cell table:style-name="Tabela1.B5" office:value-type="string">
            <text:p text:style-name="P3"><text:span text:style-name="T3">JULIANA LUSTOSA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2,6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863,92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89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0,99</text:span></text:p>
          </table:table-cell>
          <table:table-cell table:style-name="Tabela1.E43" office:value-type="string">
            <text:p text:style-name="P4"><text:span text:style-name="T3">10.632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5</text:span></text:p>
          </table:table-cell>
          <table:table-cell table:style-name="Tabela1.B5" office:value-type="string">
            <text:p text:style-name="P3"><text:span text:style-name="T3">JULIANA PRADO VIEIRA RI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322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535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9,15</text:span></text:p>
          </table:table-cell>
          <table:table-cell table:style-name="Tabela1.E43" office:value-type="string">
            <text:p text:style-name="P4"><text:span text:style-name="T3">7.053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8</text:span></text:p>
          </table:table-cell>
          <table:table-cell table:style-name="Tabela1.B5" office:value-type="string">
            <text:p text:style-name="P3"><text:span text:style-name="T3">JULIANA SOARES ALVE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7</text:span></text:p>
          </table:table-cell>
          <table:table-cell table:style-name="Tabela1.B5" office:value-type="string">
            <text:p text:style-name="P3"><text:span text:style-name="T3">JULIANA SOBRINHO BORG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3</text:span></text:p>
          </table:table-cell>
          <table:table-cell table:style-name="Tabela1.B5" office:value-type="string">
            <text:p text:style-name="P3"><text:span text:style-name="T3">JULIANA SORAIA DO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735,09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39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88</text:span></text:p>
          </table:table-cell>
          <table:table-cell table:style-name="Tabela1.E43" office:value-type="string">
            <text:p text:style-name="P4"><text:span text:style-name="T3">9.00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5</text:span></text:p>
          </table:table-cell>
          <table:table-cell table:style-name="Tabela1.B5" office:value-type="string">
            <text:p text:style-name="P3"><text:span text:style-name="T3">JULIANA VASCONCELOS DE OLIVEIRA FREI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686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2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7,27</text:span></text:p>
          </table:table-cell>
          <table:table-cell table:style-name="Tabela1.E43" office:value-type="string">
            <text:p text:style-name="P4"><text:span text:style-name="T3">10.388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8</text:span></text:p>
          </table:table-cell>
          <table:table-cell table:style-name="Tabela1.B5" office:value-type="string">
            <text:p text:style-name="P3"><text:span text:style-name="T3">JULIANE MENDONCA NORONHA MARTIN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33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7.087,80</text:span></text:p>
          </table:table-cell>
          <table:table-cell table:style-name="Tabela1.E43" office:value-type="string">
            <text:p text:style-name="P4"><text:span text:style-name="T3">649,50</text:span></text:p>
          </table:table-cell>
          <table:table-cell table:style-name="Tabela1.E43" office:value-type="string">
            <text:p text:style-name="P4"><text:span text:style-name="T3">218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8,42</text:span></text:p>
          </table:table-cell>
          <table:table-cell table:style-name="Tabela1.E43" office:value-type="string">
            <text:p text:style-name="P4"><text:span text:style-name="T3">6.219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5</text:span></text:p>
          </table:table-cell>
          <table:table-cell table:style-name="Tabela1.B5" office:value-type="string">
            <text:p text:style-name="P3"><text:span text:style-name="T3">JULIANE RIBEIRO DANTAS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13.653,7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304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5</text:span></text:p>
          </table:table-cell>
          <table:table-cell table:style-name="Tabela1.B5" office:value-type="string">
            <text:p text:style-name="P3"><text:span text:style-name="T3">JULIANE SOARES MARTINS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DE ESTAGIARIO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107,73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200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2,07</text:span></text:p>
          </table:table-cell>
          <table:table-cell table:style-name="Tabela1.E43" office:value-type="string">
            <text:p text:style-name="P4"><text:span text:style-name="T3">8.99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0</text:span></text:p>
          </table:table-cell>
          <table:table-cell table:style-name="Tabela1.B5" office:value-type="string">
            <text:p text:style-name="P3"><text:span text:style-name="T3">JULIANO CAVALCANTE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449,45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4.806,52</text:span></text:p>
          </table:table-cell>
          <table:table-cell table:style-name="Tabela1.E43" office:value-type="string">
            <text:p text:style-name="P4"><text:span text:style-name="T3">879,33</text:span></text:p>
          </table:table-cell>
          <table:table-cell table:style-name="Tabela1.E43" office:value-type="string">
            <text:p text:style-name="P4"><text:span text:style-name="T3">2.21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90,85</text:span></text:p>
          </table:table-cell>
          <table:table-cell table:style-name="Tabela1.E43" office:value-type="string">
            <text:p text:style-name="P4"><text:span text:style-name="T3">11.715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9</text:span></text:p>
          </table:table-cell>
          <table:table-cell table:style-name="Tabela1.B5" office:value-type="string">
            <text:p text:style-name="P3"><text:span text:style-name="T3">JULIANY CRISTINA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6</text:span></text:p>
          </table:table-cell>
          <table:table-cell table:style-name="Tabela1.B5" office:value-type="string">
            <text:p text:style-name="P3"><text:span text:style-name="T3">JULIVAL PIRES REBOUCA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38.314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5</text:span></text:p>
          </table:table-cell>
          <table:table-cell table:style-name="Tabela1.B5" office:value-type="string">
            <text:p text:style-name="P3"><text:span text:style-name="T3">JUSSARA OLIVEIRA DE MAT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8.864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4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2,56</text:span></text:p>
          </table:table-cell>
          <table:table-cell table:style-name="Tabela1.E43" office:value-type="string">
            <text:p text:style-name="P4"><text:span text:style-name="T3">7.64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9</text:span></text:p>
          </table:table-cell>
          <table:table-cell table:style-name="Tabela1.B5" office:value-type="string">
            <text:p text:style-name="P3"><text:span text:style-name="T3">KARLA CHRISTIANY CRUZ LEITE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1.278,00</text:span></text:p>
          </table:table-cell>
          <table:table-cell table:style-name="Tabela1.E43" office:value-type="string">
            <text:p text:style-name="P4"><text:span text:style-name="T3">43.389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069,55</text:span></text:p>
          </table:table-cell>
          <table:table-cell table:style-name="Tabela1.E43" office:value-type="string">
            <text:p text:style-name="P4"><text:span text:style-name="T3">27.319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0</text:span></text:p>
          </table:table-cell>
          <table:table-cell table:style-name="Tabela1.B5" office:value-type="string">
            <text:p text:style-name="P3"><text:span text:style-name="T3">KARLA LIMA DE ALMEID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067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942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0</text:span></text:p>
          </table:table-cell>
          <table:table-cell table:style-name="Tabela1.B5" office:value-type="string">
            <text:p text:style-name="P3"><text:span text:style-name="T3">KARLA PATRICIA DE ANDRADE MOUR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383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03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8</text:span></text:p>
          </table:table-cell>
          <table:table-cell table:style-name="Tabela1.B5" office:value-type="string">
            <text:p text:style-name="P3"><text:span text:style-name="T3">KATHARINA RESENDE DE LIMA GU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1ª E 3ª PROMOTORIAS DE JUSTICA DAS EXECUCOES CRIMINAI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745,41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1.06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93,76</text:span></text:p>
          </table:table-cell>
          <table:table-cell table:style-name="Tabela1.E43" office:value-type="string">
            <text:p text:style-name="P4"><text:span text:style-name="T3">8.151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4</text:span></text:p>
          </table:table-cell>
          <table:table-cell table:style-name="Tabela1.B5" office:value-type="string">
            <text:p text:style-name="P3"><text:span text:style-name="T3">KEILA LIMA FEIT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5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094,93</text:span></text:p>
          </table:table-cell>
          <table:table-cell table:style-name="Tabela1.E43" office:value-type="string">
            <text:p text:style-name="P4"><text:span text:style-name="T3">548,37</text:span></text:p>
          </table:table-cell>
          <table:table-cell table:style-name="Tabela1.E43" office:value-type="string">
            <text:p text:style-name="P4"><text:span text:style-name="T3">12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0,42</text:span></text:p>
          </table:table-cell>
          <table:table-cell table:style-name="Tabela1.E43" office:value-type="string">
            <text:p text:style-name="P4"><text:span text:style-name="T3">5.424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6</text:span></text:p>
          </table:table-cell>
          <table:table-cell table:style-name="Tabela1.B5" office:value-type="string">
            <text:p text:style-name="P3"><text:span text:style-name="T3">KELFRENN TEIXEIRA RODRIGUES DE MENEZ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7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41,26</text:span></text:p>
          </table:table-cell>
          <table:table-cell table:style-name="Tabela1.E43" office:value-type="string">
            <text:p text:style-name="P4"><text:span text:style-name="T3">11.203,00</text:span></text:p>
          </table:table-cell>
          <table:table-cell table:style-name="Tabela1.E43" office:value-type="string">
            <text:p text:style-name="P4"><text:span text:style-name="T3">63.666,5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1.901,82</text:span></text:p>
          </table:table-cell>
          <table:table-cell table:style-name="Tabela1.E43" office:value-type="string">
            <text:p text:style-name="P4"><text:span text:style-name="T3">1.352,59</text:span></text:p>
          </table:table-cell>
          <table:table-cell table:style-name="Tabela1.E43" office:value-type="string">
            <text:p text:style-name="P4"><text:span text:style-name="T3">17.735,06</text:span></text:p>
          </table:table-cell>
          <table:table-cell table:style-name="Tabela1.E43" office:value-type="string">
            <text:p text:style-name="P4"><text:span text:style-name="T3">45.931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7</text:span></text:p>
          </table:table-cell>
          <table:table-cell table:style-name="Tabela1.B5" office:value-type="string">
            <text:p text:style-name="P3"><text:span text:style-name="T3">KELLI SOBRAL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5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433,98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369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5,96</text:span></text:p>
          </table:table-cell>
          <table:table-cell table:style-name="Tabela1.E43" office:value-type="string">
            <text:p text:style-name="P4"><text:span text:style-name="T3">6.468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3</text:span></text:p>
          </table:table-cell>
          <table:table-cell table:style-name="Tabela1.B5" office:value-type="string">
            <text:p text:style-name="P3"><text:span text:style-name="T3">KELLY CRISTINE PEREIRA TE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2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249,44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281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2,15</text:span></text:p>
          </table:table-cell>
          <table:table-cell table:style-name="Tabela1.E43" office:value-type="string">
            <text:p text:style-name="P4"><text:span text:style-name="T3">6.467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8</text:span></text:p>
          </table:table-cell>
          <table:table-cell table:style-name="Tabela1.B5" office:value-type="string">
            <text:p text:style-name="P3"><text:span text:style-name="T3">KELLY SANTOS PIEDA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390,05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881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6,95</text:span></text:p>
          </table:table-cell>
          <table:table-cell table:style-name="Tabela1.E43" office:value-type="string">
            <text:p text:style-name="P4"><text:span text:style-name="T3">7.663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5</text:span></text:p>
          </table:table-cell>
          <table:table-cell table:style-name="Tabela1.B5" office:value-type="string">
            <text:p text:style-name="P3"><text:span text:style-name="T3">KENIA LIMA FEIT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2,23</text:span></text:p>
          </table:table-cell>
          <table:table-cell table:style-name="Tabela1.E43" office:value-type="string">
            <text:p text:style-name="P4"><text:span text:style-name="T3">6.416,57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10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9,37</text:span></text:p>
          </table:table-cell>
          <table:table-cell table:style-name="Tabela1.E43" office:value-type="string">
            <text:p text:style-name="P4"><text:span text:style-name="T3">5.787,2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3"/><text:span text:style-name="T3">2040</text:span></text:p>
          </table:table-cell>
          <table:table-cell table:style-name="Tabela1.B5" office:value-type="string">
            <text:p text:style-name="P3"><text:span text:style-name="T3">KETLYN DE SANTANA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90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084,46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345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07,71</text:span></text:p>
          </table:table-cell>
          <table:table-cell table:style-name="Tabela1.E43" office:value-type="string">
            <text:p text:style-name="P4"><text:span text:style-name="T3">14.476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1</text:span></text:p>
          </table:table-cell>
          <table:table-cell table:style-name="Tabela1.B5" office:value-type="string">
            <text:p text:style-name="P3"><text:span text:style-name="T3">KEVEN MATHEUS GOIS SANTAN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3</text:span></text:p>
          </table:table-cell>
          <table:table-cell table:style-name="Tabela1.B5" office:value-type="string">
            <text:p text:style-name="P3"><text:span text:style-name="T3">KEYLLA TEIXEIRA SANTANA ANDRADE FRANC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2.899,81</text:span></text:p>
          </table:table-cell>
          <table:table-cell table:style-name="Tabela1.E43" office:value-type="string">
            <text:p text:style-name="P4"><text:span text:style-name="T3">1.640,7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6.737,33</text:span></text:p>
          </table:table-cell>
          <table:table-cell table:style-name="Tabela1.E43" office:value-type="string">
            <text:p text:style-name="P4"><text:span text:style-name="T3">458,75</text:span></text:p>
          </table:table-cell>
          <table:table-cell table:style-name="Tabela1.E43" office:value-type="string">
            <text:p text:style-name="P4"><text:span text:style-name="T3">3.224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3,04</text:span></text:p>
          </table:table-cell>
          <table:table-cell table:style-name="Tabela1.E43" office:value-type="string">
            <text:p text:style-name="P4"><text:span text:style-name="T3">13.054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7</text:span></text:p>
          </table:table-cell>
          <table:table-cell table:style-name="Tabela1.B5" office:value-type="string">
            <text:p text:style-name="P3"><text:span text:style-name="T3">KRISTIANE FERREIRA DA SILV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995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567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79,05</text:span></text:p>
          </table:table-cell>
          <table:table-cell table:style-name="Tabela1.E43" office:value-type="string">
            <text:p text:style-name="P4"><text:span text:style-name="T3">7.516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0</text:span></text:p>
          </table:table-cell>
          <table:table-cell table:style-name="Tabela1.B5" office:value-type="string">
            <text:p text:style-name="P3"><text:span text:style-name="T3">LAELSON ALCANTARA DE PONTES FI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0.920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27.820,4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795</text:span></text:p>
          </table:table-cell>
          <table:table-cell table:style-name="Tabela1.B5" office:value-type="string">
            <text:p text:style-name="P3"><text:span text:style-name="T3">LAIS GOMES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5,8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671,3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447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52,61</text:span></text:p>
          </table:table-cell>
          <table:table-cell table:style-name="Tabela1.E43" office:value-type="string">
            <text:p text:style-name="P4"><text:span text:style-name="T3">6.518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0</text:span></text:p>
          </table:table-cell>
          <table:table-cell table:style-name="Tabela1.B5" office:value-type="string">
            <text:p text:style-name="P3"><text:span text:style-name="T3">LARA FREIRE DE ALMEIDA DOS ANJOS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5.86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5</text:span></text:p>
          </table:table-cell>
          <table:table-cell table:style-name="Tabela1.B5" office:value-type="string">
            <text:p text:style-name="P3"><text:span text:style-name="T3">LARISSA CAROLAINE MENEZES DE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3</text:span></text:p>
          </table:table-cell>
          <table:table-cell table:style-name="Tabela1.B5" office:value-type="string">
            <text:p text:style-name="P3"><text:span text:style-name="T3">LARISSA DIAS FEITOS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9</text:span></text:p>
          </table:table-cell>
          <table:table-cell table:style-name="Tabela1.B5" office:value-type="string">
            <text:p text:style-name="P3"><text:span text:style-name="T3">LARISSA DOS SANTOS SANTANA MA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3.609,2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1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9</text:span></text:p>
          </table:table-cell>
          <table:table-cell table:style-name="Tabela1.E43" office:value-type="string">
            <text:p text:style-name="P4"><text:span text:style-name="T3">10.487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8</text:span></text:p>
          </table:table-cell>
          <table:table-cell table:style-name="Tabela1.B5" office:value-type="string">
            <text:p text:style-name="P3"><text:span text:style-name="T3">LARISSA SILVA TAVAR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3</text:span></text:p>
          </table:table-cell>
          <table:table-cell table:style-name="Tabela1.B5" office:value-type="string">
            <text:p text:style-name="P3"><text:span text:style-name="T3">LARISSA SOARES GUIMARAES PRADO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3.888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39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7,51</text:span></text:p>
          </table:table-cell>
          <table:table-cell table:style-name="Tabela1.E43" office:value-type="string">
            <text:p text:style-name="P4"><text:span text:style-name="T3">10.720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9</text:span></text:p>
          </table:table-cell>
          <table:table-cell table:style-name="Tabela1.B5" office:value-type="string">
            <text:p text:style-name="P3"><text:span text:style-name="T3">LAURA ELISA MENGEL SIMO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226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74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9,49</text:span></text:p>
          </table:table-cell>
          <table:table-cell table:style-name="Tabela1.E43" office:value-type="string">
            <text:p text:style-name="P4"><text:span text:style-name="T3">7.617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4</text:span></text:p>
          </table:table-cell>
          <table:table-cell table:style-name="Tabela1.B5" office:value-type="string">
            <text:p text:style-name="P3"><text:span text:style-name="T3">LAURA IMPERATRIZ BATALHA MOREIRA NERY MOU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178,00</text:span></text:p>
          </table:table-cell>
          <table:table-cell table:style-name="Tabela1.E43" office:value-type="string">
            <text:p text:style-name="P4"><text:span text:style-name="T3">48.983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1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96,31</text:span></text:p>
          </table:table-cell>
          <table:table-cell table:style-name="Tabela1.E43" office:value-type="string">
            <text:p text:style-name="P4"><text:span text:style-name="T3">36.58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6</text:span></text:p>
          </table:table-cell>
          <table:table-cell table:style-name="Tabela1.B5" office:value-type="string">
            <text:p text:style-name="P3"><text:span text:style-name="T3">LAURO DE JESUS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720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1</text:span></text:p>
          </table:table-cell>
          <table:table-cell table:style-name="Tabela1.B5" office:value-type="string">
            <text:p text:style-name="P3"><text:span text:style-name="T3">LAZARO NICOLAU FERREIRA</text:span></text:p>
          </table:table-cell>
          <table:table-cell table:style-name="Tabela1.B5" office:value-type="string">
            <text:p text:style-name="P3"><text:span text:style-name="T3">ASSISTENTE DE ADMINISTRAÇÃO - requisitado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.440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36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9</text:span></text:p>
          </table:table-cell>
          <table:table-cell table:style-name="Tabela1.B5" office:value-type="string">
            <text:p text:style-name="P3"><text:span text:style-name="T3">LEA ALVES SCHLINGMANN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2.697,90</text:span></text:p>
          </table:table-cell>
          <table:table-cell table:style-name="Tabela1.E43" office:value-type="string">
            <text:p text:style-name="P4"><text:span text:style-name="T3">212,8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082,58</text:span></text:p>
          </table:table-cell>
          <table:table-cell table:style-name="Tabela1.E43" office:value-type="string">
            <text:p text:style-name="P4"><text:span text:style-name="T3">407,51</text:span></text:p>
          </table:table-cell>
          <table:table-cell table:style-name="Tabela1.E43" office:value-type="string">
            <text:p text:style-name="P4"><text:span text:style-name="T3">2.842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49,84</text:span></text:p>
          </table:table-cell>
          <table:table-cell table:style-name="Tabela1.E43" office:value-type="string">
            <text:p text:style-name="P4"><text:span text:style-name="T3">12.832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98</text:span></text:p>
          </table:table-cell>
          <table:table-cell table:style-name="Tabela1.B5" office:value-type="string">
            <text:p text:style-name="P3"><text:span text:style-name="T3">LEA GOMES DE ANDRADE</text:span></text:p>
          </table:table-cell>
          <table:table-cell table:style-name="Tabela1.B5" office:value-type="string">
            <text:p text:style-name="P3"><text:span text:style-name="T3">OFICIAL ADMINISTRATIVO - requisitado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2.860,54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3.634,32</text:span></text:p>
          </table:table-cell>
          <table:table-cell table:style-name="Tabela1.E43" office:value-type="string">
            <text:p text:style-name="P4"><text:span text:style-name="T3">400,48</text:span></text:p>
          </table:table-cell>
          <table:table-cell table:style-name="Tabela1.E43" office:value-type="string">
            <text:p text:style-name="P4"><text:span text:style-name="T3">1.860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0,73</text:span></text:p>
          </table:table-cell>
          <table:table-cell table:style-name="Tabela1.E43" office:value-type="string">
            <text:p text:style-name="P4"><text:span text:style-name="T3">11.373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5</text:span></text:p>
          </table:table-cell>
          <table:table-cell table:style-name="Tabela1.B5" office:value-type="string">
            <text:p text:style-name="P3"><text:span text:style-name="T3">LEA MARIA SOBRAL DA CRUZ</text:span></text:p>
          </table:table-cell>
          <table:table-cell table:style-name="Tabela1.B5" office:value-type="string">
            <text:p text:style-name="P3"><text:span text:style-name="T3">DIRETOR ADMINISTRATIV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6.407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7.845,69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717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5,86</text:span></text:p>
          </table:table-cell>
          <table:table-cell table:style-name="Tabela1.E43" office:value-type="string">
            <text:p text:style-name="P4"><text:span text:style-name="T3">15.299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6</text:span></text:p>
          </table:table-cell>
          <table:table-cell table:style-name="Tabela1.B5" office:value-type="string">
            <text:p text:style-name="P3"><text:span text:style-name="T3">LEA MARIA SOBRAL DA CRUZ</text:span></text:p>
          </table:table-cell>
          <table:table-cell table:style-name="Tabela1.B5" office:value-type="string">
            <text:p text:style-name="P3"><text:span text:style-name="T3">* TEC. ASSUNTOS HISTORIOGRÁFIC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8</text:span></text:p>
          </table:table-cell>
          <table:table-cell table:style-name="Tabela1.B5" office:value-type="string">
            <text:p text:style-name="P3"><text:span text:style-name="T3">LEALDO NUNES LIM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6</text:span></text:p>
          </table:table-cell>
          <table:table-cell table:style-name="Tabela1.B5" office:value-type="string">
            <text:p text:style-name="P3"><text:span text:style-name="T3">LEANDRO MENESES CALAZANS DE SOUZ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7</text:span></text:p>
          </table:table-cell>
          <table:table-cell table:style-name="Tabela1.B5" office:value-type="string">
            <text:p text:style-name="P3"><text:span text:style-name="T3">LEILAINE SOUZA SANTANA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DEFESA DOS DIREITOS HUMANOS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535,80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2.040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7,99</text:span></text:p>
          </table:table-cell>
          <table:table-cell table:style-name="Tabela1.E43" office:value-type="string">
            <text:p text:style-name="P4"><text:span text:style-name="T3">10.717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6</text:span></text:p>
          </table:table-cell>
          <table:table-cell table:style-name="Tabela1.B5" office:value-type="string">
            <text:p text:style-name="P3"><text:span text:style-name="T3">LEMUEL SANTOS BOMFI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2,8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538,29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768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0,47</text:span></text:p>
          </table:table-cell>
          <table:table-cell table:style-name="Tabela1.E43" office:value-type="string">
            <text:p text:style-name="P4"><text:span text:style-name="T3">7.857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8</text:span></text:p>
          </table:table-cell>
          <table:table-cell table:style-name="Tabela1.B5" office:value-type="string">
            <text:p text:style-name="P3"><text:span text:style-name="T3">LENILDE NASCIMENTO ARAUJ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3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47,86</text:span></text:p>
          </table:table-cell>
          <table:table-cell table:style-name="Tabela1.E43" office:value-type="string">
            <text:p text:style-name="P4"><text:span text:style-name="T3">28.418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5</text:span></text:p>
          </table:table-cell>
          <table:table-cell table:style-name="Tabela1.B5" office:value-type="string">
            <text:p text:style-name="P3"><text:span text:style-name="T3">LEOGENEFFER ARAUJO DOS SANTOS</text:span></text:p>
          </table:table-cell>
          <table:table-cell table:style-name="Tabela1.B5" office:value-type="string">
            <text:p text:style-name="P3"><text:span text:style-name="T3">Assessor do Arq. Setorial do RH</text:span></text:p>
          </table:table-cell>
          <table:table-cell table:style-name="Tabela1.B5" office:value-type="string">
            <text:p text:style-name="P3"><text:span text:style-name="T3">ARQUIVO SETORIAL DO 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5,54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548,93</text:span></text:p>
          </table:table-cell>
          <table:table-cell table:style-name="Tabela1.E43" office:value-type="string">
            <text:p text:style-name="P4"><text:span text:style-name="T3">195,20</text:span></text:p>
          </table:table-cell>
          <table:table-cell table:style-name="Tabela1.E43" office:value-type="string">
            <text:p text:style-name="P4"><text:span text:style-name="T3">2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5,58</text:span></text:p>
          </table:table-cell>
          <table:table-cell table:style-name="Tabela1.E43" office:value-type="string">
            <text:p text:style-name="P4"><text:span text:style-name="T3">4.333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8</text:span></text:p>
          </table:table-cell>
          <table:table-cell table:style-name="Tabela1.B5" office:value-type="string">
            <text:p text:style-name="P3"><text:span text:style-name="T3">LEONARDO FRAGA CARDOSO JUNIOR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6</text:span></text:p>
          </table:table-cell>
          <table:table-cell table:style-name="Tabela1.B5" office:value-type="string">
            <text:p text:style-name="P3"><text:span text:style-name="T3">LEONARDO JOSE CAMPOS MAIA DE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8.931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6.117,40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722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90,98</text:span></text:p>
          </table:table-cell>
          <table:table-cell table:style-name="Tabela1.E43" office:value-type="string">
            <text:p text:style-name="P4"><text:span text:style-name="T3">21.826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3</text:span></text:p>
          </table:table-cell>
          <table:table-cell table:style-name="Tabela1.B5" office:value-type="string">
            <text:p text:style-name="P3"><text:span text:style-name="T3">LEONEL RODRIGUES CHAGAS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.688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1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1,08</text:span></text:p>
          </table:table-cell>
          <table:table-cell table:style-name="Tabela1.E43" office:value-type="string">
            <text:p text:style-name="P4"><text:span text:style-name="T3">5.637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9</text:span></text:p>
          </table:table-cell>
          <table:table-cell table:style-name="Tabela1.B5" office:value-type="string">
            <text:p text:style-name="P3"><text:span text:style-name="T3">LETICIA RAQUEL COSTA ROCH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2</text:span></text:p>
          </table:table-cell>
          <table:table-cell table:style-name="Tabela1.B5" office:value-type="string">
            <text:p text:style-name="P3"><text:span text:style-name="T3">LEYDSON GADELHA MOR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057,32</text:span></text:p>
          </table:table-cell>
          <table:table-cell table:style-name="Tabela1.E43" office:value-type="string">
            <text:p text:style-name="P4"><text:span text:style-name="T3">12.178,00</text:span></text:p>
          </table:table-cell>
          <table:table-cell table:style-name="Tabela1.E43" office:value-type="string">
            <text:p text:style-name="P4"><text:span text:style-name="T3">52.239,9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651,99</text:span></text:p>
          </table:table-cell>
          <table:table-cell table:style-name="Tabela1.E43" office:value-type="string">
            <text:p text:style-name="P4"><text:span text:style-name="T3">768,65</text:span></text:p>
          </table:table-cell>
          <table:table-cell table:style-name="Tabela1.E43" office:value-type="string">
            <text:p text:style-name="P4"><text:span text:style-name="T3">13.901,29</text:span></text:p>
          </table:table-cell>
          <table:table-cell table:style-name="Tabela1.E43" office:value-type="string">
            <text:p text:style-name="P4"><text:span text:style-name="T3">38.338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9</text:span></text:p>
          </table:table-cell>
          <table:table-cell table:style-name="Tabela1.B5" office:value-type="string">
            <text:p text:style-name="P3"><text:span text:style-name="T3">LHAIS SAMARA MESSIA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6.447,20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10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7,24</text:span></text:p>
          </table:table-cell>
          <table:table-cell table:style-name="Tabela1.E43" office:value-type="string">
            <text:p text:style-name="P4"><text:span text:style-name="T3">5.839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4</text:span></text:p>
          </table:table-cell>
          <table:table-cell table:style-name="Tabela1.B5" office:value-type="string">
            <text:p text:style-name="P3"><text:span text:style-name="T3">LICIA REGIA DOS SANTOS DIAS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383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03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9</text:span></text:p>
          </table:table-cell>
          <table:table-cell table:style-name="Tabela1.B5" office:value-type="string">
            <text:p text:style-name="P3"><text:span text:style-name="T3">LICIA VANESSA DE ANDRADE SANTA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358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88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50,40</text:span></text:p>
          </table:table-cell>
          <table:table-cell table:style-name="Tabela1.E43" office:value-type="string">
            <text:p text:style-name="P4"><text:span text:style-name="T3">10.808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9</text:span></text:p>
          </table:table-cell>
          <table:table-cell table:style-name="Tabela1.B5" office:value-type="string">
            <text:p text:style-name="P3"><text:span text:style-name="T3">LIDGIA MARIA DANTAS DE ANDRADE LIM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5</text:span></text:p>
          </table:table-cell>
          <table:table-cell table:style-name="Tabela1.B5" office:value-type="string">
            <text:p text:style-name="P3"><text:span text:style-name="T3">LIDIANE MEDEIROS MAT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139,5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351,20</text:span></text:p>
          </table:table-cell>
          <table:table-cell table:style-name="Tabela1.E43" office:value-type="string">
            <text:p text:style-name="P4"><text:span text:style-name="T3">797,66</text:span></text:p>
          </table:table-cell>
          <table:table-cell table:style-name="Tabela1.E43" office:value-type="string">
            <text:p text:style-name="P4"><text:span text:style-name="T3">80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98,25</text:span></text:p>
          </table:table-cell>
          <table:table-cell table:style-name="Tabela1.E43" office:value-type="string">
            <text:p text:style-name="P4"><text:span text:style-name="T3">7.752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8</text:span></text:p>
          </table:table-cell>
          <table:table-cell table:style-name="Tabela1.B5" office:value-type="string">
            <text:p text:style-name="P3"><text:span text:style-name="T3">LIGIA MARIA MONTEIRO DE FIGUEIREDO</text:span></text:p>
          </table:table-cell>
          <table:table-cell table:style-name="Tabela1.B5" office:value-type="string">
            <text:p text:style-name="P3"><text:span text:style-name="T3">DIRETOR FINANCEIR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3.543,04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717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5,86</text:span></text:p>
          </table:table-cell>
          <table:table-cell table:style-name="Tabela1.E43" office:value-type="string">
            <text:p text:style-name="P4"><text:span text:style-name="T3">10.99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3</text:span></text:p>
          </table:table-cell>
          <table:table-cell table:style-name="Tabela1.B5" office:value-type="string">
            <text:p text:style-name="P3"><text:span text:style-name="T3">LILIAN DOS SANTOS MACIEL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7</text:span></text:p>
          </table:table-cell>
          <table:table-cell table:style-name="Tabela1.B5" office:value-type="string">
            <text:p text:style-name="P3"><text:span text:style-name="T3">LISSANDRO PATRICIUS GOIS SANTOS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653,13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879,27</text:span></text:p>
          </table:table-cell>
          <table:table-cell table:style-name="Tabela1.E43" office:value-type="string">
            <text:p text:style-name="P4"><text:span text:style-name="T3">1.385,96</text:span></text:p>
          </table:table-cell>
          <table:table-cell table:style-name="Tabela1.E43" office:value-type="string">
            <text:p text:style-name="P4"><text:span text:style-name="T3">3.06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53,31</text:span></text:p>
          </table:table-cell>
          <table:table-cell table:style-name="Tabela1.E43" office:value-type="string">
            <text:p text:style-name="P4"><text:span text:style-name="T3">13.425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5</text:span></text:p>
          </table:table-cell>
          <table:table-cell table:style-name="Tabela1.B5" office:value-type="string">
            <text:p text:style-name="P3"><text:span text:style-name="T3">LIZANDRA GARDENIA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037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39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4,22</text:span></text:p>
          </table:table-cell>
          <table:table-cell table:style-name="Tabela1.E43" office:value-type="string">
            <text:p text:style-name="P4"><text:span text:style-name="T3">6.863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4</text:span></text:p>
          </table:table-cell>
          <table:table-cell table:style-name="Tabela1.B5" office:value-type="string">
            <text:p text:style-name="P3"><text:span text:style-name="T3">LORENA DA ROCHA SILVA RIBEIRO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411,60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2.31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90,70</text:span></text:p>
          </table:table-cell>
          <table:table-cell table:style-name="Tabela1.E43" office:value-type="string">
            <text:p text:style-name="P4"><text:span text:style-name="T3">11.620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6</text:span></text:p>
          </table:table-cell>
          <table:table-cell table:style-name="Tabela1.B5" office:value-type="string">
            <text:p text:style-name="P3"><text:span text:style-name="T3">LOUYSE MARCELLY MELO NERI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3</text:span></text:p>
          </table:table-cell>
          <table:table-cell table:style-name="Tabela1.B5" office:value-type="string">
            <text:p text:style-name="P3"><text:span text:style-name="T3">LUA SILVA SANTOS VASCONCEL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10.771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1.340,99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3.703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66,28</text:span></text:p>
          </table:table-cell>
          <table:table-cell table:style-name="Tabela1.E43" office:value-type="string">
            <text:p text:style-name="P4"><text:span text:style-name="T3">25.874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4</text:span></text:p>
          </table:table-cell>
          <table:table-cell table:style-name="Tabela1.B5" office:value-type="string">
            <text:p text:style-name="P3"><text:span text:style-name="T3">LUAN BRUNO BARBOSA DE SOUZA COST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9.204,82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001,41</text:span></text:p>
          </table:table-cell>
          <table:table-cell table:style-name="Tabela1.E43" office:value-type="string">
            <text:p text:style-name="P4"><text:span text:style-name="T3">1.375,28</text:span></text:p>
          </table:table-cell>
          <table:table-cell table:style-name="Tabela1.E43" office:value-type="string">
            <text:p text:style-name="P4"><text:span text:style-name="T3">1.453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29,16</text:span></text:p>
          </table:table-cell>
          <table:table-cell table:style-name="Tabela1.E43" office:value-type="string">
            <text:p text:style-name="P4"><text:span text:style-name="T3">9.172,25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4"/><text:span text:style-name="T3">1975</text:span></text:p>
          </table:table-cell>
          <table:table-cell table:style-name="Tabela1.B5" office:value-type="string">
            <text:p text:style-name="P3"><text:span text:style-name="T3">LUANA DIAS SOARES GARCI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4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6</text:span></text:p>
          </table:table-cell>
          <table:table-cell table:style-name="Tabela1.B5" office:value-type="string">
            <text:p text:style-name="P3"><text:span text:style-name="T3">LUANA FRANCA DE CARVALHO MACHA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15.676,82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8,86</text:span></text:p>
          </table:table-cell>
          <table:table-cell table:style-name="Tabela1.E43" office:value-type="string">
            <text:p text:style-name="P4"><text:span text:style-name="T3">11.887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2</text:span></text:p>
          </table:table-cell>
          <table:table-cell table:style-name="Tabela1.B5" office:value-type="string">
            <text:p text:style-name="P3"><text:span text:style-name="T3">LUANA PRATA MONTEIR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4.576,26</text:span></text:p>
          </table:table-cell>
          <table:table-cell table:style-name="Tabela1.E43" office:value-type="string">
            <text:p text:style-name="P4"><text:span text:style-name="T3">686,4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4.21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824,17</text:span></text:p>
          </table:table-cell>
          <table:table-cell table:style-name="Tabela1.E43" office:value-type="string">
            <text:p text:style-name="P4"><text:span text:style-name="T3">736,78</text:span></text:p>
          </table:table-cell>
          <table:table-cell table:style-name="Tabela1.E43" office:value-type="string">
            <text:p text:style-name="P4"><text:span text:style-name="T3">645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82,39</text:span></text:p>
          </table:table-cell>
          <table:table-cell table:style-name="Tabela1.E43" office:value-type="string">
            <text:p text:style-name="P4"><text:span text:style-name="T3">11.441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2</text:span></text:p>
          </table:table-cell>
          <table:table-cell table:style-name="Tabela1.B5" office:value-type="string">
            <text:p text:style-name="P3"><text:span text:style-name="T3">LUANA ROCHA PR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794,33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112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13,24</text:span></text:p>
          </table:table-cell>
          <table:table-cell table:style-name="Tabela1.E43" office:value-type="string">
            <text:p text:style-name="P4"><text:span text:style-name="T3">5.181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6</text:span></text:p>
          </table:table-cell>
          <table:table-cell table:style-name="Tabela1.B5" office:value-type="string">
            <text:p text:style-name="P3"><text:span text:style-name="T3">LUCAS LEITE MEDEIROS MASCARENHAS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692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14.759,79</text:span></text:p>
          </table:table-cell>
          <table:table-cell table:style-name="Tabela1.E43" office:value-type="string">
            <text:p text:style-name="P4"><text:span text:style-name="T3">1.018,53</text:span></text:p>
          </table:table-cell>
          <table:table-cell table:style-name="Tabela1.E43" office:value-type="string">
            <text:p text:style-name="P4"><text:span text:style-name="T3">79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17,62</text:span></text:p>
          </table:table-cell>
          <table:table-cell table:style-name="Tabela1.E43" office:value-type="string">
            <text:p text:style-name="P4"><text:span text:style-name="T3">12.942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0</text:span></text:p>
          </table:table-cell>
          <table:table-cell table:style-name="Tabela1.B5" office:value-type="string">
            <text:p text:style-name="P3"><text:span text:style-name="T3">LUCIANA BASTOS CRUZ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1,50</text:span></text:p>
          </table:table-cell>
          <table:table-cell table:style-name="Tabela1.E43" office:value-type="string">
            <text:p text:style-name="P4"><text:span text:style-name="T3">9.265,9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3,32</text:span></text:p>
          </table:table-cell>
          <table:table-cell table:style-name="Tabela1.E43" office:value-type="string">
            <text:p text:style-name="P4"><text:span text:style-name="T3">7.682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9</text:span></text:p>
          </table:table-cell>
          <table:table-cell table:style-name="Tabela1.B5" office:value-type="string">
            <text:p text:style-name="P3"><text:span text:style-name="T3">LUCIANA CAVALCANTI NOBREG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762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5.13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94,15</text:span></text:p>
          </table:table-cell>
          <table:table-cell table:style-name="Tabela1.E43" office:value-type="string">
            <text:p text:style-name="P4"><text:span text:style-name="T3">18.867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3</text:span></text:p>
          </table:table-cell>
          <table:table-cell table:style-name="Tabela1.B5" office:value-type="string">
            <text:p text:style-name="P3"><text:span text:style-name="T3">LUCIANA DIAS SOUZA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029,56</text:span></text:p>
          </table:table-cell>
          <table:table-cell table:style-name="Tabela1.E43" office:value-type="string">
            <text:p text:style-name="P4"><text:span text:style-name="T3">2.593,5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973,72</text:span></text:p>
          </table:table-cell>
          <table:table-cell table:style-name="Tabela1.E43" office:value-type="string">
            <text:p text:style-name="P4"><text:span text:style-name="T3">750,30</text:span></text:p>
          </table:table-cell>
          <table:table-cell table:style-name="Tabela1.E43" office:value-type="string">
            <text:p text:style-name="P4"><text:span text:style-name="T3">963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16</text:span></text:p>
          </table:table-cell>
          <table:table-cell table:style-name="Tabela1.E43" office:value-type="string">
            <text:p text:style-name="P4"><text:span text:style-name="T3">8.25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3</text:span></text:p>
          </table:table-cell>
          <table:table-cell table:style-name="Tabela1.B5" office:value-type="string">
            <text:p text:style-name="P3"><text:span text:style-name="T3">LUCIANA DUARTE SOBR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178,00</text:span></text:p>
          </table:table-cell>
          <table:table-cell table:style-name="Tabela1.E43" office:value-type="string">
            <text:p text:style-name="P4"><text:span text:style-name="T3">50.920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37.71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4</text:span></text:p>
          </table:table-cell>
          <table:table-cell table:style-name="Tabela1.B5" office:value-type="string">
            <text:p text:style-name="P3"><text:span text:style-name="T3">LUCIANA LEONARDO RIBEIRO SILVA DE ARAUJ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061,43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463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26,49</text:span></text:p>
          </table:table-cell>
          <table:table-cell table:style-name="Tabela1.E43" office:value-type="string">
            <text:p text:style-name="P4"><text:span text:style-name="T3">11.83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2</text:span></text:p>
          </table:table-cell>
          <table:table-cell table:style-name="Tabela1.B5" office:value-type="string">
            <text:p text:style-name="P3"><text:span text:style-name="T3">LUCIANA YASMIM SANTOS PASS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5</text:span></text:p>
          </table:table-cell>
          <table:table-cell table:style-name="Tabela1.B5" office:value-type="string">
            <text:p text:style-name="P3"><text:span text:style-name="T3">LUCIO JOSE CARDOSO BARRETO LIM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38.019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</text:span></text:p>
          </table:table-cell>
          <table:table-cell table:style-name="Tabela1.B5" office:value-type="string">
            <text:p text:style-name="P3"><text:span text:style-name="T3">LUIS CLAUDIO ALMEID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11.203,00</text:span></text:p>
          </table:table-cell>
          <table:table-cell table:style-name="Tabela1.E43" office:value-type="string">
            <text:p text:style-name="P4"><text:span text:style-name="T3">58.030,8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7.470,85</text:span></text:p>
          </table:table-cell>
          <table:table-cell table:style-name="Tabela1.E43" office:value-type="string">
            <text:p text:style-name="P4"><text:span text:style-name="T3">40.560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0</text:span></text:p>
          </table:table-cell>
          <table:table-cell table:style-name="Tabela1.B5" office:value-type="string">
            <text:p text:style-name="P3"><text:span text:style-name="T3">LUIS FAUSTO DIAS DE VALOIS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08,90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6.070,66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7.577,20</text:span></text:p>
          </table:table-cell>
          <table:table-cell table:style-name="Tabela1.E43" office:value-type="string">
            <text:p text:style-name="P4"><text:span text:style-name="T3">4.053,34</text:span></text:p>
          </table:table-cell>
          <table:table-cell table:style-name="Tabela1.E43" office:value-type="string">
            <text:p text:style-name="P4"><text:span text:style-name="T3">16.493,83</text:span></text:p>
          </table:table-cell>
          <table:table-cell table:style-name="Tabela1.E43" office:value-type="string">
            <text:p text:style-name="P4"><text:span text:style-name="T3">39.576,83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868</text:span></text:p>
          </table:table-cell>
          <table:table-cell table:style-name="Tabela1.B5" office:value-type="string">
            <text:p text:style-name="P3"><text:span text:style-name="T3">LUIS FELIPE JORDAO WANDERLEY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4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1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96,31</text:span></text:p>
          </table:table-cell>
          <table:table-cell table:style-name="Tabela1.E43" office:value-type="string">
            <text:p text:style-name="P4"><text:span text:style-name="T3">36.890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</text:span></text:p>
          </table:table-cell>
          <table:table-cell table:style-name="Tabela1.B5" office:value-type="string">
            <text:p text:style-name="P3"><text:span text:style-name="T3">LUIZ ALBERTO MOURA ARAUJ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9.054,26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8.321,67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4.774,61</text:span></text:p>
          </table:table-cell>
          <table:table-cell table:style-name="Tabela1.E43" office:value-type="string">
            <text:p text:style-name="P4"><text:span text:style-name="T3">34.279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5</text:span></text:p>
          </table:table-cell>
          <table:table-cell table:style-name="Tabela1.B5" office:value-type="string">
            <text:p text:style-name="P3"><text:span text:style-name="T3">LUIZ CARLOS ARAGAO DE ALMEID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29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7</text:span></text:p>
          </table:table-cell>
          <table:table-cell table:style-name="Tabela1.B5" office:value-type="string">
            <text:p text:style-name="P3"><text:span text:style-name="T3">LUIZ CARLOS DA SILV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3.938,17</text:span></text:p>
          </table:table-cell>
          <table:table-cell table:style-name="Tabela1.E43" office:value-type="string">
            <text:p text:style-name="P4"><text:span text:style-name="T3">2.227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37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2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14.990,35</text:span></text:p>
          </table:table-cell>
          <table:table-cell table:style-name="Tabela1.E43" office:value-type="string">
            <text:p text:style-name="P4"><text:span text:style-name="T3">863,13</text:span></text:p>
          </table:table-cell>
          <table:table-cell table:style-name="Tabela1.E43" office:value-type="string">
            <text:p text:style-name="P4"><text:span text:style-name="T3">82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9,21</text:span></text:p>
          </table:table-cell>
          <table:table-cell table:style-name="Tabela1.E43" office:value-type="string">
            <text:p text:style-name="P4"><text:span text:style-name="T3">13.301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7</text:span></text:p>
          </table:table-cell>
          <table:table-cell table:style-name="Tabela1.B5" office:value-type="string">
            <text:p text:style-name="P3"><text:span text:style-name="T3">LUIZ CARLOS DOS SANTOS LOPE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56</text:span></text:p>
          </table:table-cell>
          <table:table-cell table:style-name="Tabela1.B5" office:value-type="string">
            <text:p text:style-name="P3"><text:span text:style-name="T3">LUIZ CARLOS PAIXAO JUNIOR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2.81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382,14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0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93</text:span></text:p>
          </table:table-cell>
          <table:table-cell table:style-name="Tabela1.E43" office:value-type="string">
            <text:p text:style-name="P4"><text:span text:style-name="T3">8.724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3</text:span></text:p>
          </table:table-cell>
          <table:table-cell table:style-name="Tabela1.B5" office:value-type="string">
            <text:p text:style-name="P3"><text:span text:style-name="T3">LUIZ DE AZEVEDO COSTA NETO</text:span></text:p>
          </table:table-cell>
          <table:table-cell table:style-name="Tabela1.B5" office:value-type="string">
            <text:p text:style-name="P3"><text:span text:style-name="T3">CORONEL - requisitado-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5.532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7.281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64</text:span></text:p>
          </table:table-cell>
          <table:table-cell table:style-name="Tabela1.E43" office:value-type="string">
            <text:p text:style-name="P4"><text:span text:style-name="T3">15.669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5</text:span></text:p>
          </table:table-cell>
          <table:table-cell table:style-name="Tabela1.B5" office:value-type="string">
            <text:p text:style-name="P3"><text:span text:style-name="T3">LUIZ FELLIPE SILVEIRA DE OLIV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64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978,32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5.796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2</text:span></text:p>
          </table:table-cell>
          <table:table-cell table:style-name="Tabela1.B5" office:value-type="string">
            <text:p text:style-name="P3"><text:span text:style-name="T3">LUIZ GONZAGA NETO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50</text:span></text:p>
          </table:table-cell>
          <table:table-cell table:style-name="Tabela1.B5" office:value-type="string">
            <text:p text:style-name="P3"><text:span text:style-name="T3">LUIZ GUSTAVO LIMA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2,6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084,64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2.82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2,92</text:span></text:p>
          </table:table-cell>
          <table:table-cell table:style-name="Tabela1.E43" office:value-type="string">
            <text:p text:style-name="P4"><text:span text:style-name="T3">12.781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</text:span></text:p>
          </table:table-cell>
          <table:table-cell table:style-name="Tabela1.B5" office:value-type="string">
            <text:p text:style-name="P3"><text:span text:style-name="T3">LUIZ PEDRO DA COSTA TAVAR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0</text:span></text:p>
          </table:table-cell>
          <table:table-cell table:style-name="Tabela1.B5" office:value-type="string">
            <text:p text:style-name="P3"><text:span text:style-name="T3">LUIZ TADEU COSTA MAYNARD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8</text:span></text:p>
          </table:table-cell>
          <table:table-cell table:style-name="Tabela1.B5" office:value-type="string">
            <text:p text:style-name="P3"><text:span text:style-name="T3">LUIZ URQUIZA DA NOBREGA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9.526,97</text:span></text:p>
          </table:table-cell>
          <table:table-cell table:style-name="Tabela1.E43" office:value-type="string">
            <text:p text:style-name="P4"><text:span text:style-name="T3">65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3.653,54</text:span></text:p>
          </table:table-cell>
          <table:table-cell table:style-name="Tabela1.E43" office:value-type="string">
            <text:p text:style-name="P4"><text:span text:style-name="T3">1.425,57</text:span></text:p>
          </table:table-cell>
          <table:table-cell table:style-name="Tabela1.E43" office:value-type="string">
            <text:p text:style-name="P4"><text:span text:style-name="T3">1.703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9,41</text:span></text:p>
          </table:table-cell>
          <table:table-cell table:style-name="Tabela1.E43" office:value-type="string">
            <text:p text:style-name="P4"><text:span text:style-name="T3">10.524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</text:span></text:p>
          </table:table-cell>
          <table:table-cell table:style-name="Tabela1.B5" office:value-type="string">
            <text:p text:style-name="P3"><text:span text:style-name="T3">LUIZ VALTER RIBEIRO ROSARI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71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64.309,54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6.207,16</text:span></text:p>
          </table:table-cell>
          <table:table-cell table:style-name="Tabela1.E43" office:value-type="string">
            <text:p text:style-name="P4"><text:span text:style-name="T3">21.592,39</text:span></text:p>
          </table:table-cell>
          <table:table-cell table:style-name="Tabela1.E43" office:value-type="string">
            <text:p text:style-name="P4"><text:span text:style-name="T3">42.717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8</text:span></text:p>
          </table:table-cell>
          <table:table-cell table:style-name="Tabela1.B5" office:value-type="string">
            <text:p text:style-name="P3"><text:span text:style-name="T3">LUZINETE APARECID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595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87</text:span></text:p>
          </table:table-cell>
          <table:table-cell table:style-name="Tabela1.E43" office:value-type="string">
            <text:p text:style-name="P4"><text:span text:style-name="T3">9.327,21</text:span></text:p>
          </table:table-cell>
          <table:table-cell table:style-name="Tabela1.E43" office:value-type="string">
            <text:p text:style-name="P4"><text:span text:style-name="T3">861,47</text:span></text:p>
          </table:table-cell>
          <table:table-cell table:style-name="Tabela1.E43" office:value-type="string">
            <text:p text:style-name="P4"><text:span text:style-name="T3">585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7,37</text:span></text:p>
          </table:table-cell>
          <table:table-cell table:style-name="Tabela1.E43" office:value-type="string">
            <text:p text:style-name="P4"><text:span text:style-name="T3">7.879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9</text:span></text:p>
          </table:table-cell>
          <table:table-cell table:style-name="Tabela1.B5" office:value-type="string">
            <text:p text:style-name="P3"><text:span text:style-name="T3">MACIRLEY SANTOS SILVA DE CARVALHO</text:span></text:p>
          </table:table-cell>
          <table:table-cell table:style-name="Tabela1.B5" office:value-type="string">
            <text:p text:style-name="P3"><text:span text:style-name="T3">TECNICO EXECUTIVO-requisitado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2.0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</text:span></text:p>
          </table:table-cell>
          <table:table-cell table:style-name="Tabela1.B5" office:value-type="string">
            <text:p text:style-name="P3"><text:span text:style-name="T3">MAGALI LIMA DE MATOS SOARE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4.66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2.570,36</text:span></text:p>
          </table:table-cell>
          <table:table-cell table:style-name="Tabela1.E43" office:value-type="string">
            <text:p text:style-name="P4"><text:span text:style-name="T3">2.812,51</text:span></text:p>
          </table:table-cell>
          <table:table-cell table:style-name="Tabela1.E43" office:value-type="string">
            <text:p text:style-name="P4"><text:span text:style-name="T3">3.881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28</text:span></text:p>
          </table:table-cell>
          <table:table-cell table:style-name="Tabela1.E43" office:value-type="string">
            <text:p text:style-name="P4"><text:span text:style-name="T3">15.87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7</text:span></text:p>
          </table:table-cell>
          <table:table-cell table:style-name="Tabela1.B5" office:value-type="string">
            <text:p text:style-name="P3"><text:span text:style-name="T3">MAISA OLIVEIRA BOMFIM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8</text:span></text:p>
          </table:table-cell>
          <table:table-cell table:style-name="Tabela1.B5" office:value-type="string">
            <text:p text:style-name="P3"><text:span text:style-name="T3">MANOEL CABRAL MACHADO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.612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58,08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77.889,68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494,62</text:span></text:p>
          </table:table-cell>
          <table:table-cell table:style-name="Tabela1.E43" office:value-type="string">
            <text:p text:style-name="P4"><text:span text:style-name="T3">4.502,52</text:span></text:p>
          </table:table-cell>
          <table:table-cell table:style-name="Tabela1.E43" office:value-type="string">
            <text:p text:style-name="P4"><text:span text:style-name="T3">17.860,43</text:span></text:p>
          </table:table-cell>
          <table:table-cell table:style-name="Tabela1.E43" office:value-type="string">
            <text:p text:style-name="P4"><text:span text:style-name="T3">60.029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2</text:span></text:p>
          </table:table-cell>
          <table:table-cell table:style-name="Tabela1.B5" office:value-type="string">
            <text:p text:style-name="P3"><text:span text:style-name="T3">MANOEL MESSIAS RODRIGUE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2.313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45</text:span></text:p>
          </table:table-cell>
          <table:table-cell table:style-name="Tabela1.B5" office:value-type="string">
            <text:p text:style-name="P3"><text:span text:style-name="T3">MANOELA COSTA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782,36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1.193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16,31</text:span></text:p>
          </table:table-cell>
          <table:table-cell table:style-name="Tabela1.E43" office:value-type="string">
            <text:p text:style-name="P4"><text:span text:style-name="T3">8.866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8</text:span></text:p>
          </table:table-cell>
          <table:table-cell table:style-name="Tabela1.B5" office:value-type="string">
            <text:p text:style-name="P3"><text:span text:style-name="T3">MARA ALICE BARBOSA PASSO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4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2,75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39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7,39</text:span></text:p>
          </table:table-cell>
          <table:table-cell table:style-name="Tabela1.E43" office:value-type="string">
            <text:p text:style-name="P4"><text:span text:style-name="T3">11.695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2</text:span></text:p>
          </table:table-cell>
          <table:table-cell table:style-name="Tabela1.B5" office:value-type="string">
            <text:p text:style-name="P3"><text:span text:style-name="T3">MARA CAMILA DE SANT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8.246,3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50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3,51</text:span></text:p>
          </table:table-cell>
          <table:table-cell table:style-name="Tabela1.E43" office:value-type="string">
            <text:p text:style-name="P4"><text:span text:style-name="T3">6.932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3</text:span></text:p>
          </table:table-cell>
          <table:table-cell table:style-name="Tabela1.B5" office:value-type="string">
            <text:p text:style-name="P3"><text:span text:style-name="T3">MARA RUBIA SANTOS MAC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1,4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270,43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74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2,83</text:span></text:p>
          </table:table-cell>
          <table:table-cell table:style-name="Tabela1.E43" office:value-type="string">
            <text:p text:style-name="P4"><text:span text:style-name="T3">7.837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8</text:span></text:p>
          </table:table-cell>
          <table:table-cell table:style-name="Tabela1.B5" office:value-type="string">
            <text:p text:style-name="P3"><text:span text:style-name="T3">MARCELA AYRES BRITTO SANTOS BRAG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407,61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90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2,97</text:span></text:p>
          </table:table-cell>
          <table:table-cell table:style-name="Tabela1.E43" office:value-type="string">
            <text:p text:style-name="P4"><text:span text:style-name="T3">5.624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0</text:span></text:p>
          </table:table-cell>
          <table:table-cell table:style-name="Tabela1.B5" office:value-type="string">
            <text:p text:style-name="P3"><text:span text:style-name="T3">MARCELA GAMA DE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3.080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3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2,54</text:span></text:p>
          </table:table-cell>
          <table:table-cell table:style-name="Tabela1.E43" office:value-type="string">
            <text:p text:style-name="P4"><text:span text:style-name="T3">9.478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6</text:span></text:p>
          </table:table-cell>
          <table:table-cell table:style-name="Tabela1.B5" office:value-type="string">
            <text:p text:style-name="P3"><text:span text:style-name="T3">MARCELA LINS MOURA DE FIGUEIR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081,88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547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9,36</text:span></text:p>
          </table:table-cell>
          <table:table-cell table:style-name="Tabela1.E43" office:value-type="string">
            <text:p text:style-name="P4"><text:span text:style-name="T3">9.722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9</text:span></text:p>
          </table:table-cell>
          <table:table-cell table:style-name="Tabela1.B5" office:value-type="string">
            <text:p text:style-name="P3"><text:span text:style-name="T3">MARCELA MAXIMO BARB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215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29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1,23</text:span></text:p>
          </table:table-cell>
          <table:table-cell table:style-name="Tabela1.E43" office:value-type="string">
            <text:p text:style-name="P4"><text:span text:style-name="T3">6.214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4</text:span></text:p>
          </table:table-cell>
          <table:table-cell table:style-name="Tabela1.B5" office:value-type="string">
            <text:p text:style-name="P3"><text:span text:style-name="T3">MARCELLA BATISTA GUIMARA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686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336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2</text:span></text:p>
          </table:table-cell>
          <table:table-cell table:style-name="Tabela1.B5" office:value-type="string">
            <text:p text:style-name="P3"><text:span text:style-name="T3">MARCELO CARDOSO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11.856,62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30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20,66</text:span></text:p>
          </table:table-cell>
          <table:table-cell table:style-name="Tabela1.E43" office:value-type="string">
            <text:p text:style-name="P4"><text:span text:style-name="T3">9.235,9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5"/><text:span text:style-name="T3">2102</text:span></text:p>
          </table:table-cell>
          <table:table-cell table:style-name="Tabela1.B5" office:value-type="string">
            <text:p text:style-name="P3"><text:span text:style-name="T3">MARCELO TORRES DE ARRUDA RAPOS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5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397,93</text:span></text:p>
          </table:table-cell>
          <table:table-cell table:style-name="Tabela1.E43" office:value-type="string">
            <text:p text:style-name="P4"><text:span text:style-name="T3">548,37</text:span></text:p>
          </table:table-cell>
          <table:table-cell table:style-name="Tabela1.E43" office:value-type="string">
            <text:p text:style-name="P4"><text:span text:style-name="T3">15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8,85</text:span></text:p>
          </table:table-cell>
          <table:table-cell table:style-name="Tabela1.E43" office:value-type="string">
            <text:p text:style-name="P4"><text:span text:style-name="T3">5.699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9</text:span></text:p>
          </table:table-cell>
          <table:table-cell table:style-name="Tabela1.B5" office:value-type="string">
            <text:p text:style-name="P3"><text:span text:style-name="T3">MARCIA JAQUELINE OLIVEIRA SANT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6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48,45</text:span></text:p>
          </table:table-cell>
          <table:table-cell table:style-name="Tabela1.E43" office:value-type="string">
            <text:p text:style-name="P4"><text:span text:style-name="T3">26.83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6</text:span></text:p>
          </table:table-cell>
          <table:table-cell table:style-name="Tabela1.B5" office:value-type="string">
            <text:p text:style-name="P3"><text:span text:style-name="T3">MARCIA MENDES UNG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74,72</text:span></text:p>
          </table:table-cell>
          <table:table-cell table:style-name="Tabela1.E43" office:value-type="string">
            <text:p text:style-name="P4"><text:span text:style-name="T3">5.059,22</text:span></text:p>
          </table:table-cell>
          <table:table-cell table:style-name="Tabela1.E43" office:value-type="string">
            <text:p text:style-name="P4"><text:span text:style-name="T3">45.823,05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1.470,51</text:span></text:p>
          </table:table-cell>
          <table:table-cell table:style-name="Tabela1.E43" office:value-type="string">
            <text:p text:style-name="P4"><text:span text:style-name="T3">14.721,99</text:span></text:p>
          </table:table-cell>
          <table:table-cell table:style-name="Tabela1.E43" office:value-type="string">
            <text:p text:style-name="P4"><text:span text:style-name="T3">31.101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2</text:span></text:p>
          </table:table-cell>
          <table:table-cell table:style-name="Tabela1.B5" office:value-type="string">
            <text:p text:style-name="P3"><text:span text:style-name="T3">MARCIA RAFAELLA FREIRE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9.923,45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3.35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59,57</text:span></text:p>
          </table:table-cell>
          <table:table-cell table:style-name="Tabela1.E43" office:value-type="string">
            <text:p text:style-name="P4"><text:span text:style-name="T3">14.663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10</text:span></text:p>
          </table:table-cell>
          <table:table-cell table:style-name="Tabela1.B5" office:value-type="string">
            <text:p text:style-name="P3"><text:span text:style-name="T3">MARCIA VALNICE RODRIGUES LIM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137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069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5</text:span></text:p>
          </table:table-cell>
          <table:table-cell table:style-name="Tabela1.B5" office:value-type="string">
            <text:p text:style-name="P3"><text:span text:style-name="T3">MARCILIO DE SIQUEIRA PIN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97,77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9.452,97</text:span></text:p>
          </table:table-cell>
          <table:table-cell table:style-name="Tabela1.E43" office:value-type="string">
            <text:p text:style-name="P4"><text:span text:style-name="T3">87.802,89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022,14</text:span></text:p>
          </table:table-cell>
          <table:table-cell table:style-name="Tabela1.E43" office:value-type="string">
            <text:p text:style-name="P4"><text:span text:style-name="T3">15.895,13</text:span></text:p>
          </table:table-cell>
          <table:table-cell table:style-name="Tabela1.E43" office:value-type="string">
            <text:p text:style-name="P4"><text:span text:style-name="T3">71.907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5</text:span></text:p>
          </table:table-cell>
          <table:table-cell table:style-name="Tabela1.B5" office:value-type="string">
            <text:p text:style-name="P3"><text:span text:style-name="T3">MARCIO DOS SANTOS DOR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0.421,56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3.596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96,40</text:span></text:p>
          </table:table-cell>
          <table:table-cell table:style-name="Tabela1.E43" office:value-type="string">
            <text:p text:style-name="P4"><text:span text:style-name="T3">15.125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5</text:span></text:p>
          </table:table-cell>
          <table:table-cell table:style-name="Tabela1.B5" office:value-type="string">
            <text:p text:style-name="P3"><text:span text:style-name="T3">MARCIO MATOS LIMA BARRET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JUSTIÇA FEDERAL DE 1º GRAU DA 5ª REGIÃ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60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65,12</text:span></text:p>
          </table:table-cell>
          <table:table-cell table:style-name="Tabela1.E43" office:value-type="string">
            <text:p text:style-name="P4"><text:span text:style-name="T3">653,12</text:span></text:p>
          </table:table-cell>
          <table:table-cell table:style-name="Tabela1.E43" office:value-type="string">
            <text:p text:style-name="P4"><text:span text:style-name="T3">223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77,03</text:span></text:p>
          </table:table-cell>
          <table:table-cell table:style-name="Tabela1.E43" office:value-type="string">
            <text:p text:style-name="P4"><text:span text:style-name="T3">3.788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1</text:span></text:p>
          </table:table-cell>
          <table:table-cell table:style-name="Tabela1.B5" office:value-type="string">
            <text:p text:style-name="P3"><text:span text:style-name="T3">MARCIO SILVA SIQU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11.763,07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9.44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7</text:span></text:p>
          </table:table-cell>
          <table:table-cell table:style-name="Tabela1.B5" office:value-type="string">
            <text:p text:style-name="P3"><text:span text:style-name="T3">MARCO TULIO CARVALHO MACHAD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166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94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1</text:span></text:p>
          </table:table-cell>
          <table:table-cell table:style-name="Tabela1.B5" office:value-type="string">
            <text:p text:style-name="P3"><text:span text:style-name="T3">MARCO TULIO SANTOS DA CONCEIC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30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6.765,79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7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2,97</text:span></text:p>
          </table:table-cell>
          <table:table-cell table:style-name="Tabela1.E43" office:value-type="string">
            <text:p text:style-name="P4"><text:span text:style-name="T3">14.372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9</text:span></text:p>
          </table:table-cell>
          <table:table-cell table:style-name="Tabela1.B5" office:value-type="string">
            <text:p text:style-name="P3"><text:span text:style-name="T3">MARCONI ALVES VASCONCELOS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.148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62,21</text:span></text:p>
          </table:table-cell>
          <table:table-cell table:style-name="Tabela1.E43" office:value-type="string">
            <text:p text:style-name="P4"><text:span text:style-name="T3">8.837,32</text:span></text:p>
          </table:table-cell>
          <table:table-cell table:style-name="Tabela1.E43" office:value-type="string">
            <text:p text:style-name="P4"><text:span text:style-name="T3">696,52</text:span></text:p>
          </table:table-cell>
          <table:table-cell table:style-name="Tabela1.E43" office:value-type="string">
            <text:p text:style-name="P4"><text:span text:style-name="T3">283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0,42</text:span></text:p>
          </table:table-cell>
          <table:table-cell table:style-name="Tabela1.E43" office:value-type="string">
            <text:p text:style-name="P4"><text:span text:style-name="T3">7.856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4</text:span></text:p>
          </table:table-cell>
          <table:table-cell table:style-name="Tabela1.B5" office:value-type="string">
            <text:p text:style-name="P3"><text:span text:style-name="T3">MARCOS ANDRADE ROCHA</text:span></text:p>
          </table:table-cell>
          <table:table-cell table:style-name="Tabela1.B5" office:value-type="string">
            <text:p text:style-name="P3"><text:span text:style-name="T3">MAJOR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1.704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408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08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1</text:span></text:p>
          </table:table-cell>
          <table:table-cell table:style-name="Tabela1.B5" office:value-type="string">
            <text:p text:style-name="P3"><text:span text:style-name="T3">MARCOS ANTONIO BASTOS FI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479,26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7.158,14</text:span></text:p>
          </table:table-cell>
          <table:table-cell table:style-name="Tabela1.E43" office:value-type="string">
            <text:p text:style-name="P4"><text:span text:style-name="T3">1.242,58</text:span></text:p>
          </table:table-cell>
          <table:table-cell table:style-name="Tabela1.E43" office:value-type="string">
            <text:p text:style-name="P4"><text:span text:style-name="T3">2.825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67,72</text:span></text:p>
          </table:table-cell>
          <table:table-cell table:style-name="Tabela1.E43" office:value-type="string">
            <text:p text:style-name="P4"><text:span text:style-name="T3">13.090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1</text:span></text:p>
          </table:table-cell>
          <table:table-cell table:style-name="Tabela1.B5" office:value-type="string">
            <text:p text:style-name="P3"><text:span text:style-name="T3">MARCOS ANTONIO DOS SANTOS SOUZA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.688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6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6,86</text:span></text:p>
          </table:table-cell>
          <table:table-cell table:style-name="Tabela1.E43" office:value-type="string">
            <text:p text:style-name="P4"><text:span text:style-name="T3">5.651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5</text:span></text:p>
          </table:table-cell>
          <table:table-cell table:style-name="Tabela1.B5" office:value-type="string">
            <text:p text:style-name="P3"><text:span text:style-name="T3">MARCOS ANTONIO FARIAS NOGUEI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3.282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1</text:span></text:p>
          </table:table-cell>
          <table:table-cell table:style-name="Tabela1.B5" office:value-type="string">
            <text:p text:style-name="P3"><text:span text:style-name="T3">MARCOS CELIO OLIVEIRA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7.417,09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138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5,91</text:span></text:p>
          </table:table-cell>
          <table:table-cell table:style-name="Tabela1.E43" office:value-type="string">
            <text:p text:style-name="P4"><text:span text:style-name="T3">6.651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9</text:span></text:p>
          </table:table-cell>
          <table:table-cell table:style-name="Tabela1.B5" office:value-type="string">
            <text:p text:style-name="P3"><text:span text:style-name="T3">MARCOS MATHEUS DANTAS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383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03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2</text:span></text:p>
          </table:table-cell>
          <table:table-cell table:style-name="Tabela1.B5" office:value-type="string">
            <text:p text:style-name="P3"><text:span text:style-name="T3">MARCOS MATTHEUS DOS SANTOS SOU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649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983,05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.807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6</text:span></text:p>
          </table:table-cell>
          <table:table-cell table:style-name="Tabela1.B5" office:value-type="string">
            <text:p text:style-name="P3"><text:span text:style-name="T3">MARCOS VINICIUS VIEIRA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0</text:span></text:p>
          </table:table-cell>
          <table:table-cell table:style-name="Tabela1.B5" office:value-type="string">
            <text:p text:style-name="P3"><text:span text:style-name="T3">MARCUS VINICIUS MORAIS DE ANDRADE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4.603,73</text:span></text:p>
          </table:table-cell>
          <table:table-cell table:style-name="Tabela1.E43" office:value-type="string">
            <text:p text:style-name="P4"><text:span text:style-name="T3">6.579,8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4.658,41</text:span></text:p>
          </table:table-cell>
          <table:table-cell table:style-name="Tabela1.E43" office:value-type="string">
            <text:p text:style-name="P4"><text:span text:style-name="T3">1.388,78</text:span></text:p>
          </table:table-cell>
          <table:table-cell table:style-name="Tabela1.E43" office:value-type="string">
            <text:p text:style-name="P4"><text:span text:style-name="T3">4.847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36,29</text:span></text:p>
          </table:table-cell>
          <table:table-cell table:style-name="Tabela1.E43" office:value-type="string">
            <text:p text:style-name="P4"><text:span text:style-name="T3">18.422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0</text:span></text:p>
          </table:table-cell>
          <table:table-cell table:style-name="Tabela1.B5" office:value-type="string">
            <text:p text:style-name="P3"><text:span text:style-name="T3">MARGARIDA ALVES BRANDA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16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.097,90</text:span></text:p>
          </table:table-cell>
          <table:table-cell table:style-name="Tabela1.E43" office:value-type="string">
            <text:p text:style-name="P4"><text:span text:style-name="T3">472,35</text:span></text:p>
          </table:table-cell>
          <table:table-cell table:style-name="Tabela1.E43" office:value-type="string">
            <text:p text:style-name="P4"><text:span text:style-name="T3">80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2,78</text:span></text:p>
          </table:table-cell>
          <table:table-cell table:style-name="Tabela1.E43" office:value-type="string">
            <text:p text:style-name="P4"><text:span text:style-name="T3">5.545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91</text:span></text:p>
          </table:table-cell>
          <table:table-cell table:style-name="Tabela1.B5" office:value-type="string">
            <text:p text:style-name="P3"><text:span text:style-name="T3">MARIA APARECIDA DE JESUS FERREIRA</text:span></text:p>
          </table:table-cell>
          <table:table-cell table:style-name="Tabela1.B5" office:value-type="string">
            <text:p text:style-name="P3"><text:span text:style-name="T3">EXEC. DE SERV. BÁSICOS - requisitado</text:span></text:p>
          </table:table-cell>
          <table:table-cell table:style-name="Tabela1.B5" office:value-type="string">
            <text:p text:style-name="P3"><text:span text:style-name="T3">COPA DO 2º ANDAR/DAA/D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65,97</text:span></text:p>
          </table:table-cell>
          <table:table-cell table:style-name="Tabela1.E43" office:value-type="string">
            <text:p text:style-name="P4"><text:span text:style-name="T3">2.665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65,97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590</text:span></text:p>
          </table:table-cell>
          <table:table-cell table:style-name="Tabela1.B5" office:value-type="string">
            <text:p text:style-name="P3"><text:span text:style-name="T3">MARIA APARECIDA OLIVEIRA CORREIA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2</text:span></text:p>
          </table:table-cell>
          <table:table-cell table:style-name="Tabela1.B5" office:value-type="string">
            <text:p text:style-name="P3"><text:span text:style-name="T3">MARIA APARECIDA SANTOS ROLINO SANT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7.310,41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21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3,50</text:span></text:p>
          </table:table-cell>
          <table:table-cell table:style-name="Tabela1.E43" office:value-type="string">
            <text:p text:style-name="P4"><text:span text:style-name="T3">6.486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7</text:span></text:p>
          </table:table-cell>
          <table:table-cell table:style-name="Tabela1.B5" office:value-type="string">
            <text:p text:style-name="P3"><text:span text:style-name="T3">MARIA AUXILIADORA DOS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50</text:span></text:p>
          </table:table-cell>
          <table:table-cell table:style-name="Tabela1.B5" office:value-type="string">
            <text:p text:style-name="P3"><text:span text:style-name="T3">MARIA AUXILIADORA R DE OLIVEIRA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35</text:span></text:p>
          </table:table-cell>
          <table:table-cell table:style-name="Tabela1.B5" office:value-type="string">
            <text:p text:style-name="P3"><text:span text:style-name="T3">MARIA AUXILIADORA S DE CARVALHO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1</text:span></text:p>
          </table:table-cell>
          <table:table-cell table:style-name="Tabela1.B5" office:value-type="string">
            <text:p text:style-name="P3"><text:span text:style-name="T3">MARIA BENILDA BENTO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740,46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194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90,99</text:span></text:p>
          </table:table-cell>
          <table:table-cell table:style-name="Tabela1.E43" office:value-type="string">
            <text:p text:style-name="P4"><text:span text:style-name="T3">5.949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</text:span></text:p>
          </table:table-cell>
          <table:table-cell table:style-name="Tabela1.B5" office:value-type="string">
            <text:p text:style-name="P3"><text:span text:style-name="T3">MARIA CONCEICAO DE FIGUEIREDO ROLEMBERG MENDONC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59.054,26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89,24</text:span></text:p>
          </table:table-cell>
          <table:table-cell table:style-name="Tabela1.E43" office:value-type="string">
            <text:p text:style-name="P4"><text:span text:style-name="T3">4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1</text:span></text:p>
          </table:table-cell>
          <table:table-cell table:style-name="Tabela1.B5" office:value-type="string">
            <text:p text:style-name="P3"><text:span text:style-name="T3">MARIA CRISLANE SILVA TORR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</text:span></text:p>
          </table:table-cell>
          <table:table-cell table:style-name="Tabela1.B5" office:value-type="string">
            <text:p text:style-name="P3"><text:span text:style-name="T3">MARIA CRISTINA DA GAMA E SILVA FOZ MENDONC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84,93</text:span></text:p>
          </table:table-cell>
          <table:table-cell table:style-name="Tabela1.E43" office:value-type="string">
            <text:p text:style-name="P4"><text:span text:style-name="T3">3.746,35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59.274,48</text:span></text:p>
          </table:table-cell>
          <table:table-cell table:style-name="Tabela1.E43" office:value-type="string">
            <text:p text:style-name="P4"><text:span text:style-name="T3">5.184,93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609,46</text:span></text:p>
          </table:table-cell>
          <table:table-cell table:style-name="Tabela1.E43" office:value-type="string">
            <text:p text:style-name="P4"><text:span text:style-name="T3">4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0</text:span></text:p>
          </table:table-cell>
          <table:table-cell table:style-name="Tabela1.B5" office:value-type="string">
            <text:p text:style-name="P3"><text:span text:style-name="T3">MARIA DA CONCEICAO PAIXAO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5</text:span></text:p>
          </table:table-cell>
          <table:table-cell table:style-name="Tabela1.B5" office:value-type="string">
            <text:p text:style-name="P3"><text:span text:style-name="T3">MARIA DA CONCEICAO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64</text:span></text:p>
          </table:table-cell>
          <table:table-cell table:style-name="Tabela1.B5" office:value-type="string">
            <text:p text:style-name="P3"><text:span text:style-name="T3">MARIA DE LOURDES COSTA</text:span></text:p>
          </table:table-cell>
          <table:table-cell table:style-name="Tabela1.B5" office:value-type="string">
            <text:p text:style-name="P3"><text:span text:style-name="T3">OFICIAL ADMINISTRATIVO - requisitado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2.724,32</text:span></text:p>
          </table:table-cell>
          <table:table-cell table:style-name="Tabela1.E43" office:value-type="string">
            <text:p text:style-name="P4"><text:span text:style-name="T3">4.95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90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7,82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8.973,29</text:span></text:p>
          </table:table-cell>
          <table:table-cell table:style-name="Tabela1.E43" office:value-type="string">
            <text:p text:style-name="P4"><text:span text:style-name="T3">897,82</text:span></text:p>
          </table:table-cell>
          <table:table-cell table:style-name="Tabela1.E43" office:value-type="string">
            <text:p text:style-name="P4"><text:span text:style-name="T3">1.901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99,57</text:span></text:p>
          </table:table-cell>
          <table:table-cell table:style-name="Tabela1.E43" office:value-type="string">
            <text:p text:style-name="P4"><text:span text:style-name="T3">16.173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7</text:span></text:p>
          </table:table-cell>
          <table:table-cell table:style-name="Tabela1.B5" office:value-type="string">
            <text:p text:style-name="P3"><text:span text:style-name="T3">MARIA DO NASCIMENTO MENEZE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1</text:span></text:p>
          </table:table-cell>
          <table:table-cell table:style-name="Tabela1.B5" office:value-type="string">
            <text:p text:style-name="P3"><text:span text:style-name="T3">MARIA DOS ANJOS PEREIRA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PERMANENTE DE AUTOCOMPOSIÇÃO E PAZ COAPAZ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.46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5.28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1</text:span></text:p>
          </table:table-cell>
          <table:table-cell table:style-name="Tabela1.B5" office:value-type="string">
            <text:p text:style-name="P3"><text:span text:style-name="T3">MARIA EDILEIDE REIS DOS SANTOS MOU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9,71</text:span></text:p>
          </table:table-cell>
          <table:table-cell table:style-name="Tabela1.E43" office:value-type="string">
            <text:p text:style-name="P4"><text:span text:style-name="T3">7.709,32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05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7,65</text:span></text:p>
          </table:table-cell>
          <table:table-cell table:style-name="Tabela1.E43" office:value-type="string">
            <text:p text:style-name="P4"><text:span text:style-name="T3">7.011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</text:span></text:p>
          </table:table-cell>
          <table:table-cell table:style-name="Tabela1.B5" office:value-type="string">
            <text:p text:style-name="P3"><text:span text:style-name="T3">MARIA ESTER LIMA DE AZEVEDO ANDRAD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9</text:span></text:p>
          </table:table-cell>
          <table:table-cell table:style-name="Tabela1.B5" office:value-type="string">
            <text:p text:style-name="P3"><text:span text:style-name="T3">MARIA EUGENIA DA SILVA RIBEIR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2</text:span></text:p>
          </table:table-cell>
          <table:table-cell table:style-name="Tabela1.B5" office:value-type="string">
            <text:p text:style-name="P3"><text:span text:style-name="T3">MARIA EUGENIA DED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4</text:span></text:p>
          </table:table-cell>
          <table:table-cell table:style-name="Tabela1.B5" office:value-type="string">
            <text:p text:style-name="P3"><text:span text:style-name="T3">MARIA FERNANDA BARBOSA DE SANTANA FERR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84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173,87</text:span></text:p>
          </table:table-cell>
          <table:table-cell table:style-name="Tabela1.E43" office:value-type="string">
            <text:p text:style-name="P4"><text:span text:style-name="T3">13.019,27</text:span></text:p>
          </table:table-cell>
          <table:table-cell table:style-name="Tabela1.E43" office:value-type="string">
            <text:p text:style-name="P4"><text:span text:style-name="T3">1.294,36</text:span></text:p>
          </table:table-cell>
          <table:table-cell table:style-name="Tabela1.E43" office:value-type="string">
            <text:p text:style-name="P4"><text:span text:style-name="T3">1.37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72,26</text:span></text:p>
          </table:table-cell>
          <table:table-cell table:style-name="Tabela1.E43" office:value-type="string">
            <text:p text:style-name="P4"><text:span text:style-name="T3">10.347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0</text:span></text:p>
          </table:table-cell>
          <table:table-cell table:style-name="Tabela1.B5" office:value-type="string">
            <text:p text:style-name="P3"><text:span text:style-name="T3">MARIA FERNANDA SOUZA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09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0.226,22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783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86,49</text:span></text:p>
          </table:table-cell>
          <table:table-cell table:style-name="Tabela1.E43" office:value-type="string">
            <text:p text:style-name="P4"><text:span text:style-name="T3">16.939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1</text:span></text:p>
          </table:table-cell>
          <table:table-cell table:style-name="Tabela1.B5" office:value-type="string">
            <text:p text:style-name="P3"><text:span text:style-name="T3">MARIA GORETE CARDOS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6"/><text:span text:style-name="T3">201</text:span></text:p>
          </table:table-cell>
          <table:table-cell table:style-name="Tabela1.B5" office:value-type="string">
            <text:p text:style-name="P3"><text:span text:style-name="T3">MARIA HELENA MOREIRA SANCHES LISBO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9.942,88</text:span></text:p>
          </table:table-cell>
          <table:table-cell table:style-name="Tabela1.E43" office:value-type="string">
            <text:p text:style-name="P4"><text:span text:style-name="T3">86.316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3.28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000,56</text:span></text:p>
          </table:table-cell>
          <table:table-cell table:style-name="Tabela1.E43" office:value-type="string">
            <text:p text:style-name="P4"><text:span text:style-name="T3">68.315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3</text:span></text:p>
          </table:table-cell>
          <table:table-cell table:style-name="Tabela1.B5" office:value-type="string">
            <text:p text:style-name="P3"><text:span text:style-name="T3">MARIA IZABEL SANTANA DE ABREU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</text:span></text:p>
          </table:table-cell>
          <table:table-cell table:style-name="Tabela1.B5" office:value-type="string">
            <text:p text:style-name="P3"><text:span text:style-name="T3">MARIA LILIAN MENDES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6.182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31.68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</text:span></text:p>
          </table:table-cell>
          <table:table-cell table:style-name="Tabela1.B5" office:value-type="string">
            <text:p text:style-name="P3"><text:span text:style-name="T3">MARIA MACEDO CHAGAS MOU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0</text:span></text:p>
          </table:table-cell>
          <table:table-cell table:style-name="Tabela1.B5" office:value-type="string">
            <text:p text:style-name="P3"><text:span text:style-name="T3">MARIA NAZARE DE ANDRADE FRANC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94</text:span></text:p>
          </table:table-cell>
          <table:table-cell table:style-name="Tabela1.B5" office:value-type="string">
            <text:p text:style-name="P3"><text:span text:style-name="T3">MARIA NEILDE DOS SANTOS</text:span></text:p>
          </table:table-cell>
          <table:table-cell table:style-name="Tabela1.B5" office:value-type="string">
            <text:p text:style-name="P3"><text:span text:style-name="T3">EXEC. DE SERV. BÁSICOS - requisitado</text:span></text:p>
          </table:table-cell>
          <table:table-cell table:style-name="Tabela1.B5" office:value-type="string">
            <text:p text:style-name="P3"><text:span text:style-name="T3">COPA 4º ANDAR/DAA/DA</text:span></text:p>
          </table:table-cell>
          <table:table-cell table:style-name="Tabela1.E43" office:value-type="string">
            <text:p text:style-name="P4"><text:span text:style-name="T3">1.877,11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671,09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243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6,58</text:span></text:p>
          </table:table-cell>
          <table:table-cell table:style-name="Tabela1.E43" office:value-type="string">
            <text:p text:style-name="P4"><text:span text:style-name="T3">7.164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5</text:span></text:p>
          </table:table-cell>
          <table:table-cell table:style-name="Tabela1.B5" office:value-type="string">
            <text:p text:style-name="P3"><text:span text:style-name="T3">MARIA RITA MACHADO FIGUEIRE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561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37,8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62.296,5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639,27</text:span></text:p>
          </table:table-cell>
          <table:table-cell table:style-name="Tabela1.E43" office:value-type="string">
            <text:p text:style-name="P4"><text:span text:style-name="T3">1.133,62</text:span></text:p>
          </table:table-cell>
          <table:table-cell table:style-name="Tabela1.E43" office:value-type="string">
            <text:p text:style-name="P4"><text:span text:style-name="T3">14.489,37</text:span></text:p>
          </table:table-cell>
          <table:table-cell table:style-name="Tabela1.E43" office:value-type="string">
            <text:p text:style-name="P4"><text:span text:style-name="T3">47.807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3</text:span></text:p>
          </table:table-cell>
          <table:table-cell table:style-name="Tabela1.B5" office:value-type="string">
            <text:p text:style-name="P3"><text:span text:style-name="T3">MARIA SELMA SIQUEIRA DE CARVA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358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3.176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2</text:span></text:p>
          </table:table-cell>
          <table:table-cell table:style-name="Tabela1.B5" office:value-type="string">
            <text:p text:style-name="P3"><text:span text:style-name="T3">MARIA SUZANA AMADO REIS ANDRADE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742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426,17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4.358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2</text:span></text:p>
          </table:table-cell>
          <table:table-cell table:style-name="Tabela1.B5" office:value-type="string">
            <text:p text:style-name="P3"><text:span text:style-name="T3">MARIA TEREZA DE ARAGAO ANDRAD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0</text:span></text:p>
          </table:table-cell>
          <table:table-cell table:style-name="Tabela1.B5" office:value-type="string">
            <text:p text:style-name="P3"><text:span text:style-name="T3">MARIANA CARDOSO BARRETO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5.86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5</text:span></text:p>
          </table:table-cell>
          <table:table-cell table:style-name="Tabela1.B5" office:value-type="string">
            <text:p text:style-name="P3"><text:span text:style-name="T3">MARIANA MELO GOIS LEBRE HARDMAN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65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144,21</text:span></text:p>
          </table:table-cell>
          <table:table-cell table:style-name="Tabela1.E43" office:value-type="string">
            <text:p text:style-name="P4"><text:span text:style-name="T3">1.255,27</text:span></text:p>
          </table:table-cell>
          <table:table-cell table:style-name="Tabela1.E43" office:value-type="string">
            <text:p text:style-name="P4"><text:span text:style-name="T3">1.251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06,42</text:span></text:p>
          </table:table-cell>
          <table:table-cell table:style-name="Tabela1.E43" office:value-type="string">
            <text:p text:style-name="P4"><text:span text:style-name="T3">8.637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6</text:span></text:p>
          </table:table-cell>
          <table:table-cell table:style-name="Tabela1.B5" office:value-type="string">
            <text:p text:style-name="P3"><text:span text:style-name="T3">MARIANA MELO SOUTO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6.585,66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397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33,36</text:span></text:p>
          </table:table-cell>
          <table:table-cell table:style-name="Tabela1.E43" office:value-type="string">
            <text:p text:style-name="P4"><text:span text:style-name="T3">12.352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86</text:span></text:p>
          </table:table-cell>
          <table:table-cell table:style-name="Tabela1.B5" office:value-type="string">
            <text:p text:style-name="P3"><text:span text:style-name="T3">MARIANA MOURA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383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03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2</text:span></text:p>
          </table:table-cell>
          <table:table-cell table:style-name="Tabela1.B5" office:value-type="string">
            <text:p text:style-name="P3"><text:span text:style-name="T3">MARIANA OLIVEIR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57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6.849,56</text:span></text:p>
          </table:table-cell>
          <table:table-cell table:style-name="Tabela1.E43" office:value-type="string">
            <text:p text:style-name="P4"><text:span text:style-name="T3">616,15</text:span></text:p>
          </table:table-cell>
          <table:table-cell table:style-name="Tabela1.E43" office:value-type="string">
            <text:p text:style-name="P4"><text:span text:style-name="T3">21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31,62</text:span></text:p>
          </table:table-cell>
          <table:table-cell table:style-name="Tabela1.E43" office:value-type="string">
            <text:p text:style-name="P4"><text:span text:style-name="T3">6.017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8</text:span></text:p>
          </table:table-cell>
          <table:table-cell table:style-name="Tabela1.B5" office:value-type="string">
            <text:p text:style-name="P3"><text:span text:style-name="T3">MARIANA SMITH DANTAS SOBRAL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049,35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4.91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73,70</text:span></text:p>
          </table:table-cell>
          <table:table-cell table:style-name="Tabela1.E43" office:value-type="string">
            <text:p text:style-name="P4"><text:span text:style-name="T3">18.475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7</text:span></text:p>
          </table:table-cell>
          <table:table-cell table:style-name="Tabela1.B5" office:value-type="string">
            <text:p text:style-name="P3"><text:span text:style-name="T3">MARIANA TEIXEIRA CARDOSO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4</text:span></text:p>
          </table:table-cell>
          <table:table-cell table:style-name="Tabela1.B5" office:value-type="string">
            <text:p text:style-name="P3"><text:span text:style-name="T3">MARIANA TELES CERSOSIMO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TRIAGEM TECNICA DAS 1ª E 2ª PROMOTORIAS DE JUSTIÇA DE LARANJEIR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6</text:span></text:p>
          </table:table-cell>
          <table:table-cell table:style-name="Tabela1.B5" office:value-type="string">
            <text:p text:style-name="P3"><text:span text:style-name="T3">MARIANNE MATOS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01,9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8.235,33</text:span></text:p>
          </table:table-cell>
          <table:table-cell table:style-name="Tabela1.E43" office:value-type="string">
            <text:p text:style-name="P4"><text:span text:style-name="T3">578,05</text:span></text:p>
          </table:table-cell>
          <table:table-cell table:style-name="Tabela1.E43" office:value-type="string">
            <text:p text:style-name="P4"><text:span text:style-name="T3">429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7,67</text:span></text:p>
          </table:table-cell>
          <table:table-cell table:style-name="Tabela1.E43" office:value-type="string">
            <text:p text:style-name="P4"><text:span text:style-name="T3">7.227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</text:span></text:p>
          </table:table-cell>
          <table:table-cell table:style-name="Tabela1.B5" office:value-type="string">
            <text:p text:style-name="P3"><text:span text:style-name="T3">MARILEIDE BATISTA DE MELO BARR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9</text:span></text:p>
          </table:table-cell>
          <table:table-cell table:style-name="Tabela1.B5" office:value-type="string">
            <text:p text:style-name="P3"><text:span text:style-name="T3">MARILENE PAES BARRETO DE FIGUEIRE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4</text:span></text:p>
          </table:table-cell>
          <table:table-cell table:style-name="Tabela1.B5" office:value-type="string">
            <text:p text:style-name="P3"><text:span text:style-name="T3">MARILIA MELO BEZER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604,74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2.263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05,19</text:span></text:p>
          </table:table-cell>
          <table:table-cell table:style-name="Tabela1.E43" office:value-type="string">
            <text:p text:style-name="P4"><text:span text:style-name="T3">11.799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0</text:span></text:p>
          </table:table-cell>
          <table:table-cell table:style-name="Tabela1.B5" office:value-type="string">
            <text:p text:style-name="P3"><text:span text:style-name="T3">MARILIA OLIVEIRA DA SILVA MURAD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14.475,35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743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23,48</text:span></text:p>
          </table:table-cell>
          <table:table-cell table:style-name="Tabela1.E43" office:value-type="string">
            <text:p text:style-name="P4"><text:span text:style-name="T3">11.251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4</text:span></text:p>
          </table:table-cell>
          <table:table-cell table:style-name="Tabela1.B5" office:value-type="string">
            <text:p text:style-name="P3"><text:span text:style-name="T3">MARIO GUILHERME PEREIRA RAM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428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6,71</text:span></text:p>
          </table:table-cell>
          <table:table-cell table:style-name="Tabela1.E43" office:value-type="string">
            <text:p text:style-name="P4"><text:span text:style-name="T3">6.525,45</text:span></text:p>
          </table:table-cell>
          <table:table-cell table:style-name="Tabela1.E43" office:value-type="string">
            <text:p text:style-name="P4"><text:span text:style-name="T3">460,42</text:span></text:p>
          </table:table-cell>
          <table:table-cell table:style-name="Tabela1.E43" office:value-type="string">
            <text:p text:style-name="P4"><text:span text:style-name="T3">6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9,87</text:span></text:p>
          </table:table-cell>
          <table:table-cell table:style-name="Tabela1.E43" office:value-type="string">
            <text:p text:style-name="P4"><text:span text:style-name="T3">5.995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3</text:span></text:p>
          </table:table-cell>
          <table:table-cell table:style-name="Tabela1.B5" office:value-type="string">
            <text:p text:style-name="P3"><text:span text:style-name="T3">MARIO VICTOR LINHARES BARBOS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913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3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96,19</text:span></text:p>
          </table:table-cell>
          <table:table-cell table:style-name="Tabela1.E43" office:value-type="string">
            <text:p text:style-name="P4"><text:span text:style-name="T3">9.117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1</text:span></text:p>
          </table:table-cell>
          <table:table-cell table:style-name="Tabela1.B5" office:value-type="string">
            <text:p text:style-name="P3"><text:span text:style-name="T3">MARKUS WANDERS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36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07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3,20</text:span></text:p>
          </table:table-cell>
          <table:table-cell table:style-name="Tabela1.E43" office:value-type="string">
            <text:p text:style-name="P4"><text:span text:style-name="T3">8.373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3</text:span></text:p>
          </table:table-cell>
          <table:table-cell table:style-name="Tabela1.B5" office:value-type="string">
            <text:p text:style-name="P3"><text:span text:style-name="T3">MARTHA RAQUELL DE PAULA E SILVA GOIS GONZAGA</text:span></text:p>
          </table:table-cell>
          <table:table-cell table:style-name="Tabela1.B5" office:value-type="string">
            <text:p text:style-name="P3"><text:span text:style-name="T3">ASSESSOR DO DIRETOR DE RECURSOS HUMANOS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33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4</text:span></text:p>
          </table:table-cell>
          <table:table-cell table:style-name="Tabela1.B5" office:value-type="string">
            <text:p text:style-name="P3"><text:span text:style-name="T3">MATHEUS CARDOSO TEIXEIR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22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230,99</text:span></text:p>
          </table:table-cell>
          <table:table-cell table:style-name="Tabela1.E43" office:value-type="string">
            <text:p text:style-name="P4"><text:span text:style-name="T3">431,96</text:span></text:p>
          </table:table-cell>
          <table:table-cell table:style-name="Tabela1.E43" office:value-type="string">
            <text:p text:style-name="P4"><text:span text:style-name="T3">56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8,17</text:span></text:p>
          </table:table-cell>
          <table:table-cell table:style-name="Tabela1.E43" office:value-type="string">
            <text:p text:style-name="P4"><text:span text:style-name="T3">6.742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1</text:span></text:p>
          </table:table-cell>
          <table:table-cell table:style-name="Tabela1.B5" office:value-type="string">
            <text:p text:style-name="P3"><text:span text:style-name="T3">MATHEUS MORAIS DE OLIVEIRA MEL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029,56</text:span></text:p>
          </table:table-cell>
          <table:table-cell table:style-name="Tabela1.E43" office:value-type="string">
            <text:p text:style-name="P4"><text:span text:style-name="T3">2.271,13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074,92</text:span></text:p>
          </table:table-cell>
          <table:table-cell table:style-name="Tabela1.E43" office:value-type="string">
            <text:p text:style-name="P4"><text:span text:style-name="T3">705,17</text:span></text:p>
          </table:table-cell>
          <table:table-cell table:style-name="Tabela1.E43" office:value-type="string">
            <text:p text:style-name="P4"><text:span text:style-name="T3">1.02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0,22</text:span></text:p>
          </table:table-cell>
          <table:table-cell table:style-name="Tabela1.E43" office:value-type="string">
            <text:p text:style-name="P4"><text:span text:style-name="T3">8.344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5</text:span></text:p>
          </table:table-cell>
          <table:table-cell table:style-name="Tabela1.B5" office:value-type="string">
            <text:p text:style-name="P3"><text:span text:style-name="T3">MATHEUS NASCIMENTO DOS SANTO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6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9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90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2</text:span></text:p>
          </table:table-cell>
          <table:table-cell table:style-name="Tabela1.B5" office:value-type="string">
            <text:p text:style-name="P3"><text:span text:style-name="T3">MATHEUS SILV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419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7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1,99</text:span></text:p>
          </table:table-cell>
          <table:table-cell table:style-name="Tabela1.E43" office:value-type="string">
            <text:p text:style-name="P4"><text:span text:style-name="T3">6.307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63</text:span></text:p>
          </table:table-cell>
          <table:table-cell table:style-name="Tabela1.B5" office:value-type="string">
            <text:p text:style-name="P3"><text:span text:style-name="T3">MAURA SILVA DE AQUIN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5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61.891,6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49.150,65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624</text:span></text:p>
          </table:table-cell>
          <table:table-cell table:style-name="Tabela1.B5" office:value-type="string">
            <text:p text:style-name="P3"><text:span text:style-name="T3">MAURICIO GUSMAO MAGALH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38.123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2</text:span></text:p>
          </table:table-cell>
          <table:table-cell table:style-name="Tabela1.B5" office:value-type="string">
            <text:p text:style-name="P3"><text:span text:style-name="T3">MAX ANIBAL NUNES ALV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14.042,72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10.869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3</text:span></text:p>
          </table:table-cell>
          <table:table-cell table:style-name="Tabela1.B5" office:value-type="string">
            <text:p text:style-name="P3"><text:span text:style-name="T3">MAX DIEGO SIQUEIRA SILVA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4.250,10</text:span></text:p>
          </table:table-cell>
          <table:table-cell table:style-name="Tabela1.E43" office:value-type="string">
            <text:p text:style-name="P4"><text:span text:style-name="T3">5.364,92</text:span></text:p>
          </table:table-cell>
          <table:table-cell table:style-name="Tabela1.E43" office:value-type="string">
            <text:p text:style-name="P4"><text:span text:style-name="T3">8.2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7,00</text:span></text:p>
          </table:table-cell>
          <table:table-cell table:style-name="Tabela1.E43" office:value-type="string">
            <text:p text:style-name="P4"><text:span text:style-name="T3">20.507,17</text:span></text:p>
          </table:table-cell>
          <table:table-cell table:style-name="Tabela1.E43" office:value-type="string">
            <text:p text:style-name="P4"><text:span text:style-name="T3">1.169,18</text:span></text:p>
          </table:table-cell>
          <table:table-cell table:style-name="Tabela1.E43" office:value-type="string">
            <text:p text:style-name="P4"><text:span text:style-name="T3">3.734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03,59</text:span></text:p>
          </table:table-cell>
          <table:table-cell table:style-name="Tabela1.E43" office:value-type="string">
            <text:p text:style-name="P4"><text:span text:style-name="T3">15.603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0</text:span></text:p>
          </table:table-cell>
          <table:table-cell table:style-name="Tabela1.B5" office:value-type="string">
            <text:p text:style-name="P3"><text:span text:style-name="T3">MAX JEAN VIEIRA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5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05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9.556,07</text:span></text:p>
          </table:table-cell>
          <table:table-cell table:style-name="Tabela1.E43" office:value-type="string">
            <text:p text:style-name="P4"><text:span text:style-name="T3">548,37</text:span></text:p>
          </table:table-cell>
          <table:table-cell table:style-name="Tabela1.E43" office:value-type="string">
            <text:p text:style-name="P4"><text:span text:style-name="T3">12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0,42</text:span></text:p>
          </table:table-cell>
          <table:table-cell table:style-name="Tabela1.E43" office:value-type="string">
            <text:p text:style-name="P4"><text:span text:style-name="T3">8.885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1</text:span></text:p>
          </table:table-cell>
          <table:table-cell table:style-name="Tabela1.B5" office:value-type="string">
            <text:p text:style-name="P3"><text:span text:style-name="T3">MAYARA CARVALHO MELLO FONT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1.045,28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063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08,31</text:span></text:p>
          </table:table-cell>
          <table:table-cell table:style-name="Tabela1.E43" office:value-type="string">
            <text:p text:style-name="P4"><text:span text:style-name="T3">8.836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3</text:span></text:p>
          </table:table-cell>
          <table:table-cell table:style-name="Tabela1.B5" office:value-type="string">
            <text:p text:style-name="P3"><text:span text:style-name="T3">MAYLANE LIMA OLIVEIRA FIGUEIRED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216,99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556,18</text:span></text:p>
          </table:table-cell>
          <table:table-cell table:style-name="Tabela1.E43" office:value-type="string">
            <text:p text:style-name="P4"><text:span text:style-name="T3">738,31</text:span></text:p>
          </table:table-cell>
          <table:table-cell table:style-name="Tabela1.E43" office:value-type="string">
            <text:p text:style-name="P4"><text:span text:style-name="T3">1.973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1,59</text:span></text:p>
          </table:table-cell>
          <table:table-cell table:style-name="Tabela1.E43" office:value-type="string">
            <text:p text:style-name="P4"><text:span text:style-name="T3">10.844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4</text:span></text:p>
          </table:table-cell>
          <table:table-cell table:style-name="Tabela1.B5" office:value-type="string">
            <text:p text:style-name="P3"><text:span text:style-name="T3">MICHELANGELO CARVALHO NABUCO D AVI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4.486,24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4.653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95,47</text:span></text:p>
          </table:table-cell>
          <table:table-cell table:style-name="Tabela1.E43" office:value-type="string">
            <text:p text:style-name="P4"><text:span text:style-name="T3">18.290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1</text:span></text:p>
          </table:table-cell>
          <table:table-cell table:style-name="Tabela1.B5" office:value-type="string">
            <text:p text:style-name="P3"><text:span text:style-name="T3">MICHELINE SILVEIRA DE FARIA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4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3</text:span></text:p>
          </table:table-cell>
          <table:table-cell table:style-name="Tabela1.B5" office:value-type="string">
            <text:p text:style-name="P3"><text:span text:style-name="T3">MICHELLI DE OLIVEIRA BARBOS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472,49</text:span></text:p>
          </table:table-cell>
          <table:table-cell table:style-name="Tabela1.E43" office:value-type="string">
            <text:p text:style-name="P4"><text:span text:style-name="T3">2.057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2,6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578,46</text:span></text:p>
          </table:table-cell>
          <table:table-cell table:style-name="Tabela1.E43" office:value-type="string">
            <text:p text:style-name="P4"><text:span text:style-name="T3">1.653,43</text:span></text:p>
          </table:table-cell>
          <table:table-cell table:style-name="Tabela1.E43" office:value-type="string">
            <text:p text:style-name="P4"><text:span text:style-name="T3">2.63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89,50</text:span></text:p>
          </table:table-cell>
          <table:table-cell table:style-name="Tabela1.E43" office:value-type="string">
            <text:p text:style-name="P4"><text:span text:style-name="T3">12.288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02</text:span></text:p>
          </table:table-cell>
          <table:table-cell table:style-name="Tabela1.B5" office:value-type="string">
            <text:p text:style-name="P3"><text:span text:style-name="T3">MIGUEL ANGELO FONTES DOS SANTOS</text:span></text:p>
          </table:table-cell>
          <table:table-cell table:style-name="Tabela1.B5" office:value-type="string">
            <text:p text:style-name="P3"><text:span text:style-name="T3">COORDENADOR DE PERÍCIA TÉCNICA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0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06</text:span></text:p>
          </table:table-cell>
          <table:table-cell table:style-name="Tabela1.E43" office:value-type="string">
            <text:p text:style-name="P4"><text:span text:style-name="T3">7.695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5</text:span></text:p>
          </table:table-cell>
          <table:table-cell table:style-name="Tabela1.B5" office:value-type="string">
            <text:p text:style-name="P3"><text:span text:style-name="T3">MILENA ROCHA CHAGA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340,86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399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8,45</text:span></text:p>
          </table:table-cell>
          <table:table-cell table:style-name="Tabela1.E43" office:value-type="string">
            <text:p text:style-name="P4"><text:span text:style-name="T3">6.382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9</text:span></text:p>
          </table:table-cell>
          <table:table-cell table:style-name="Tabela1.B5" office:value-type="string">
            <text:p text:style-name="P3"><text:span text:style-name="T3">MILLA CASTRO BOAVENTU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7"/><text:span text:style-name="T3">1361</text:span></text:p>
          </table:table-cell>
          <table:table-cell table:style-name="Tabela1.B5" office:value-type="string">
            <text:p text:style-name="P3"><text:span text:style-name="T3">MILTON BARRETO FREITAS FI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1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863,89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112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24,06</text:span></text:p>
          </table:table-cell>
          <table:table-cell table:style-name="Tabela1.E43" office:value-type="string">
            <text:p text:style-name="P4"><text:span text:style-name="T3">8.839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3</text:span></text:p>
          </table:table-cell>
          <table:table-cell table:style-name="Tabela1.B5" office:value-type="string">
            <text:p text:style-name="P3"><text:span text:style-name="T3">MILTON RABELO BARRETO</text:span></text:p>
          </table:table-cell>
          <table:table-cell table:style-name="Tabela1.B5" office:value-type="string">
            <text:p text:style-name="P3"><text:span text:style-name="T3">COORDENADOR DO CENTRO MÉDIC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77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8,82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4.018,5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848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76,63</text:span></text:p>
          </table:table-cell>
          <table:table-cell table:style-name="Tabela1.E43" office:value-type="string">
            <text:p text:style-name="P4"><text:span text:style-name="T3">11.341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0</text:span></text:p>
          </table:table-cell>
          <table:table-cell table:style-name="Tabela1.B5" office:value-type="string">
            <text:p text:style-name="P3"><text:span text:style-name="T3">MIRAILTON SILVA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5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.875,91</text:span></text:p>
          </table:table-cell>
          <table:table-cell table:style-name="Tabela1.E43" office:value-type="string">
            <text:p text:style-name="P4"><text:span text:style-name="T3">287,22</text:span></text:p>
          </table:table-cell>
          <table:table-cell table:style-name="Tabela1.E43" office:value-type="string">
            <text:p text:style-name="P4"><text:span text:style-name="T3">1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2,39</text:span></text:p>
          </table:table-cell>
          <table:table-cell table:style-name="Tabela1.E43" office:value-type="string">
            <text:p text:style-name="P4"><text:span text:style-name="T3">5.573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5</text:span></text:p>
          </table:table-cell>
          <table:table-cell table:style-name="Tabela1.B5" office:value-type="string">
            <text:p text:style-name="P3"><text:span text:style-name="T3">MIRELLA PRATA DE BRITTO CHAV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2</text:span></text:p>
          </table:table-cell>
          <table:table-cell table:style-name="Tabela1.B5" office:value-type="string">
            <text:p text:style-name="P3"><text:span text:style-name="T3">MIRELLE MENDONCA OLIVEIRA</text:span></text:p>
          </table:table-cell>
          <table:table-cell table:style-name="Tabela1.B5" office:value-type="string">
            <text:p text:style-name="P3"><text:span text:style-name="T3">CHEFE DO NUCLEO DE CONSIGNAÇOES, CUSTOS E GRATIFICAÇOES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16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4,23</text:span></text:p>
          </table:table-cell>
          <table:table-cell table:style-name="Tabela1.E43" office:value-type="string">
            <text:p text:style-name="P4"><text:span text:style-name="T3">5.941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2</text:span></text:p>
          </table:table-cell>
          <table:table-cell table:style-name="Tabela1.B5" office:value-type="string">
            <text:p text:style-name="P3"><text:span text:style-name="T3">MIRENA OLIVEIRA FERREIRA LIN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840,31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90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8,41</text:span></text:p>
          </table:table-cell>
          <table:table-cell table:style-name="Tabela1.E43" office:value-type="string">
            <text:p text:style-name="P4"><text:span text:style-name="T3">9.571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2</text:span></text:p>
          </table:table-cell>
          <table:table-cell table:style-name="Tabela1.B5" office:value-type="string">
            <text:p text:style-name="P3"><text:span text:style-name="T3">MIRIAM TERESA CARDOSO MACHA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3</text:span></text:p>
          </table:table-cell>
          <table:table-cell table:style-name="Tabela1.B5" office:value-type="string">
            <text:p text:style-name="P3"><text:span text:style-name="T3">MOACIR NABUCO DAVILA MENESE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7</text:span></text:p>
          </table:table-cell>
          <table:table-cell table:style-name="Tabela1.B5" office:value-type="string">
            <text:p text:style-name="P3"><text:span text:style-name="T3">MOACYR SOARES DA MOT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6</text:span></text:p>
          </table:table-cell>
          <table:table-cell table:style-name="Tabela1.B5" office:value-type="string">
            <text:p text:style-name="P3"><text:span text:style-name="T3">MOANA JAMILLE SANTOS DE JESU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2</text:span></text:p>
          </table:table-cell>
          <table:table-cell table:style-name="Tabela1.B5" office:value-type="string">
            <text:p text:style-name="P3"><text:span text:style-name="T3">MONICA ANTUNES ROCHA RIGO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8</text:span></text:p>
          </table:table-cell>
          <table:table-cell table:style-name="Tabela1.B5" office:value-type="string">
            <text:p text:style-name="P3"><text:span text:style-name="T3">MONICA MARIA HARDMAN DANTAS BERNARD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6.170,1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407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1</text:span></text:p>
          </table:table-cell>
          <table:table-cell table:style-name="Tabela1.B5" office:value-type="string">
            <text:p text:style-name="P3"><text:span text:style-name="T3">MONICA OLIVEIRA NUNES DOR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6.061,07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221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83,71</text:span></text:p>
          </table:table-cell>
          <table:table-cell table:style-name="Tabela1.E43" office:value-type="string">
            <text:p text:style-name="P4"><text:span text:style-name="T3">12.077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8</text:span></text:p>
          </table:table-cell>
          <table:table-cell table:style-name="Tabela1.B5" office:value-type="string">
            <text:p text:style-name="P3"><text:span text:style-name="T3">MORGANA BOTO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1.075,0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8.849,85</text:span></text:p>
          </table:table-cell>
          <table:table-cell table:style-name="Tabela1.E43" office:value-type="string">
            <text:p text:style-name="P4"><text:span text:style-name="T3">752,51</text:span></text:p>
          </table:table-cell>
          <table:table-cell table:style-name="Tabela1.E43" office:value-type="string">
            <text:p text:style-name="P4"><text:span text:style-name="T3">3.37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25,51</text:span></text:p>
          </table:table-cell>
          <table:table-cell table:style-name="Tabela1.E43" office:value-type="string">
            <text:p text:style-name="P4"><text:span text:style-name="T3">14.724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0</text:span></text:p>
          </table:table-cell>
          <table:table-cell table:style-name="Tabela1.B5" office:value-type="string">
            <text:p text:style-name="P3"><text:span text:style-name="T3">MURIEL GUIMARAES LIM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0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306,96</text:span></text:p>
          </table:table-cell>
          <table:table-cell table:style-name="Tabela1.E43" office:value-type="string">
            <text:p text:style-name="P4"><text:span text:style-name="T3">578,05</text:span></text:p>
          </table:table-cell>
          <table:table-cell table:style-name="Tabela1.E43" office:value-type="string">
            <text:p text:style-name="P4"><text:span text:style-name="T3">17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5,89</text:span></text:p>
          </table:table-cell>
          <table:table-cell table:style-name="Tabela1.E43" office:value-type="string">
            <text:p text:style-name="P4"><text:span text:style-name="T3">5.551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2</text:span></text:p>
          </table:table-cell>
          <table:table-cell table:style-name="Tabela1.B5" office:value-type="string">
            <text:p text:style-name="P3"><text:span text:style-name="T3">MURILO ALVES DOS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2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9</text:span></text:p>
          </table:table-cell>
          <table:table-cell table:style-name="Tabela1.B5" office:value-type="string">
            <text:p text:style-name="P3"><text:span text:style-name="T3">MURILO DA CRUZ LIM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3</text:span></text:p>
          </table:table-cell>
          <table:table-cell table:style-name="Tabela1.B5" office:value-type="string">
            <text:p text:style-name="P3"><text:span text:style-name="T3">MYRELLE MARTINS MOTA SANTIAG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930,3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83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8,79</text:span></text:p>
          </table:table-cell>
          <table:table-cell table:style-name="Tabela1.E43" office:value-type="string">
            <text:p text:style-name="P4"><text:span text:style-name="T3">5.981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2</text:span></text:p>
          </table:table-cell>
          <table:table-cell table:style-name="Tabela1.B5" office:value-type="string">
            <text:p text:style-name="P3"><text:span text:style-name="T3">MYRNA GLYNNIS MENDONCA CRUZ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185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2,82</text:span></text:p>
          </table:table-cell>
          <table:table-cell table:style-name="Tabela1.E43" office:value-type="string">
            <text:p text:style-name="P4"><text:span text:style-name="T3">5.972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3</text:span></text:p>
          </table:table-cell>
          <table:table-cell table:style-name="Tabela1.B5" office:value-type="string">
            <text:p text:style-name="P3"><text:span text:style-name="T3">NARCISO BATIST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3.282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2</text:span></text:p>
          </table:table-cell>
          <table:table-cell table:style-name="Tabela1.B5" office:value-type="string">
            <text:p text:style-name="P3"><text:span text:style-name="T3">NATALIA PRATA FREITAS CAVALCAN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842,88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7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2,97</text:span></text:p>
          </table:table-cell>
          <table:table-cell table:style-name="Tabela1.E43" office:value-type="string">
            <text:p text:style-name="P4"><text:span text:style-name="T3">8.44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7</text:span></text:p>
          </table:table-cell>
          <table:table-cell table:style-name="Tabela1.B5" office:value-type="string">
            <text:p text:style-name="P3"><text:span text:style-name="T3">NATHALIA XAVIER FEITOZA PASS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14.420,61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973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7,69</text:span></text:p>
          </table:table-cell>
          <table:table-cell table:style-name="Tabela1.E43" office:value-type="string">
            <text:p text:style-name="P4"><text:span text:style-name="T3">10.812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3</text:span></text:p>
          </table:table-cell>
          <table:table-cell table:style-name="Tabela1.B5" office:value-type="string">
            <text:p text:style-name="P3"><text:span text:style-name="T3">NATHAZIA DE ALMEIDA REI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8.760,48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471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5,94</text:span></text:p>
          </table:table-cell>
          <table:table-cell table:style-name="Tabela1.E43" office:value-type="string">
            <text:p text:style-name="P4"><text:span text:style-name="T3">7.464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8</text:span></text:p>
          </table:table-cell>
          <table:table-cell table:style-name="Tabela1.B5" office:value-type="string">
            <text:p text:style-name="P3"><text:span text:style-name="T3">NAYRA MOUR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11.433,14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16.234,39</text:span></text:p>
          </table:table-cell>
          <table:table-cell table:style-name="Tabela1.E43" office:value-type="string">
            <text:p text:style-name="P4"><text:span text:style-name="T3">1.862,10</text:span></text:p>
          </table:table-cell>
          <table:table-cell table:style-name="Tabela1.E43" office:value-type="string">
            <text:p text:style-name="P4"><text:span text:style-name="T3">2.276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8,35</text:span></text:p>
          </table:table-cell>
          <table:table-cell table:style-name="Tabela1.E43" office:value-type="string">
            <text:p text:style-name="P4"><text:span text:style-name="T3">12.096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0</text:span></text:p>
          </table:table-cell>
          <table:table-cell table:style-name="Tabela1.B5" office:value-type="string">
            <text:p text:style-name="P3"><text:span text:style-name="T3">NELMA MARIA LIMA CANUTO SANTIAGO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69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6.99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3</text:span></text:p>
          </table:table-cell>
          <table:table-cell table:style-name="Tabela1.B5" office:value-type="string">
            <text:p text:style-name="P3"><text:span text:style-name="T3">NEUDSON NUNES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2</text:span></text:p>
          </table:table-cell>
          <table:table-cell table:style-name="Tabela1.B5" office:value-type="string">
            <text:p text:style-name="P3"><text:span text:style-name="T3">NEWTON SILVEIRA DIAS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64.380,6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2.03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755,66</text:span></text:p>
          </table:table-cell>
          <table:table-cell table:style-name="Tabela1.E43" office:value-type="string">
            <text:p text:style-name="P4"><text:span text:style-name="T3">47.624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5</text:span></text:p>
          </table:table-cell>
          <table:table-cell table:style-name="Tabela1.B5" office:value-type="string">
            <text:p text:style-name="P3"><text:span text:style-name="T3">NILZA MOTTA ALMEIDA FREITAS</text:span></text:p>
          </table:table-cell>
          <table:table-cell table:style-name="Tabela1.B5" office:value-type="string">
            <text:p text:style-name="P3"><text:span text:style-name="T3">ASSESSOR INSTITUCIONAL OPERACIONAL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33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2</text:span></text:p>
          </table:table-cell>
          <table:table-cell table:style-name="Tabela1.B5" office:value-type="string">
            <text:p text:style-name="P3"><text:span text:style-name="T3">NILZIR SOARES VIEIRA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42</text:span></text:p>
          </table:table-cell>
          <table:table-cell table:style-name="Tabela1.E43" office:value-type="string">
            <text:p text:style-name="P4"><text:span text:style-name="T3">24.947,13</text:span></text:p>
          </table:table-cell>
          <table:table-cell table:style-name="Tabela1.E43" office:value-type="string">
            <text:p text:style-name="P4"><text:span text:style-name="T3">63.689,6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268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84,82</text:span></text:p>
          </table:table-cell>
          <table:table-cell table:style-name="Tabela1.E43" office:value-type="string">
            <text:p text:style-name="P4"><text:span text:style-name="T3">51.704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8</text:span></text:p>
          </table:table-cell>
          <table:table-cell table:style-name="Tabela1.B5" office:value-type="string">
            <text:p text:style-name="P3"><text:span text:style-name="T3">NIVEA HELENA AGUIAR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853,44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8,86</text:span></text:p>
          </table:table-cell>
          <table:table-cell table:style-name="Tabela1.E43" office:value-type="string">
            <text:p text:style-name="P4"><text:span text:style-name="T3">11.064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</text:span></text:p>
          </table:table-cell>
          <table:table-cell table:style-name="Tabela1.B5" office:value-type="string">
            <text:p text:style-name="P3"><text:span text:style-name="T3">ODIL SILVA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195,54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84.755,69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16.714,29</text:span></text:p>
          </table:table-cell>
          <table:table-cell table:style-name="Tabela1.E43" office:value-type="string">
            <text:p text:style-name="P4"><text:span text:style-name="T3">1.022,14</text:span></text:p>
          </table:table-cell>
          <table:table-cell table:style-name="Tabela1.E43" office:value-type="string">
            <text:p text:style-name="P4"><text:span text:style-name="T3">22.673,12</text:span></text:p>
          </table:table-cell>
          <table:table-cell table:style-name="Tabela1.E43" office:value-type="string">
            <text:p text:style-name="P4"><text:span text:style-name="T3">62.082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0</text:span></text:p>
          </table:table-cell>
          <table:table-cell table:style-name="Tabela1.B5" office:value-type="string">
            <text:p text:style-name="P3"><text:span text:style-name="T3">ODILON CABRAL MACHADO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5.120,77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036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4.625,80</text:span></text:p>
          </table:table-cell>
          <table:table-cell table:style-name="Tabela1.E43" office:value-type="string">
            <text:p text:style-name="P4"><text:span text:style-name="T3">2.185,76</text:span></text:p>
          </table:table-cell>
          <table:table-cell table:style-name="Tabela1.E43" office:value-type="string">
            <text:p text:style-name="P4"><text:span text:style-name="T3">7.265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450,86</text:span></text:p>
          </table:table-cell>
          <table:table-cell table:style-name="Tabela1.E43" office:value-type="string">
            <text:p text:style-name="P4"><text:span text:style-name="T3">25.17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8</text:span></text:p>
          </table:table-cell>
          <table:table-cell table:style-name="Tabela1.B5" office:value-type="string">
            <text:p text:style-name="P3"><text:span text:style-name="T3">ODILON TERTULIANO DE MENEZES</text:span></text:p>
          </table:table-cell>
          <table:table-cell table:style-name="Tabela1.B5" office:value-type="string">
            <text:p text:style-name="P3"><text:span text:style-name="T3">CAB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2.313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6</text:span></text:p>
          </table:table-cell>
          <table:table-cell table:style-name="Tabela1.B5" office:value-type="string">
            <text:p text:style-name="P3"><text:span text:style-name="T3">OLEANIA MENEZES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BIBLIOTECA/ESCOLA SUPERIOR DO MP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278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50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3,51</text:span></text:p>
          </table:table-cell>
          <table:table-cell table:style-name="Tabela1.E43" office:value-type="string">
            <text:p text:style-name="P4"><text:span text:style-name="T3">6.965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80</text:span></text:p>
          </table:table-cell>
          <table:table-cell table:style-name="Tabela1.B5" office:value-type="string">
            <text:p text:style-name="P3"><text:span text:style-name="T3">OLIVIA FERNANDES LEAL DE MEL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762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5.079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42,01</text:span></text:p>
          </table:table-cell>
          <table:table-cell table:style-name="Tabela1.E43" office:value-type="string">
            <text:p text:style-name="P4"><text:span text:style-name="T3">18.92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64</text:span></text:p>
          </table:table-cell>
          <table:table-cell table:style-name="Tabela1.B5" office:value-type="string">
            <text:p text:style-name="P3"><text:span text:style-name="T3">ORLANDO ROCHADEL MOR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373,63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4.835,39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6.805,62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4.486,98</text:span></text:p>
          </table:table-cell>
          <table:table-cell table:style-name="Tabela1.E43" office:value-type="string">
            <text:p text:style-name="P4"><text:span text:style-name="T3">40.348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3</text:span></text:p>
          </table:table-cell>
          <table:table-cell table:style-name="Tabela1.B5" office:value-type="string">
            <text:p text:style-name="P3"><text:span text:style-name="T3">OSMAR FERREIRA DO AMARAL JUNIOR WANDERLEY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5.858,58</text:span></text:p>
          </table:table-cell>
          <table:table-cell table:style-name="Tabela1.E43" office:value-type="string">
            <text:p text:style-name="P4"><text:span text:style-name="T3">87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10.041,75</text:span></text:p>
          </table:table-cell>
          <table:table-cell table:style-name="Tabela1.E43" office:value-type="string">
            <text:p text:style-name="P4"><text:span text:style-name="T3">943,23</text:span></text:p>
          </table:table-cell>
          <table:table-cell table:style-name="Tabela1.E43" office:value-type="string">
            <text:p text:style-name="P4"><text:span text:style-name="T3">72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7,26</text:span></text:p>
          </table:table-cell>
          <table:table-cell table:style-name="Tabela1.E43" office:value-type="string">
            <text:p text:style-name="P4"><text:span text:style-name="T3">8.374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2</text:span></text:p>
          </table:table-cell>
          <table:table-cell table:style-name="Tabela1.B5" office:value-type="string">
            <text:p text:style-name="P3"><text:span text:style-name="T3">OSMARIO LISBOA DE ARAUJ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4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7</text:span></text:p>
          </table:table-cell>
          <table:table-cell table:style-name="Tabela1.B5" office:value-type="string">
            <text:p text:style-name="P3"><text:span text:style-name="T3">PALOMA MATOS MONTEIR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3.627,87</text:span></text:p>
          </table:table-cell>
          <table:table-cell table:style-name="Tabela1.E43" office:value-type="string">
            <text:p text:style-name="P4"><text:span text:style-name="T3">1.807,92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786,45</text:span></text:p>
          </table:table-cell>
          <table:table-cell table:style-name="Tabela1.E43" office:value-type="string">
            <text:p text:style-name="P4"><text:span text:style-name="T3">584,09</text:span></text:p>
          </table:table-cell>
          <table:table-cell table:style-name="Tabela1.E43" office:value-type="string">
            <text:p text:style-name="P4"><text:span text:style-name="T3">735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9,29</text:span></text:p>
          </table:table-cell>
          <table:table-cell table:style-name="Tabela1.E43" office:value-type="string">
            <text:p text:style-name="P4"><text:span text:style-name="T3">7.467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4</text:span></text:p>
          </table:table-cell>
          <table:table-cell table:style-name="Tabela1.B5" office:value-type="string">
            <text:p text:style-name="P3"><text:span text:style-name="T3">PAMELLA HELLY ALMEIDA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1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9</text:span></text:p>
          </table:table-cell>
          <table:table-cell table:style-name="Tabela1.E43" office:value-type="string">
            <text:p text:style-name="P4"><text:span text:style-name="T3">9.794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9</text:span></text:p>
          </table:table-cell>
          <table:table-cell table:style-name="Tabela1.B5" office:value-type="string">
            <text:p text:style-name="P3"><text:span text:style-name="T3">PASCOAL NABUCO DAVILA FREIRE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425</text:span></text:p>
          </table:table-cell>
          <table:table-cell table:style-name="Tabela1.B5" office:value-type="string">
            <text:p text:style-name="P3"><text:span text:style-name="T3">PATRICIA AZEVEDO MORAES PORRAL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607,38</text:span></text:p>
          </table:table-cell>
          <table:table-cell table:style-name="Tabela1.E43" office:value-type="string">
            <text:p text:style-name="P4"><text:span text:style-name="T3">15.112,61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863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1,91</text:span></text:p>
          </table:table-cell>
          <table:table-cell table:style-name="Tabela1.E43" office:value-type="string">
            <text:p text:style-name="P4"><text:span text:style-name="T3">11.680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7</text:span></text:p>
          </table:table-cell>
          <table:table-cell table:style-name="Tabela1.B5" office:value-type="string">
            <text:p text:style-name="P3"><text:span text:style-name="T3">PATRICIA CARDOSO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NSELHO SUPERIOR DO MP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778,88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547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9,36</text:span></text:p>
          </table:table-cell>
          <table:table-cell table:style-name="Tabela1.E43" office:value-type="string">
            <text:p text:style-name="P4"><text:span text:style-name="T3">9.419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1</text:span></text:p>
          </table:table-cell>
          <table:table-cell table:style-name="Tabela1.B5" office:value-type="string">
            <text:p text:style-name="P3"><text:span text:style-name="T3">PATRICIA PASSOS MASCARENHAS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9,45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659,35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165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3,64</text:span></text:p>
          </table:table-cell>
          <table:table-cell table:style-name="Tabela1.E43" office:value-type="string">
            <text:p text:style-name="P4"><text:span text:style-name="T3">8.715,7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8"/><text:span text:style-name="T3">59</text:span></text:p>
          </table:table-cell>
          <table:table-cell table:style-name="Tabela1.B5" office:value-type="string">
            <text:p text:style-name="P3"><text:span text:style-name="T3">PATRICIO FERREIRA DE FAR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1</text:span></text:p>
          </table:table-cell>
          <table:table-cell table:style-name="Tabela1.B5" office:value-type="string">
            <text:p text:style-name="P3"><text:span text:style-name="T3">PAULA COSTA SOUZA PASQUETTI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9.487,79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3.27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40,56</text:span></text:p>
          </table:table-cell>
          <table:table-cell table:style-name="Tabela1.E43" office:value-type="string">
            <text:p text:style-name="P4"><text:span text:style-name="T3">14.647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1</text:span></text:p>
          </table:table-cell>
          <table:table-cell table:style-name="Tabela1.B5" office:value-type="string">
            <text:p text:style-name="P3"><text:span text:style-name="T3">PAULO CEZAR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3.268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8</text:span></text:p>
          </table:table-cell>
          <table:table-cell table:style-name="Tabela1.B5" office:value-type="string">
            <text:p text:style-name="P3"><text:span text:style-name="T3">PAULO HENRIQUE SOARES DE ASSIS BAPTI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494,12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4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03,44</text:span></text:p>
          </table:table-cell>
          <table:table-cell table:style-name="Tabela1.E43" office:value-type="string">
            <text:p text:style-name="P4"><text:span text:style-name="T3">8.990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2</text:span></text:p>
          </table:table-cell>
          <table:table-cell table:style-name="Tabela1.B5" office:value-type="string">
            <text:p text:style-name="P3"><text:span text:style-name="T3">PAULO JOSE DE ARAGAO ALMEIDA</text:span></text:p>
          </table:table-cell>
          <table:table-cell table:style-name="Tabela1.B5" office:value-type="string">
            <text:p text:style-name="P3"><text:span text:style-name="T3">VIGILANTE - requisitad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1.400,73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2.72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5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0.068,13</text:span></text:p>
          </table:table-cell>
          <table:table-cell table:style-name="Tabela1.E43" office:value-type="string">
            <text:p text:style-name="P4"><text:span text:style-name="T3">196,10</text:span></text:p>
          </table:table-cell>
          <table:table-cell table:style-name="Tabela1.E43" office:value-type="string">
            <text:p text:style-name="P4"><text:span text:style-name="T3">359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5,44</text:span></text:p>
          </table:table-cell>
          <table:table-cell table:style-name="Tabela1.E43" office:value-type="string">
            <text:p text:style-name="P4"><text:span text:style-name="T3">9.512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9</text:span></text:p>
          </table:table-cell>
          <table:table-cell table:style-name="Tabela1.B5" office:value-type="string">
            <text:p text:style-name="P3"><text:span text:style-name="T3">PAULO JOSE DE FREITAS FI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7.071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0.823,71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2.019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5,39</text:span></text:p>
          </table:table-cell>
          <table:table-cell table:style-name="Tabela1.E43" office:value-type="string">
            <text:p text:style-name="P4"><text:span text:style-name="T3">18.038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0</text:span></text:p>
          </table:table-cell>
          <table:table-cell table:style-name="Tabela1.B5" office:value-type="string">
            <text:p text:style-name="P3"><text:span text:style-name="T3">PAULO JOSE FRANCISCO ALVE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106,74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6.276,85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355,36</text:span></text:p>
          </table:table-cell>
          <table:table-cell table:style-name="Tabela1.E43" office:value-type="string">
            <text:p text:style-name="P4"><text:span text:style-name="T3">4.502,53</text:span></text:p>
          </table:table-cell>
          <table:table-cell table:style-name="Tabela1.E43" office:value-type="string">
            <text:p text:style-name="P4"><text:span text:style-name="T3">16.574,37</text:span></text:p>
          </table:table-cell>
          <table:table-cell table:style-name="Tabela1.E43" office:value-type="string">
            <text:p text:style-name="P4"><text:span text:style-name="T3">29.702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</text:span></text:p>
          </table:table-cell>
          <table:table-cell table:style-name="Tabela1.B5" office:value-type="string">
            <text:p text:style-name="P3"><text:span text:style-name="T3">PAULO LIMA DE SANTAN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7.092,44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60.827,37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3.261,34</text:span></text:p>
          </table:table-cell>
          <table:table-cell table:style-name="Tabela1.E43" office:value-type="string">
            <text:p text:style-name="P4"><text:span text:style-name="T3">18.162,35</text:span></text:p>
          </table:table-cell>
          <table:table-cell table:style-name="Tabela1.E43" office:value-type="string">
            <text:p text:style-name="P4"><text:span text:style-name="T3">4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92</text:span></text:p>
          </table:table-cell>
          <table:table-cell table:style-name="Tabela1.B5" office:value-type="string">
            <text:p text:style-name="P3"><text:span text:style-name="T3">PAULO RIBEIRO DA SILVA</text:span></text:p>
          </table:table-cell>
          <table:table-cell table:style-name="Tabela1.B5" office:value-type="string">
            <text:p text:style-name="P3"><text:span text:style-name="T3">CHEFE DE SERVIÇOS DE MANUTENÇÃO - CAPITAL</text:span></text:p>
          </table:table-cell>
          <table:table-cell table:style-name="Tabela1.B5" office:value-type="string">
            <text:p text:style-name="P3"><text:span text:style-name="T3">SERVICOS DE MAUTENCAO CAPITAL/DAA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1,3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493,04</text:span></text:p>
          </table:table-cell>
          <table:table-cell table:style-name="Tabela1.E43" office:value-type="string">
            <text:p text:style-name="P4"><text:span text:style-name="T3">643,84</text:span></text:p>
          </table:table-cell>
          <table:table-cell table:style-name="Tabela1.E43" office:value-type="string">
            <text:p text:style-name="P4"><text:span text:style-name="T3">389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2,91</text:span></text:p>
          </table:table-cell>
          <table:table-cell table:style-name="Tabela1.E43" office:value-type="string">
            <text:p text:style-name="P4"><text:span text:style-name="T3">7.460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6</text:span></text:p>
          </table:table-cell>
          <table:table-cell table:style-name="Tabela1.B5" office:value-type="string">
            <text:p text:style-name="P3"><text:span text:style-name="T3">PAULO ROBERTO NUNES DE ALMEID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4.542,98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838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3,06</text:span></text:p>
          </table:table-cell>
          <table:table-cell table:style-name="Tabela1.E43" office:value-type="string">
            <text:p text:style-name="P4"><text:span text:style-name="T3">11.069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4</text:span></text:p>
          </table:table-cell>
          <table:table-cell table:style-name="Tabela1.B5" office:value-type="string">
            <text:p text:style-name="P3"><text:span text:style-name="T3">PAULO VIEIRA MESS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.347,6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3.061,1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76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482,22</text:span></text:p>
          </table:table-cell>
          <table:table-cell table:style-name="Tabela1.E43" office:value-type="string">
            <text:p text:style-name="P4"><text:span text:style-name="T3">29.578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4</text:span></text:p>
          </table:table-cell>
          <table:table-cell table:style-name="Tabela1.B5" office:value-type="string">
            <text:p text:style-name="P3"><text:span text:style-name="T3">PEDRO ARTUR TORRES COST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1</text:span></text:p>
          </table:table-cell>
          <table:table-cell table:style-name="Tabela1.B5" office:value-type="string">
            <text:p text:style-name="P3"><text:span text:style-name="T3">PEDRO FELIPE CARDOSO MOTA FON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28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8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4,38</text:span></text:p>
          </table:table-cell>
          <table:table-cell table:style-name="Tabela1.E43" office:value-type="string">
            <text:p text:style-name="P4"><text:span text:style-name="T3">8.498,05</text:span></text:p>
          </table:table-cell>
          <table:table-cell table:style-name="Tabela1.E43" office:value-type="string">
            <text:p text:style-name="P4"><text:span text:style-name="T3">545,34</text:span></text:p>
          </table:table-cell>
          <table:table-cell table:style-name="Tabela1.E43" office:value-type="string">
            <text:p text:style-name="P4"><text:span text:style-name="T3">40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5,08</text:span></text:p>
          </table:table-cell>
          <table:table-cell table:style-name="Tabela1.E43" office:value-type="string">
            <text:p text:style-name="P4"><text:span text:style-name="T3">7.542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5</text:span></text:p>
          </table:table-cell>
          <table:table-cell table:style-name="Tabela1.B5" office:value-type="string">
            <text:p text:style-name="P3"><text:span text:style-name="T3">PEDRO GOMES DE SOUZ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4</text:span></text:p>
          </table:table-cell>
          <table:table-cell table:style-name="Tabela1.B5" office:value-type="string">
            <text:p text:style-name="P3"><text:span text:style-name="T3">PEDRO MELLO DA SILVA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11</text:span></text:p>
          </table:table-cell>
          <table:table-cell table:style-name="Tabela1.B5" office:value-type="string">
            <text:p text:style-name="P3"><text:span text:style-name="T3">PEDRO MENEZES FEITOSA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</text:span></text:p>
          </table:table-cell>
          <table:table-cell table:style-name="Tabela1.B5" office:value-type="string">
            <text:p text:style-name="P3"><text:span text:style-name="T3">PEDRO VICTORIO DAUD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2</text:span></text:p>
          </table:table-cell>
          <table:table-cell table:style-name="Tabela1.B5" office:value-type="string">
            <text:p text:style-name="P3"><text:span text:style-name="T3">PEDRO VINICIUS LOPES DOS SANTOS</text:span></text:p>
          </table:table-cell>
          <table:table-cell table:style-name="Tabela1.B5" office:value-type="string">
            <text:p text:style-name="P3"><text:span text:style-name="T3">ANALISTA DO MP - ADMINISTRADOR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5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6.270,66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42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6,77</text:span></text:p>
          </table:table-cell>
          <table:table-cell table:style-name="Tabela1.E43" office:value-type="string">
            <text:p text:style-name="P4"><text:span text:style-name="T3">12.423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9</text:span></text:p>
          </table:table-cell>
          <table:table-cell table:style-name="Tabela1.B5" office:value-type="string">
            <text:p text:style-name="P3"><text:span text:style-name="T3">PETERSON ALMEIDA BARBO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38.123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9</text:span></text:p>
          </table:table-cell>
          <table:table-cell table:style-name="Tabela1.B5" office:value-type="string">
            <text:p text:style-name="P3"><text:span text:style-name="T3">PETRUCIO LOPES CASADO FI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86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3.926,35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7.293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56,02</text:span></text:p>
          </table:table-cell>
          <table:table-cell table:style-name="Tabela1.E43" office:value-type="string">
            <text:p text:style-name="P4"><text:span text:style-name="T3">24.870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0</text:span></text:p>
          </table:table-cell>
          <table:table-cell table:style-name="Tabela1.B5" office:value-type="string">
            <text:p text:style-name="P3"><text:span text:style-name="T3">PIERRE VIEIRA DE CARVA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4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7</text:span></text:p>
          </table:table-cell>
          <table:table-cell table:style-name="Tabela1.B5" office:value-type="string">
            <text:p text:style-name="P3"><text:span text:style-name="T3">POLLYANNA MARA DE CASTRO AGUIA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019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</text:span></text:p>
          </table:table-cell>
          <table:table-cell table:style-name="Tabela1.B5" office:value-type="string">
            <text:p text:style-name="P3"><text:span text:style-name="T3">PORFIRIO MARTINS FELIX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5</text:span></text:p>
          </table:table-cell>
          <table:table-cell table:style-name="Tabela1.B5" office:value-type="string">
            <text:p text:style-name="P3"><text:span text:style-name="T3">PRISCILA CAMARGO SILVA TAVAR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4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1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96,31</text:span></text:p>
          </table:table-cell>
          <table:table-cell table:style-name="Tabela1.E43" office:value-type="string">
            <text:p text:style-name="P4"><text:span text:style-name="T3">36.890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9</text:span></text:p>
          </table:table-cell>
          <table:table-cell table:style-name="Tabela1.B5" office:value-type="string">
            <text:p text:style-name="P3"><text:span text:style-name="T3">PUSCAS PEREIRA SILVA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59,21</text:span></text:p>
          </table:table-cell>
          <table:table-cell table:style-name="Tabela1.E43" office:value-type="string">
            <text:p text:style-name="P4"><text:span text:style-name="T3">7.110,48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10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49</text:span></text:p>
          </table:table-cell>
          <table:table-cell table:style-name="Tabela1.E43" office:value-type="string">
            <text:p text:style-name="P4"><text:span text:style-name="T3">6.509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7</text:span></text:p>
          </table:table-cell>
          <table:table-cell table:style-name="Tabela1.B5" office:value-type="string">
            <text:p text:style-name="P3"><text:span text:style-name="T3">QUELINE BARBOSA DE SOUZA ARAG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5.613,81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4.97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72,13</text:span></text:p>
          </table:table-cell>
          <table:table-cell table:style-name="Tabela1.E43" office:value-type="string">
            <text:p text:style-name="P4"><text:span text:style-name="T3">18.94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2</text:span></text:p>
          </table:table-cell>
          <table:table-cell table:style-name="Tabela1.B5" office:value-type="string">
            <text:p text:style-name="P3"><text:span text:style-name="T3">QUEZIA EMANUELA MESSIAS ALV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9</text:span></text:p>
          </table:table-cell>
          <table:table-cell table:style-name="Tabela1.B5" office:value-type="string">
            <text:p text:style-name="P3"><text:span text:style-name="T3">RAFAEL CUSTODIO SILVA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869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1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1,05</text:span></text:p>
          </table:table-cell>
          <table:table-cell table:style-name="Tabela1.E43" office:value-type="string">
            <text:p text:style-name="P4"><text:span text:style-name="T3">6.268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2</text:span></text:p>
          </table:table-cell>
          <table:table-cell table:style-name="Tabela1.B5" office:value-type="string">
            <text:p text:style-name="P3"><text:span text:style-name="T3">RAFAEL SANTOS CRUZ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6</text:span></text:p>
          </table:table-cell>
          <table:table-cell table:style-name="Tabela1.B5" office:value-type="string">
            <text:p text:style-name="P3"><text:span text:style-name="T3">RAFAEL SCHWEZ KURKOWSKI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4.485,6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0,39</text:span></text:p>
          </table:table-cell>
          <table:table-cell table:style-name="Tabela1.E43" office:value-type="string">
            <text:p text:style-name="P4"><text:span text:style-name="T3">23.305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1</text:span></text:p>
          </table:table-cell>
          <table:table-cell table:style-name="Tabela1.B5" office:value-type="string">
            <text:p text:style-name="P3"><text:span text:style-name="T3">RAFAEL VALENCA DA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57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79,06</text:span></text:p>
          </table:table-cell>
          <table:table-cell table:style-name="Tabela1.E43" office:value-type="string">
            <text:p text:style-name="P4"><text:span text:style-name="T3">616,15</text:span></text:p>
          </table:table-cell>
          <table:table-cell table:style-name="Tabela1.E43" office:value-type="string">
            <text:p text:style-name="P4"><text:span text:style-name="T3">21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31,62</text:span></text:p>
          </table:table-cell>
          <table:table-cell table:style-name="Tabela1.E43" office:value-type="string">
            <text:p text:style-name="P4"><text:span text:style-name="T3">5.747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6</text:span></text:p>
          </table:table-cell>
          <table:table-cell table:style-name="Tabela1.B5" office:value-type="string">
            <text:p text:style-name="P3"><text:span text:style-name="T3">RAIMUNDO BISPO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27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95,72</text:span></text:p>
          </table:table-cell>
          <table:table-cell table:style-name="Tabela1.E43" office:value-type="string">
            <text:p text:style-name="P4"><text:span text:style-name="T3">28.227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2</text:span></text:p>
          </table:table-cell>
          <table:table-cell table:style-name="Tabela1.B5" office:value-type="string">
            <text:p text:style-name="P3"><text:span text:style-name="T3">RAISSA LEMOS SILVA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6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284,79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3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92,35</text:span></text:p>
          </table:table-cell>
          <table:table-cell table:style-name="Tabela1.E43" office:value-type="string">
            <text:p text:style-name="P4"><text:span text:style-name="T3">10.892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3</text:span></text:p>
          </table:table-cell>
          <table:table-cell table:style-name="Tabela1.B5" office:value-type="string">
            <text:p text:style-name="P3"><text:span text:style-name="T3">RANDERSON FERREIRA BARBOSA SANTOS</text:span></text:p>
          </table:table-cell>
          <table:table-cell table:style-name="Tabela1.B5" office:value-type="string">
            <text:p text:style-name="P3"><text:span text:style-name="T3">Chefe do N. de Cadast. , Doc. e Dist. Funcional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3.162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778,14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185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2,82</text:span></text:p>
          </table:table-cell>
          <table:table-cell table:style-name="Tabela1.E43" office:value-type="string">
            <text:p text:style-name="P4"><text:span text:style-name="T3">9.135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8</text:span></text:p>
          </table:table-cell>
          <table:table-cell table:style-name="Tabela1.B5" office:value-type="string">
            <text:p text:style-name="P3"><text:span text:style-name="T3">RAQUEL SOARES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48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9.638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1</text:span></text:p>
          </table:table-cell>
          <table:table-cell table:style-name="Tabela1.B5" office:value-type="string">
            <text:p text:style-name="P3"><text:span text:style-name="T3">RAUL CESAR LUCENA ROCH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1</text:span></text:p>
          </table:table-cell>
          <table:table-cell table:style-name="Tabela1.B5" office:value-type="string">
            <text:p text:style-name="P3"><text:span text:style-name="T3">RAUL JOSE VIEIRA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5</text:span></text:p>
          </table:table-cell>
          <table:table-cell table:style-name="Tabela1.B5" office:value-type="string">
            <text:p text:style-name="P3"><text:span text:style-name="T3">RAYANA SCHUSTER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538,7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641,24</text:span></text:p>
          </table:table-cell>
          <table:table-cell table:style-name="Tabela1.E43" office:value-type="string">
            <text:p text:style-name="P4"><text:span text:style-name="T3">792,42</text:span></text:p>
          </table:table-cell>
          <table:table-cell table:style-name="Tabela1.E43" office:value-type="string">
            <text:p text:style-name="P4"><text:span text:style-name="T3">1.51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7,54</text:span></text:p>
          </table:table-cell>
          <table:table-cell table:style-name="Tabela1.E43" office:value-type="string">
            <text:p text:style-name="P4"><text:span text:style-name="T3">9.333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4</text:span></text:p>
          </table:table-cell>
          <table:table-cell table:style-name="Tabela1.B5" office:value-type="string">
            <text:p text:style-name="P3"><text:span text:style-name="T3">RAYANNE SILVA DE PON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8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372,24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147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7,85</text:span></text:p>
          </table:table-cell>
          <table:table-cell table:style-name="Tabela1.E43" office:value-type="string">
            <text:p text:style-name="P4"><text:span text:style-name="T3">8.364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9</text:span></text:p>
          </table:table-cell>
          <table:table-cell table:style-name="Tabela1.B5" office:value-type="string">
            <text:p text:style-name="P3"><text:span text:style-name="T3">RAYMUNDO NAPOLEAO XIMENES NET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001,17</text:span></text:p>
          </table:table-cell>
          <table:table-cell table:style-name="Tabela1.E43" office:value-type="string">
            <text:p text:style-name="P4"><text:span text:style-name="T3">12.178,00</text:span></text:p>
          </table:table-cell>
          <table:table-cell table:style-name="Tabela1.E43" office:value-type="string">
            <text:p text:style-name="P4"><text:span text:style-name="T3">52.183,82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704,12</text:span></text:p>
          </table:table-cell>
          <table:table-cell table:style-name="Tabela1.E43" office:value-type="string">
            <text:p text:style-name="P4"><text:span text:style-name="T3">712,50</text:span></text:p>
          </table:table-cell>
          <table:table-cell table:style-name="Tabela1.E43" office:value-type="string">
            <text:p text:style-name="P4"><text:span text:style-name="T3">13.897,27</text:span></text:p>
          </table:table-cell>
          <table:table-cell table:style-name="Tabela1.E43" office:value-type="string">
            <text:p text:style-name="P4"><text:span text:style-name="T3">38.286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6</text:span></text:p>
          </table:table-cell>
          <table:table-cell table:style-name="Tabela1.B5" office:value-type="string">
            <text:p text:style-name="P3"><text:span text:style-name="T3">REJANE BRITO GUIMARAES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4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.855,62</text:span></text:p>
          </table:table-cell>
          <table:table-cell table:style-name="Tabela1.E43" office:value-type="string">
            <text:p text:style-name="P4"><text:span text:style-name="T3">105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5,53</text:span></text:p>
          </table:table-cell>
          <table:table-cell table:style-name="Tabela1.E43" office:value-type="string">
            <text:p text:style-name="P4"><text:span text:style-name="T3">3.750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3</text:span></text:p>
          </table:table-cell>
          <table:table-cell table:style-name="Tabela1.B5" office:value-type="string">
            <text:p text:style-name="P3"><text:span text:style-name="T3">RENAN DO NASCIMENTO SANTOS 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6,61</text:span></text:p>
          </table:table-cell>
          <table:table-cell table:style-name="Tabela1.E43" office:value-type="string">
            <text:p text:style-name="P4"><text:span text:style-name="T3">1.036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6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1</text:span></text:p>
          </table:table-cell>
          <table:table-cell table:style-name="Tabela1.B5" office:value-type="string">
            <text:p text:style-name="P3"><text:span text:style-name="T3">RENATA BRITO VIEIRA TELES</text:span></text:p>
          </table:table-cell>
          <table:table-cell table:style-name="Tabela1.B5" office:value-type="string">
            <text:p text:style-name="P3"><text:span text:style-name="T3">ASSESSOR DO NÚCLEO DE P. CONTÁBIL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02,54</text:span></text:p>
          </table:table-cell>
          <table:table-cell table:style-name="Tabela1.E43" office:value-type="string">
            <text:p text:style-name="P4"><text:span text:style-name="T3">119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9,02</text:span></text:p>
          </table:table-cell>
          <table:table-cell table:style-name="Tabela1.E43" office:value-type="string">
            <text:p text:style-name="P4"><text:span text:style-name="T3">3.583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2</text:span></text:p>
          </table:table-cell>
          <table:table-cell table:style-name="Tabela1.B5" office:value-type="string">
            <text:p text:style-name="P3"><text:span text:style-name="T3">RENATA LUIZA ARAGAO SILVA FIGUEIRED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09,64</text:span></text:p>
          </table:table-cell>
          <table:table-cell table:style-name="Tabela1.E43" office:value-type="string">
            <text:p text:style-name="P4"><text:span text:style-name="T3">5.409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09,64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9"/><text:span text:style-name="T3">1526</text:span></text:p>
          </table:table-cell>
          <table:table-cell table:style-name="Tabela1.B5" office:value-type="string">
            <text:p text:style-name="P3"><text:span text:style-name="T3">RENATA MACIEL ALMEIDA ARAUJ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1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9</text:span></text:p>
          </table:table-cell>
          <table:table-cell table:style-name="Tabela1.E43" office:value-type="string">
            <text:p text:style-name="P4"><text:span text:style-name="T3">9.794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6</text:span></text:p>
          </table:table-cell>
          <table:table-cell table:style-name="Tabela1.B5" office:value-type="string">
            <text:p text:style-name="P3"><text:span text:style-name="T3">RENATA MOREIRA SANDES GU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900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809,72</text:span></text:p>
          </table:table-cell>
          <table:table-cell table:style-name="Tabela1.E43" office:value-type="string">
            <text:p text:style-name="P4"><text:span text:style-name="T3">1.026,02</text:span></text:p>
          </table:table-cell>
          <table:table-cell table:style-name="Tabela1.E43" office:value-type="string">
            <text:p text:style-name="P4"><text:span text:style-name="T3">811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37,77</text:span></text:p>
          </table:table-cell>
          <table:table-cell table:style-name="Tabela1.E43" office:value-type="string">
            <text:p text:style-name="P4"><text:span text:style-name="T3">7.971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1</text:span></text:p>
          </table:table-cell>
          <table:table-cell table:style-name="Tabela1.B5" office:value-type="string">
            <text:p text:style-name="P3"><text:span text:style-name="T3">RENATA PEREIRA DANTA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28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9.091,56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3.554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2,45</text:span></text:p>
          </table:table-cell>
          <table:table-cell table:style-name="Tabela1.E43" office:value-type="string">
            <text:p text:style-name="P4"><text:span text:style-name="T3">14.709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6</text:span></text:p>
          </table:table-cell>
          <table:table-cell table:style-name="Tabela1.B5" office:value-type="string">
            <text:p text:style-name="P3"><text:span text:style-name="T3">RENATA SARA DANTAS MARQUES SOA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26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67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723,29</text:span></text:p>
          </table:table-cell>
          <table:table-cell table:style-name="Tabela1.E43" office:value-type="string">
            <text:p text:style-name="P4"><text:span text:style-name="T3">514,47</text:span></text:p>
          </table:table-cell>
          <table:table-cell table:style-name="Tabela1.E43" office:value-type="string">
            <text:p text:style-name="P4"><text:span text:style-name="T3">209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24,41</text:span></text:p>
          </table:table-cell>
          <table:table-cell table:style-name="Tabela1.E43" office:value-type="string">
            <text:p text:style-name="P4"><text:span text:style-name="T3">8.998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3</text:span></text:p>
          </table:table-cell>
          <table:table-cell table:style-name="Tabela1.B5" office:value-type="string">
            <text:p text:style-name="P3"><text:span text:style-name="T3">RENATO VIEIRA DANTAS BERNARD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6.170,1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355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0</text:span></text:p>
          </table:table-cell>
          <table:table-cell table:style-name="Tabela1.B5" office:value-type="string">
            <text:p text:style-name="P3"><text:span text:style-name="T3">RENE ANTONIO ERB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38.019,2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70</text:span></text:p>
          </table:table-cell>
          <table:table-cell table:style-name="Tabela1.B5" office:value-type="string">
            <text:p text:style-name="P3"><text:span text:style-name="T3">RENIVALDO LIMA SAMPAI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3.123,75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4.017,21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1.64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9,47</text:span></text:p>
          </table:table-cell>
          <table:table-cell table:style-name="Tabela1.E43" office:value-type="string">
            <text:p text:style-name="P4"><text:span text:style-name="T3">11.177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3</text:span></text:p>
          </table:table-cell>
          <table:table-cell table:style-name="Tabela1.B5" office:value-type="string">
            <text:p text:style-name="P3"><text:span text:style-name="T3">RHAQUEL GLEYSIANE FARIAS NUN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8.858,76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577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42,39</text:span></text:p>
          </table:table-cell>
          <table:table-cell table:style-name="Tabela1.E43" office:value-type="string">
            <text:p text:style-name="P4"><text:span text:style-name="T3">7.616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9</text:span></text:p>
          </table:table-cell>
          <table:table-cell table:style-name="Tabela1.B5" office:value-type="string">
            <text:p text:style-name="P3"><text:span text:style-name="T3">RICARDO MACHADO OLIV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900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517,22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72.903,02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651,99</text:span></text:p>
          </table:table-cell>
          <table:table-cell table:style-name="Tabela1.E43" office:value-type="string">
            <text:p text:style-name="P4"><text:span text:style-name="T3">2.228,55</text:span></text:p>
          </table:table-cell>
          <table:table-cell table:style-name="Tabela1.E43" office:value-type="string">
            <text:p text:style-name="P4"><text:span text:style-name="T3">15.361,19</text:span></text:p>
          </table:table-cell>
          <table:table-cell table:style-name="Tabela1.E43" office:value-type="string">
            <text:p text:style-name="P4"><text:span text:style-name="T3">57.541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2</text:span></text:p>
          </table:table-cell>
          <table:table-cell table:style-name="Tabela1.B5" office:value-type="string">
            <text:p text:style-name="P3"><text:span text:style-name="T3">RICARDO MONTEIRO MOT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166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94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53</text:span></text:p>
          </table:table-cell>
          <table:table-cell table:style-name="Tabela1.B5" office:value-type="string">
            <text:p text:style-name="P3"><text:span text:style-name="T3">RICARDO ROUTMAN DA CUN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.837,26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8.884,27</text:span></text:p>
          </table:table-cell>
          <table:table-cell table:style-name="Tabela1.E43" office:value-type="string">
            <text:p text:style-name="P4"><text:span text:style-name="T3">1.073,00</text:span></text:p>
          </table:table-cell>
          <table:table-cell table:style-name="Tabela1.E43" office:value-type="string">
            <text:p text:style-name="P4"><text:span text:style-name="T3">3.07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44,09</text:span></text:p>
          </table:table-cell>
          <table:table-cell table:style-name="Tabela1.E43" office:value-type="string">
            <text:p text:style-name="P4"><text:span text:style-name="T3">14.740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</text:span></text:p>
          </table:table-cell>
          <table:table-cell table:style-name="Tabela1.B5" office:value-type="string">
            <text:p text:style-name="P3"><text:span text:style-name="T3">RICARDO SOBRAL SOU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3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47,86</text:span></text:p>
          </table:table-cell>
          <table:table-cell table:style-name="Tabela1.E43" office:value-type="string">
            <text:p text:style-name="P4"><text:span text:style-name="T3">38.418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0</text:span></text:p>
          </table:table-cell>
          <table:table-cell table:style-name="Tabela1.B5" office:value-type="string">
            <text:p text:style-name="P3"><text:span text:style-name="T3">RICELLI VIEIRA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765,4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573,48</text:span></text:p>
          </table:table-cell>
          <table:table-cell table:style-name="Tabela1.E43" office:value-type="string">
            <text:p text:style-name="P4"><text:span text:style-name="T3">642,94</text:span></text:p>
          </table:table-cell>
          <table:table-cell table:style-name="Tabela1.E43" office:value-type="string">
            <text:p text:style-name="P4"><text:span text:style-name="T3">1.26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5,53</text:span></text:p>
          </table:table-cell>
          <table:table-cell table:style-name="Tabela1.E43" office:value-type="string">
            <text:p text:style-name="P4"><text:span text:style-name="T3">8.667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0</text:span></text:p>
          </table:table-cell>
          <table:table-cell table:style-name="Tabela1.B5" office:value-type="string">
            <text:p text:style-name="P3"><text:span text:style-name="T3">RITA DE CASSIA ARAGAO MELO GARCEZ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1</text:span></text:p>
          </table:table-cell>
          <table:table-cell table:style-name="Tabela1.B5" office:value-type="string">
            <text:p text:style-name="P3"><text:span text:style-name="T3">RIVALDO FRIAS DOS SANTOS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353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66.639,9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01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00,58</text:span></text:p>
          </table:table-cell>
          <table:table-cell table:style-name="Tabela1.E43" office:value-type="string">
            <text:p text:style-name="P4"><text:span text:style-name="T3">54.139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</text:span></text:p>
          </table:table-cell>
          <table:table-cell table:style-name="Tabela1.B5" office:value-type="string">
            <text:p text:style-name="P3"><text:span text:style-name="T3">ROBERIO MESQUITA MATOS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4.846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3.583,24</text:span></text:p>
          </table:table-cell>
          <table:table-cell table:style-name="Tabela1.E43" office:value-type="string">
            <text:p text:style-name="P4"><text:span text:style-name="T3">1.438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8,53</text:span></text:p>
          </table:table-cell>
          <table:table-cell table:style-name="Tabela1.E43" office:value-type="string">
            <text:p text:style-name="P4"><text:span text:style-name="T3">12.144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8</text:span></text:p>
          </table:table-cell>
          <table:table-cell table:style-name="Tabela1.B5" office:value-type="string">
            <text:p text:style-name="P3"><text:span text:style-name="T3">ROBERTA ARAUJO DE MELO BRIT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9.363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9</text:span></text:p>
          </table:table-cell>
          <table:table-cell table:style-name="Tabela1.B5" office:value-type="string">
            <text:p text:style-name="P3"><text:span text:style-name="T3">ROBERTA CONCEICAO ALMEIDA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395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11.306,90</text:span></text:p>
          </table:table-cell>
          <table:table-cell table:style-name="Tabela1.E43" office:value-type="string">
            <text:p text:style-name="P4"><text:span text:style-name="T3">1.172,25</text:span></text:p>
          </table:table-cell>
          <table:table-cell table:style-name="Tabela1.E43" office:value-type="string">
            <text:p text:style-name="P4"><text:span text:style-name="T3">1.1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3,15</text:span></text:p>
          </table:table-cell>
          <table:table-cell table:style-name="Tabela1.E43" office:value-type="string">
            <text:p text:style-name="P4"><text:span text:style-name="T3">9.023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2</text:span></text:p>
          </table:table-cell>
          <table:table-cell table:style-name="Tabela1.B5" office:value-type="string">
            <text:p text:style-name="P3"><text:span text:style-name="T3">ROBERTA GARCIA MORENO FRANCO TAVEIR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7</text:span></text:p>
          </table:table-cell>
          <table:table-cell table:style-name="Tabela1.B5" office:value-type="string">
            <text:p text:style-name="P3"><text:span text:style-name="T3">ROBERTA LIM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3.001,38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7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2,64</text:span></text:p>
          </table:table-cell>
          <table:table-cell table:style-name="Tabela1.E43" office:value-type="string">
            <text:p text:style-name="P4"><text:span text:style-name="T3">10.108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1</text:span></text:p>
          </table:table-cell>
          <table:table-cell table:style-name="Tabela1.B5" office:value-type="string">
            <text:p text:style-name="P3"><text:span text:style-name="T3">ROBERTA ROCHA DEDA CHAGAS</text:span></text:p>
          </table:table-cell>
          <table:table-cell table:style-name="Tabela1.B5" office:value-type="string">
            <text:p text:style-name="P3"><text:span text:style-name="T3">ASSESSOR DO DIRETOR DE TECNOLOGIA DA INFORMAÇÃO E COMUNICAÇÃO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0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06</text:span></text:p>
          </table:table-cell>
          <table:table-cell table:style-name="Tabela1.E43" office:value-type="string">
            <text:p text:style-name="P4"><text:span text:style-name="T3">7.392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61</text:span></text:p>
          </table:table-cell>
          <table:table-cell table:style-name="Tabela1.B5" office:value-type="string">
            <text:p text:style-name="P3"><text:span text:style-name="T3">ROBERTA SANDRA REIS BARRETO SIQU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3.705,69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9.514,20</text:span></text:p>
          </table:table-cell>
          <table:table-cell table:style-name="Tabela1.E43" office:value-type="string">
            <text:p text:style-name="P4"><text:span text:style-name="T3">1.195,21</text:span></text:p>
          </table:table-cell>
          <table:table-cell table:style-name="Tabela1.E43" office:value-type="string">
            <text:p text:style-name="P4"><text:span text:style-name="T3">3.433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29,16</text:span></text:p>
          </table:table-cell>
          <table:table-cell table:style-name="Tabela1.E43" office:value-type="string">
            <text:p text:style-name="P4"><text:span text:style-name="T3">14.885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9</text:span></text:p>
          </table:table-cell>
          <table:table-cell table:style-name="Tabela1.B5" office:value-type="string">
            <text:p text:style-name="P3"><text:span text:style-name="T3">ROBERTA SOBRAL MANSOU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0.89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2</text:span></text:p>
          </table:table-cell>
          <table:table-cell table:style-name="Tabela1.B5" office:value-type="string">
            <text:p text:style-name="P3"><text:span text:style-name="T3">ROBERTO ANDRUSYSZYN CELIN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606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118,63</text:span></text:p>
          </table:table-cell>
          <table:table-cell table:style-name="Tabela1.E43" office:value-type="string">
            <text:p text:style-name="P4"><text:span text:style-name="T3">509,27</text:span></text:p>
          </table:table-cell>
          <table:table-cell table:style-name="Tabela1.E43" office:value-type="string">
            <text:p text:style-name="P4"><text:span text:style-name="T3">114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3,72</text:span></text:p>
          </table:table-cell>
          <table:table-cell table:style-name="Tabela1.E43" office:value-type="string">
            <text:p text:style-name="P4"><text:span text:style-name="T3">5.494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7</text:span></text:p>
          </table:table-cell>
          <table:table-cell table:style-name="Tabela1.B5" office:value-type="string">
            <text:p text:style-name="P3"><text:span text:style-name="T3">RODOLFO GALVAO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11.392,40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9.077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7</text:span></text:p>
          </table:table-cell>
          <table:table-cell table:style-name="Tabela1.B5" office:value-type="string">
            <text:p text:style-name="P3"><text:span text:style-name="T3">RODOMARQUES NASCIMENT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60.249,72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443,84</text:span></text:p>
          </table:table-cell>
          <table:table-cell table:style-name="Tabela1.E43" office:value-type="string">
            <text:p text:style-name="P4"><text:span text:style-name="T3">2.536,88</text:span></text:p>
          </table:table-cell>
          <table:table-cell table:style-name="Tabela1.E43" office:value-type="string">
            <text:p text:style-name="P4"><text:span text:style-name="T3">17.092,24</text:span></text:p>
          </table:table-cell>
          <table:table-cell table:style-name="Tabela1.E43" office:value-type="string">
            <text:p text:style-name="P4"><text:span text:style-name="T3">43.157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7</text:span></text:p>
          </table:table-cell>
          <table:table-cell table:style-name="Tabela1.B5" office:value-type="string">
            <text:p text:style-name="P3"><text:span text:style-name="T3">RODRIGO MUNIZ DE ME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046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202,31</text:span></text:p>
          </table:table-cell>
          <table:table-cell table:style-name="Tabela1.E43" office:value-type="string">
            <text:p text:style-name="P4"><text:span text:style-name="T3">1.123,40</text:span></text:p>
          </table:table-cell>
          <table:table-cell table:style-name="Tabela1.E43" office:value-type="string">
            <text:p text:style-name="P4"><text:span text:style-name="T3">924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2</text:span></text:p>
          </table:table-cell>
          <table:table-cell table:style-name="Tabela1.E43" office:value-type="string">
            <text:p text:style-name="P4"><text:span text:style-name="T3">8.154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2</text:span></text:p>
          </table:table-cell>
          <table:table-cell table:style-name="Tabela1.B5" office:value-type="string">
            <text:p text:style-name="P3"><text:span text:style-name="T3">ROGER GOMES CARVALHO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6</text:span></text:p>
          </table:table-cell>
          <table:table-cell table:style-name="Tabela1.B5" office:value-type="string">
            <text:p text:style-name="P3"><text:span text:style-name="T3">ROGERIO DOS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3.306,56</text:span></text:p>
          </table:table-cell>
          <table:table-cell table:style-name="Tabela1.E43" office:value-type="string">
            <text:p text:style-name="P4"><text:span text:style-name="T3">1.83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869,46</text:span></text:p>
          </table:table-cell>
          <table:table-cell table:style-name="Tabela1.E43" office:value-type="string">
            <text:p text:style-name="P4"><text:span text:style-name="T3">720,36</text:span></text:p>
          </table:table-cell>
          <table:table-cell table:style-name="Tabela1.E43" office:value-type="string">
            <text:p text:style-name="P4"><text:span text:style-name="T3">9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6,79</text:span></text:p>
          </table:table-cell>
          <table:table-cell table:style-name="Tabela1.E43" office:value-type="string">
            <text:p text:style-name="P4"><text:span text:style-name="T3">7.052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1</text:span></text:p>
          </table:table-cell>
          <table:table-cell table:style-name="Tabela1.B5" office:value-type="string">
            <text:p text:style-name="P3"><text:span text:style-name="T3">ROGERIO FERREIRA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CRIMINAL DE ARACAJU (6ª VARA CRIMINAL)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4.244,26</text:span></text:p>
          </table:table-cell>
          <table:table-cell table:style-name="Tabela1.E43" office:value-type="string">
            <text:p text:style-name="P4"><text:span text:style-name="T3">52.986,7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39.834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8</text:span></text:p>
          </table:table-cell>
          <table:table-cell table:style-name="Tabela1.B5" office:value-type="string">
            <text:p text:style-name="P3"><text:span text:style-name="T3">ROMULO ARAGAO COSTA ME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2.606,73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3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96,19</text:span></text:p>
          </table:table-cell>
          <table:table-cell table:style-name="Tabela1.E43" office:value-type="string">
            <text:p text:style-name="P4"><text:span text:style-name="T3">9.810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5</text:span></text:p>
          </table:table-cell>
          <table:table-cell table:style-name="Tabela1.B5" office:value-type="string">
            <text:p text:style-name="P3"><text:span text:style-name="T3">ROMULO HENRIQUE RIBEIRO DE OLIVEIR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5</text:span></text:p>
          </table:table-cell>
          <table:table-cell table:style-name="Tabela1.B5" office:value-type="string">
            <text:p text:style-name="P3"><text:span text:style-name="T3">ROMULO LINS ALV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001,1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52.486,82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599,85</text:span></text:p>
          </table:table-cell>
          <table:table-cell table:style-name="Tabela1.E43" office:value-type="string">
            <text:p text:style-name="P4"><text:span text:style-name="T3">712,50</text:span></text:p>
          </table:table-cell>
          <table:table-cell table:style-name="Tabela1.E43" office:value-type="string">
            <text:p text:style-name="P4"><text:span text:style-name="T3">13.793,00</text:span></text:p>
          </table:table-cell>
          <table:table-cell table:style-name="Tabela1.E43" office:value-type="string">
            <text:p text:style-name="P4"><text:span text:style-name="T3">38.69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4</text:span></text:p>
          </table:table-cell>
          <table:table-cell table:style-name="Tabela1.B5" office:value-type="string">
            <text:p text:style-name="P3"><text:span text:style-name="T3">ROMULO NUNES FREIRE FONT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ASSESSORIA DO COLEGIO DE PROCURADORES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0</text:span></text:p>
          </table:table-cell>
          <table:table-cell table:style-name="Tabela1.B5" office:value-type="string">
            <text:p text:style-name="P3"><text:span text:style-name="T3">RONALD NASCIMENTO DE JESU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014,16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050,35</text:span></text:p>
          </table:table-cell>
          <table:table-cell table:style-name="Tabela1.E43" office:value-type="string">
            <text:p text:style-name="P4"><text:span text:style-name="T3">709,91</text:span></text:p>
          </table:table-cell>
          <table:table-cell table:style-name="Tabela1.E43" office:value-type="string">
            <text:p text:style-name="P4"><text:span text:style-name="T3">1.76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78,81</text:span></text:p>
          </table:table-cell>
          <table:table-cell table:style-name="Tabela1.E43" office:value-type="string">
            <text:p text:style-name="P4"><text:span text:style-name="T3">10.571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1</text:span></text:p>
          </table:table-cell>
          <table:table-cell table:style-name="Tabela1.B5" office:value-type="string">
            <text:p text:style-name="P3"><text:span text:style-name="T3">RONNIE CHARLSON ALVES SILVA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2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028,88</text:span></text:p>
          </table:table-cell>
          <table:table-cell table:style-name="Tabela1.E43" office:value-type="string">
            <text:p text:style-name="P4"><text:span text:style-name="T3">655,30</text:span></text:p>
          </table:table-cell>
          <table:table-cell table:style-name="Tabela1.E43" office:value-type="string">
            <text:p text:style-name="P4"><text:span text:style-name="T3">559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4,72</text:span></text:p>
          </table:table-cell>
          <table:table-cell table:style-name="Tabela1.E43" office:value-type="string">
            <text:p text:style-name="P4"><text:span text:style-name="T3">6.814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0</text:span></text:p>
          </table:table-cell>
          <table:table-cell table:style-name="Tabela1.B5" office:value-type="string">
            <text:p text:style-name="P3"><text:span text:style-name="T3">ROOSEVELT BATISTA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6</text:span></text:p>
          </table:table-cell>
          <table:table-cell table:style-name="Tabela1.B5" office:value-type="string">
            <text:p text:style-name="P3"><text:span text:style-name="T3">ROOSEVELT CHRISTIAN DANTAS ALBUQUERQUE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70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,94</text:span></text:p>
          </table:table-cell>
          <table:table-cell table:style-name="Tabela1.E43" office:value-type="string">
            <text:p text:style-name="P4"><text:span text:style-name="T3">4.680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1</text:span></text:p>
          </table:table-cell>
          <table:table-cell table:style-name="Tabela1.B5" office:value-type="string">
            <text:p text:style-name="P3"><text:span text:style-name="T3">ROQUE JOSE DE SOUSA N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PROMOCAO DA IGUALDADE ETNICO RACIAL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975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50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3,51</text:span></text:p>
          </table:table-cell>
          <table:table-cell table:style-name="Tabela1.E43" office:value-type="string">
            <text:p text:style-name="P4"><text:span text:style-name="T3">6.662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1</text:span></text:p>
          </table:table-cell>
          <table:table-cell table:style-name="Tabela1.B5" office:value-type="string">
            <text:p text:style-name="P3"><text:span text:style-name="T3">ROSA MARIA FRAGA SANTOS</text:span></text:p>
          </table:table-cell>
          <table:table-cell table:style-name="Tabela1.B5" office:value-type="string">
            <text:p text:style-name="P3"><text:span text:style-name="T3">ASSESSOR DA COORDENADORIA-GERAL</text:span></text:p>
          </table:table-cell>
          <table:table-cell table:style-name="Tabela1.B5" office:value-type="string">
            <text:p text:style-name="P3"><text:span text:style-name="T3">GABINETE DO COORDENADOR GERAL -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869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6.168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25</text:span></text:p>
          </table:table-cell>
          <table:table-cell table:style-name="Tabela1.B5" office:value-type="string">
            <text:p text:style-name="P3"><text:span text:style-name="T3">ROSA SOARES DOS SANTOS CARDOSO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TRIAGEM TECNICA DAS PROMOTORIAS DE JUSTICA DE SIMAO DI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.267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4.199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3</text:span></text:p>
          </table:table-cell>
          <table:table-cell table:style-name="Tabela1.B5" office:value-type="string">
            <text:p text:style-name="P3"><text:span text:style-name="T3">ROSANE GONCALVES DOS SANTO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4.010,0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252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32,76</text:span></text:p>
          </table:table-cell>
          <table:table-cell table:style-name="Tabela1.E43" office:value-type="string">
            <text:p text:style-name="P4"><text:span text:style-name="T3">40.277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9</text:span></text:p>
          </table:table-cell>
          <table:table-cell table:style-name="Tabela1.B5" office:value-type="string">
            <text:p text:style-name="P3"><text:span text:style-name="T3">ROSANGELA DE OLIVEIRA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9</text:span></text:p>
          </table:table-cell>
          <table:table-cell table:style-name="Tabela1.B5" office:value-type="string">
            <text:p text:style-name="P3"><text:span text:style-name="T3">ROSECLEIDE ALCANTARA DE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31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6.283,97</text:span></text:p>
          </table:table-cell>
          <table:table-cell table:style-name="Tabela1.E43" office:value-type="string">
            <text:p text:style-name="P4"><text:span text:style-name="T3">469,04</text:span></text:p>
          </table:table-cell>
          <table:table-cell table:style-name="Tabela1.E43" office:value-type="string">
            <text:p text:style-name="P4"><text:span text:style-name="T3">44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13,89</text:span></text:p>
          </table:table-cell>
          <table:table-cell table:style-name="Tabela1.E43" office:value-type="string">
            <text:p text:style-name="P4"><text:span text:style-name="T3">5.770,0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0"/><text:span text:style-name="T3">2128</text:span></text:p>
          </table:table-cell>
          <table:table-cell table:style-name="Tabela1.B5" office:value-type="string">
            <text:p text:style-name="P3"><text:span text:style-name="T3">ROSELIA ALVES DA SILVA MALT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2.0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90</text:span></text:p>
          </table:table-cell>
          <table:table-cell table:style-name="Tabela1.B5" office:value-type="string">
            <text:p text:style-name="P3"><text:span text:style-name="T3">ROSENALDO ARAGAO LIMA JUNIOR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51,1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366,82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19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19,91</text:span></text:p>
          </table:table-cell>
          <table:table-cell table:style-name="Tabela1.E43" office:value-type="string">
            <text:p text:style-name="P4"><text:span text:style-name="T3">9.346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3</text:span></text:p>
          </table:table-cell>
          <table:table-cell table:style-name="Tabela1.B5" office:value-type="string">
            <text:p text:style-name="P3"><text:span text:style-name="T3">ROSIVALDO SANTOS DA CRUZ</text:span></text:p>
          </table:table-cell>
          <table:table-cell table:style-name="Tabela1.B5" office:value-type="string">
            <text:p text:style-name="P3"><text:span text:style-name="T3">CHEFE DE SERVIÇOS DE MANUTENÇÃO-INTERIOR</text:span></text:p>
          </table:table-cell>
          <table:table-cell table:style-name="Tabela1.B5" office:value-type="string">
            <text:p text:style-name="P3"><text:span text:style-name="T3">SERVICOS MANUTENCAO INTERIOR/DAA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1,3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493,04</text:span></text:p>
          </table:table-cell>
          <table:table-cell table:style-name="Tabela1.E43" office:value-type="string">
            <text:p text:style-name="P4"><text:span text:style-name="T3">643,84</text:span></text:p>
          </table:table-cell>
          <table:table-cell table:style-name="Tabela1.E43" office:value-type="string">
            <text:p text:style-name="P4"><text:span text:style-name="T3">24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85,64</text:span></text:p>
          </table:table-cell>
          <table:table-cell table:style-name="Tabela1.E43" office:value-type="string">
            <text:p text:style-name="P4"><text:span text:style-name="T3">7.607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4</text:span></text:p>
          </table:table-cell>
          <table:table-cell table:style-name="Tabela1.B5" office:value-type="string">
            <text:p text:style-name="P3"><text:span text:style-name="T3">RUBENS DOS SANTOS</text:span></text:p>
          </table:table-cell>
          <table:table-cell table:style-name="Tabela1.B5" office:value-type="string">
            <text:p text:style-name="P3"><text:span text:style-name="T3">CAPITÃ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29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9</text:span></text:p>
          </table:table-cell>
          <table:table-cell table:style-name="Tabela1.B5" office:value-type="string">
            <text:p text:style-name="P3"><text:span text:style-name="T3">RUBENS ESTEVES DE MOUR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7</text:span></text:p>
          </table:table-cell>
          <table:table-cell table:style-name="Tabela1.B5" office:value-type="string">
            <text:p text:style-name="P3"><text:span text:style-name="T3">RUIRONALDI DOS SANTOS CRUZ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5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305,03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748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68</text:span></text:p>
          </table:table-cell>
          <table:table-cell table:style-name="Tabela1.E43" office:value-type="string">
            <text:p text:style-name="P4"><text:span text:style-name="T3">10.138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4</text:span></text:p>
          </table:table-cell>
          <table:table-cell table:style-name="Tabela1.B5" office:value-type="string">
            <text:p text:style-name="P3"><text:span text:style-name="T3">RUY WANDERLA DE OLI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4</text:span></text:p>
          </table:table-cell>
          <table:table-cell table:style-name="Tabela1.B5" office:value-type="string">
            <text:p text:style-name="P3"><text:span text:style-name="T3">SALVIO HENRIQUE DA ROCHA COST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3</text:span></text:p>
          </table:table-cell>
          <table:table-cell table:style-name="Tabela1.B5" office:value-type="string">
            <text:p text:style-name="P3"><text:span text:style-name="T3">SAMUEL NEVES DE OLIVEI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61</text:span></text:p>
          </table:table-cell>
          <table:table-cell table:style-name="Tabela1.E43" office:value-type="string">
            <text:p text:style-name="P4"><text:span text:style-name="T3">2.32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0</text:span></text:p>
          </table:table-cell>
          <table:table-cell table:style-name="Tabela1.B5" office:value-type="string">
            <text:p text:style-name="P3"><text:span text:style-name="T3">SANDRA AUGUSTA BARRETO ROLLEMBERG CONRADO</text:span></text:p>
          </table:table-cell>
          <table:table-cell table:style-name="Tabela1.B5" office:value-type="string">
            <text:p text:style-name="P3"><text:span text:style-name="T3">Assessor do Diretor Financeir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5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7,92</text:span></text:p>
          </table:table-cell>
          <table:table-cell table:style-name="Tabela1.E43" office:value-type="string">
            <text:p text:style-name="P4"><text:span text:style-name="T3">7.747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6</text:span></text:p>
          </table:table-cell>
          <table:table-cell table:style-name="Tabela1.B5" office:value-type="string">
            <text:p text:style-name="P3"><text:span text:style-name="T3">SANDRA ELIZABETH DE ALMEIDA RAM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5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18,71</text:span></text:p>
          </table:table-cell>
          <table:table-cell table:style-name="Tabela1.E43" office:value-type="string">
            <text:p text:style-name="P4"><text:span text:style-name="T3">10.94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3</text:span></text:p>
          </table:table-cell>
          <table:table-cell table:style-name="Tabela1.B5" office:value-type="string">
            <text:p text:style-name="P3"><text:span text:style-name="T3">SANDRO DE REZEN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87</text:span></text:p>
          </table:table-cell>
          <table:table-cell table:style-name="Tabela1.E43" office:value-type="string">
            <text:p text:style-name="P4"><text:span text:style-name="T3">14.379,10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2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7,27</text:span></text:p>
          </table:table-cell>
          <table:table-cell table:style-name="Tabela1.E43" office:value-type="string">
            <text:p text:style-name="P4"><text:span text:style-name="T3">11.081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9</text:span></text:p>
          </table:table-cell>
          <table:table-cell table:style-name="Tabela1.B5" office:value-type="string">
            <text:p text:style-name="P3"><text:span text:style-name="T3">SANDRO LUIZ DA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3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47,86</text:span></text:p>
          </table:table-cell>
          <table:table-cell table:style-name="Tabela1.E43" office:value-type="string">
            <text:p text:style-name="P4"><text:span text:style-name="T3">38.418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6</text:span></text:p>
          </table:table-cell>
          <table:table-cell table:style-name="Tabela1.B5" office:value-type="string">
            <text:p text:style-name="P3"><text:span text:style-name="T3">SANDRO STEFANO SA AZEVED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219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56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9,35</text:span></text:p>
          </table:table-cell>
          <table:table-cell table:style-name="Tabela1.E43" office:value-type="string">
            <text:p text:style-name="P4"><text:span text:style-name="T3">10.149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4</text:span></text:p>
          </table:table-cell>
          <table:table-cell table:style-name="Tabela1.B5" office:value-type="string">
            <text:p text:style-name="P3"><text:span text:style-name="T3">SAULO DOS SANTOS LOPES CRUZ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13.186,8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10.013,2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670</text:span></text:p>
          </table:table-cell>
          <table:table-cell table:style-name="Tabela1.B5" office:value-type="string">
            <text:p text:style-name="P3"><text:span text:style-name="T3">SAULO MORAIS DE ANDRADE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44,37</text:span></text:p>
          </table:table-cell>
          <table:table-cell table:style-name="Tabela1.E43" office:value-type="string">
            <text:p text:style-name="P4"><text:span text:style-name="T3">3.086,98</text:span></text:p>
          </table:table-cell>
          <table:table-cell table:style-name="Tabela1.E43" office:value-type="string">
            <text:p text:style-name="P4"><text:span text:style-name="T3">2.484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594,31</text:span></text:p>
          </table:table-cell>
          <table:table-cell table:style-name="Tabela1.E43" office:value-type="string">
            <text:p text:style-name="P4"><text:span text:style-name="T3">1.670,39</text:span></text:p>
          </table:table-cell>
          <table:table-cell table:style-name="Tabela1.E43" office:value-type="string">
            <text:p text:style-name="P4"><text:span text:style-name="T3">2.53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01,88</text:span></text:p>
          </table:table-cell>
          <table:table-cell table:style-name="Tabela1.E43" office:value-type="string">
            <text:p text:style-name="P4"><text:span text:style-name="T3">12.392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8</text:span></text:p>
          </table:table-cell>
          <table:table-cell table:style-name="Tabela1.B5" office:value-type="string">
            <text:p text:style-name="P3"><text:span text:style-name="T3">SAVIO AUGUSTO SOBRAL GARCEZ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9</text:span></text:p>
          </table:table-cell>
          <table:table-cell table:style-name="Tabela1.B5" office:value-type="string">
            <text:p text:style-name="P3"><text:span text:style-name="T3">SAVIO AUGUSTO SOBRAL GARCEZ</text:span></text:p>
          </table:table-cell>
          <table:table-cell table:style-name="Tabela1.B5" office:value-type="string">
            <text:p text:style-name="P3"><text:span text:style-name="T3">DIRETOR DE RECURSOS HUMANOS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1.438,04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717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5,86</text:span></text:p>
          </table:table-cell>
          <table:table-cell table:style-name="Tabela1.E43" office:value-type="string">
            <text:p text:style-name="P4"><text:span text:style-name="T3">8.892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3</text:span></text:p>
          </table:table-cell>
          <table:table-cell table:style-name="Tabela1.B5" office:value-type="string">
            <text:p text:style-name="P3"><text:span text:style-name="T3">SAVIO ROBERTO AMORIM ARAGAO SILV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780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856,90</text:span></text:p>
          </table:table-cell>
          <table:table-cell table:style-name="Tabela1.E43" office:value-type="string">
            <text:p text:style-name="P4"><text:span text:style-name="T3">1.495,05</text:span></text:p>
          </table:table-cell>
          <table:table-cell table:style-name="Tabela1.E43" office:value-type="string">
            <text:p text:style-name="P4"><text:span text:style-name="T3">1.656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1,25</text:span></text:p>
          </table:table-cell>
          <table:table-cell table:style-name="Tabela1.E43" office:value-type="string">
            <text:p text:style-name="P4"><text:span text:style-name="T3">9.705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9</text:span></text:p>
          </table:table-cell>
          <table:table-cell table:style-name="Tabela1.B5" office:value-type="string">
            <text:p text:style-name="P3"><text:span text:style-name="T3">SERGIO DA FONSECA SANTOS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3,12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3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38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4</text:span></text:p>
          </table:table-cell>
          <table:table-cell table:style-name="Tabela1.B5" office:value-type="string">
            <text:p text:style-name="P3"><text:span text:style-name="T3">SERGIO DOS SANTOS SILVA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947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4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56</text:span></text:p>
          </table:table-cell>
          <table:table-cell table:style-name="Tabela1.B5" office:value-type="string">
            <text:p text:style-name="P3"><text:span text:style-name="T3">SERGIO WALDEMAR BARRETO RODRIGUES FILH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409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39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7,51</text:span></text:p>
          </table:table-cell>
          <table:table-cell table:style-name="Tabela1.E43" office:value-type="string">
            <text:p text:style-name="P4"><text:span text:style-name="T3">12.24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7</text:span></text:p>
          </table:table-cell>
          <table:table-cell table:style-name="Tabela1.B5" office:value-type="string">
            <text:p text:style-name="P3"><text:span text:style-name="T3">SHEILA ANDRADE ARAUJO MA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S DIREITOS DA MULHER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456,33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257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8,37</text:span></text:p>
          </table:table-cell>
          <table:table-cell table:style-name="Tabela1.E43" office:value-type="string">
            <text:p text:style-name="P4"><text:span text:style-name="T3">9.337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7</text:span></text:p>
          </table:table-cell>
          <table:table-cell table:style-name="Tabela1.B5" office:value-type="string">
            <text:p text:style-name="P3"><text:span text:style-name="T3">SHEILA CUSTODIO LEAL NOVAE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611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22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0,50</text:span></text:p>
          </table:table-cell>
          <table:table-cell table:style-name="Tabela1.E43" office:value-type="string">
            <text:p text:style-name="P4"><text:span text:style-name="T3">9.77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5</text:span></text:p>
          </table:table-cell>
          <table:table-cell table:style-name="Tabela1.B5" office:value-type="string">
            <text:p text:style-name="P3"><text:span text:style-name="T3">SHIRLANE BARBOS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338,04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362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4,75</text:span></text:p>
          </table:table-cell>
          <table:table-cell table:style-name="Tabela1.E43" office:value-type="string">
            <text:p text:style-name="P4"><text:span text:style-name="T3">6.253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5</text:span></text:p>
          </table:table-cell>
          <table:table-cell table:style-name="Tabela1.B5" office:value-type="string">
            <text:p text:style-name="P3"><text:span text:style-name="T3">SIDIVAL DOS SANTOS FREIT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9</text:span></text:p>
          </table:table-cell>
          <table:table-cell table:style-name="Tabela1.B5" office:value-type="string">
            <text:p text:style-name="P3"><text:span text:style-name="T3">SILENE MARIA DE FRANCA JANSSEN</text:span></text:p>
          </table:table-cell>
          <table:table-cell table:style-name="Tabela1.B5" office:value-type="string">
            <text:p text:style-name="P3"><text:span text:style-name="T3">Chefe do Núcleo de Contabilidade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161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59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6,89</text:span></text:p>
          </table:table-cell>
          <table:table-cell table:style-name="Tabela1.E43" office:value-type="string">
            <text:p text:style-name="P4"><text:span text:style-name="T3">6.444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79</text:span></text:p>
          </table:table-cell>
          <table:table-cell table:style-name="Tabela1.B5" office:value-type="string">
            <text:p text:style-name="P3"><text:span text:style-name="T3">SILVIA BRITO LUDUVICE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.867,09</text:span></text:p>
          </table:table-cell>
          <table:table-cell table:style-name="Tabela1.E43" office:value-type="string">
            <text:p text:style-name="P4"><text:span text:style-name="T3">286,17</text:span></text:p>
          </table:table-cell>
          <table:table-cell table:style-name="Tabela1.E43" office:value-type="string">
            <text:p text:style-name="P4"><text:span text:style-name="T3">7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9,91</text:span></text:p>
          </table:table-cell>
          <table:table-cell table:style-name="Tabela1.E43" office:value-type="string">
            <text:p text:style-name="P4"><text:span text:style-name="T3">5.50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2</text:span></text:p>
          </table:table-cell>
          <table:table-cell table:style-name="Tabela1.B5" office:value-type="string">
            <text:p text:style-name="P3"><text:span text:style-name="T3">SILVIA FERNANDA CARVALHO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118,31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807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76,55</text:span></text:p>
          </table:table-cell>
          <table:table-cell table:style-name="Tabela1.E43" office:value-type="string">
            <text:p text:style-name="P4"><text:span text:style-name="T3">12.741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5</text:span></text:p>
          </table:table-cell>
          <table:table-cell table:style-name="Tabela1.B5" office:value-type="string">
            <text:p text:style-name="P3"><text:span text:style-name="T3">SILVIA FRANCA DE SOUZA MORELLI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538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8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027,89</text:span></text:p>
          </table:table-cell>
          <table:table-cell table:style-name="Tabela1.E43" office:value-type="string">
            <text:p text:style-name="P4"><text:span text:style-name="T3">792,42</text:span></text:p>
          </table:table-cell>
          <table:table-cell table:style-name="Tabela1.E43" office:value-type="string">
            <text:p text:style-name="P4"><text:span text:style-name="T3">98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0,54</text:span></text:p>
          </table:table-cell>
          <table:table-cell table:style-name="Tabela1.E43" office:value-type="string">
            <text:p text:style-name="P4"><text:span text:style-name="T3">8.24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0</text:span></text:p>
          </table:table-cell>
          <table:table-cell table:style-name="Tabela1.B5" office:value-type="string">
            <text:p text:style-name="P3"><text:span text:style-name="T3">SILVIA NUNES LEAL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01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00,58</text:span></text:p>
          </table:table-cell>
          <table:table-cell table:style-name="Tabela1.E43" office:value-type="string">
            <text:p text:style-name="P4"><text:span text:style-name="T3">26.785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6</text:span></text:p>
          </table:table-cell>
          <table:table-cell table:style-name="Tabela1.B5" office:value-type="string">
            <text:p text:style-name="P3"><text:span text:style-name="T3">SILVIA ROBERTA FERREIRA TAVARES</text:span></text:p>
          </table:table-cell>
          <table:table-cell table:style-name="Tabela1.B5" office:value-type="string">
            <text:p text:style-name="P3"><text:span text:style-name="T3">ANALISTA DO MP - ENGENHARIA CIVIL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66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90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8.056,68</text:span></text:p>
          </table:table-cell>
          <table:table-cell table:style-name="Tabela1.E43" office:value-type="string">
            <text:p text:style-name="P4"><text:span text:style-name="T3">1.396,17</text:span></text:p>
          </table:table-cell>
          <table:table-cell table:style-name="Tabela1.E43" office:value-type="string">
            <text:p text:style-name="P4"><text:span text:style-name="T3">1.489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5,33</text:span></text:p>
          </table:table-cell>
          <table:table-cell table:style-name="Tabela1.E43" office:value-type="string">
            <text:p text:style-name="P4"><text:span text:style-name="T3">15.1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5</text:span></text:p>
          </table:table-cell>
          <table:table-cell table:style-name="Tabela1.B5" office:value-type="string">
            <text:p text:style-name="P3"><text:span text:style-name="T3">SILVIA TAMARA MENDONCA DO CARM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47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1.566,55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4.049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52,43</text:span></text:p>
          </table:table-cell>
          <table:table-cell table:style-name="Tabela1.E43" office:value-type="string">
            <text:p text:style-name="P4"><text:span text:style-name="T3">16.014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</text:span></text:p>
          </table:table-cell>
          <table:table-cell table:style-name="Tabela1.B5" office:value-type="string">
            <text:p text:style-name="P3"><text:span text:style-name="T3">SILVIO ROBERTO MATOS EUZEBI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6.413,1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598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5</text:span></text:p>
          </table:table-cell>
          <table:table-cell table:style-name="Tabela1.B5" office:value-type="string">
            <text:p text:style-name="P3"><text:span text:style-name="T3">SIMONE FELICIO DOS SANTOS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42,74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6.378,17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2.409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51,06</text:span></text:p>
          </table:table-cell>
          <table:table-cell table:style-name="Tabela1.E43" office:value-type="string">
            <text:p text:style-name="P4"><text:span text:style-name="T3">12.427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7</text:span></text:p>
          </table:table-cell>
          <table:table-cell table:style-name="Tabela1.B5" office:value-type="string">
            <text:p text:style-name="P3"><text:span text:style-name="T3">SOLANO LUCIO DE OLIVEIRA SILV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555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72,47</text:span></text:p>
          </table:table-cell>
          <table:table-cell table:style-name="Tabela1.E43" office:value-type="string">
            <text:p text:style-name="P4"><text:span text:style-name="T3">28.95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0</text:span></text:p>
          </table:table-cell>
          <table:table-cell table:style-name="Tabela1.B5" office:value-type="string">
            <text:p text:style-name="P3"><text:span text:style-name="T3">SONIA KAROLINE AMARAL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980,01</text:span></text:p>
          </table:table-cell>
          <table:table-cell table:style-name="Tabela1.E43" office:value-type="string">
            <text:p text:style-name="P4"><text:span text:style-name="T3">245,24</text:span></text:p>
          </table:table-cell>
          <table:table-cell table:style-name="Tabela1.E43" office:value-type="string">
            <text:p text:style-name="P4"><text:span text:style-name="T3">34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9,98</text:span></text:p>
          </table:table-cell>
          <table:table-cell table:style-name="Tabela1.E43" office:value-type="string">
            <text:p text:style-name="P4"><text:span text:style-name="T3">4.700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3</text:span></text:p>
          </table:table-cell>
          <table:table-cell table:style-name="Tabela1.B5" office:value-type="string">
            <text:p text:style-name="P3"><text:span text:style-name="T3">STANLEY KLEBER NOGUEIR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811,3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71</text:span></text:p>
          </table:table-cell>
          <table:table-cell table:style-name="Tabela1.E43" office:value-type="string">
            <text:p text:style-name="P4"><text:span text:style-name="T3">8.974,33</text:span></text:p>
          </table:table-cell>
          <table:table-cell table:style-name="Tabela1.E43" office:value-type="string">
            <text:p text:style-name="P4"><text:span text:style-name="T3">681,51</text:span></text:p>
          </table:table-cell>
          <table:table-cell table:style-name="Tabela1.E43" office:value-type="string">
            <text:p text:style-name="P4"><text:span text:style-name="T3">552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33,77</text:span></text:p>
          </table:table-cell>
          <table:table-cell table:style-name="Tabela1.E43" office:value-type="string">
            <text:p text:style-name="P4"><text:span text:style-name="T3">7.740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2</text:span></text:p>
          </table:table-cell>
          <table:table-cell table:style-name="Tabela1.B5" office:value-type="string">
            <text:p text:style-name="P3"><text:span text:style-name="T3">SUSANA ARRUDA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286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5,37</text:span></text:p>
          </table:table-cell>
          <table:table-cell table:style-name="Tabela1.E43" office:value-type="string">
            <text:p text:style-name="P4"><text:span text:style-name="T3">11.74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7</text:span></text:p>
          </table:table-cell>
          <table:table-cell table:style-name="Tabela1.B5" office:value-type="string">
            <text:p text:style-name="P3"><text:span text:style-name="T3">SUSANA RAQUEL CIPRIANO SAMPAIO REZEN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519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2,23</text:span></text:p>
          </table:table-cell>
          <table:table-cell table:style-name="Tabela1.E43" office:value-type="string">
            <text:p text:style-name="P4"><text:span text:style-name="T3">9.754,31</text:span></text:p>
          </table:table-cell>
          <table:table-cell table:style-name="Tabela1.E43" office:value-type="string">
            <text:p text:style-name="P4"><text:span text:style-name="T3">994,29</text:span></text:p>
          </table:table-cell>
          <table:table-cell table:style-name="Tabela1.E43" office:value-type="string">
            <text:p text:style-name="P4"><text:span text:style-name="T3">810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4,57</text:span></text:p>
          </table:table-cell>
          <table:table-cell table:style-name="Tabela1.E43" office:value-type="string">
            <text:p text:style-name="P4"><text:span text:style-name="T3">7.949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2</text:span></text:p>
          </table:table-cell>
          <table:table-cell table:style-name="Tabela1.B5" office:value-type="string">
            <text:p text:style-name="P3"><text:span text:style-name="T3">SUZY MARY DE CARVALHO VI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29.944,70</text:span></text:p>
          </table:table-cell>
          <table:table-cell table:style-name="Tabela1.E43" office:value-type="string">
            <text:p text:style-name="P4"><text:span text:style-name="T3">72.056,0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2,86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017,41</text:span></text:p>
          </table:table-cell>
          <table:table-cell table:style-name="Tabela1.E43" office:value-type="string">
            <text:p text:style-name="P4"><text:span text:style-name="T3">56.038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0</text:span></text:p>
          </table:table-cell>
          <table:table-cell table:style-name="Tabela1.B5" office:value-type="string">
            <text:p text:style-name="P3"><text:span text:style-name="T3">SYLVIO ALEXANDRE DE OLIVEIRA BELE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1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5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163,41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542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4,52</text:span></text:p>
          </table:table-cell>
          <table:table-cell table:style-name="Tabela1.E43" office:value-type="string">
            <text:p text:style-name="P4"><text:span text:style-name="T3">9.708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0</text:span></text:p>
          </table:table-cell>
          <table:table-cell table:style-name="Tabela1.B5" office:value-type="string">
            <text:p text:style-name="P3"><text:span text:style-name="T3">TAISA TORRES ARAGA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7.486,0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6.442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4</text:span></text:p>
          </table:table-cell>
          <table:table-cell table:style-name="Tabela1.B5" office:value-type="string">
            <text:p text:style-name="P3"><text:span text:style-name="T3">TALITA CUNEGUNDES FERNANDES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4.592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0,72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5.965,27</text:span></text:p>
          </table:table-cell>
          <table:table-cell table:style-name="Tabela1.E43" office:value-type="string">
            <text:p text:style-name="P4"><text:span text:style-name="T3">28.627,1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1"/><text:span text:style-name="T3">2260</text:span></text:p>
          </table:table-cell>
          <table:table-cell table:style-name="Tabela1.B5" office:value-type="string">
            <text:p text:style-name="P3"><text:span text:style-name="T3">TALMAY TELE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9</text:span></text:p>
          </table:table-cell>
          <table:table-cell table:style-name="Tabela1.B5" office:value-type="string">
            <text:p text:style-name="P3"><text:span text:style-name="T3">TATIANA SOUTO QUIRIN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9.945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6.793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1</text:span></text:p>
          </table:table-cell>
          <table:table-cell table:style-name="Tabela1.B5" office:value-type="string">
            <text:p text:style-name="P3"><text:span text:style-name="T3">TATIANE AGUIAR GUIMARAES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723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54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6,68</text:span></text:p>
          </table:table-cell>
          <table:table-cell table:style-name="Tabela1.E43" office:value-type="string">
            <text:p text:style-name="P4"><text:span text:style-name="T3">7.307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9</text:span></text:p>
          </table:table-cell>
          <table:table-cell table:style-name="Tabela1.B5" office:value-type="string">
            <text:p text:style-name="P3"><text:span text:style-name="T3">TATIANE DOS SANTOS SILVA LISBO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48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481,06</text:span></text:p>
          </table:table-cell>
          <table:table-cell table:style-name="Tabela1.E43" office:value-type="string">
            <text:p text:style-name="P4"><text:span text:style-name="T3">938,01</text:span></text:p>
          </table:table-cell>
          <table:table-cell table:style-name="Tabela1.E43" office:value-type="string">
            <text:p text:style-name="P4"><text:span text:style-name="T3">797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5,71</text:span></text:p>
          </table:table-cell>
          <table:table-cell table:style-name="Tabela1.E43" office:value-type="string">
            <text:p text:style-name="P4"><text:span text:style-name="T3">7.745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7</text:span></text:p>
          </table:table-cell>
          <table:table-cell table:style-name="Tabela1.B5" office:value-type="string">
            <text:p text:style-name="P3"><text:span text:style-name="T3">THAIS SARMENTO MESSIA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1.002,59</text:span></text:p>
          </table:table-cell>
          <table:table-cell table:style-name="Tabela1.E43" office:value-type="string">
            <text:p text:style-name="P4"><text:span text:style-name="T3">120,31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285,34</text:span></text:p>
          </table:table-cell>
          <table:table-cell table:style-name="Tabela1.E43" office:value-type="string">
            <text:p text:style-name="P4"><text:span text:style-name="T3">169,23</text:span></text:p>
          </table:table-cell>
          <table:table-cell table:style-name="Tabela1.E43" office:value-type="string">
            <text:p text:style-name="P4"><text:span text:style-name="T3">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9,91</text:span></text:p>
          </table:table-cell>
          <table:table-cell table:style-name="Tabela1.E43" office:value-type="string">
            <text:p text:style-name="P4"><text:span text:style-name="T3">3.115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4</text:span></text:p>
          </table:table-cell>
          <table:table-cell table:style-name="Tabela1.B5" office:value-type="string">
            <text:p text:style-name="P3"><text:span text:style-name="T3">THAMIRES ATHYNA MENDONCA DA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508,76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677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82,91</text:span></text:p>
          </table:table-cell>
          <table:table-cell table:style-name="Tabela1.E43" office:value-type="string">
            <text:p text:style-name="P4"><text:span text:style-name="T3">7.125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9</text:span></text:p>
          </table:table-cell>
          <table:table-cell table:style-name="Tabela1.B5" office:value-type="string">
            <text:p text:style-name="P3"><text:span text:style-name="T3">THAUANNY DE CARVALHO ANDRADE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5,80</text:span></text:p>
          </table:table-cell>
          <table:table-cell table:style-name="Tabela1.E43" office:value-type="string">
            <text:p text:style-name="P4"><text:span text:style-name="T3">4.716,16</text:span></text:p>
          </table:table-cell>
          <table:table-cell table:style-name="Tabela1.E43" office:value-type="string">
            <text:p text:style-name="P4"><text:span text:style-name="T3">11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5,05</text:span></text:p>
          </table:table-cell>
          <table:table-cell table:style-name="Tabela1.E43" office:value-type="string">
            <text:p text:style-name="P4"><text:span text:style-name="T3">4.601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6</text:span></text:p>
          </table:table-cell>
          <table:table-cell table:style-name="Tabela1.B5" office:value-type="string">
            <text:p text:style-name="P3"><text:span text:style-name="T3">THEREZA RAQUEL MACEDO GUIMAR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942,34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130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81</text:span></text:p>
          </table:table-cell>
          <table:table-cell table:style-name="Tabela1.E43" office:value-type="string">
            <text:p text:style-name="P4"><text:span text:style-name="T3">5.284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4</text:span></text:p>
          </table:table-cell>
          <table:table-cell table:style-name="Tabela1.B5" office:value-type="string">
            <text:p text:style-name="P3"><text:span text:style-name="T3">THIAGO JOSE MENEZES 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38,93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777,37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2.045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6,80</text:span></text:p>
          </table:table-cell>
          <table:table-cell table:style-name="Tabela1.E43" office:value-type="string">
            <text:p text:style-name="P4"><text:span text:style-name="T3">10.920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0</text:span></text:p>
          </table:table-cell>
          <table:table-cell table:style-name="Tabela1.B5" office:value-type="string">
            <text:p text:style-name="P3"><text:span text:style-name="T3">THIAGO LIMA FEITOZ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719,4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71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19,47</text:span></text:p>
          </table:table-cell>
          <table:table-cell table:style-name="Tabela1.E43" office:value-type="string">
            <text:p text:style-name="P4"><text:span text:style-name="T3">12.499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6</text:span></text:p>
          </table:table-cell>
          <table:table-cell table:style-name="Tabela1.B5" office:value-type="string">
            <text:p text:style-name="P3"><text:span text:style-name="T3">THISSIANE MATOS BATISTA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930,3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83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8,79</text:span></text:p>
          </table:table-cell>
          <table:table-cell table:style-name="Tabela1.E43" office:value-type="string">
            <text:p text:style-name="P4"><text:span text:style-name="T3">5.981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6</text:span></text:p>
          </table:table-cell>
          <table:table-cell table:style-name="Tabela1.B5" office:value-type="string">
            <text:p text:style-name="P3"><text:span text:style-name="T3">THUANE DE SANTANA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0</text:span></text:p>
          </table:table-cell>
          <table:table-cell table:style-name="Tabela1.B5" office:value-type="string">
            <text:p text:style-name="P3"><text:span text:style-name="T3">THYARA KAHENA SOTERO ALVES PASS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559,21</text:span></text:p>
          </table:table-cell>
          <table:table-cell table:style-name="Tabela1.E43" office:value-type="string">
            <text:p text:style-name="P4"><text:span text:style-name="T3">12.333,62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228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73,31</text:span></text:p>
          </table:table-cell>
          <table:table-cell table:style-name="Tabela1.E43" office:value-type="string">
            <text:p text:style-name="P4"><text:span text:style-name="T3">9.960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8</text:span></text:p>
          </table:table-cell>
          <table:table-cell table:style-name="Tabela1.B5" office:value-type="string">
            <text:p text:style-name="P3"><text:span text:style-name="T3">TIAGO RODRIGUES APOSTO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8,50</text:span></text:p>
          </table:table-cell>
          <table:table-cell table:style-name="Tabela1.E43" office:value-type="string">
            <text:p text:style-name="P4"><text:span text:style-name="T3">11.113,38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7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2,97</text:span></text:p>
          </table:table-cell>
          <table:table-cell table:style-name="Tabela1.E43" office:value-type="string">
            <text:p text:style-name="P4"><text:span text:style-name="T3">8.720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74</text:span></text:p>
          </table:table-cell>
          <table:table-cell table:style-name="Tabela1.B5" office:value-type="string">
            <text:p text:style-name="P3"><text:span text:style-name="T3">ULISSES GOMES DE ANDRADE</text:span></text:p>
          </table:table-cell>
          <table:table-cell table:style-name="Tabela1.B5" office:value-type="string">
            <text:p text:style-name="P3"><text:span text:style-name="T3">ASSESSOR DO DIRETOR ADMINISTRATIV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642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5</text:span></text:p>
          </table:table-cell>
          <table:table-cell table:style-name="Tabela1.B5" office:value-type="string">
            <text:p text:style-name="P3"><text:span text:style-name="T3">UNILSON XAVIER DE SANTAN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05</text:span></text:p>
          </table:table-cell>
          <table:table-cell table:style-name="Tabela1.E43" office:value-type="string">
            <text:p text:style-name="P4"><text:span text:style-name="T3">2.29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8</text:span></text:p>
          </table:table-cell>
          <table:table-cell table:style-name="Tabela1.B5" office:value-type="string">
            <text:p text:style-name="P3"><text:span text:style-name="T3">VALDECI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4</text:span></text:p>
          </table:table-cell>
          <table:table-cell table:style-name="Tabela1.B5" office:value-type="string">
            <text:p text:style-name="P3"><text:span text:style-name="T3">VALDETE ALINE ALMEIDA DE MENEZE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0</text:span></text:p>
          </table:table-cell>
          <table:table-cell table:style-name="Tabela1.B5" office:value-type="string">
            <text:p text:style-name="P3"><text:span text:style-name="T3">VALDIVIA MARQUES BOMFIM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939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8.624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9</text:span></text:p>
          </table:table-cell>
          <table:table-cell table:style-name="Tabela1.B5" office:value-type="string">
            <text:p text:style-name="P3"><text:span text:style-name="T3">VALERIA CHAGAS MEL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166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94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4</text:span></text:p>
          </table:table-cell>
          <table:table-cell table:style-name="Tabela1.B5" office:value-type="string">
            <text:p text:style-name="P3"><text:span text:style-name="T3">VALFRAN ARAGAO COST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8</text:span></text:p>
          </table:table-cell>
          <table:table-cell table:style-name="Tabela1.B5" office:value-type="string">
            <text:p text:style-name="P3"><text:span text:style-name="T3">VALMIR DO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03</text:span></text:p>
          </table:table-cell>
          <table:table-cell table:style-name="Tabela1.B5" office:value-type="string">
            <text:p text:style-name="P3"><text:span text:style-name="T3">VALTER REINALDO SILVA</text:span></text:p>
          </table:table-cell>
          <table:table-cell table:style-name="Tabela1.B5" office:value-type="string">
            <text:p text:style-name="P3"><text:span text:style-name="T3">Assessor do Núcleo de C. e D. Proc. do C. Superior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98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6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25</text:span></text:p>
          </table:table-cell>
          <table:table-cell table:style-name="Tabela1.E43" office:value-type="string">
            <text:p text:style-name="P4"><text:span text:style-name="T3">5.298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</text:span></text:p>
          </table:table-cell>
          <table:table-cell table:style-name="Tabela1.B5" office:value-type="string">
            <text:p text:style-name="P3"><text:span text:style-name="T3">VALTER VI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3.123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4.127,24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1.937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34,60</text:span></text:p>
          </table:table-cell>
          <table:table-cell table:style-name="Tabela1.E43" office:value-type="string">
            <text:p text:style-name="P4"><text:span text:style-name="T3">10.992,6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815</text:span></text:p>
          </table:table-cell>
          <table:table-cell table:style-name="Tabela1.B5" office:value-type="string">
            <text:p text:style-name="P3"><text:span text:style-name="T3">VANDERLEY DOS SANTOS RODRIGUES</text:span></text:p>
          </table:table-cell>
          <table:table-cell table:style-name="Tabela1.B5" office:value-type="string">
            <text:p text:style-name="P3"><text:span text:style-name="T3">Coordenador da Divisão de Design e Midia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575,11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29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7,83</text:span></text:p>
          </table:table-cell>
          <table:table-cell table:style-name="Tabela1.E43" office:value-type="string">
            <text:p text:style-name="P4"><text:span text:style-name="T3">9.447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9</text:span></text:p>
          </table:table-cell>
          <table:table-cell table:style-name="Tabela1.B5" office:value-type="string">
            <text:p text:style-name="P3"><text:span text:style-name="T3">VANESSA GOIS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58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2,23</text:span></text:p>
          </table:table-cell>
          <table:table-cell table:style-name="Tabela1.E43" office:value-type="string">
            <text:p text:style-name="P4"><text:span text:style-name="T3">10.632,12</text:span></text:p>
          </table:table-cell>
          <table:table-cell table:style-name="Tabela1.E43" office:value-type="string">
            <text:p text:style-name="P4"><text:span text:style-name="T3">1.117,18</text:span></text:p>
          </table:table-cell>
          <table:table-cell table:style-name="Tabela1.E43" office:value-type="string">
            <text:p text:style-name="P4"><text:span text:style-name="T3">1.017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5,07</text:span></text:p>
          </table:table-cell>
          <table:table-cell table:style-name="Tabela1.E43" office:value-type="string">
            <text:p text:style-name="P4"><text:span text:style-name="T3">8.497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9</text:span></text:p>
          </table:table-cell>
          <table:table-cell table:style-name="Tabela1.B5" office:value-type="string">
            <text:p text:style-name="P3"><text:span text:style-name="T3">VANESSA MOTA COUTINHO INACIO DE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314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1.443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8</text:span></text:p>
          </table:table-cell>
          <table:table-cell table:style-name="Tabela1.B5" office:value-type="string">
            <text:p text:style-name="P3"><text:span text:style-name="T3">VANUSA MADUREIRA SOUZA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051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526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6,34</text:span></text:p>
          </table:table-cell>
          <table:table-cell table:style-name="Tabela1.E43" office:value-type="string">
            <text:p text:style-name="P4"><text:span text:style-name="T3">10.045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9</text:span></text:p>
          </table:table-cell>
          <table:table-cell table:style-name="Tabela1.B5" office:value-type="string">
            <text:p text:style-name="P3"><text:span text:style-name="T3">VERA LUCIA OLIVEIRA UCHO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</text:span></text:p>
          </table:table-cell>
          <table:table-cell table:style-name="Tabela1.B5" office:value-type="string">
            <text:p text:style-name="P3"><text:span text:style-name="T3">VERONICA DE OLIVEIRA LAZ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7.962,42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497,81</text:span></text:p>
          </table:table-cell>
          <table:table-cell table:style-name="Tabela1.E43" office:value-type="string">
            <text:p text:style-name="P4"><text:span text:style-name="T3">15.297,40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1</text:span></text:p>
          </table:table-cell>
          <table:table-cell table:style-name="Tabela1.B5" office:value-type="string">
            <text:p text:style-name="P3"><text:span text:style-name="T3">VERONICA DINIZ FRANCO OLIVEIRA</text:span></text:p>
          </table:table-cell>
          <table:table-cell table:style-name="Tabela1.B5" office:value-type="string">
            <text:p text:style-name="P3"><text:span text:style-name="T3">CHEFE DO NÚCLEO DE C. E DIST. PROCESSUAL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318,72</text:span></text:p>
          </table:table-cell>
          <table:table-cell table:style-name="Tabela1.E43" office:value-type="string">
            <text:p text:style-name="P4"><text:span text:style-name="T3">793,46</text:span></text:p>
          </table:table-cell>
          <table:table-cell table:style-name="Tabela1.E43" office:value-type="string">
            <text:p text:style-name="P4"><text:span text:style-name="T3">68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2,00</text:span></text:p>
          </table:table-cell>
          <table:table-cell table:style-name="Tabela1.E43" office:value-type="string">
            <text:p text:style-name="P4"><text:span text:style-name="T3">7.836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5</text:span></text:p>
          </table:table-cell>
          <table:table-cell table:style-name="Tabela1.B5" office:value-type="string">
            <text:p text:style-name="P3"><text:span text:style-name="T3">VERONICA EUGENIA MORALES SALINAS ALV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AS ATIVIDADES CIVEIS E CRIMINAIS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3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211,4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033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4,98</text:span></text:p>
          </table:table-cell>
          <table:table-cell table:style-name="Tabela1.E43" office:value-type="string">
            <text:p text:style-name="P4"><text:span text:style-name="T3">8.366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0</text:span></text:p>
          </table:table-cell>
          <table:table-cell table:style-name="Tabela1.B5" office:value-type="string">
            <text:p text:style-name="P3"><text:span text:style-name="T3">VERONICA PEREIRA DA CRUZ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</text:span></text:p>
          </table:table-cell>
          <table:table-cell table:style-name="Tabela1.B5" office:value-type="string">
            <text:p text:style-name="P3"><text:span text:style-name="T3">VICENTE CABRAL LE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1</text:span></text:p>
          </table:table-cell>
          <table:table-cell table:style-name="Tabela1.B5" office:value-type="string">
            <text:p text:style-name="P3"><text:span text:style-name="T3">VICTOR FERNANDO ALVES CARVALHO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1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0,29</text:span></text:p>
          </table:table-cell>
          <table:table-cell table:style-name="Tabela1.E43" office:value-type="string">
            <text:p text:style-name="P4"><text:span text:style-name="T3">3.653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4</text:span></text:p>
          </table:table-cell>
          <table:table-cell table:style-name="Tabela1.B5" office:value-type="string">
            <text:p text:style-name="P3"><text:span text:style-name="T3">VICTOR JOSE PINTO RIBEIRO SILVEIRA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ÃO DE AUDITORIA INTERNA - DAI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24,59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1.89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7,87</text:span></text:p>
          </table:table-cell>
          <table:table-cell table:style-name="Tabela1.E43" office:value-type="string">
            <text:p text:style-name="P4"><text:span text:style-name="T3">10.336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5</text:span></text:p>
          </table:table-cell>
          <table:table-cell table:style-name="Tabela1.B5" office:value-type="string">
            <text:p text:style-name="P3"><text:span text:style-name="T3">VICTOR OSORIO RAMOS PORT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</text:span></text:p>
          </table:table-cell>
          <table:table-cell table:style-name="Tabela1.B5" office:value-type="string">
            <text:p text:style-name="P3"><text:span text:style-name="T3">VIRGILIO DO VALE VI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3.308,00</text:span></text:p>
          </table:table-cell>
          <table:table-cell table:style-name="Tabela1.E43" office:value-type="string">
            <text:p text:style-name="P4"><text:span text:style-name="T3">56.766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42.26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3</text:span></text:p>
          </table:table-cell>
          <table:table-cell table:style-name="Tabela1.B5" office:value-type="string">
            <text:p text:style-name="P3"><text:span text:style-name="T3">VITORIA CARVALHO PLECH PER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3</text:span></text:p>
          </table:table-cell>
          <table:table-cell table:style-name="Tabela1.B5" office:value-type="string">
            <text:p text:style-name="P3"><text:span text:style-name="T3">VIVIANE MILENA FERREIRA DE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9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196,36</text:span></text:p>
          </table:table-cell>
          <table:table-cell table:style-name="Tabela1.E43" office:value-type="string">
            <text:p text:style-name="P4"><text:span text:style-name="T3">562,57</text:span></text:p>
          </table:table-cell>
          <table:table-cell table:style-name="Tabela1.E43" office:value-type="string">
            <text:p text:style-name="P4"><text:span text:style-name="T3">135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7,70</text:span></text:p>
          </table:table-cell>
          <table:table-cell table:style-name="Tabela1.E43" office:value-type="string">
            <text:p text:style-name="P4"><text:span text:style-name="T3">5.498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7</text:span></text:p>
          </table:table-cell>
          <table:table-cell table:style-name="Tabela1.B5" office:value-type="string">
            <text:p text:style-name="P3"><text:span text:style-name="T3">VOLESSA FREIRE SAMPAIO FISCI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0,87</text:span></text:p>
          </table:table-cell>
          <table:table-cell table:style-name="Tabela1.E43" office:value-type="string">
            <text:p text:style-name="P4"><text:span text:style-name="T3">15.009,87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2.001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00,97</text:span></text:p>
          </table:table-cell>
          <table:table-cell table:style-name="Tabela1.E43" office:value-type="string">
            <text:p text:style-name="P4"><text:span text:style-name="T3">11.308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9</text:span></text:p>
          </table:table-cell>
          <table:table-cell table:style-name="Tabela1.B5" office:value-type="string">
            <text:p text:style-name="P3"><text:span text:style-name="T3">WALTENBERG LIMA DE S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545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2.481,00</text:span></text:p>
          </table:table-cell>
          <table:table-cell table:style-name="Tabela1.E43" office:value-type="string">
            <text:p text:style-name="P4"><text:span text:style-name="T3">69.768,5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27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95,72</text:span></text:p>
          </table:table-cell>
          <table:table-cell table:style-name="Tabela1.E43" office:value-type="string">
            <text:p text:style-name="P4"><text:span text:style-name="T3">56.772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7</text:span></text:p>
          </table:table-cell>
          <table:table-cell table:style-name="Tabela1.B5" office:value-type="string">
            <text:p text:style-name="P3"><text:span text:style-name="T3">WALTER CESAR NUNES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12.724,00</text:span></text:p>
          </table:table-cell>
          <table:table-cell table:style-name="Tabela1.E43" office:value-type="string">
            <text:p text:style-name="P4"><text:span text:style-name="T3">54.835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456,22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4.990,77</text:span></text:p>
          </table:table-cell>
          <table:table-cell table:style-name="Tabela1.E43" office:value-type="string">
            <text:p text:style-name="P4"><text:span text:style-name="T3">39.844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</text:span></text:p>
          </table:table-cell>
          <table:table-cell table:style-name="Tabela1.B5" office:value-type="string">
            <text:p text:style-name="P3"><text:span text:style-name="T3">WANDERLEY SIQUEIRA MONTE SANT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SETOR DE PROTOCOLO/ DAA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3.11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24.447,73</text:span></text:p>
          </table:table-cell>
          <table:table-cell table:style-name="Tabela1.E43" office:value-type="string">
            <text:p text:style-name="P4"><text:span text:style-name="T3">2.596,11</text:span></text:p>
          </table:table-cell>
          <table:table-cell table:style-name="Tabela1.E43" office:value-type="string">
            <text:p text:style-name="P4"><text:span text:style-name="T3">4.021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17,70</text:span></text:p>
          </table:table-cell>
          <table:table-cell table:style-name="Tabela1.E43" office:value-type="string">
            <text:p text:style-name="P4"><text:span text:style-name="T3">17.830,03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2"/><text:span text:style-name="T3">97</text:span></text:p>
          </table:table-cell>
          <table:table-cell table:style-name="Tabela1.B5" office:value-type="string">
            <text:p text:style-name="P3"><text:span text:style-name="T3">WASHINGTON LUIZ MENDONCA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4</text:span></text:p>
          </table:table-cell>
          <table:table-cell table:style-name="Tabela1.B5" office:value-type="string">
            <text:p text:style-name="P3"><text:span text:style-name="T3">WELLINGTON FERREIRA DANT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83</text:span></text:p>
          </table:table-cell>
          <table:table-cell table:style-name="Tabela1.E43" office:value-type="string">
            <text:p text:style-name="P4"><text:span text:style-name="T3">2.734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9</text:span></text:p>
          </table:table-cell>
          <table:table-cell table:style-name="Tabela1.B5" office:value-type="string">
            <text:p text:style-name="P3"><text:span text:style-name="T3">WESLEY CRISTIAN SANTOS ALMEID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2.887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756,24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122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2,61</text:span></text:p>
          </table:table-cell>
          <table:table-cell table:style-name="Tabela1.E43" office:value-type="string">
            <text:p text:style-name="P4"><text:span text:style-name="T3">9.183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85</text:span></text:p>
          </table:table-cell>
          <table:table-cell table:style-name="Tabela1.B5" office:value-type="string">
            <text:p text:style-name="P3"><text:span text:style-name="T3">WESLEY DE SANTANA SANTOS</text:span></text:p>
          </table:table-cell>
          <table:table-cell table:style-name="Tabela1.B5" office:value-type="string">
            <text:p text:style-name="P3"><text:span text:style-name="T3">Chefe do Setor de A. e Est. do Cartóri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98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67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9,40</text:span></text:p>
          </table:table-cell>
          <table:table-cell table:style-name="Tabela1.E43" office:value-type="string">
            <text:p text:style-name="P4"><text:span text:style-name="T3">5.299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2</text:span></text:p>
          </table:table-cell>
          <table:table-cell table:style-name="Tabela1.B5" office:value-type="string">
            <text:p text:style-name="P3"><text:span text:style-name="T3">WESLEY SANTOS CERQU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43,14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976,53</text:span></text:p>
          </table:table-cell>
          <table:table-cell table:style-name="Tabela1.E43" office:value-type="string">
            <text:p text:style-name="P4"><text:span text:style-name="T3">367,97</text:span></text:p>
          </table:table-cell>
          <table:table-cell table:style-name="Tabela1.E43" office:value-type="string">
            <text:p text:style-name="P4"><text:span text:style-name="T3">13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99,32</text:span></text:p>
          </table:table-cell>
          <table:table-cell table:style-name="Tabela1.E43" office:value-type="string">
            <text:p text:style-name="P4"><text:span text:style-name="T3">5.477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7</text:span></text:p>
          </table:table-cell>
          <table:table-cell table:style-name="Tabela1.B5" office:value-type="string">
            <text:p text:style-name="P3"><text:span text:style-name="T3">WILLDE PEREIRA SOBRAL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355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022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5,04</text:span></text:p>
          </table:table-cell>
          <table:table-cell table:style-name="Tabela1.E43" office:value-type="string">
            <text:p text:style-name="P4"><text:span text:style-name="T3">10.670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4</text:span></text:p>
          </table:table-cell>
          <table:table-cell table:style-name="Tabela1.B5" office:value-type="string">
            <text:p text:style-name="P3"><text:span text:style-name="T3">WILTON ARAUJO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6</text:span></text:p>
          </table:table-cell>
          <table:table-cell table:style-name="Tabela1.B5" office:value-type="string">
            <text:p text:style-name="P3"><text:span text:style-name="T3">WOLNEY MACIEL DE CARVALHO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0.89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4</text:span></text:p>
          </table:table-cell>
          <table:table-cell table:style-name="Tabela1.B5" office:value-type="string">
            <text:p text:style-name="P3"><text:span text:style-name="T3">YANNE LEITE MENES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4.542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6,99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593,96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79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3,65</text:span></text:p>
          </table:table-cell>
          <table:table-cell table:style-name="Tabela1.E43" office:value-type="string">
            <text:p text:style-name="P4"><text:span text:style-name="T3">12.170,31</text:span></text:p>
          </table:table-cell>
        </table:table-row>
        <table:table-row table:style-name="Tabela1.931">
          <table:table-cell table:style-name="Tabela1.A931" office:value-type="string">
            <text:p text:style-name="P3"><text:span text:style-name="T2">Total Geral</text:span></text:p>
          </table:table-cell>
          <table:table-cell table:style-name="Tabela1.B5" office:value-type="string">
            <text:p text:style-name="P1"><text:span text:style-name="T2">926</text:span></text:p>
          </table:table-cell>
          <table:table-cell table:style-name="Tabela1.C931" office:value-type="string">
            <text:p text:style-name="P1"/>
          </table:table-cell>
          <table:table-cell table:style-name="Tabela1.C931" office:value-type="string">
            <text:p text:style-name="P1"/>
          </table:table-cell>
          <table:table-cell table:style-name="Tabela1.E43" office:value-type="string">
            <text:p text:style-name="P4"><text:span text:style-name="T2">7.081.929,86</text:span></text:p>
          </table:table-cell>
          <table:table-cell table:style-name="Tabela1.E43" office:value-type="string">
            <text:p text:style-name="P4"><text:span text:style-name="T2">875.636,56</text:span></text:p>
          </table:table-cell>
          <table:table-cell table:style-name="Tabela1.E43" office:value-type="string">
            <text:p text:style-name="P4"><text:span text:style-name="T2">1.255.975,74</text:span></text:p>
          </table:table-cell>
          <table:table-cell table:style-name="Tabela1.E43" office:value-type="string">
            <text:p text:style-name="P4"><text:span text:style-name="T2">421.688,82</text:span></text:p>
          </table:table-cell>
          <table:table-cell table:style-name="Tabela1.E43" office:value-type="string">
            <text:p text:style-name="P4"><text:span text:style-name="T2">233.908,62</text:span></text:p>
          </table:table-cell>
          <table:table-cell table:style-name="Tabela1.E43" office:value-type="string">
            <text:p text:style-name="P4"><text:span text:style-name="T2">173.896,13</text:span></text:p>
          </table:table-cell>
          <table:table-cell table:style-name="Tabela1.E43" office:value-type="string">
            <text:p text:style-name="P4"><text:span text:style-name="T2">865.528,09</text:span></text:p>
          </table:table-cell>
          <table:table-cell table:style-name="Tabela1.E43" office:value-type="string">
            <text:p text:style-name="P4"><text:span text:style-name="T2">3.115.079,52</text:span></text:p>
          </table:table-cell>
          <table:table-cell table:style-name="Tabela1.E43" office:value-type="string">
            <text:p text:style-name="P4"><text:span text:style-name="T2">14.023.643,34</text:span></text:p>
          </table:table-cell>
          <table:table-cell table:style-name="Tabela1.E43" office:value-type="string">
            <text:p text:style-name="P4"><text:span text:style-name="T2">1.151.947,31</text:span></text:p>
          </table:table-cell>
          <table:table-cell table:style-name="Tabela1.E43" office:value-type="string">
            <text:p text:style-name="P4"><text:span text:style-name="T2">1.826.885,36</text:span></text:p>
          </table:table-cell>
          <table:table-cell table:style-name="Tabela1.E43" office:value-type="string">
            <text:p text:style-name="P4"><text:span text:style-name="T2">119.278,60</text:span></text:p>
          </table:table-cell>
          <table:table-cell table:style-name="Tabela1.E43" office:value-type="string">
            <text:p text:style-name="P4"><text:span text:style-name="T2">3.098.111,27</text:span></text:p>
          </table:table-cell>
          <table:table-cell table:style-name="Tabela1.E43" office:value-type="string">
            <text:p text:style-name="P4"><text:span text:style-name="T2">10.925.532,07</text:span></text:p>
          </table:table-cell>
        </table:table-row>
        <table:table-row table:style-name="Tabela1.932">
          <table:table-cell table:style-name="Tabela1.A932" office:value-type="string">
            <text:p text:style-name="P6"><text:span text:style-name="T1">Data da última atualização:</text:span></text:p>
          </table:table-cell>
          <table:table-cell table:style-name="Tabela1.B932" table:number-columns-spanned="17" office:value-type="string">
            <text:p text:style-name="P2"><text:span text:style-name="T1">31/10/2022 13:20:3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33">
          <table:table-cell table:style-name="Tabela1.A933" table:number-columns-spanned="18" office:value-type="string">
            <text:p text:style-name="P2"><text:span text:style-name="T4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97cm" style:writing-mode="page"/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0" style:font-name="Liberation Serif" fo:font-family="'Liberation Serif'" style:font-family-generic="roman" style:font-pitch="variable" fo:font-size="12pt" fo:language="pt" fo:country="BR" style:font-name-asian="Segoe UI" style:font-family-asian="'Segoe UI'" style:font-family-generic-asian="system" style:font-pitch-asian="variable" style:font-size-asian="12pt" style:language-asian="pt" style:country-asian="BR" style:font-name-complex="Tahoma" style:font-family-complex="Tahoma" style:font-family-generic-complex="system" style:font-pitch-complex="variable" style:font-size-complex="12pt" style:language-complex="pt" style:country-complex="BR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0cm" fo:page-height="20.168cm" style:num-format="1" style:print-orientation="landscape" fo:margin-top="0cm" fo:margin-bottom="0cm" fo:margin-left="0cm" fo:margin-right="0cm" style:writing-mode="lr-tb" style:layout-grid-color="#c0c0c0" style:layout-grid-lines="19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pt-BR</dc:language>
    <dc:date>2022-11-18T13:22:24</dc:date>
    <meta:editing-cycles>1</meta:editing-cycles>
    <meta:editing-duration>PT1M</meta:editing-duration>
    <meta:generator>LibreOffice/6.4.7.2$Linux_X86_64 LibreOffice_project/40$Build-2</meta:generator>
    <meta:document-statistic meta:table-count="1" meta:image-count="0" meta:object-count="0" meta:page-count="19" meta:paragraph-count="16712" meta:word-count="27850" meta:character-count="173002" meta:non-whitespace-character-count="161729"/>
  </office:meta>
</office:document-meta>
</file>